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7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8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9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10" style:family="paragraph" style:parent-style-name="Text_20_body">
      <style:text-properties fo:font-style="italic" officeooo:rsid="18f8f928" officeooo:paragraph-rsid="1d721808" style:font-style-asian="italic" style:font-style-complex="italic"/>
    </style:style>
    <style:style style:name="P11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12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13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14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15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16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19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20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21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22" style:family="paragraph" style:parent-style-name="Text_20_body">
      <style:text-properties fo:font-style="italic" officeooo:rsid="1a579e39" officeooo:paragraph-rsid="1a59fbf0" style:font-style-asian="italic" style:font-style-complex="italic"/>
    </style:style>
    <style:style style:name="P23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24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25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26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27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28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29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30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31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32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33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34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35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36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37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38" style:family="paragraph" style:parent-style-name="Text_20_body">
      <style:text-properties fo:font-style="italic" officeooo:rsid="1d1a7fb6" officeooo:paragraph-rsid="1d1a7fb6" style:font-style-asian="italic" style:font-style-complex="italic"/>
    </style:style>
    <style:style style:name="P39" style:family="paragraph" style:parent-style-name="Text_20_body">
      <style:text-properties fo:font-style="italic" officeooo:rsid="1d67446e" officeooo:paragraph-rsid="1d67446e" style:font-style-asian="italic" style:font-style-complex="italic"/>
    </style:style>
    <style:style style:name="P40" style:family="paragraph" style:parent-style-name="Text_20_body">
      <style:text-properties fo:font-style="italic" officeooo:rsid="1d7e301a" officeooo:paragraph-rsid="1da85e96" style:font-style-asian="italic" style:font-style-complex="italic"/>
    </style:style>
    <style:style style:name="P41" style:family="paragraph" style:parent-style-name="Text_20_body">
      <style:text-properties fo:font-style="italic" officeooo:rsid="1d997504" officeooo:paragraph-rsid="1d997504" style:font-style-asian="italic" style:font-style-complex="italic"/>
    </style:style>
    <style:style style:name="P42" style:family="paragraph" style:parent-style-name="Text_20_body">
      <style:text-properties fo:font-style="italic" officeooo:rsid="1d3968dc" officeooo:paragraph-rsid="1d3968dc" style:font-style-asian="italic" style:font-style-complex="italic"/>
    </style:style>
    <style:style style:name="P43" style:family="paragraph" style:parent-style-name="Text_20_body">
      <style:text-properties fo:font-style="italic" officeooo:rsid="1a463594" officeooo:paragraph-rsid="17205437" style:font-style-asian="italic" style:font-style-complex="italic"/>
    </style:style>
    <style:style style:name="P44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45" style:family="paragraph" style:parent-style-name="Text_20_body">
      <style:text-properties fo:font-style="italic" officeooo:rsid="202d51f4" officeooo:paragraph-rsid="202d51f4" style:font-style-asian="italic" style:font-style-complex="italic"/>
    </style:style>
    <style:style style:name="P46" style:family="paragraph" style:parent-style-name="Text_20_body">
      <style:text-properties fo:font-style="italic" officeooo:rsid="1d11737a" officeooo:paragraph-rsid="1d11737a" style:font-style-asian="italic" style:font-style-complex="italic"/>
    </style:style>
    <style:style style:name="P47" style:family="paragraph" style:parent-style-name="Text_20_body">
      <style:text-properties fo:font-style="italic" officeooo:rsid="1d11737a" officeooo:paragraph-rsid="207f0ff0" style:font-style-asian="italic" style:font-style-complex="italic"/>
    </style:style>
    <style:style style:name="P48" style:family="paragraph" style:parent-style-name="Text_20_body">
      <style:text-properties fo:font-style="italic" officeooo:rsid="1d11737a" officeooo:paragraph-rsid="20819ba6" style:font-style-asian="italic" style:font-style-complex="italic"/>
    </style:style>
    <style:style style:name="P49" style:family="paragraph" style:parent-style-name="Text_20_body">
      <style:text-properties fo:font-style="italic" officeooo:rsid="1d11737a" officeooo:paragraph-rsid="208e2a6c" style:font-style-asian="italic" style:font-style-complex="italic"/>
    </style:style>
    <style:style style:name="P50" style:family="paragraph" style:parent-style-name="Text_20_body">
      <style:text-properties fo:font-style="italic" officeooo:rsid="1d11737a" officeooo:paragraph-rsid="208f684b" style:font-style-asian="italic" style:font-style-complex="italic"/>
    </style:style>
    <style:style style:name="P51" style:family="paragraph" style:parent-style-name="Text_20_body">
      <style:text-properties fo:font-style="italic" officeooo:rsid="1d11737a" officeooo:paragraph-rsid="209600f5" style:font-style-asian="italic" style:font-style-complex="italic"/>
    </style:style>
    <style:style style:name="P52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53" style:family="paragraph" style:parent-style-name="Text_20_body">
      <style:text-properties fo:font-style="italic" officeooo:rsid="208a4fcb" officeooo:paragraph-rsid="208a7219" style:font-style-asian="italic" style:font-style-complex="italic"/>
    </style:style>
    <style:style style:name="P54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55" style:family="paragraph" style:parent-style-name="Text_20_body">
      <style:text-properties fo:font-style="italic" officeooo:rsid="1c32db2b" officeooo:paragraph-rsid="20bccecb" style:font-style-asian="italic" style:font-style-complex="italic"/>
    </style:style>
    <style:style style:name="P56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57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8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9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60" style:family="paragraph" style:parent-style-name="Text_20_body">
      <style:text-properties fo:language="cs" fo:country="CZ" fo:font-style="normal" fo:font-weight="normal" officeooo:rsid="1e8ab250" officeooo:paragraph-rsid="1f3802e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language="cs" fo:country="CZ" fo:font-style="normal" officeooo:rsid="20505e50" officeooo:paragraph-rsid="20505e50" style:font-style-asian="normal" style:font-style-complex="normal"/>
    </style:style>
    <style:style style:name="P62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63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64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65" style:family="paragraph" style:parent-style-name="Text_20_body">
      <style:text-properties fo:font-style="normal" officeooo:rsid="1d1a6e80" officeooo:paragraph-rsid="1d1a6e80" style:font-style-asian="normal" style:font-style-complex="normal"/>
    </style:style>
    <style:style style:name="P66" style:family="paragraph" style:parent-style-name="Text_20_body">
      <style:text-properties fo:font-style="normal" officeooo:rsid="1d8a2e78" officeooo:paragraph-rsid="1d8a2e78" style:font-style-asian="normal" style:font-style-complex="normal"/>
    </style:style>
    <style:style style:name="P67" style:family="paragraph" style:parent-style-name="Text_20_body">
      <style:text-properties fo:font-style="normal" officeooo:rsid="20451360" officeooo:paragraph-rsid="20451360" style:font-style-asian="normal" style:font-style-complex="normal"/>
    </style:style>
    <style:style style:name="P68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69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70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bold" officeooo:rsid="1d21a784" officeooo:paragraph-rsid="1d21a784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bold" officeooo:rsid="1da4c02d" officeooo:paragraph-rsid="1da613d3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bold" officeooo:rsid="1db71e7f" officeooo:paragraph-rsid="1db71e7f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fo:font-weight="normal" officeooo:rsid="1c016a99" officeooo:paragraph-rsid="1fa7ce62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officeooo:rsid="160397eb" officeooo:paragraph-rsid="17205437"/>
    </style:style>
    <style:style style:name="P80" style:family="paragraph" style:parent-style-name="Text_20_body">
      <style:text-properties officeooo:rsid="160397eb" officeooo:paragraph-rsid="1cf1f7ac"/>
    </style:style>
    <style:style style:name="P81" style:family="paragraph" style:parent-style-name="Text_20_body">
      <style:text-properties officeooo:rsid="160397eb" officeooo:paragraph-rsid="1d33530c"/>
    </style:style>
    <style:style style:name="P82" style:family="paragraph" style:parent-style-name="Text_20_body">
      <style:text-properties officeooo:rsid="160397eb" officeooo:paragraph-rsid="1df010fc"/>
    </style:style>
    <style:style style:name="P83" style:family="paragraph" style:parent-style-name="Text_20_body">
      <style:text-properties officeooo:rsid="160397eb" officeooo:paragraph-rsid="1e30a59e"/>
    </style:style>
    <style:style style:name="P84" style:family="paragraph" style:parent-style-name="Text_20_body">
      <style:text-properties officeooo:rsid="160397eb" officeooo:paragraph-rsid="1f7f789a"/>
    </style:style>
    <style:style style:name="P85" style:family="paragraph" style:parent-style-name="Text_20_body">
      <style:text-properties officeooo:rsid="142dd805" officeooo:paragraph-rsid="17205437"/>
    </style:style>
    <style:style style:name="P86" style:family="paragraph" style:parent-style-name="Text_20_body">
      <style:text-properties officeooo:rsid="1470ab33" officeooo:paragraph-rsid="17205437"/>
    </style:style>
    <style:style style:name="P87" style:family="paragraph" style:parent-style-name="Text_20_body">
      <style:text-properties officeooo:rsid="12bd1159" officeooo:paragraph-rsid="17205437"/>
    </style:style>
    <style:style style:name="P88" style:family="paragraph" style:parent-style-name="Text_20_body">
      <style:text-properties officeooo:rsid="17d7660b" officeooo:paragraph-rsid="17d7660b"/>
    </style:style>
    <style:style style:name="P89" style:family="paragraph" style:parent-style-name="Text_20_body">
      <style:text-properties officeooo:rsid="18b5f457" officeooo:paragraph-rsid="18b5f457"/>
    </style:style>
    <style:style style:name="P90" style:family="paragraph" style:parent-style-name="Text_20_body">
      <style:text-properties officeooo:rsid="191f564a" officeooo:paragraph-rsid="191f564a"/>
    </style:style>
    <style:style style:name="P91" style:family="paragraph" style:parent-style-name="Text_20_body">
      <style:text-properties officeooo:rsid="1215a39f" officeooo:paragraph-rsid="17205437"/>
    </style:style>
    <style:style style:name="P92" style:family="paragraph" style:parent-style-name="Text_20_body">
      <style:text-properties officeooo:paragraph-rsid="19dd4a30"/>
    </style:style>
    <style:style style:name="P93" style:family="paragraph" style:parent-style-name="Text_20_body">
      <style:text-properties officeooo:paragraph-rsid="1a69b621"/>
    </style:style>
    <style:style style:name="P94" style:family="paragraph" style:parent-style-name="Text_20_body">
      <style:text-properties officeooo:rsid="17beb1df" officeooo:paragraph-rsid="1aac0adc"/>
    </style:style>
    <style:style style:name="P95" style:family="paragraph" style:parent-style-name="Text_20_body">
      <style:text-properties officeooo:paragraph-rsid="1a0cd988"/>
    </style:style>
    <style:style style:name="P96" style:family="paragraph" style:parent-style-name="Text_20_body">
      <style:text-properties officeooo:rsid="18059df4" officeooo:paragraph-rsid="1aaab28b"/>
    </style:style>
    <style:style style:name="P97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98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99" style:family="paragraph" style:parent-style-name="Text_20_body">
      <style:text-properties fo:font-weight="bold" officeooo:rsid="147f0178" officeooo:paragraph-rsid="177bac92" style:font-weight-asian="bold" style:font-weight-complex="bold"/>
    </style:style>
    <style:style style:name="P100" style:family="paragraph" style:parent-style-name="Text_20_body">
      <style:text-properties fo:font-weight="bold" officeooo:rsid="19435a84" officeooo:paragraph-rsid="19435a84" style:font-weight-asian="bold" style:font-weight-complex="bold"/>
    </style:style>
    <style:style style:name="P101" style:family="paragraph" style:parent-style-name="Text_20_body">
      <style:text-properties officeooo:rsid="14b72b10" officeooo:paragraph-rsid="1aac0adc"/>
    </style:style>
    <style:style style:name="P102" style:family="paragraph" style:parent-style-name="Text_20_body">
      <style:text-properties officeooo:rsid="14c38be7" officeooo:paragraph-rsid="1a66f08b"/>
    </style:style>
    <style:style style:name="P103" style:family="paragraph" style:parent-style-name="Text_20_body">
      <style:text-properties officeooo:rsid="1521bb62" officeooo:paragraph-rsid="1b1a5bf4"/>
    </style:style>
    <style:style style:name="P104" style:family="paragraph" style:parent-style-name="Text_20_body">
      <style:text-properties officeooo:rsid="1b611a13" officeooo:paragraph-rsid="1b611a13"/>
    </style:style>
    <style:style style:name="P105" style:family="paragraph" style:parent-style-name="Text_20_body">
      <style:text-properties officeooo:rsid="1b7028ed" officeooo:paragraph-rsid="1b7028ed"/>
    </style:style>
    <style:style style:name="P106" style:family="paragraph" style:parent-style-name="Text_20_body">
      <style:text-properties officeooo:paragraph-rsid="1cba1e95"/>
    </style:style>
    <style:style style:name="P107" style:family="paragraph" style:parent-style-name="Text_20_body">
      <style:text-properties officeooo:paragraph-rsid="1d11026e"/>
    </style:style>
    <style:style style:name="P108" style:family="paragraph" style:parent-style-name="Text_20_body">
      <style:text-properties fo:color="#007fff" fo:font-style="normal" style:text-underline-style="none" officeooo:rsid="1d008339" officeooo:paragraph-rsid="1d008339" style:font-style-asian="normal" style:font-style-complex="normal"/>
    </style:style>
    <style:style style:name="P109" style:family="paragraph" style:parent-style-name="Text_20_body">
      <style:text-properties officeooo:rsid="1471fc0d" officeooo:paragraph-rsid="1e573006"/>
    </style:style>
    <style:style style:name="P110" style:family="paragraph" style:parent-style-name="Text_20_body">
      <style:text-properties officeooo:rsid="1e650113" officeooo:paragraph-rsid="1e650113"/>
    </style:style>
    <style:style style:name="P111" style:family="paragraph" style:parent-style-name="Text_20_body">
      <style:text-properties officeooo:rsid="1ac3a729" officeooo:paragraph-rsid="1eae0bfd"/>
    </style:style>
    <style:style style:name="P112" style:family="paragraph" style:parent-style-name="Text_20_body">
      <style:text-properties officeooo:paragraph-rsid="1a894516"/>
    </style:style>
    <style:style style:name="P113" style:family="paragraph" style:parent-style-name="Text_20_body">
      <style:text-properties officeooo:rsid="19306b54" officeooo:paragraph-rsid="19306b54"/>
    </style:style>
    <style:style style:name="P114" style:family="paragraph" style:parent-style-name="Text_20_body">
      <style:text-properties officeooo:rsid="1d433671" officeooo:paragraph-rsid="1f6bfdc1"/>
    </style:style>
    <style:style style:name="P115" style:family="paragraph" style:parent-style-name="Text_20_body">
      <style:text-properties officeooo:paragraph-rsid="1b676195"/>
    </style:style>
    <style:style style:name="P116" style:family="paragraph" style:parent-style-name="Text_20_body">
      <style:text-properties officeooo:paragraph-rsid="1f77660e"/>
    </style:style>
    <style:style style:name="P117" style:family="paragraph" style:parent-style-name="Text_20_body">
      <style:text-properties officeooo:rsid="1d8fe60c" officeooo:paragraph-rsid="1d8fe60c"/>
    </style:style>
    <style:style style:name="P118" style:family="paragraph" style:parent-style-name="Text_20_body">
      <style:text-properties officeooo:rsid="1ff514e4" officeooo:paragraph-rsid="1ff514e4"/>
    </style:style>
    <style:style style:name="P119" style:family="paragraph" style:parent-style-name="Text_20_body">
      <style:text-properties officeooo:paragraph-rsid="17205437"/>
    </style:style>
    <style:style style:name="P120" style:family="paragraph" style:parent-style-name="Text_20_body">
      <style:text-properties officeooo:paragraph-rsid="204e23c6"/>
    </style:style>
    <style:style style:name="P121" style:family="paragraph" style:parent-style-name="Text_20_body">
      <style:text-properties officeooo:rsid="2061cc77" officeooo:paragraph-rsid="2061cc77"/>
    </style:style>
    <style:style style:name="P122" style:family="paragraph" style:parent-style-name="Text_20_body">
      <style:text-properties officeooo:rsid="206217f6" officeooo:paragraph-rsid="206217f6"/>
    </style:style>
    <style:style style:name="P123" style:family="paragraph" style:parent-style-name="Text_20_body">
      <style:text-properties officeooo:rsid="206371ba" officeooo:paragraph-rsid="206371ba"/>
    </style:style>
    <style:style style:name="P124" style:family="paragraph" style:parent-style-name="Text_20_body">
      <style:text-properties officeooo:rsid="2063dbc4" officeooo:paragraph-rsid="2063dbc4"/>
    </style:style>
    <style:style style:name="P125" style:family="paragraph" style:parent-style-name="Text_20_body">
      <style:text-properties officeooo:rsid="1d69db0a" officeooo:paragraph-rsid="208f8933"/>
    </style:style>
    <style:style style:name="P126" style:family="paragraph" style:parent-style-name="Text_20_body">
      <style:text-properties officeooo:paragraph-rsid="1d7874ab"/>
    </style:style>
    <style:style style:name="P127" style:family="paragraph" style:parent-style-name="Text_20_body">
      <style:text-properties officeooo:rsid="20ae9233" officeooo:paragraph-rsid="20b3c77a"/>
    </style:style>
    <style:style style:name="P128" style:family="paragraph" style:parent-style-name="Text_20_body">
      <style:text-properties officeooo:rsid="20ae9233" officeooo:paragraph-rsid="20b868e0"/>
    </style:style>
    <style:style style:name="P129" style:family="paragraph" style:parent-style-name="Text_20_body">
      <style:text-properties officeooo:rsid="179fb25b" officeooo:paragraph-rsid="20ceeb7a"/>
    </style:style>
    <style:style style:name="P130" style:family="paragraph" style:parent-style-name="Text_20_body">
      <style:text-properties officeooo:rsid="20c1dfbe" officeooo:paragraph-rsid="20cc0cde"/>
    </style:style>
    <style:style style:name="P131" style:family="paragraph" style:parent-style-name="Text_20_body">
      <style:text-properties officeooo:rsid="20e3ad4a" officeooo:paragraph-rsid="20e3ad4a"/>
    </style:style>
    <style:style style:name="P132" style:family="paragraph" style:parent-style-name="Text_20_body">
      <style:text-properties officeooo:rsid="20e44f72" officeooo:paragraph-rsid="20e44f72"/>
    </style:style>
    <style:style style:name="P133" style:family="paragraph" style:parent-style-name="Text_20_body">
      <style:text-properties officeooo:rsid="20e55bd0" officeooo:paragraph-rsid="20e55bd0"/>
    </style:style>
    <style:style style:name="P134" style:family="paragraph" style:parent-style-name="Text_20_body">
      <style:text-properties officeooo:rsid="20f26508" officeooo:paragraph-rsid="20f26508"/>
    </style:style>
    <style:style style:name="P135" style:family="paragraph" style:parent-style-name="Text_20_body">
      <style:text-properties officeooo:rsid="20f3df42" officeooo:paragraph-rsid="20f3df42"/>
    </style:style>
    <style:style style:name="P136" style:family="paragraph" style:parent-style-name="Text_20_body">
      <style:text-properties style:font-name="Georgia3"/>
    </style:style>
    <style:style style:name="P137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38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39" style:family="paragraph" style:parent-style-name="Text_20_body">
      <style:text-properties officeooo:rsid="14f3c9c1" officeooo:paragraph-rsid="17205437"/>
    </style:style>
    <style:style style:name="P140" style:family="paragraph" style:parent-style-name="Text_20_body">
      <style:text-properties officeooo:rsid="2041f7b7" officeooo:paragraph-rsid="210134c1"/>
    </style:style>
    <style:style style:name="P141" style:family="paragraph" style:parent-style-name="Text_20_body">
      <style:text-properties officeooo:rsid="20beb095" officeooo:paragraph-rsid="210134c1"/>
    </style:style>
    <style:style style:name="P142" style:family="paragraph" style:parent-style-name="Text_20_body">
      <style:text-properties officeooo:rsid="205e780c" officeooo:paragraph-rsid="210134c1"/>
    </style:style>
    <style:style style:name="P143" style:family="paragraph" style:parent-style-name="Text_20_body">
      <style:text-properties officeooo:rsid="20601e1b" officeooo:paragraph-rsid="210134c1"/>
    </style:style>
    <style:style style:name="P144" style:family="paragraph" style:parent-style-name="Text_20_body">
      <style:text-properties officeooo:paragraph-rsid="210134c1"/>
    </style:style>
    <style:style style:name="P145" style:family="paragraph" style:parent-style-name="Text_20_body">
      <style:text-properties officeooo:rsid="212c219f" officeooo:paragraph-rsid="212c219f"/>
    </style:style>
    <style:style style:name="P146" style:family="paragraph" style:parent-style-name="Text_20_body">
      <style:text-properties officeooo:rsid="2135550c" officeooo:paragraph-rsid="214228b8"/>
    </style:style>
    <style:style style:name="P147" style:family="paragraph" style:parent-style-name="Example_20_Header">
      <style:text-properties officeooo:paragraph-rsid="0ce95318"/>
    </style:style>
    <style:style style:name="P148" style:family="paragraph" style:parent-style-name="Text_20_Body_20_Full_20_Page">
      <style:text-properties officeooo:paragraph-rsid="17205437"/>
    </style:style>
    <style:style style:name="P149" style:family="paragraph" style:parent-style-name="Text_20_body">
      <style:paragraph-properties fo:margin-left="0cm" fo:margin-right="0cm" fo:text-indent="0cm" style:auto-text-indent="false"/>
      <style:text-properties officeooo:rsid="160397eb" officeooo:paragraph-rsid="1cc64564"/>
    </style:style>
    <style:style style:name="P150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1d2e5246" style:font-style-asian="italic" style:font-style-complex="italic"/>
    </style:style>
    <style:style style:name="P151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52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53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54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</style:style>
    <style:style style:name="P158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59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60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61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62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63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64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65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66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67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68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69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70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71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72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73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74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75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76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77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78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79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80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81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82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83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84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85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86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87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88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89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90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91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92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93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94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95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96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97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98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99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200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201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202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20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0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207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208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209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210" style:family="paragraph" style:parent-style-name="Text_20_body" style:master-page-name="First_20_Page">
      <style:paragraph-properties fo:text-align="end" style:justify-single-word="false" style:page-number="auto"/>
    </style:style>
    <style:style style:name="P211" style:family="paragraph" style:parent-style-name="Text_20_body" style:list-style-name="L1">
      <style:text-properties officeooo:rsid="209cce01" officeooo:paragraph-rsid="20e55bd0"/>
    </style:style>
    <style:style style:name="P212" style:family="paragraph" style:parent-style-name="Text_20_body" style:list-style-name="L1">
      <style:text-properties officeooo:rsid="209cec66" officeooo:paragraph-rsid="20e55bd0"/>
    </style:style>
    <style:style style:name="P213" style:family="paragraph" style:parent-style-name="Text_20_body" style:list-style-name="L1">
      <style:text-properties officeooo:rsid="2057148b" officeooo:paragraph-rsid="20e3ad4a"/>
    </style:style>
    <style:style style:name="P214" style:family="paragraph" style:parent-style-name="Text_20_body" style:list-style-name="L1">
      <style:text-properties officeooo:rsid="206bcf6a" officeooo:paragraph-rsid="20f2f203"/>
    </style:style>
    <style:style style:name="P215" style:family="paragraph" style:parent-style-name="Text_20_body" style:list-style-name="L1">
      <style:text-properties officeooo:rsid="20f2f203" officeooo:paragraph-rsid="20f2f203"/>
    </style:style>
    <style:style style:name="P216" style:family="paragraph" style:parent-style-name="Text_20_body" style:list-style-name="L1">
      <style:text-properties officeooo:rsid="2079df12" officeooo:paragraph-rsid="20f3df42"/>
    </style:style>
    <style:style style:name="P217" style:family="paragraph" style:parent-style-name="Text_20_body" style:list-style-name="L1">
      <style:text-properties officeooo:rsid="20a66857" officeooo:paragraph-rsid="20f3df42"/>
    </style:style>
    <style:style style:name="P218" style:family="paragraph" style:parent-style-name="Text_20_body" style:list-style-name="L1">
      <style:text-properties officeooo:rsid="20a4019e" officeooo:paragraph-rsid="20f3df42"/>
    </style:style>
    <style:style style:name="P219" style:family="paragraph" style:parent-style-name="Text_20_body" style:list-style-name="L1">
      <style:text-properties officeooo:rsid="207546db" officeooo:paragraph-rsid="20f3df42"/>
    </style:style>
    <style:style style:name="P220" style:family="paragraph" style:parent-style-name="Text_20_body" style:list-style-name="L1">
      <style:text-properties officeooo:rsid="2073e723" officeooo:paragraph-rsid="20f3df42"/>
    </style:style>
    <style:style style:name="P221" style:family="paragraph" style:parent-style-name="Text_20_body" style:list-style-name="L1">
      <style:text-properties officeooo:rsid="2073e723" officeooo:paragraph-rsid="20a928b1"/>
    </style:style>
    <style:style style:name="P222" style:family="paragraph" style:parent-style-name="Text_20_body" style:list-style-name="L1">
      <style:text-properties officeooo:rsid="2076e983" officeooo:paragraph-rsid="20f3df42"/>
    </style:style>
    <style:style style:name="P223" style:family="paragraph" style:parent-style-name="Text_20_body" style:list-style-name="L1">
      <style:text-properties officeooo:rsid="2070d839" officeooo:paragraph-rsid="2070d839"/>
    </style:style>
    <style:style style:name="P224" style:family="paragraph" style:parent-style-name="Text_20_body" style:list-style-name="L1">
      <style:text-properties officeooo:rsid="20516279" officeooo:paragraph-rsid="20516279"/>
    </style:style>
    <style:style style:name="P225" style:family="paragraph" style:parent-style-name="Text_20_body" style:list-style-name="L1">
      <style:text-properties officeooo:rsid="204e8eab" officeooo:paragraph-rsid="204e8eab"/>
    </style:style>
    <style:style style:name="P226" style:family="paragraph" style:parent-style-name="Text_20_body" style:list-style-name="L1">
      <style:text-properties officeooo:rsid="203d0af0" officeooo:paragraph-rsid="203d0af0"/>
    </style:style>
    <style:style style:name="P227" style:family="paragraph" style:parent-style-name="Text_20_body" style:list-style-name="L8">
      <style:text-properties officeooo:rsid="2038100f" officeooo:paragraph-rsid="216180ca"/>
    </style:style>
    <style:style style:name="P228" style:family="paragraph" style:parent-style-name="Text_20_body" style:list-style-name="L8">
      <style:text-properties officeooo:rsid="203947c4" officeooo:paragraph-rsid="216180ca"/>
    </style:style>
    <style:style style:name="P229" style:family="paragraph" style:parent-style-name="Text_20_body" style:list-style-name="L2">
      <style:text-properties officeooo:rsid="14585935" officeooo:paragraph-rsid="17205437"/>
    </style:style>
    <style:style style:name="P230" style:family="paragraph" style:parent-style-name="Text_20_body" style:list-style-name="L3">
      <style:text-properties officeooo:rsid="14585935" officeooo:paragraph-rsid="17205437"/>
    </style:style>
    <style:style style:name="P231" style:family="paragraph" style:parent-style-name="Text_20_body" style:list-style-name="L3">
      <style:text-properties officeooo:rsid="1455f337" officeooo:paragraph-rsid="17205437"/>
    </style:style>
    <style:style style:name="P232" style:family="paragraph" style:parent-style-name="Text_20_body" style:list-style-name="L3">
      <style:text-properties officeooo:rsid="145c504d" officeooo:paragraph-rsid="17205437"/>
    </style:style>
    <style:style style:name="P233" style:family="paragraph" style:parent-style-name="Text_20_body" style:list-style-name="L3">
      <style:text-properties officeooo:rsid="14d526cd" officeooo:paragraph-rsid="1e5d0c9f"/>
    </style:style>
    <style:style style:name="P234" style:family="paragraph" style:parent-style-name="Text_20_body" style:list-style-name="L3">
      <style:text-properties officeooo:rsid="145722f9" officeooo:paragraph-rsid="17205437"/>
    </style:style>
    <style:style style:name="P235" style:family="paragraph" style:parent-style-name="Text_20_body" style:list-style-name="L3">
      <style:text-properties officeooo:rsid="14d3e335" officeooo:paragraph-rsid="17205437"/>
    </style:style>
    <style:style style:name="P236" style:family="paragraph" style:parent-style-name="Text_20_body" style:list-style-name="L3">
      <style:text-properties officeooo:rsid="14641de2" officeooo:paragraph-rsid="17205437"/>
    </style:style>
    <style:style style:name="P237" style:family="paragraph" style:parent-style-name="Text_20_body">
      <style:text-properties officeooo:rsid="2139ead4" officeooo:paragraph-rsid="214228b8"/>
    </style:style>
    <style:style style:name="P238" style:family="paragraph" style:parent-style-name="Text_20_body" style:list-style-name="L4">
      <style:text-properties officeooo:rsid="21499c1b" officeooo:paragraph-rsid="214801ec"/>
    </style:style>
    <style:style style:name="P239" style:family="paragraph" style:parent-style-name="Text_20_body" style:list-style-name="L4">
      <style:text-properties officeooo:rsid="21499c1b" officeooo:paragraph-rsid="21499c1b"/>
    </style:style>
    <style:style style:name="P240" style:family="paragraph" style:parent-style-name="Text_20_body">
      <style:text-properties officeooo:rsid="21267627" officeooo:paragraph-rsid="21267627"/>
    </style:style>
    <style:style style:name="P241" style:family="paragraph" style:parent-style-name="Text_20_body" style:list-style-name="L5">
      <style:text-properties officeooo:rsid="1e650113" officeooo:paragraph-rsid="1e650113"/>
    </style:style>
    <style:style style:name="P242" style:family="paragraph" style:parent-style-name="Text_20_body" style:list-style-name="L6">
      <style:text-properties officeooo:rsid="1e650113" officeooo:paragraph-rsid="1d3b7456"/>
    </style:style>
    <style:style style:name="P243" style:family="paragraph" style:parent-style-name="Text_20_body" style:list-style-name="L7">
      <style:text-properties officeooo:rsid="1ac3a729" officeooo:paragraph-rsid="1eb1ccb8"/>
    </style:style>
    <style:style style:name="P244" style:family="paragraph" style:parent-style-name="Text_20_body" style:list-style-name="L7">
      <style:text-properties officeooo:rsid="1ac3a729" officeooo:paragraph-rsid="1eae0bfd"/>
    </style:style>
    <style:style style:name="P245" style:family="paragraph" style:parent-style-name="Text_20_body" style:list-style-name="L7">
      <style:text-properties officeooo:rsid="1eaf2fd7" officeooo:paragraph-rsid="1eaf2fd7"/>
    </style:style>
    <style:style style:name="P246" style:family="paragraph" style:parent-style-name="Text_20_body" style:list-style-name="L7">
      <style:text-properties officeooo:rsid="214bec0f" officeooo:paragraph-rsid="214bec0f"/>
    </style:style>
    <style:style style:name="P247" style:family="paragraph" style:parent-style-name="Text_20_body" style:list-style-name="L7">
      <style:text-properties fo:language="cs" fo:country="CZ" officeooo:rsid="214bec0f" officeooo:paragraph-rsid="214bec0f"/>
    </style:style>
    <style:style style:name="P248" style:family="paragraph" style:parent-style-name="Text_20_body" style:list-style-name="L14">
      <style:text-properties fo:language="cs" fo:country="CZ" officeooo:rsid="1556058d" officeooo:paragraph-rsid="17205437"/>
    </style:style>
    <style:style style:name="P249" style:family="paragraph" style:parent-style-name="Text_20_body" style:list-style-name="L14">
      <style:text-properties fo:language="cs" fo:country="CZ" officeooo:rsid="15561023" officeooo:paragraph-rsid="1a7af5a6"/>
    </style:style>
    <style:style style:name="P250" style:family="paragraph" style:parent-style-name="Text_20_body" style:list-style-name="L36">
      <style:text-properties fo:language="cs" fo:country="CZ" officeooo:rsid="15561023" officeooo:paragraph-rsid="1d1b1210"/>
    </style:style>
    <style:style style:name="P251" style:family="paragraph" style:parent-style-name="Text_20_body" style:list-style-name="L20">
      <style:text-properties fo:language="cs" fo:country="CZ" fo:font-style="normal" officeooo:rsid="1ef2a730" officeooo:paragraph-rsid="1ef2a730" style:font-style-asian="normal" style:font-style-complex="normal"/>
    </style:style>
    <style:style style:name="P252" style:family="paragraph" style:parent-style-name="Text_20_body" style:list-style-name="L20">
      <style:text-properties fo:language="cs" fo:country="CZ" fo:font-style="normal" officeooo:rsid="1eec2ec2" officeooo:paragraph-rsid="1ef3ce69" style:font-style-asian="normal" style:font-style-complex="normal"/>
    </style:style>
    <style:style style:name="P253" style:family="paragraph" style:parent-style-name="Text_20_body" style:list-style-name="L20">
      <style:text-properties fo:language="cs" fo:country="CZ" fo:font-style="normal" officeooo:rsid="1ef3ce69" officeooo:paragraph-rsid="1ef3ce69" style:font-style-asian="normal" style:font-style-complex="normal"/>
    </style:style>
    <style:style style:name="P254" style:family="paragraph" style:parent-style-name="Text_20_body" style:list-style-name="L36">
      <style:text-properties fo:language="cs" fo:country="CZ" fo:font-style="normal" officeooo:rsid="1d21a784" officeooo:paragraph-rsid="1d21a784" style:font-style-asian="normal" style:font-style-complex="normal"/>
    </style:style>
    <style:style style:name="P255" style:family="paragraph" style:parent-style-name="Text_20_body" style:list-style-name="L36">
      <style:text-properties fo:language="cs" fo:country="CZ" fo:font-style="normal" officeooo:rsid="1d1d5d11" officeooo:paragraph-rsid="1d1d5d11" style:font-style-asian="normal" style:font-style-complex="normal"/>
    </style:style>
    <style:style style:name="P256" style:family="paragraph" style:parent-style-name="Text_20_body" style:list-style-name="L36">
      <style:text-properties fo:language="cs" fo:country="CZ" fo:font-style="normal" officeooo:rsid="1d1f546a" officeooo:paragraph-rsid="1d1f546a" style:font-style-asian="normal" style:font-style-complex="normal"/>
    </style:style>
    <style:style style:name="P257" style:family="paragraph" style:parent-style-name="Text_20_body" style:list-style-name="L57">
      <style:text-properties fo:language="cs" fo:country="CZ" fo:font-style="normal" officeooo:rsid="174ff3af" officeooo:paragraph-rsid="174ff3af" style:font-style-asian="normal" style:font-style-complex="normal"/>
    </style:style>
    <style:style style:name="P258" style:family="paragraph" style:parent-style-name="Text_20_body" style:list-style-name="L57">
      <style:text-properties fo:language="cs" fo:country="CZ" fo:font-style="normal" officeooo:rsid="160e1c76" officeooo:paragraph-rsid="17205437" style:font-style-asian="normal" style:font-style-complex="normal"/>
    </style:style>
    <style:style style:name="P259" style:family="paragraph" style:parent-style-name="Text_20_body" style:list-style-name="L57">
      <style:text-properties fo:language="cs" fo:country="CZ" fo:font-style="normal" officeooo:rsid="174f078d" officeooo:paragraph-rsid="1f3a304a" style:font-style-asian="normal" style:font-style-complex="normal"/>
    </style:style>
    <style:style style:name="P260" style:family="paragraph" style:parent-style-name="Text_20_body" style:list-style-name="L57">
      <style:text-properties fo:language="cs" fo:country="CZ" fo:font-style="normal" officeooo:rsid="1e38b900" officeooo:paragraph-rsid="1f3a304a" style:font-style-asian="normal" style:font-style-complex="normal"/>
    </style:style>
    <style:style style:name="P261" style:family="paragraph" style:parent-style-name="Text_20_body" style:list-style-name="L64">
      <style:text-properties fo:language="cs" fo:country="CZ" fo:font-style="normal" officeooo:rsid="14099841" officeooo:paragraph-rsid="1f482e4a" style:font-style-asian="normal" style:font-style-complex="normal"/>
    </style:style>
    <style:style style:name="P262" style:family="paragraph" style:parent-style-name="Text_20_body" style:list-style-name="L64">
      <style:text-properties fo:language="cs" fo:country="CZ" fo:font-style="normal" officeooo:rsid="1ad481c0" officeooo:paragraph-rsid="1f482e4a" style:font-style-asian="normal" style:font-style-complex="normal"/>
    </style:style>
    <style:style style:name="P263" style:family="paragraph" style:parent-style-name="Text_20_body" style:list-style-name="L64">
      <style:text-properties fo:language="cs" fo:country="CZ" fo:font-style="normal" officeooo:rsid="17e650e7" officeooo:paragraph-rsid="1f482e4a" style:font-style-asian="normal" style:font-style-complex="normal"/>
    </style:style>
    <style:style style:name="P264" style:family="paragraph" style:parent-style-name="Text_20_body" style:list-style-name="L66">
      <style:text-properties fo:language="cs" fo:country="CZ" fo:font-style="normal" officeooo:rsid="1b4066b1" officeooo:paragraph-rsid="1f480d51" style:font-style-asian="normal" style:font-style-complex="normal"/>
    </style:style>
    <style:style style:name="P265" style:family="paragraph" style:parent-style-name="Text_20_body" style:list-style-name="L62">
      <style:text-properties fo:language="cs" fo:country="CZ" fo:font-style="normal" officeooo:rsid="1ad9eb51" officeooo:paragraph-rsid="1ad9eb51" style:font-style-asian="normal" style:font-style-complex="normal"/>
    </style:style>
    <style:style style:name="P266" style:family="paragraph" style:parent-style-name="Text_20_body" style:list-style-name="L107">
      <style:text-properties fo:language="cs" fo:country="CZ" fo:font-style="normal" officeooo:rsid="205c320c" officeooo:paragraph-rsid="2092837f" style:font-style-asian="normal" style:font-style-complex="normal"/>
    </style:style>
    <style:style style:name="P267" style:family="paragraph" style:parent-style-name="Text_20_body" style:list-style-name="L108">
      <style:text-properties fo:language="cs" fo:country="CZ" fo:font-style="normal" officeooo:rsid="17aa8f57" officeooo:paragraph-rsid="1d7b3ad9" style:font-style-asian="normal" style:font-style-complex="normal"/>
    </style:style>
    <style:style style:name="P268" style:family="paragraph" style:parent-style-name="Text_20_body" style:list-style-name="L109">
      <style:text-properties fo:language="cs" fo:country="CZ" fo:font-style="normal" officeooo:rsid="1d7874ab" officeooo:paragraph-rsid="1d7874ab" style:font-style-asian="normal" style:font-style-complex="normal"/>
    </style:style>
    <style:style style:name="P269" style:family="paragraph" style:parent-style-name="Text_20_body" style:list-style-name="L33">
      <style:text-properties fo:language="cs" fo:country="CZ" fo:font-style="normal" fo:font-weight="normal" officeooo:rsid="1d3aa6ad" officeooo:paragraph-rsid="1d721808" style:font-style-asian="normal" style:font-weight-asian="normal" style:font-style-complex="normal" style:font-weight-complex="normal"/>
    </style:style>
    <style:style style:name="P270" style:family="paragraph" style:parent-style-name="Text_20_body" style:list-style-name="L59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71" style:family="paragraph" style:parent-style-name="Text_20_body" style:list-style-name="L59">
      <style:text-properties fo:language="cs" fo:country="CZ" fo:font-style="normal" style:text-underline-style="none" officeooo:rsid="177b6a42" officeooo:paragraph-rsid="1e3498bb" style:font-style-asian="normal" style:font-style-complex="normal"/>
    </style:style>
    <style:style style:name="P272" style:family="paragraph" style:parent-style-name="Text_20_body" style:list-style-name="L59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273" style:family="paragraph" style:parent-style-name="Text_20_body" style:list-style-name="L59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74" style:family="paragraph" style:parent-style-name="Text_20_body" style:list-style-name="L57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275" style:family="paragraph" style:parent-style-name="Text_20_body" style:list-style-name="L57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76" style:family="paragraph" style:parent-style-name="Text_20_body" style:list-style-name="L57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277" style:family="paragraph" style:parent-style-name="Text_20_body" style:list-style-name="L57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78" style:family="paragraph" style:parent-style-name="Text_20_body" style:list-style-name="L57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279" style:family="paragraph" style:parent-style-name="Text_20_body" style:list-style-name="L36">
      <style:text-properties fo:language="cs" fo:country="CZ" fo:font-style="italic" officeooo:rsid="1d21a784" officeooo:paragraph-rsid="1d21a784" style:font-style-asian="italic" style:font-style-complex="italic"/>
    </style:style>
    <style:style style:name="P280" style:family="paragraph" style:parent-style-name="Text_20_body" style:list-style-name="L61">
      <style:text-properties fo:language="cs" fo:country="CZ" fo:font-style="italic" officeooo:rsid="17f2c093" officeooo:paragraph-rsid="1ac7dbc8" style:font-style-asian="italic" style:font-style-complex="italic"/>
    </style:style>
    <style:style style:name="P281" style:family="paragraph" style:parent-style-name="Text_20_body" style:list-style-name="L64">
      <style:text-properties fo:language="cs" fo:country="CZ" fo:font-style="italic" officeooo:rsid="17e6c942" officeooo:paragraph-rsid="1f482e4a" style:font-style-asian="italic" style:font-style-complex="italic"/>
    </style:style>
    <style:style style:name="P282" style:family="paragraph" style:parent-style-name="Text_20_body" style:list-style-name="L67">
      <style:text-properties fo:language="cs" fo:country="CZ" fo:font-style="italic" officeooo:rsid="1f4f7e99" officeooo:paragraph-rsid="1f4f7e99" style:font-style-asian="italic" style:font-style-complex="italic"/>
    </style:style>
    <style:style style:name="P283" style:family="paragraph" style:parent-style-name="Text_20_body" style:list-style-name="L59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84" style:family="paragraph" style:parent-style-name="Text_20_body" style:list-style-name="L60">
      <style:text-properties fo:language="cs" fo:country="CZ" officeooo:rsid="147f0178" officeooo:paragraph-rsid="177b6a42"/>
    </style:style>
    <style:style style:name="P285" style:family="paragraph" style:parent-style-name="Text_20_body" style:list-style-name="L60">
      <style:text-properties fo:language="cs" fo:country="CZ" officeooo:rsid="178c56a0" officeooo:paragraph-rsid="178c56a0"/>
    </style:style>
    <style:style style:name="P286" style:family="paragraph" style:parent-style-name="Text_20_body" style:list-style-name="L60">
      <style:text-properties fo:language="cs" fo:country="CZ" officeooo:rsid="1781b50f" officeooo:paragraph-rsid="1781b50f"/>
    </style:style>
    <style:style style:name="P287" style:family="paragraph" style:parent-style-name="Text_20_body" style:list-style-name="L60">
      <style:text-properties fo:language="cs" fo:country="CZ" officeooo:rsid="1295d98c" officeooo:paragraph-rsid="1779d13f"/>
    </style:style>
    <style:style style:name="P288" style:family="paragraph" style:parent-style-name="Text_20_body" style:list-style-name="L60">
      <style:text-properties fo:language="cs" fo:country="CZ" officeooo:rsid="1780bb52" officeooo:paragraph-rsid="1780bb52"/>
    </style:style>
    <style:style style:name="P289" style:family="paragraph" style:parent-style-name="Text_20_body" style:list-style-name="L60">
      <style:text-properties fo:language="cs" fo:country="CZ" officeooo:rsid="1e38b900" officeooo:paragraph-rsid="1e38b900"/>
    </style:style>
    <style:style style:name="P290" style:family="paragraph" style:parent-style-name="Text_20_body" style:list-style-name="L64">
      <style:text-properties fo:language="cs" fo:country="CZ" officeooo:rsid="151696fd" officeooo:paragraph-rsid="1f482e4a"/>
    </style:style>
    <style:style style:name="P291" style:family="paragraph" style:parent-style-name="Text_20_body" style:list-style-name="L67">
      <style:text-properties fo:language="cs" fo:country="CZ" officeooo:rsid="1ae5d976" officeooo:paragraph-rsid="1ae5d976"/>
    </style:style>
    <style:style style:name="P292" style:family="paragraph" style:parent-style-name="Text_20_body" style:list-style-name="L68">
      <style:text-properties fo:language="cs" fo:country="CZ" officeooo:rsid="19498945" officeooo:paragraph-rsid="19498945"/>
    </style:style>
    <style:style style:name="P293" style:family="paragraph" style:parent-style-name="Text_20_body" style:list-style-name="L8"/>
    <style:style style:name="P294" style:family="paragraph" style:parent-style-name="Text_20_body" style:list-style-name="L8">
      <style:text-properties officeooo:rsid="1a579e39" officeooo:paragraph-rsid="1a579e39"/>
    </style:style>
    <style:style style:name="P295" style:family="paragraph" style:parent-style-name="Text_20_body" style:list-style-name="L9">
      <style:text-properties officeooo:rsid="15c3be93" officeooo:paragraph-rsid="19dd4a30"/>
    </style:style>
    <style:style style:name="P296" style:family="paragraph" style:parent-style-name="Text_20_body" style:list-style-name="L9">
      <style:text-properties fo:font-style="italic" officeooo:rsid="15c64218" officeooo:paragraph-rsid="19dd4a30" style:font-style-asian="italic" style:font-style-complex="italic"/>
    </style:style>
    <style:style style:name="P297" style:family="paragraph" style:parent-style-name="Text_20_body" style:list-style-name="L10">
      <style:text-properties fo:font-style="italic" officeooo:rsid="198998f7" officeooo:paragraph-rsid="198998f7" style:font-style-asian="italic" style:font-style-complex="italic"/>
    </style:style>
    <style:style style:name="P298" style:family="paragraph" style:parent-style-name="Text_20_body" style:list-style-name="L10">
      <style:text-properties fo:font-style="italic" officeooo:rsid="19856c73" officeooo:paragraph-rsid="19d69cdb" style:font-style-asian="italic" style:font-style-complex="italic"/>
    </style:style>
    <style:style style:name="P299" style:family="paragraph" style:parent-style-name="Text_20_body" style:list-style-name="L11">
      <style:text-properties fo:font-style="italic" officeooo:rsid="19870822" officeooo:paragraph-rsid="19870822" style:font-style-asian="italic" style:font-style-complex="italic"/>
    </style:style>
    <style:style style:name="P300" style:family="paragraph" style:parent-style-name="Text_20_body" style:list-style-name="L15">
      <style:text-properties fo:font-style="italic" officeooo:rsid="1a33278c" officeooo:paragraph-rsid="1a7edccc" style:font-style-asian="italic" style:font-style-complex="italic"/>
    </style:style>
    <style:style style:name="P301" style:family="paragraph" style:parent-style-name="Text_20_body" style:list-style-name="L15">
      <style:text-properties fo:font-style="italic" officeooo:rsid="1a303286" officeooo:paragraph-rsid="1a2c1f67" style:font-style-asian="italic" style:font-style-complex="italic"/>
    </style:style>
    <style:style style:name="P302" style:family="paragraph" style:parent-style-name="Text_20_body" style:list-style-name="L15">
      <style:text-properties fo:font-style="italic" officeooo:rsid="1a33d965" officeooo:paragraph-rsid="1a33d965" style:font-style-asian="italic" style:font-style-complex="italic"/>
    </style:style>
    <style:style style:name="P303" style:family="paragraph" style:parent-style-name="Text_20_body" style:list-style-name="L15">
      <style:text-properties fo:font-style="italic" officeooo:rsid="1a36bd1a" officeooo:paragraph-rsid="1a39e533" style:font-style-asian="italic" style:font-style-complex="italic"/>
    </style:style>
    <style:style style:name="P304" style:family="paragraph" style:parent-style-name="Text_20_body" style:list-style-name="L15">
      <style:text-properties fo:font-style="italic" officeooo:rsid="1a39f519" officeooo:paragraph-rsid="1a39f519" style:font-style-asian="italic" style:font-style-complex="italic"/>
    </style:style>
    <style:style style:name="P305" style:family="paragraph" style:parent-style-name="Text_20_body" style:list-style-name="L15">
      <style:text-properties fo:font-style="italic" officeooo:rsid="1d9b28a1" officeooo:paragraph-rsid="1d9b28a1" style:font-style-asian="italic" style:font-style-complex="italic"/>
    </style:style>
    <style:style style:name="P306" style:family="paragraph" style:parent-style-name="Text_20_body" style:list-style-name="L16">
      <style:text-properties fo:font-style="italic" officeooo:rsid="1b903f5a" officeooo:paragraph-rsid="1bb576b5" style:font-style-asian="italic" style:font-style-complex="italic"/>
    </style:style>
    <style:style style:name="P307" style:family="paragraph" style:parent-style-name="Text_20_body" style:list-style-name="L16">
      <style:text-properties fo:font-style="italic" officeooo:rsid="20440fb0" officeooo:paragraph-rsid="20440fb0" style:font-style-asian="italic" style:font-style-complex="italic"/>
    </style:style>
    <style:style style:name="P308" style:family="paragraph" style:parent-style-name="Text_20_body" style:list-style-name="L16">
      <style:text-properties fo:font-style="italic" officeooo:rsid="1bb712fc" officeooo:paragraph-rsid="1bb712fc" style:font-style-asian="italic" style:font-style-complex="italic"/>
    </style:style>
    <style:style style:name="P309" style:family="paragraph" style:parent-style-name="Text_20_body" style:list-style-name="L18">
      <style:text-properties fo:font-style="italic" officeooo:rsid="15957b2a" officeooo:paragraph-rsid="17205437" style:font-style-asian="italic" style:font-style-complex="italic"/>
    </style:style>
    <style:style style:name="P310" style:family="paragraph" style:parent-style-name="Text_20_body" style:list-style-name="L28">
      <style:text-properties fo:font-style="italic" officeooo:rsid="18bab3a2" officeooo:paragraph-rsid="18bab3a2" style:font-style-asian="italic" style:font-style-complex="italic"/>
    </style:style>
    <style:style style:name="P311" style:family="paragraph" style:parent-style-name="Text_20_body" style:list-style-name="L28">
      <style:text-properties fo:font-style="italic" officeooo:rsid="18bbb28d" officeooo:paragraph-rsid="18bbb28d" style:font-style-asian="italic" style:font-style-complex="italic"/>
    </style:style>
    <style:style style:name="P312" style:family="paragraph" style:parent-style-name="Text_20_body" style:list-style-name="L28">
      <style:text-properties fo:font-style="italic" officeooo:rsid="18e0c1bb" officeooo:paragraph-rsid="18e0c1bb" style:font-style-asian="italic" style:font-style-complex="italic"/>
    </style:style>
    <style:style style:name="P313" style:family="paragraph" style:parent-style-name="Text_20_body" style:list-style-name="L28">
      <style:text-properties fo:font-style="italic" officeooo:rsid="18e7f060" officeooo:paragraph-rsid="18e7f060" style:font-style-asian="italic" style:font-style-complex="italic"/>
    </style:style>
    <style:style style:name="P314" style:family="paragraph" style:parent-style-name="Text_20_body" style:list-style-name="L29">
      <style:text-properties fo:font-style="italic" officeooo:rsid="207cef49" officeooo:paragraph-rsid="207cef49" style:font-style-asian="italic" style:font-style-complex="italic"/>
    </style:style>
    <style:style style:name="P315" style:family="paragraph" style:parent-style-name="Text_20_body" style:list-style-name="L29">
      <style:text-properties fo:font-style="italic" officeooo:rsid="207cef49" officeooo:paragraph-rsid="207da7e6" style:font-style-asian="italic" style:font-style-complex="italic"/>
    </style:style>
    <style:style style:name="P316" style:family="paragraph" style:parent-style-name="Text_20_body" style:list-style-name="L29">
      <style:text-properties fo:font-style="italic" officeooo:rsid="207cef49" officeooo:paragraph-rsid="20819ba6" style:font-style-asian="italic" style:font-style-complex="italic"/>
    </style:style>
    <style:style style:name="P317" style:family="paragraph" style:parent-style-name="Text_20_body" style:list-style-name="L29">
      <style:text-properties fo:font-style="italic" officeooo:rsid="207cef49" officeooo:paragraph-rsid="20809ed8" style:font-style-asian="italic" style:font-style-complex="italic"/>
    </style:style>
    <style:style style:name="P318" style:family="paragraph" style:parent-style-name="Text_20_body" style:list-style-name="L30">
      <style:text-properties fo:font-style="italic" officeooo:rsid="18e940a5" officeooo:paragraph-rsid="1ee56f5b" style:font-style-asian="italic" style:font-style-complex="italic"/>
    </style:style>
    <style:style style:name="P319" style:family="paragraph" style:parent-style-name="Text_20_body" style:list-style-name="L30">
      <style:text-properties fo:font-style="italic" officeooo:rsid="1ee56f5b" officeooo:paragraph-rsid="1ee56f5b" style:font-style-asian="italic" style:font-style-complex="italic"/>
    </style:style>
    <style:style style:name="P320" style:family="paragraph" style:parent-style-name="Text_20_body" style:list-style-name="L31">
      <style:text-properties fo:font-style="italic" officeooo:rsid="18ee82d5" officeooo:paragraph-rsid="18ee82d5" style:font-style-asian="italic" style:font-style-complex="italic"/>
    </style:style>
    <style:style style:name="P321" style:family="paragraph" style:parent-style-name="Text_20_body" style:list-style-name="L32">
      <style:text-properties fo:font-style="italic" officeooo:rsid="18ee82d5" officeooo:paragraph-rsid="18ee82d5" style:font-style-asian="italic" style:font-style-complex="italic"/>
    </style:style>
    <style:style style:name="P322" style:family="paragraph" style:parent-style-name="Text_20_body" style:list-style-name="L34">
      <style:text-properties fo:font-style="italic" officeooo:rsid="1d13a54a" officeooo:paragraph-rsid="1d13a54a" style:font-style-asian="italic" style:font-style-complex="italic"/>
    </style:style>
    <style:style style:name="P323" style:family="paragraph" style:parent-style-name="Text_20_body" style:list-style-name="L35">
      <style:text-properties fo:font-style="italic" officeooo:rsid="1d13a54a" officeooo:paragraph-rsid="1d13a54a" style:font-style-asian="italic" style:font-style-complex="italic"/>
    </style:style>
    <style:style style:name="P324" style:family="paragraph" style:parent-style-name="Text_20_body" style:list-style-name="L36">
      <style:text-properties fo:font-style="italic" officeooo:rsid="1d1ab5d0" officeooo:paragraph-rsid="1d1b16f3" style:font-style-asian="italic" style:font-style-complex="italic"/>
    </style:style>
    <style:style style:name="P325" style:family="paragraph" style:parent-style-name="Text_20_body" style:list-style-name="L36">
      <style:text-properties fo:font-style="italic" officeooo:paragraph-rsid="1d1b1210" style:font-style-asian="italic" style:font-style-complex="italic"/>
    </style:style>
    <style:style style:name="P326" style:family="paragraph" style:parent-style-name="Text_20_body" style:list-style-name="L36">
      <style:text-properties fo:font-style="italic" officeooo:rsid="1d1d5d11" officeooo:paragraph-rsid="1d1d5d11" style:font-style-asian="italic" style:font-style-complex="italic"/>
    </style:style>
    <style:style style:name="P327" style:family="paragraph" style:parent-style-name="Text_20_body" style:list-style-name="L42">
      <style:text-properties fo:font-style="italic" officeooo:rsid="15399d64" officeooo:paragraph-rsid="17205437" style:font-style-asian="italic" style:font-style-complex="italic"/>
    </style:style>
    <style:style style:name="P328" style:family="paragraph" style:parent-style-name="Text_20_body" style:list-style-name="L43">
      <style:text-properties fo:font-style="italic" officeooo:rsid="1d977631" officeooo:paragraph-rsid="1d977631" style:font-style-asian="italic" style:font-style-complex="italic"/>
    </style:style>
    <style:style style:name="P329" style:family="paragraph" style:parent-style-name="Text_20_body" style:list-style-name="L45">
      <style:text-properties fo:font-style="italic" officeooo:rsid="1dbb95e8" officeooo:paragraph-rsid="1dbb95e8" style:font-style-asian="italic" style:font-style-complex="italic"/>
    </style:style>
    <style:style style:name="P330" style:family="paragraph" style:parent-style-name="Text_20_body" style:list-style-name="L46">
      <style:text-properties fo:font-style="italic" officeooo:rsid="1d85c671" officeooo:paragraph-rsid="1da85e96" style:font-style-asian="italic" style:font-style-complex="italic"/>
    </style:style>
    <style:style style:name="P331" style:family="paragraph" style:parent-style-name="Text_20_body" style:list-style-name="L46">
      <style:text-properties fo:font-style="italic" officeooo:rsid="1d8623ba" officeooo:paragraph-rsid="1da85e96" style:font-style-asian="italic" style:font-style-complex="italic"/>
    </style:style>
    <style:style style:name="P332" style:family="paragraph" style:parent-style-name="Text_20_body" style:list-style-name="L47">
      <style:text-properties fo:font-style="italic" officeooo:rsid="1dc5ec88" officeooo:paragraph-rsid="2046eee1" style:font-style-asian="italic" style:font-style-complex="italic"/>
    </style:style>
    <style:style style:name="P333" style:family="paragraph" style:parent-style-name="Text_20_body" style:list-style-name="L54">
      <style:text-properties fo:font-style="italic" officeooo:rsid="1d3968dc" officeooo:paragraph-rsid="1d3968dc" style:font-style-asian="italic" style:font-style-complex="italic"/>
    </style:style>
    <style:style style:name="P334" style:family="paragraph" style:parent-style-name="Text_20_body" style:list-style-name="L54">
      <style:text-properties fo:font-style="italic" officeooo:rsid="151b1d44" officeooo:paragraph-rsid="1d3968dc" style:font-style-asian="italic" style:font-style-complex="italic"/>
    </style:style>
    <style:style style:name="P335" style:family="paragraph" style:parent-style-name="Text_20_body" style:list-style-name="L54">
      <style:text-properties fo:font-style="italic" officeooo:rsid="151cf1f3" officeooo:paragraph-rsid="17205437" style:font-style-asian="italic" style:font-style-complex="italic"/>
    </style:style>
    <style:style style:name="P336" style:family="paragraph" style:parent-style-name="Text_20_body" style:list-style-name="L54">
      <style:text-properties fo:font-style="italic" officeooo:rsid="1d89163c" officeooo:paragraph-rsid="1d89163c" style:font-style-asian="italic" style:font-style-complex="italic"/>
    </style:style>
    <style:style style:name="P337" style:family="paragraph" style:parent-style-name="Text_20_body" style:list-style-name="L54">
      <style:text-properties fo:font-style="italic" officeooo:rsid="1d89163c" officeooo:paragraph-rsid="1d892528" style:font-style-asian="italic" style:font-style-complex="italic"/>
    </style:style>
    <style:style style:name="P338" style:family="paragraph" style:parent-style-name="Text_20_body" style:list-style-name="L54">
      <style:text-properties fo:font-style="italic" officeooo:rsid="1e4123eb" officeooo:paragraph-rsid="1e4123eb" style:font-style-asian="italic" style:font-style-complex="italic"/>
    </style:style>
    <style:style style:name="P339" style:family="paragraph" style:parent-style-name="Text_20_body" style:list-style-name="L59">
      <style:text-properties fo:font-style="italic" officeooo:rsid="17480cd3" officeooo:paragraph-rsid="17480cd3" style:font-style-asian="italic" style:font-style-complex="italic"/>
    </style:style>
    <style:style style:name="P340" style:family="paragraph" style:parent-style-name="Text_20_body" style:list-style-name="L59">
      <style:text-properties fo:font-style="italic" officeooo:rsid="160397eb" officeooo:paragraph-rsid="1e0d2c3e" style:font-style-asian="italic" style:font-style-complex="italic"/>
    </style:style>
    <style:style style:name="P341" style:family="paragraph" style:parent-style-name="Text_20_body" style:list-style-name="L59">
      <style:text-properties fo:font-style="italic" officeooo:rsid="1e1438b4" officeooo:paragraph-rsid="1e294604" style:font-style-asian="italic" style:font-style-complex="italic"/>
    </style:style>
    <style:style style:name="P342" style:family="paragraph" style:parent-style-name="Text_20_body" style:list-style-name="L61">
      <style:text-properties fo:font-style="italic" officeooo:rsid="17f2c093" officeooo:paragraph-rsid="1ac7dbc8" style:font-style-asian="italic" style:font-style-complex="italic"/>
    </style:style>
    <style:style style:name="P343" style:family="paragraph" style:parent-style-name="Text_20_body" style:list-style-name="L70">
      <style:text-properties fo:font-style="italic" officeooo:rsid="1522bb40" officeooo:paragraph-rsid="1af7085e" style:font-style-asian="italic" style:font-style-complex="italic"/>
    </style:style>
    <style:style style:name="P344" style:family="paragraph" style:parent-style-name="Text_20_body" style:list-style-name="L70">
      <style:text-properties fo:font-style="italic" officeooo:rsid="182d5c9f" officeooo:paragraph-rsid="1af7085e" style:font-style-asian="italic" style:font-style-complex="italic"/>
    </style:style>
    <style:style style:name="P345" style:family="paragraph" style:parent-style-name="Text_20_body" style:list-style-name="L72">
      <style:text-properties fo:font-style="italic" officeooo:rsid="20b3bca1" officeooo:paragraph-rsid="20b3c77a" style:font-style-asian="italic" style:font-style-complex="italic"/>
    </style:style>
    <style:style style:name="P346" style:family="paragraph" style:parent-style-name="Text_20_body" style:list-style-name="L72">
      <style:text-properties fo:font-style="italic" officeooo:rsid="20b97fcf" officeooo:paragraph-rsid="20b97fcf" style:font-style-asian="italic" style:font-style-complex="italic"/>
    </style:style>
    <style:style style:name="P347" style:family="paragraph" style:parent-style-name="Text_20_body" style:list-style-name="L76">
      <style:text-properties fo:font-style="italic" officeooo:rsid="14b72b10" officeooo:paragraph-rsid="1aac0adc" style:font-style-asian="italic" style:font-style-complex="italic"/>
    </style:style>
    <style:style style:name="P348" style:family="paragraph" style:parent-style-name="Text_20_body" style:list-style-name="L76">
      <style:text-properties fo:font-style="italic" officeooo:rsid="1c348b20" officeooo:paragraph-rsid="1c348b20" style:font-style-asian="italic" style:font-style-complex="italic"/>
    </style:style>
    <style:style style:name="P349" style:family="paragraph" style:parent-style-name="Text_20_body" style:list-style-name="L76">
      <style:text-properties fo:font-style="italic" officeooo:rsid="20cf89bc" officeooo:paragraph-rsid="20d5067a" style:font-style-asian="italic" style:font-style-complex="italic"/>
    </style:style>
    <style:style style:name="P350" style:family="paragraph" style:parent-style-name="Text_20_body" style:list-style-name="L77">
      <style:text-properties fo:font-style="italic" officeooo:rsid="1543b540" officeooo:paragraph-rsid="20b57a92" style:font-style-asian="italic" style:font-style-complex="italic"/>
    </style:style>
    <style:style style:name="P351" style:family="paragraph" style:parent-style-name="Text_20_body" style:list-style-name="L83">
      <style:text-properties fo:font-style="italic" officeooo:rsid="18162dee" officeooo:paragraph-rsid="1aac0adc" style:font-style-asian="italic" style:font-style-complex="italic"/>
    </style:style>
    <style:style style:name="P352" style:family="paragraph" style:parent-style-name="Text_20_body" style:list-style-name="L84">
      <style:text-properties fo:font-style="italic" officeooo:rsid="15426ded" officeooo:paragraph-rsid="20ac0c9a" style:font-style-asian="italic" style:font-style-complex="italic"/>
    </style:style>
    <style:style style:name="P353" style:family="paragraph" style:parent-style-name="Text_20_body" style:list-style-name="L87">
      <style:text-properties fo:font-style="italic" officeooo:rsid="20c5a179" officeooo:paragraph-rsid="20c5a179" style:font-style-asian="italic" style:font-style-complex="italic"/>
    </style:style>
    <style:style style:name="P354" style:family="paragraph" style:parent-style-name="Text_20_body" style:list-style-name="L99">
      <style:text-properties fo:font-style="italic" officeooo:rsid="19168136" officeooo:paragraph-rsid="1aac0adc" style:font-style-asian="italic" style:font-style-complex="italic"/>
    </style:style>
    <style:style style:name="P355" style:family="paragraph" style:parent-style-name="Text_20_body" style:list-style-name="L105">
      <style:text-properties fo:font-style="italic" officeooo:rsid="1c81d622" officeooo:paragraph-rsid="1c9dbd6e" style:font-style-asian="italic" style:font-style-complex="italic"/>
    </style:style>
    <style:style style:name="P356" style:family="paragraph" style:parent-style-name="Text_20_body" style:list-style-name="L105">
      <style:text-properties fo:font-style="italic" officeooo:rsid="1c81d622" officeooo:paragraph-rsid="1d4999ce" style:font-style-asian="italic" style:font-style-complex="italic"/>
    </style:style>
    <style:style style:name="P357" style:family="paragraph" style:parent-style-name="Text_20_body" style:list-style-name="L105">
      <style:text-properties fo:font-style="italic" officeooo:rsid="1c83c954" officeooo:paragraph-rsid="1c9dbd6e" style:font-style-asian="italic" style:font-style-complex="italic"/>
    </style:style>
    <style:style style:name="P358" style:family="paragraph" style:parent-style-name="Text_20_body" style:list-style-name="L105">
      <style:text-properties fo:font-style="italic" officeooo:rsid="1c8150d0" officeooo:paragraph-rsid="1c9dbd6e" style:font-style-asian="italic" style:font-style-complex="italic"/>
    </style:style>
    <style:style style:name="P359" style:family="paragraph" style:parent-style-name="Text_20_body" style:list-style-name="L105">
      <style:text-properties fo:font-style="italic" officeooo:rsid="1d550640" officeooo:paragraph-rsid="1d4999ce" style:font-style-asian="italic" style:font-style-complex="italic"/>
    </style:style>
    <style:style style:name="P360" style:family="paragraph" style:parent-style-name="Text_20_body" style:list-style-name="L105">
      <style:text-properties fo:font-style="italic" officeooo:rsid="1d4a11c6" officeooo:paragraph-rsid="1d550640" style:font-style-asian="italic" style:font-style-complex="italic"/>
    </style:style>
    <style:style style:name="P361" style:family="paragraph" style:parent-style-name="Text_20_body" style:list-style-name="L105">
      <style:text-properties fo:font-style="italic" officeooo:rsid="1d4bbf9b" officeooo:paragraph-rsid="1d53e4a5" style:font-style-asian="italic" style:font-style-complex="italic"/>
    </style:style>
    <style:style style:name="P362" style:family="paragraph" style:parent-style-name="Text_20_body" style:list-style-name="L110">
      <style:text-properties fo:font-style="italic" officeooo:rsid="205c826a" officeooo:paragraph-rsid="205c826a" style:font-style-asian="italic" style:font-style-complex="italic"/>
    </style:style>
    <style:style style:name="P363" style:family="paragraph" style:parent-style-name="Text_20_body" style:list-style-name="L110">
      <style:text-properties fo:font-style="italic" officeooo:rsid="1bbb5a5e" officeooo:paragraph-rsid="1bbb5a5e" style:font-style-asian="italic" style:font-style-complex="italic"/>
    </style:style>
    <style:style style:name="P364" style:family="paragraph" style:parent-style-name="Text_20_body" style:list-style-name="L111">
      <style:text-properties fo:font-style="italic" officeooo:rsid="1bd0abba" officeooo:paragraph-rsid="1d4c0d3d" style:font-style-asian="italic" style:font-style-complex="italic"/>
    </style:style>
    <style:style style:name="P365" style:family="paragraph" style:parent-style-name="Text_20_body" style:list-style-name="L111">
      <style:text-properties fo:font-style="italic" officeooo:rsid="137e9b5b" officeooo:paragraph-rsid="1de43098" style:font-style-asian="italic" style:font-style-complex="italic"/>
    </style:style>
    <style:style style:name="P366" style:family="paragraph" style:parent-style-name="Text_20_body" style:list-style-name="L111">
      <style:text-properties fo:font-style="italic" officeooo:rsid="1bba1812" officeooo:paragraph-rsid="1bbb9db4" style:font-style-asian="italic" style:font-style-complex="italic"/>
    </style:style>
    <style:style style:name="P367" style:family="paragraph" style:parent-style-name="Text_20_body" style:list-style-name="L111">
      <style:text-properties fo:font-style="italic" officeooo:rsid="1bbdb9ef" officeooo:paragraph-rsid="1bbdb9ef" style:font-style-asian="italic" style:font-style-complex="italic"/>
    </style:style>
    <style:style style:name="P368" style:family="paragraph" style:parent-style-name="Text_20_body" style:list-style-name="L111">
      <style:text-properties fo:font-style="italic" officeooo:rsid="1be7bb4e" officeooo:paragraph-rsid="1be7bb4e" style:font-style-asian="italic" style:font-style-complex="italic"/>
    </style:style>
    <style:style style:name="P369" style:family="paragraph" style:parent-style-name="Text_20_body" style:list-style-name="L111">
      <style:text-properties fo:font-style="italic" officeooo:rsid="1dd990c4" officeooo:paragraph-rsid="1ddf5a6c" style:font-style-asian="italic" style:font-style-complex="italic"/>
    </style:style>
    <style:style style:name="P370" style:family="paragraph" style:parent-style-name="Text_20_body" style:list-style-name="L55">
      <style:text-properties fo:font-style="italic" officeooo:rsid="1caa881e" officeooo:paragraph-rsid="1caa881e" style:font-style-asian="italic" style:font-style-complex="italic"/>
    </style:style>
    <style:style style:name="P371" style:family="paragraph" style:parent-style-name="Text_20_body" style:list-style-name="L116">
      <style:text-properties fo:font-style="italic" officeooo:rsid="1bfb018b" officeooo:paragraph-rsid="1bfffc6a" style:font-style-asian="italic" style:font-style-complex="italic"/>
    </style:style>
    <style:style style:name="P372" style:family="paragraph" style:parent-style-name="Text_20_body" style:list-style-name="L117">
      <style:text-properties fo:font-style="italic" officeooo:rsid="15b53645" officeooo:paragraph-rsid="17205437" style:font-style-asian="italic" style:font-style-complex="italic"/>
    </style:style>
    <style:style style:name="P373" style:family="paragraph" style:parent-style-name="Text_20_body" style:list-style-name="L48">
      <style:text-properties fo:font-style="italic" fo:font-weight="normal" officeooo:rsid="1fc7330d" officeooo:paragraph-rsid="1fcbd679" style:font-style-asian="italic" style:font-weight-asian="normal" style:font-style-complex="italic" style:font-weight-complex="normal"/>
    </style:style>
    <style:style style:name="P374" style:family="paragraph" style:parent-style-name="Text_20_body" style:list-style-name="L84">
      <style:text-properties fo:font-style="italic" fo:font-weight="normal" officeooo:rsid="179d54b0" officeooo:paragraph-rsid="20ac0c9a" style:font-style-asian="italic" style:font-weight-asian="normal" style:font-style-complex="italic" style:font-weight-complex="normal"/>
    </style:style>
    <style:style style:name="P375" style:family="paragraph" style:parent-style-name="Text_20_body" style:list-style-name="L60">
      <style:text-properties fo:font-style="italic" style:text-underline-style="none" officeooo:rsid="13af653d" officeooo:paragraph-rsid="19e334b1" style:font-style-asian="italic" style:font-style-complex="italic"/>
    </style:style>
    <style:style style:name="P376" style:family="paragraph" style:parent-style-name="Text_20_body" style:list-style-name="L59">
      <style:text-properties fo:font-style="italic" style:text-underline-style="none" officeooo:rsid="15f88ec1" officeooo:paragraph-rsid="17205437" style:font-style-asian="italic" style:font-style-complex="italic"/>
    </style:style>
    <style:style style:name="P377" style:family="paragraph" style:parent-style-name="Text_20_body" style:list-style-name="L59">
      <style:text-properties fo:font-style="italic" style:text-underline-style="none" officeooo:rsid="15e6b6dc" officeooo:paragraph-rsid="17205437" style:font-style-asian="italic" style:font-style-complex="italic"/>
    </style:style>
    <style:style style:name="P378" style:family="paragraph" style:parent-style-name="Text_20_body" style:list-style-name="L9">
      <style:text-properties officeooo:rsid="15c9b72a" officeooo:paragraph-rsid="19dd4a30"/>
    </style:style>
    <style:style style:name="P379" style:family="paragraph" style:parent-style-name="Text_20_body" style:list-style-name="L9">
      <style:text-properties officeooo:rsid="1c35b1cf" officeooo:paragraph-rsid="1e756c05"/>
    </style:style>
    <style:style style:name="P380" style:family="paragraph" style:parent-style-name="Text_20_body" style:list-style-name="L9">
      <style:text-properties officeooo:rsid="13e91469" officeooo:paragraph-rsid="19dd4a30"/>
    </style:style>
    <style:style style:name="P381" style:family="paragraph" style:parent-style-name="Text_20_body" style:list-style-name="L9">
      <style:text-properties officeooo:rsid="19e265e8" officeooo:paragraph-rsid="19e782be"/>
    </style:style>
    <style:style style:name="P382" style:family="paragraph" style:parent-style-name="Text_20_body" style:list-style-name="L9">
      <style:text-properties officeooo:rsid="15cc79cb" officeooo:paragraph-rsid="19e68ce2"/>
    </style:style>
    <style:style style:name="P383" style:family="paragraph" style:parent-style-name="Text_20_body" style:list-style-name="L11">
      <style:text-properties fo:font-style="normal" officeooo:rsid="19910f6e" officeooo:paragraph-rsid="19910f6e" style:font-style-asian="normal" style:font-style-complex="normal"/>
    </style:style>
    <style:style style:name="P384" style:family="paragraph" style:parent-style-name="Text_20_body" style:list-style-name="L11">
      <style:text-properties fo:font-style="normal" officeooo:rsid="19910f6e" officeooo:paragraph-rsid="19d5448a" style:font-style-asian="normal" style:font-style-complex="normal"/>
    </style:style>
    <style:style style:name="P385" style:family="paragraph" style:parent-style-name="Text_20_body" style:list-style-name="L11">
      <style:text-properties fo:font-style="normal" officeooo:rsid="19b42789" officeooo:paragraph-rsid="19ca2dd9" style:font-style-asian="normal" style:font-style-complex="normal"/>
    </style:style>
    <style:style style:name="P386" style:family="paragraph" style:parent-style-name="Text_20_body" style:list-style-name="L12">
      <style:text-properties fo:font-style="normal" officeooo:rsid="14c28908" officeooo:paragraph-rsid="1a69b621" style:font-style-asian="normal" style:font-style-complex="normal"/>
    </style:style>
    <style:style style:name="P387" style:family="paragraph" style:parent-style-name="Text_20_body" style:list-style-name="L15">
      <style:text-properties fo:font-style="normal" officeooo:rsid="1a7edccc" officeooo:paragraph-rsid="1a7edccc" style:font-style-asian="normal" style:font-style-complex="normal"/>
    </style:style>
    <style:style style:name="P388" style:family="paragraph" style:parent-style-name="Text_20_body" style:list-style-name="L15">
      <style:text-properties fo:font-style="normal" officeooo:rsid="1a8039f6" officeooo:paragraph-rsid="1a8039f6" style:font-style-asian="normal" style:font-style-complex="normal"/>
    </style:style>
    <style:style style:name="P389" style:family="paragraph" style:parent-style-name="Text_20_body" style:list-style-name="L15">
      <style:text-properties fo:font-style="normal" officeooo:rsid="1a39f519" officeooo:paragraph-rsid="1a39f519" style:font-style-asian="normal" style:font-style-complex="normal"/>
    </style:style>
    <style:style style:name="P390" style:family="paragraph" style:parent-style-name="Text_20_body" style:list-style-name="L15">
      <style:text-properties fo:font-style="normal" officeooo:rsid="1d9ccc4f" officeooo:paragraph-rsid="1d9ccc4f" style:font-style-asian="normal" style:font-style-complex="normal"/>
    </style:style>
    <style:style style:name="P391" style:family="paragraph" style:parent-style-name="Text_20_body" style:list-style-name="L15">
      <style:text-properties fo:font-style="normal" officeooo:rsid="1d9b28a1" officeooo:paragraph-rsid="1d9b28a1" style:font-style-asian="normal" style:font-style-complex="normal"/>
    </style:style>
    <style:style style:name="P392" style:family="paragraph" style:parent-style-name="Text_20_body" style:list-style-name="L15">
      <style:text-properties fo:font-style="normal" officeooo:rsid="1d9c3bd1" officeooo:paragraph-rsid="1d9c3bd1" style:font-style-asian="normal" style:font-style-complex="normal"/>
    </style:style>
    <style:style style:name="P393" style:family="paragraph" style:parent-style-name="Text_20_body" style:list-style-name="L15">
      <style:text-properties fo:font-style="normal" officeooo:rsid="1d9c7091" officeooo:paragraph-rsid="1d9c7091" style:font-style-asian="normal" style:font-style-complex="normal"/>
    </style:style>
    <style:style style:name="P394" style:family="paragraph" style:parent-style-name="Text_20_body" style:list-style-name="L20">
      <style:text-properties fo:font-style="normal" officeooo:rsid="18bc925c" officeooo:paragraph-rsid="1cba1e95" style:font-style-asian="normal" style:font-style-complex="normal"/>
    </style:style>
    <style:style style:name="P395" style:family="paragraph" style:parent-style-name="Text_20_body" style:list-style-name="L20">
      <style:text-properties fo:font-style="normal" officeooo:rsid="1cba1e95" officeooo:paragraph-rsid="1cba1e95" style:font-style-asian="normal" style:font-style-complex="normal"/>
    </style:style>
    <style:style style:name="P396" style:family="paragraph" style:parent-style-name="Text_20_body" style:list-style-name="L28">
      <style:text-properties fo:font-style="normal" officeooo:rsid="1cba1e95" officeooo:paragraph-rsid="1cba1e95" style:font-style-asian="normal" style:font-style-complex="normal"/>
    </style:style>
    <style:style style:name="P397" style:family="paragraph" style:parent-style-name="Text_20_body" style:list-style-name="L20">
      <style:text-properties fo:font-style="normal" officeooo:rsid="18db3469" officeooo:paragraph-rsid="1f83e655" style:font-style-asian="normal" style:font-style-complex="normal"/>
    </style:style>
    <style:style style:name="P398" style:family="paragraph" style:parent-style-name="Text_20_body" style:list-style-name="L20">
      <style:text-properties fo:font-style="normal" officeooo:rsid="1eec2ec2" officeooo:paragraph-rsid="1ef2a730" style:font-style-asian="normal" style:font-style-complex="normal"/>
    </style:style>
    <style:style style:name="P399" style:family="paragraph" style:parent-style-name="Text_20_body" style:list-style-name="L23">
      <style:text-properties fo:font-style="normal" officeooo:rsid="18a52033" officeooo:paragraph-rsid="1de1c071" style:font-style-asian="normal" style:font-style-complex="normal"/>
    </style:style>
    <style:style style:name="P400" style:family="paragraph" style:parent-style-name="Text_20_body" style:list-style-name="L23">
      <style:text-properties fo:font-style="normal" officeooo:rsid="1de227ab" officeooo:paragraph-rsid="1de227ab" style:font-style-asian="normal" style:font-style-complex="normal"/>
    </style:style>
    <style:style style:name="P401" style:family="paragraph" style:parent-style-name="Text_20_body" style:list-style-name="L24">
      <style:text-properties fo:font-style="normal" officeooo:rsid="1ee0be79" officeooo:paragraph-rsid="1ee0be79" style:font-style-asian="normal" style:font-style-complex="normal"/>
    </style:style>
    <style:style style:name="P402" style:family="paragraph" style:parent-style-name="Text_20_body" style:list-style-name="L24">
      <style:text-properties fo:font-style="normal" officeooo:rsid="1906ea01" officeooo:paragraph-rsid="1906ea01" style:font-style-asian="normal" style:font-style-complex="normal"/>
    </style:style>
    <style:style style:name="P403" style:family="paragraph" style:parent-style-name="Text_20_body" style:list-style-name="L26">
      <style:text-properties fo:font-style="normal" officeooo:rsid="18a72360" officeooo:paragraph-rsid="18a72360" style:font-style-asian="normal" style:font-style-complex="normal"/>
    </style:style>
    <style:style style:name="P404" style:family="paragraph" style:parent-style-name="Text_20_body" style:list-style-name="L28">
      <style:text-properties fo:font-style="normal" officeooo:rsid="18d732a7" officeooo:paragraph-rsid="18d732a7" style:font-style-asian="normal" style:font-style-complex="normal"/>
    </style:style>
    <style:style style:name="P405" style:family="paragraph" style:parent-style-name="Text_20_body" style:list-style-name="L28">
      <style:text-properties fo:font-style="normal" officeooo:rsid="18d199ee" officeooo:paragraph-rsid="18d199ee" style:font-style-asian="normal" style:font-style-complex="normal"/>
    </style:style>
    <style:style style:name="P406" style:family="paragraph" style:parent-style-name="Text_20_body" style:list-style-name="L28">
      <style:text-properties fo:font-style="normal" officeooo:rsid="18d25fda" officeooo:paragraph-rsid="18d25fda" style:font-style-asian="normal" style:font-style-complex="normal"/>
    </style:style>
    <style:style style:name="P407" style:family="paragraph" style:parent-style-name="Text_20_body" style:list-style-name="L28">
      <style:text-properties fo:font-style="normal" officeooo:rsid="18cf0f68" officeooo:paragraph-rsid="18cf0f68" style:font-style-asian="normal" style:font-style-complex="normal"/>
    </style:style>
    <style:style style:name="P408" style:family="paragraph" style:parent-style-name="Text_20_body" style:list-style-name="L33">
      <style:text-properties fo:font-style="normal" officeooo:rsid="18f8f928" officeooo:paragraph-rsid="18f8f928" style:font-style-asian="normal" style:font-style-complex="normal"/>
    </style:style>
    <style:style style:name="P409" style:family="paragraph" style:parent-style-name="Text_20_body" style:list-style-name="L33">
      <style:text-properties fo:font-style="normal" officeooo:rsid="18f8f928" officeooo:paragraph-rsid="1eef7cba" style:font-style-asian="normal" style:font-style-complex="normal"/>
    </style:style>
    <style:style style:name="P410" style:family="paragraph" style:parent-style-name="Text_20_body" style:list-style-name="L33">
      <style:text-properties fo:font-style="normal" officeooo:rsid="18f8f928" officeooo:paragraph-rsid="1d721808" style:font-style-asian="normal" style:font-style-complex="normal"/>
    </style:style>
    <style:style style:name="P411" style:family="paragraph" style:parent-style-name="Text_20_body" style:list-style-name="L33">
      <style:text-properties fo:font-style="normal" officeooo:rsid="18f8f928" officeooo:paragraph-rsid="1f821cc4" style:font-style-asian="normal" style:font-style-complex="normal"/>
    </style:style>
    <style:style style:name="P412" style:family="paragraph" style:parent-style-name="Text_20_body" style:list-style-name="L33">
      <style:text-properties fo:font-style="normal" officeooo:rsid="1d712657" officeooo:paragraph-rsid="1d712657" style:font-style-asian="normal" style:font-style-complex="normal"/>
    </style:style>
    <style:style style:name="P413" style:family="paragraph" style:parent-style-name="Text_20_body" style:list-style-name="L33">
      <style:text-properties fo:font-style="normal" officeooo:rsid="1d712657" officeooo:paragraph-rsid="1d721808" style:font-style-asian="normal" style:font-style-complex="normal"/>
    </style:style>
    <style:style style:name="P414" style:family="paragraph" style:parent-style-name="Text_20_body" style:list-style-name="L33">
      <style:text-properties fo:font-style="normal" officeooo:rsid="1d734c79" officeooo:paragraph-rsid="1d734c79" style:font-style-asian="normal" style:font-style-complex="normal"/>
    </style:style>
    <style:style style:name="P415" style:family="paragraph" style:parent-style-name="Text_20_body" style:list-style-name="L34">
      <style:text-properties fo:font-style="normal" officeooo:rsid="1caa881e" officeooo:paragraph-rsid="1d1a6e80" style:font-style-asian="normal" style:font-style-complex="normal"/>
    </style:style>
    <style:style style:name="P416" style:family="paragraph" style:parent-style-name="Text_20_body" style:list-style-name="L55">
      <style:text-properties fo:font-style="normal" officeooo:rsid="1caa881e" officeooo:paragraph-rsid="1caa881e" style:font-style-asian="normal" style:font-style-complex="normal"/>
    </style:style>
    <style:style style:name="P417" style:family="paragraph" style:parent-style-name="Text_20_body" style:list-style-name="L35">
      <style:text-properties fo:font-style="normal" officeooo:rsid="1d13a54a" officeooo:paragraph-rsid="1d13a54a" style:font-style-asian="normal" style:font-style-complex="normal"/>
    </style:style>
    <style:style style:name="P418" style:family="paragraph" style:parent-style-name="Text_20_body" style:list-style-name="L35">
      <style:text-properties fo:font-style="normal" officeooo:rsid="1d1716c4" officeooo:paragraph-rsid="1d1716c4" style:font-style-asian="normal" style:font-style-complex="normal"/>
    </style:style>
    <style:style style:name="P419" style:family="paragraph" style:parent-style-name="Text_20_body" style:list-style-name="L35">
      <style:text-properties fo:font-style="normal" officeooo:rsid="1d1697ea" officeooo:paragraph-rsid="1d1697ea" style:font-style-asian="normal" style:font-style-complex="normal"/>
    </style:style>
    <style:style style:name="P420" style:family="paragraph" style:parent-style-name="Text_20_body" style:list-style-name="L36">
      <style:text-properties fo:font-style="normal" officeooo:rsid="1ec97f10" officeooo:paragraph-rsid="1ec97f10" style:font-style-asian="normal" style:font-style-complex="normal"/>
    </style:style>
    <style:style style:name="P421" style:family="paragraph" style:parent-style-name="Text_20_body" style:list-style-name="L36">
      <style:text-properties fo:font-style="normal" officeooo:rsid="1d1ab5d0" officeooo:paragraph-rsid="1ecb109c" style:font-style-asian="normal" style:font-style-complex="normal"/>
    </style:style>
    <style:style style:name="P422" style:family="paragraph" style:parent-style-name="Text_20_body" style:list-style-name="L36">
      <style:text-properties fo:font-style="normal" officeooo:rsid="1d1ab5d0" officeooo:paragraph-rsid="1d1b1210" style:font-style-asian="normal" style:font-style-complex="normal"/>
    </style:style>
    <style:style style:name="P423" style:family="paragraph" style:parent-style-name="Text_20_body" style:list-style-name="L33">
      <style:text-properties fo:font-style="normal" officeooo:rsid="127cc581" officeooo:paragraph-rsid="1d721808" style:font-style-asian="normal" style:font-style-complex="normal"/>
    </style:style>
    <style:style style:name="P424" style:family="paragraph" style:parent-style-name="Text_20_body" style:list-style-name="L42">
      <style:text-properties fo:font-style="normal" officeooo:rsid="1538965f" officeooo:paragraph-rsid="17205437" style:font-style-asian="normal" style:font-style-complex="normal"/>
    </style:style>
    <style:style style:name="P425" style:family="paragraph" style:parent-style-name="Text_20_body" style:list-style-name="L43">
      <style:text-properties fo:font-style="normal" officeooo:rsid="1533db2f" officeooo:paragraph-rsid="17205437" style:font-style-asian="normal" style:font-style-complex="normal"/>
    </style:style>
    <style:style style:name="P426" style:family="paragraph" style:parent-style-name="Text_20_body" style:list-style-name="L43">
      <style:text-properties fo:font-style="normal" officeooo:rsid="1d977631" officeooo:paragraph-rsid="1d977631" style:font-style-asian="normal" style:font-style-complex="normal"/>
    </style:style>
    <style:style style:name="P427" style:family="paragraph" style:parent-style-name="Text_20_body" style:list-style-name="L45">
      <style:text-properties fo:font-style="normal" officeooo:rsid="1dcd09fb" officeooo:paragraph-rsid="1f15a314" style:font-style-asian="normal" style:font-style-complex="normal"/>
    </style:style>
    <style:style style:name="P428" style:family="paragraph" style:parent-style-name="Text_20_body" style:list-style-name="L45">
      <style:text-properties fo:font-style="normal" officeooo:rsid="1dcd3388" officeooo:paragraph-rsid="1dcd3388" style:font-style-asian="normal" style:font-style-complex="normal"/>
    </style:style>
    <style:style style:name="P429" style:family="paragraph" style:parent-style-name="Text_20_body" style:list-style-name="L45">
      <style:text-properties fo:font-style="normal" officeooo:rsid="1dd04c24" officeooo:paragraph-rsid="1dd04c24" style:font-style-asian="normal" style:font-style-complex="normal"/>
    </style:style>
    <style:style style:name="P430" style:family="paragraph" style:parent-style-name="Text_20_body" style:list-style-name="L45">
      <style:text-properties fo:font-style="normal" officeooo:rsid="1e05238b" officeooo:paragraph-rsid="1e05238b" style:font-style-asian="normal" style:font-style-complex="normal"/>
    </style:style>
    <style:style style:name="P431" style:family="paragraph" style:parent-style-name="Text_20_body" style:list-style-name="L45">
      <style:text-properties fo:font-style="normal" officeooo:rsid="1e05e0a4" officeooo:paragraph-rsid="1e05e0a4" style:font-style-asian="normal" style:font-style-complex="normal"/>
    </style:style>
    <style:style style:name="P432" style:family="paragraph" style:parent-style-name="Text_20_body" style:list-style-name="L47">
      <style:text-properties fo:font-style="normal" officeooo:rsid="1d7c05dc" officeooo:paragraph-rsid="1da85e96" style:font-style-asian="normal" style:font-style-complex="normal"/>
    </style:style>
    <style:style style:name="P433" style:family="paragraph" style:parent-style-name="Text_20_body" style:list-style-name="L47">
      <style:text-properties fo:font-style="normal" officeooo:rsid="1d7ff2e4" officeooo:paragraph-rsid="1da85e96" style:font-style-asian="normal" style:font-style-complex="normal"/>
    </style:style>
    <style:style style:name="P434" style:family="paragraph" style:parent-style-name="Text_20_body" style:list-style-name="L47">
      <style:text-properties fo:font-style="normal" officeooo:rsid="1fa1e491" officeooo:paragraph-rsid="1fa44ad3" style:font-style-asian="normal" style:font-style-complex="normal"/>
    </style:style>
    <style:style style:name="P435" style:family="paragraph" style:parent-style-name="Text_20_body" style:list-style-name="L47">
      <style:text-properties fo:font-style="normal" officeooo:rsid="1fa44ad3" officeooo:paragraph-rsid="1fa44ad3" style:font-style-asian="normal" style:font-style-complex="normal"/>
    </style:style>
    <style:style style:name="P436" style:family="paragraph" style:parent-style-name="Text_20_body" style:list-style-name="L59">
      <style:text-properties fo:font-style="normal" officeooo:rsid="160397eb" officeooo:paragraph-rsid="1e0f74a1" style:font-style-asian="normal" style:font-style-complex="normal"/>
    </style:style>
    <style:style style:name="P437" style:family="paragraph" style:parent-style-name="Text_20_body" style:list-style-name="L59">
      <style:text-properties fo:font-style="normal" officeooo:rsid="160397eb" officeooo:paragraph-rsid="1e1308a6" style:font-style-asian="normal" style:font-style-complex="normal"/>
    </style:style>
    <style:style style:name="P438" style:family="paragraph" style:parent-style-name="Text_20_body" style:list-style-name="L57">
      <style:text-properties fo:font-style="normal" officeooo:rsid="160397eb" officeooo:paragraph-rsid="1e1b5da9" style:font-style-asian="normal" style:font-style-complex="normal"/>
    </style:style>
    <style:style style:name="P439" style:family="paragraph" style:parent-style-name="Text_20_body" style:list-style-name="L57">
      <style:text-properties fo:font-style="normal" officeooo:rsid="17535250" officeooo:paragraph-rsid="17535250" style:font-style-asian="normal" style:font-style-complex="normal"/>
    </style:style>
    <style:style style:name="P440" style:family="paragraph" style:parent-style-name="Text_20_body" style:list-style-name="L57">
      <style:text-properties fo:font-style="normal" officeooo:rsid="1755ab69" officeooo:paragraph-rsid="1755ab69" style:font-style-asian="normal" style:font-style-complex="normal"/>
    </style:style>
    <style:style style:name="P441" style:family="paragraph" style:parent-style-name="Text_20_body" style:list-style-name="L62">
      <style:text-properties fo:font-style="normal" officeooo:rsid="1ad7191a" officeooo:paragraph-rsid="1ad9eb51" style:font-style-asian="normal" style:font-style-complex="normal"/>
    </style:style>
    <style:style style:name="P442" style:family="paragraph" style:parent-style-name="Text_20_body" style:list-style-name="L69">
      <style:text-properties fo:font-style="normal" officeooo:rsid="1b1a5bf4" officeooo:paragraph-rsid="1b1a5bf4" style:font-style-asian="normal" style:font-style-complex="normal"/>
    </style:style>
    <style:style style:name="P443" style:family="paragraph" style:parent-style-name="Text_20_body" style:list-style-name="L69">
      <style:text-properties fo:font-style="normal" officeooo:rsid="1af5d4e9" officeooo:paragraph-rsid="1afc31a1" style:font-style-asian="normal" style:font-style-complex="normal"/>
    </style:style>
    <style:style style:name="P444" style:family="paragraph" style:parent-style-name="Text_20_body" style:list-style-name="L69">
      <style:text-properties fo:font-style="normal" officeooo:rsid="1b9263bf" officeooo:paragraph-rsid="1d9d7e7c" style:font-style-asian="normal" style:font-style-complex="normal"/>
    </style:style>
    <style:style style:name="P445" style:family="paragraph" style:parent-style-name="Text_20_body" style:list-style-name="L69">
      <style:text-properties fo:font-style="normal" officeooo:rsid="1b9315c2" officeooo:paragraph-rsid="1d9d7e7c" style:font-style-asian="normal" style:font-style-complex="normal"/>
    </style:style>
    <style:style style:name="P446" style:family="paragraph" style:parent-style-name="Text_20_body" style:list-style-name="L77">
      <style:text-properties fo:font-style="normal" officeooo:rsid="1c335e66" officeooo:paragraph-rsid="20bccecb" style:font-style-asian="normal" style:font-style-complex="normal"/>
    </style:style>
    <style:style style:name="P447" style:family="paragraph" style:parent-style-name="Text_20_body" style:list-style-name="L76">
      <style:text-properties fo:font-style="normal" officeooo:rsid="1b51e26a" officeooo:paragraph-rsid="1b51e26a" style:font-style-asian="normal" style:font-style-complex="normal"/>
    </style:style>
    <style:style style:name="P448" style:family="paragraph" style:parent-style-name="Text_20_body" style:list-style-name="L79">
      <style:text-properties fo:font-style="normal" officeooo:rsid="209eba3a" officeooo:paragraph-rsid="209eba3a" style:font-style-asian="normal" style:font-style-complex="normal"/>
    </style:style>
    <style:style style:name="P449" style:family="paragraph" style:parent-style-name="Text_20_body" style:list-style-name="L81">
      <style:text-properties fo:font-style="normal" officeooo:rsid="17b228f5" officeooo:paragraph-rsid="1aac0adc" style:font-style-asian="normal" style:font-style-complex="normal"/>
    </style:style>
    <style:style style:name="P450" style:family="paragraph" style:parent-style-name="Text_20_body" style:list-style-name="L82">
      <style:text-properties fo:font-style="normal" officeooo:rsid="20ceeb7a" officeooo:paragraph-rsid="20ceeb7a" style:font-style-asian="normal" style:font-style-complex="normal"/>
    </style:style>
    <style:style style:name="P451" style:family="paragraph" style:parent-style-name="Text_20_body" style:list-style-name="L82">
      <style:text-properties fo:font-style="normal" officeooo:rsid="20d13e5c" officeooo:paragraph-rsid="20d13e5c" style:font-style-asian="normal" style:font-style-complex="normal"/>
    </style:style>
    <style:style style:name="P452" style:family="paragraph" style:parent-style-name="Text_20_body" style:list-style-name="L85">
      <style:text-properties fo:font-style="normal" officeooo:rsid="181bac4f" officeooo:paragraph-rsid="1aac0adc" style:font-style-asian="normal" style:font-style-complex="normal"/>
    </style:style>
    <style:style style:name="P453" style:family="paragraph" style:parent-style-name="Text_20_body" style:list-style-name="L85">
      <style:text-properties fo:font-style="normal" officeooo:rsid="181bac4f" officeooo:paragraph-rsid="1b1323f1" style:font-style-asian="normal" style:font-style-complex="normal"/>
    </style:style>
    <style:style style:name="P454" style:family="paragraph" style:parent-style-name="Text_20_body" style:list-style-name="L85">
      <style:text-properties fo:font-style="normal" officeooo:rsid="18259e4c" officeooo:paragraph-rsid="1aac0adc" style:font-style-asian="normal" style:font-style-complex="normal"/>
    </style:style>
    <style:style style:name="P455" style:family="paragraph" style:parent-style-name="Text_20_body" style:list-style-name="L85">
      <style:text-properties fo:font-style="normal" officeooo:rsid="18247580" officeooo:paragraph-rsid="1b196b46" style:font-style-asian="normal" style:font-style-complex="normal"/>
    </style:style>
    <style:style style:name="P456" style:family="paragraph" style:parent-style-name="Text_20_body" style:list-style-name="L87">
      <style:text-properties fo:font-style="normal" officeooo:rsid="20c8833a" officeooo:paragraph-rsid="20cd57eb" style:font-style-asian="normal" style:font-style-complex="normal"/>
    </style:style>
    <style:style style:name="P457" style:family="paragraph" style:parent-style-name="Text_20_body" style:list-style-name="L87">
      <style:text-properties fo:font-style="normal" officeooo:rsid="20ced250" officeooo:paragraph-rsid="20cd57eb" style:font-style-asian="normal" style:font-style-complex="normal"/>
    </style:style>
    <style:style style:name="P458" style:family="paragraph" style:parent-style-name="Text_20_body" style:list-style-name="L89">
      <style:text-properties fo:font-style="normal" officeooo:rsid="17c0f50a" officeooo:paragraph-rsid="1aac0adc" style:font-style-asian="normal" style:font-style-complex="normal"/>
    </style:style>
    <style:style style:name="P459" style:family="paragraph" style:parent-style-name="Text_20_body" style:list-style-name="L89">
      <style:text-properties fo:font-style="normal" officeooo:rsid="17c2b6ff" officeooo:paragraph-rsid="1aac0adc" style:font-style-asian="normal" style:font-style-complex="normal"/>
    </style:style>
    <style:style style:name="P460" style:family="paragraph" style:parent-style-name="Text_20_body" style:list-style-name="L89">
      <style:text-properties fo:font-style="normal" officeooo:rsid="17aa8f57" officeooo:paragraph-rsid="1c4b0366" style:font-style-asian="normal" style:font-style-complex="normal"/>
    </style:style>
    <style:style style:name="P461" style:family="paragraph" style:parent-style-name="Text_20_body" style:list-style-name="L89">
      <style:text-properties fo:font-style="normal" officeooo:rsid="17c5a5ad" officeooo:paragraph-rsid="209c91af" style:font-style-asian="normal" style:font-style-complex="normal"/>
    </style:style>
    <style:style style:name="P462" style:family="paragraph" style:parent-style-name="Text_20_body" style:list-style-name="L91">
      <style:text-properties fo:font-style="normal" officeooo:rsid="192ade04" officeooo:paragraph-rsid="1b62eac8" style:font-style-asian="normal" style:font-style-complex="normal"/>
    </style:style>
    <style:style style:name="P463" style:family="paragraph" style:parent-style-name="Text_20_body" style:list-style-name="L93">
      <style:text-properties fo:font-style="normal" officeooo:rsid="1f6efd45" officeooo:paragraph-rsid="1f6efd45" style:font-style-asian="normal" style:font-style-complex="normal"/>
    </style:style>
    <style:style style:name="P464" style:family="paragraph" style:parent-style-name="Text_20_body" style:list-style-name="L93">
      <style:text-properties fo:font-style="normal" officeooo:rsid="1f700409" officeooo:paragraph-rsid="1f700409" style:font-style-asian="normal" style:font-style-complex="normal"/>
    </style:style>
    <style:style style:name="P465" style:family="paragraph" style:parent-style-name="Text_20_body" style:list-style-name="L102">
      <style:text-properties fo:font-style="normal" officeooo:rsid="1f700409" officeooo:paragraph-rsid="1f7f789a" style:font-style-asian="normal" style:font-style-complex="normal"/>
    </style:style>
    <style:style style:name="P466" style:family="paragraph" style:parent-style-name="Text_20_body" style:list-style-name="L93">
      <style:text-properties fo:font-style="normal" officeooo:rsid="191e0ba0" officeooo:paragraph-rsid="1b6d2e97" style:font-style-asian="normal" style:font-style-complex="normal"/>
    </style:style>
    <style:style style:name="P467" style:family="paragraph" style:parent-style-name="Text_20_body" style:list-style-name="L94">
      <style:text-properties fo:font-style="normal" officeooo:rsid="19324c2b" officeooo:paragraph-rsid="1b676195" style:font-style-asian="normal" style:font-style-complex="normal"/>
    </style:style>
    <style:style style:name="P468" style:family="paragraph" style:parent-style-name="Text_20_body" style:list-style-name="L95">
      <style:text-properties fo:font-style="normal" officeooo:rsid="1b7322ed" officeooo:paragraph-rsid="1b72dcc5" style:font-style-asian="normal" style:font-style-complex="normal"/>
    </style:style>
    <style:style style:name="P469" style:family="paragraph" style:parent-style-name="Text_20_body" style:list-style-name="L98">
      <style:text-properties fo:font-style="normal" officeooo:rsid="1911c1aa" officeooo:paragraph-rsid="1aac0adc" style:font-style-asian="normal" style:font-style-complex="normal"/>
    </style:style>
    <style:style style:name="P470" style:family="paragraph" style:parent-style-name="Text_20_body" style:list-style-name="L98">
      <style:text-properties fo:font-style="normal" officeooo:rsid="1913d283" officeooo:paragraph-rsid="1aac0adc" style:font-style-asian="normal" style:font-style-complex="normal"/>
    </style:style>
    <style:style style:name="P471" style:family="paragraph" style:parent-style-name="Text_20_body" style:list-style-name="L98">
      <style:text-properties fo:font-style="normal" officeooo:rsid="1913f8c2" officeooo:paragraph-rsid="1aac0adc" style:font-style-asian="normal" style:font-style-complex="normal"/>
    </style:style>
    <style:style style:name="P472" style:family="paragraph" style:parent-style-name="Text_20_body" style:list-style-name="L103">
      <style:text-properties fo:font-style="normal" officeooo:rsid="1d69db0a" officeooo:paragraph-rsid="208f8933" style:font-style-asian="normal" style:font-style-complex="normal"/>
    </style:style>
    <style:style style:name="P473" style:family="paragraph" style:parent-style-name="Text_20_body" style:list-style-name="L105">
      <style:text-properties fo:font-style="normal" officeooo:rsid="1c81d622" officeooo:paragraph-rsid="1c9dbd6e" style:font-style-asian="normal" style:font-style-complex="normal"/>
    </style:style>
    <style:style style:name="P474" style:family="paragraph" style:parent-style-name="Text_20_body" style:list-style-name="L105">
      <style:text-properties fo:font-style="normal" officeooo:rsid="1f8bdeef" officeooo:paragraph-rsid="1f8bdeef" style:font-style-asian="normal" style:font-style-complex="normal"/>
    </style:style>
    <style:style style:name="P475" style:family="paragraph" style:parent-style-name="Text_20_body" style:list-style-name="L105">
      <style:text-properties fo:font-style="normal" officeooo:rsid="1c8150d0" officeooo:paragraph-rsid="1c9dbd6e" style:font-style-asian="normal" style:font-style-complex="normal"/>
    </style:style>
    <style:style style:name="P476" style:family="paragraph" style:parent-style-name="Text_20_body" style:list-style-name="L106">
      <style:text-properties fo:font-style="normal" officeooo:rsid="208f684b" officeooo:paragraph-rsid="208f684b" style:font-style-asian="normal" style:font-style-complex="normal"/>
    </style:style>
    <style:style style:name="P477" style:family="paragraph" style:parent-style-name="Text_20_body" style:list-style-name="L105">
      <style:text-properties fo:font-style="normal" officeooo:rsid="1d4a11c6" officeooo:paragraph-rsid="1dbcba3f" style:font-style-asian="normal" style:font-style-complex="normal"/>
    </style:style>
    <style:style style:name="P478" style:family="paragraph" style:parent-style-name="Text_20_body" style:list-style-name="L105">
      <style:text-properties fo:font-style="normal" officeooo:rsid="1d5ab5e3" officeooo:paragraph-rsid="1d5cf261" style:font-style-asian="normal" style:font-style-complex="normal"/>
    </style:style>
    <style:style style:name="P479" style:family="paragraph" style:parent-style-name="Text_20_body" style:list-style-name="L105">
      <style:text-properties fo:font-style="normal" officeooo:rsid="1d5df106" officeooo:paragraph-rsid="1d5f65ab" style:font-style-asian="normal" style:font-style-complex="normal"/>
    </style:style>
    <style:style style:name="P480" style:family="paragraph" style:parent-style-name="Text_20_body" style:list-style-name="L105">
      <style:text-properties fo:font-style="normal" officeooo:rsid="1d5df106" officeooo:paragraph-rsid="1d5df106" style:font-style-asian="normal" style:font-style-complex="normal"/>
    </style:style>
    <style:style style:name="P481" style:family="paragraph" style:parent-style-name="Text_20_body" style:list-style-name="L105">
      <style:text-properties fo:font-style="normal" officeooo:rsid="1d550640" officeooo:paragraph-rsid="1d5c578a" style:font-style-asian="normal" style:font-style-complex="normal"/>
    </style:style>
    <style:style style:name="P482" style:family="paragraph" style:parent-style-name="Text_20_body" style:list-style-name="L105">
      <style:text-properties fo:font-style="normal" officeooo:rsid="1d55c6b1" officeooo:paragraph-rsid="1d55c6b1" style:font-style-asian="normal" style:font-style-complex="normal"/>
    </style:style>
    <style:style style:name="P483" style:family="paragraph" style:parent-style-name="Text_20_body" style:list-style-name="L105">
      <style:text-properties fo:font-style="normal" officeooo:rsid="1d610f62" officeooo:paragraph-rsid="1d610f62" style:font-style-asian="normal" style:font-style-complex="normal"/>
    </style:style>
    <style:style style:name="P484" style:family="paragraph" style:parent-style-name="Text_20_body" style:list-style-name="L111">
      <style:text-properties fo:font-style="normal" officeooo:rsid="1bd58299" officeooo:paragraph-rsid="1bd58299" style:font-style-asian="normal" style:font-style-complex="normal"/>
    </style:style>
    <style:style style:name="P485" style:family="paragraph" style:parent-style-name="Text_20_body" style:list-style-name="L111">
      <style:text-properties fo:font-style="normal" officeooo:rsid="1bd0abba" officeooo:paragraph-rsid="1bd9fc7c" style:font-style-asian="normal" style:font-style-complex="normal"/>
    </style:style>
    <style:style style:name="P486" style:family="paragraph" style:parent-style-name="Text_20_body" style:list-style-name="L111">
      <style:text-properties fo:font-style="normal" officeooo:rsid="1bd9fc7c" officeooo:paragraph-rsid="1bd9fc7c" style:font-style-asian="normal" style:font-style-complex="normal"/>
    </style:style>
    <style:style style:name="P487" style:family="paragraph" style:parent-style-name="Text_20_body" style:list-style-name="L111">
      <style:text-properties fo:font-style="normal" officeooo:rsid="1bbb9db4" officeooo:paragraph-rsid="1bbb9db4" style:font-style-asian="normal" style:font-style-complex="normal"/>
    </style:style>
    <style:style style:name="P488" style:family="paragraph" style:parent-style-name="Text_20_body" style:list-style-name="L113">
      <style:text-properties fo:font-style="normal" officeooo:rsid="1ddb0704" officeooo:paragraph-rsid="1ddb0704" style:font-style-asian="normal" style:font-style-complex="normal"/>
    </style:style>
    <style:style style:name="P489" style:family="paragraph" style:parent-style-name="Text_20_body" style:list-style-name="L116">
      <style:text-properties fo:font-style="normal" officeooo:rsid="15b8a048" officeooo:paragraph-rsid="1bfffc6a" style:font-style-asian="normal" style:font-style-complex="normal"/>
    </style:style>
    <style:style style:name="P490" style:family="paragraph" style:parent-style-name="Text_20_body" style:list-style-name="L116">
      <style:text-properties fo:font-style="normal" officeooo:rsid="1c02eccb" officeooo:paragraph-rsid="1c02eccb" style:font-style-asian="normal" style:font-style-complex="normal"/>
    </style:style>
    <style:style style:name="P491" style:family="paragraph" style:parent-style-name="Text_20_body" style:list-style-name="L116">
      <style:text-properties fo:font-style="normal" officeooo:rsid="1bfb018b" officeooo:paragraph-rsid="1bfffc6a" style:font-style-asian="normal" style:font-style-complex="normal"/>
    </style:style>
    <style:style style:name="P492" style:family="paragraph" style:parent-style-name="Text_20_body" style:list-style-name="L117">
      <style:text-properties fo:font-style="normal" officeooo:rsid="15b53645" officeooo:paragraph-rsid="17205437" style:font-style-asian="normal" style:font-style-complex="normal"/>
    </style:style>
    <style:style style:name="P493" style:family="paragraph" style:parent-style-name="Text_20_body" style:list-style-name="L119">
      <style:text-properties fo:font-style="normal" officeooo:rsid="1b3c0e07" officeooo:paragraph-rsid="1b3c40f8" style:font-style-asian="normal" style:font-style-complex="normal"/>
    </style:style>
    <style:style style:name="P494" style:family="paragraph" style:parent-style-name="Text_20_body" style:list-style-name="L120">
      <style:text-properties fo:font-style="normal" officeooo:rsid="1b3aa9da" officeooo:paragraph-rsid="1b3aa9da" style:font-style-asian="normal" style:font-style-complex="normal"/>
    </style:style>
    <style:style style:name="P495" style:family="paragraph" style:parent-style-name="Text_20_body" style:list-style-name="L121">
      <style:text-properties fo:font-style="normal" officeooo:rsid="1b3e0f8c" officeooo:paragraph-rsid="1b3e0f8c" style:font-style-asian="normal" style:font-style-complex="normal"/>
    </style:style>
    <style:style style:name="P496" style:family="paragraph" style:parent-style-name="Text_20_body" style:list-style-name="L121">
      <style:text-properties fo:font-style="normal" officeooo:rsid="1fb16c04" officeooo:paragraph-rsid="1fb16c04" style:font-style-asian="normal" style:font-style-complex="normal"/>
    </style:style>
    <style:style style:name="P497" style:family="paragraph" style:parent-style-name="Text_20_body" style:list-style-name="L21">
      <style:text-properties fo:font-style="normal" fo:font-weight="normal" officeooo:rsid="1db71e7f" officeooo:paragraph-rsid="1db71e7f" style:font-style-asian="normal" style:font-weight-asian="normal" style:font-style-complex="normal" style:font-weight-complex="normal"/>
    </style:style>
    <style:style style:name="P498" style:family="paragraph" style:parent-style-name="Text_20_body" style:list-style-name="L34">
      <style:text-properties fo:font-style="normal" fo:font-weight="normal" officeooo:rsid="1d1a7fb6" officeooo:paragraph-rsid="1d1a7fb6" style:font-style-asian="normal" style:font-weight-asian="normal" style:font-style-complex="normal" style:font-weight-complex="normal"/>
    </style:style>
    <style:style style:name="P499" style:family="paragraph" style:parent-style-name="Text_20_body" style:list-style-name="L37">
      <style:text-properties fo:font-style="normal" fo:font-weight="normal" officeooo:rsid="1d23c4af" officeooo:paragraph-rsid="1d23c4af" style:font-style-asian="normal" style:font-weight-asian="normal" style:font-style-complex="normal" style:font-weight-complex="normal"/>
    </style:style>
    <style:style style:name="P500" style:family="paragraph" style:parent-style-name="Text_20_body" style:list-style-name="L37">
      <style:text-properties fo:font-style="normal" fo:font-weight="normal" officeooo:rsid="1d21a784" officeooo:paragraph-rsid="1d23c4af" style:font-style-asian="normal" style:font-weight-asian="normal" style:font-style-complex="normal" style:font-weight-complex="normal"/>
    </style:style>
    <style:style style:name="P501" style:family="paragraph" style:parent-style-name="Text_20_body" style:list-style-name="L37">
      <style:text-properties fo:font-style="normal" fo:font-weight="normal" officeooo:rsid="1d24f741" officeooo:paragraph-rsid="1d24f741" style:font-style-asian="normal" style:font-weight-asian="normal" style:font-style-complex="normal" style:font-weight-complex="normal"/>
    </style:style>
    <style:style style:name="P502" style:family="paragraph" style:parent-style-name="Text_20_body" style:list-style-name="L37">
      <style:text-properties fo:font-style="normal" fo:font-weight="normal" officeooo:rsid="1d25fac5" officeooo:paragraph-rsid="1d25fac5" style:font-style-asian="normal" style:font-weight-asian="normal" style:font-style-complex="normal" style:font-weight-complex="normal"/>
    </style:style>
    <style:style style:name="P503" style:family="paragraph" style:parent-style-name="Text_20_body" style:list-style-name="L48">
      <style:text-properties fo:font-style="normal" fo:font-weight="normal" officeooo:rsid="1fc7330d" officeooo:paragraph-rsid="1fcbd679" style:font-style-asian="normal" style:font-weight-asian="normal" style:font-style-complex="normal" style:font-weight-complex="normal"/>
    </style:style>
    <style:style style:name="P504" style:family="paragraph" style:parent-style-name="Text_20_body" style:list-style-name="L49">
      <style:text-properties fo:font-style="normal" fo:font-weight="normal" officeooo:rsid="1da613d3" officeooo:paragraph-rsid="1da613d3" style:font-style-asian="normal" style:font-weight-asian="normal" style:font-style-complex="normal" style:font-weight-complex="normal"/>
    </style:style>
    <style:style style:name="P505" style:family="paragraph" style:parent-style-name="Text_20_body" style:list-style-name="L84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506" style:family="paragraph" style:parent-style-name="Text_20_body" style:list-style-name="L84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507" style:family="paragraph" style:parent-style-name="Text_20_body" style:list-style-name="L118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508" style:family="paragraph" style:parent-style-name="Text_20_body" style:list-style-name="L45">
      <style:text-properties fo:font-style="normal" fo:font-weight="bold" officeooo:rsid="1dd24645" officeooo:paragraph-rsid="1e401b6c" style:font-style-asian="normal" style:font-weight-asian="bold" style:font-style-complex="normal" style:font-weight-complex="bold"/>
    </style:style>
    <style:style style:name="P509" style:family="paragraph" style:parent-style-name="Text_20_body" style:list-style-name="L105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510" style:family="paragraph" style:parent-style-name="Text_20_body" style:list-style-name="L46">
      <style:text-properties fo:font-style="normal" style:text-underline-style="none" officeooo:rsid="1d89163c" officeooo:paragraph-rsid="1da85e96" style:font-style-asian="normal" style:font-style-complex="normal"/>
    </style:style>
    <style:style style:name="P511" style:family="paragraph" style:parent-style-name="Text_20_body" style:list-style-name="L59">
      <style:text-properties fo:font-style="normal" style:text-underline-style="none" officeooo:rsid="1fe9bec1" officeooo:paragraph-rsid="1fe9bec1" style:font-style-asian="normal" style:font-style-complex="normal"/>
    </style:style>
    <style:style style:name="P512" style:family="paragraph" style:parent-style-name="Text_20_body" style:list-style-name="L11">
      <style:text-properties officeooo:rsid="1998598a" officeooo:paragraph-rsid="1a087c78"/>
    </style:style>
    <style:style style:name="P513" style:family="paragraph" style:parent-style-name="Text_20_body" style:list-style-name="L11">
      <style:text-properties officeooo:rsid="19afdee7" officeooo:paragraph-rsid="19c505ba"/>
    </style:style>
    <style:style style:name="P514" style:family="paragraph" style:parent-style-name="Text_20_body" style:list-style-name="L70">
      <style:text-properties officeooo:rsid="19afdee7" officeooo:paragraph-rsid="1aff31d1"/>
    </style:style>
    <style:style style:name="P515" style:family="paragraph" style:parent-style-name="Text_20_body" style:list-style-name="L11">
      <style:text-properties officeooo:rsid="19b7a33a" officeooo:paragraph-rsid="19bc978f"/>
    </style:style>
    <style:style style:name="P516" style:family="paragraph" style:parent-style-name="Text_20_body" style:list-style-name="L11">
      <style:text-properties officeooo:rsid="19a4955f" officeooo:paragraph-rsid="19a4955f"/>
    </style:style>
    <style:style style:name="P517" style:family="paragraph" style:parent-style-name="Text_20_body" style:list-style-name="L11">
      <style:text-properties fo:font-weight="bold" officeooo:rsid="1ec1b859" officeooo:paragraph-rsid="1ec3462a" style:font-weight-asian="bold" style:font-weight-complex="bold"/>
    </style:style>
    <style:style style:name="P518" style:family="paragraph" style:parent-style-name="Text_20_body" style:list-style-name="L58">
      <style:text-properties fo:font-weight="bold" officeooo:rsid="1d070ff6" officeooo:paragraph-rsid="1d082209" style:font-weight-asian="bold" style:font-weight-complex="bold"/>
    </style:style>
    <style:style style:name="P519" style:family="paragraph" style:parent-style-name="Text_20_body" style:list-style-name="L67">
      <style:text-properties fo:font-weight="bold" officeooo:rsid="1dc9c98c" officeooo:paragraph-rsid="1dc9c98c" style:font-weight-asian="bold" style:font-weight-complex="bold"/>
    </style:style>
    <style:style style:name="P520" style:family="paragraph" style:parent-style-name="Text_20_body" style:list-style-name="L11">
      <style:text-properties officeooo:rsid="19a8efca" officeooo:paragraph-rsid="19ca2dd9"/>
    </style:style>
    <style:style style:name="P521" style:family="paragraph" style:parent-style-name="Text_20_body" style:list-style-name="L12">
      <style:text-properties officeooo:paragraph-rsid="1a69b621"/>
    </style:style>
    <style:style style:name="P522" style:family="paragraph" style:parent-style-name="Text_20_body" style:list-style-name="L13">
      <style:text-properties officeooo:paragraph-rsid="17205437"/>
    </style:style>
    <style:style style:name="P523" style:family="paragraph" style:parent-style-name="Text_20_body" style:list-style-name="L13">
      <style:text-properties officeooo:rsid="159eb076" officeooo:paragraph-rsid="17205437"/>
    </style:style>
    <style:style style:name="P524" style:family="paragraph" style:parent-style-name="Text_20_body" style:list-style-name="L13">
      <style:text-properties officeooo:rsid="1accddd3" officeooo:paragraph-rsid="1accddd3"/>
    </style:style>
    <style:style style:name="P525" style:family="paragraph" style:parent-style-name="Text_20_body" style:list-style-name="L13">
      <style:text-properties officeooo:rsid="1a6e7b0f" officeooo:paragraph-rsid="1a70b518"/>
    </style:style>
    <style:style style:name="P526" style:family="paragraph" style:parent-style-name="Text_20_body" style:list-style-name="L13">
      <style:text-properties officeooo:rsid="1572e53f" officeooo:paragraph-rsid="17205437"/>
    </style:style>
    <style:style style:name="P527" style:family="paragraph" style:parent-style-name="Text_20_body" style:list-style-name="L13">
      <style:text-properties officeooo:rsid="1579f5c3" officeooo:paragraph-rsid="17205437"/>
    </style:style>
    <style:style style:name="P528" style:family="paragraph" style:parent-style-name="Text_20_body" style:list-style-name="L13">
      <style:text-properties officeooo:rsid="1a6edc2a" officeooo:paragraph-rsid="1a72118f"/>
    </style:style>
    <style:style style:name="P529" style:family="paragraph" style:parent-style-name="Text_20_body" style:list-style-name="L14">
      <style:text-properties officeooo:paragraph-rsid="1a23b97d"/>
    </style:style>
    <style:style style:name="P530" style:family="paragraph" style:parent-style-name="Text_20_body" style:list-style-name="L14">
      <style:text-properties officeooo:paragraph-rsid="17205437"/>
    </style:style>
    <style:style style:name="P531" style:family="paragraph" style:parent-style-name="Text_20_body" style:list-style-name="L14">
      <style:text-properties officeooo:paragraph-rsid="1a75920c"/>
    </style:style>
    <style:style style:name="P532" style:family="paragraph" style:parent-style-name="Text_20_body" style:list-style-name="L14">
      <style:text-properties officeooo:paragraph-rsid="1a77d673"/>
    </style:style>
    <style:style style:name="P533" style:family="paragraph" style:parent-style-name="Text_20_body" style:list-style-name="L14">
      <style:text-properties officeooo:rsid="1d1cecf6" officeooo:paragraph-rsid="1d1cecf6"/>
    </style:style>
    <style:style style:name="P534" style:family="paragraph" style:parent-style-name="Text_20_body" style:list-style-name="L16">
      <style:text-properties officeooo:paragraph-rsid="1ed2af3d"/>
    </style:style>
    <style:style style:name="P535" style:family="paragraph" style:parent-style-name="Text_20_body" style:list-style-name="L16">
      <style:text-properties officeooo:rsid="1dc34ca7" officeooo:paragraph-rsid="1dc34ca7"/>
    </style:style>
    <style:style style:name="P536" style:family="paragraph" style:parent-style-name="Text_20_body" style:list-style-name="L16">
      <style:text-properties officeooo:rsid="1dcb8979" officeooo:paragraph-rsid="1dcb8979"/>
    </style:style>
    <style:style style:name="P537" style:family="paragraph" style:parent-style-name="Text_20_body" style:list-style-name="L17">
      <style:text-properties officeooo:rsid="1a43891c" officeooo:paragraph-rsid="17205437"/>
    </style:style>
    <style:style style:name="P538" style:family="paragraph" style:parent-style-name="Text_20_body" style:list-style-name="L18">
      <style:text-properties officeooo:rsid="12bd1159" officeooo:paragraph-rsid="17205437"/>
    </style:style>
    <style:style style:name="P539" style:family="paragraph" style:parent-style-name="Text_20_body" style:list-style-name="L18">
      <style:text-properties officeooo:rsid="12bdefed" officeooo:paragraph-rsid="17205437"/>
    </style:style>
    <style:style style:name="P540" style:family="paragraph" style:parent-style-name="Text_20_body" style:list-style-name="L18">
      <style:text-properties officeooo:rsid="12c83cea" officeooo:paragraph-rsid="17205437"/>
    </style:style>
    <style:style style:name="P541" style:family="paragraph" style:parent-style-name="Text_20_body" style:list-style-name="L18">
      <style:text-properties officeooo:rsid="15961598" officeooo:paragraph-rsid="17205437"/>
    </style:style>
    <style:style style:name="P542" style:family="paragraph" style:parent-style-name="Text_20_body" style:list-style-name="L18">
      <style:text-properties officeooo:rsid="12c8c6da" officeooo:paragraph-rsid="17205437"/>
    </style:style>
    <style:style style:name="P543" style:family="paragraph" style:parent-style-name="Text_20_body" style:list-style-name="L19">
      <style:text-properties officeooo:rsid="15947fdc" officeooo:paragraph-rsid="17205437"/>
    </style:style>
    <style:style style:name="P544" style:family="paragraph" style:parent-style-name="Text_20_body" style:list-style-name="L22">
      <style:text-properties officeooo:paragraph-rsid="18b133a2"/>
    </style:style>
    <style:style style:name="P545" style:family="paragraph" style:parent-style-name="Text_20_body" style:list-style-name="L23">
      <style:text-properties officeooo:paragraph-rsid="1908efad"/>
    </style:style>
    <style:style style:name="P546" style:family="paragraph" style:parent-style-name="Text_20_body" style:list-style-name="L23">
      <style:text-properties officeooo:rsid="1de1c071" officeooo:paragraph-rsid="1de1c071"/>
    </style:style>
    <style:style style:name="P547" style:family="paragraph" style:parent-style-name="Text_20_body" style:list-style-name="L25">
      <style:text-properties officeooo:paragraph-rsid="18a8ff71"/>
    </style:style>
    <style:style style:name="P548" style:family="paragraph" style:parent-style-name="Text_20_body" style:list-style-name="L28">
      <style:text-properties officeooo:paragraph-rsid="18c20de8"/>
    </style:style>
    <style:style style:name="P549" style:family="paragraph" style:parent-style-name="Text_20_body" style:list-style-name="L28">
      <style:text-properties officeooo:rsid="18d00879" officeooo:paragraph-rsid="18d00879"/>
    </style:style>
    <style:style style:name="P550" style:family="paragraph" style:parent-style-name="Text_20_body" style:list-style-name="L28">
      <style:text-properties officeooo:rsid="18d4fbbc" officeooo:paragraph-rsid="18d4fbbc"/>
    </style:style>
    <style:style style:name="P551" style:family="paragraph" style:parent-style-name="Text_20_body" style:list-style-name="L28">
      <style:text-properties officeooo:rsid="18d5c31e" officeooo:paragraph-rsid="18d5c31e"/>
    </style:style>
    <style:style style:name="P552" style:family="paragraph" style:parent-style-name="Text_20_body" style:list-style-name="L28">
      <style:text-properties officeooo:rsid="18df89f8" officeooo:paragraph-rsid="18df89f8"/>
    </style:style>
    <style:style style:name="P553" style:family="paragraph" style:parent-style-name="Text_20_body" style:list-style-name="L28">
      <style:text-properties officeooo:rsid="186b3e8b" officeooo:paragraph-rsid="18cf0f68"/>
    </style:style>
    <style:style style:name="P554" style:family="paragraph" style:parent-style-name="Text_20_body" style:list-style-name="L28">
      <style:text-properties officeooo:rsid="1fccba84" officeooo:paragraph-rsid="1fccba84"/>
    </style:style>
    <style:style style:name="P555" style:family="paragraph" style:parent-style-name="Text_20_body" style:list-style-name="L32">
      <style:text-properties officeooo:rsid="18f14426" officeooo:paragraph-rsid="18f14426"/>
    </style:style>
    <style:style style:name="P556" style:family="paragraph" style:parent-style-name="Text_20_body" style:list-style-name="L32">
      <style:text-properties officeooo:rsid="18f2171b" officeooo:paragraph-rsid="18f2171b"/>
    </style:style>
    <style:style style:name="P557" style:family="paragraph" style:parent-style-name="Text_20_body" style:list-style-name="L33">
      <style:text-properties officeooo:rsid="1eec2ec2" officeooo:paragraph-rsid="1eef7cba"/>
    </style:style>
    <style:style style:name="P558" style:family="paragraph" style:parent-style-name="Text_20_body" style:list-style-name="L33">
      <style:text-properties officeooo:rsid="1eec2ec2" officeooo:paragraph-rsid="1f87dab3"/>
    </style:style>
    <style:style style:name="P559" style:family="paragraph" style:parent-style-name="Text_20_body" style:list-style-name="L33">
      <style:text-properties officeooo:rsid="1eec2ec2" officeooo:paragraph-rsid="1f88d5b8"/>
    </style:style>
    <style:style style:name="P560" style:family="paragraph" style:parent-style-name="Text_20_body" style:list-style-name="L104">
      <style:text-properties officeooo:rsid="1eec2ec2" officeooo:paragraph-rsid="1f88f818"/>
    </style:style>
    <style:style style:name="P561" style:family="paragraph" style:parent-style-name="Text_20_body" style:list-style-name="L34">
      <style:text-properties officeooo:paragraph-rsid="1d1a6e80"/>
    </style:style>
    <style:style style:name="P562" style:family="paragraph" style:parent-style-name="Text_20_body" style:list-style-name="L34">
      <style:text-properties officeooo:rsid="1d17b1cf" officeooo:paragraph-rsid="1d17b1cf"/>
    </style:style>
    <style:style style:name="P563" style:family="paragraph" style:parent-style-name="Text_20_body" style:list-style-name="L39">
      <style:text-properties officeooo:rsid="160397eb" officeooo:paragraph-rsid="1d384bdc"/>
    </style:style>
    <style:style style:name="P564" style:family="paragraph" style:parent-style-name="Text_20_body" style:list-style-name="L40">
      <style:text-properties officeooo:rsid="160397eb" officeooo:paragraph-rsid="1d2fdeb8"/>
    </style:style>
    <style:style style:name="P565" style:family="paragraph" style:parent-style-name="Text_20_body" style:list-style-name="L41">
      <style:text-properties officeooo:paragraph-rsid="1d33530c"/>
    </style:style>
    <style:style style:name="P566" style:family="paragraph" style:parent-style-name="Text_20_body" style:list-style-name="L44">
      <style:text-properties officeooo:rsid="1c81d622" officeooo:paragraph-rsid="1d11026e"/>
    </style:style>
    <style:style style:name="P567" style:family="paragraph" style:parent-style-name="Text_20_body" style:list-style-name="L48">
      <style:text-properties officeooo:rsid="1c81d622" officeooo:paragraph-rsid="1d11026e"/>
    </style:style>
    <style:style style:name="P568" style:family="paragraph" style:parent-style-name="Text_20_body" style:list-style-name="L105">
      <style:text-properties officeooo:rsid="1c81d622" officeooo:paragraph-rsid="1c9dbd6e"/>
    </style:style>
    <style:style style:name="P569" style:family="paragraph" style:parent-style-name="Text_20_body" style:list-style-name="L105">
      <style:text-properties officeooo:rsid="1c81d622" officeooo:paragraph-rsid="1d4999ce"/>
    </style:style>
    <style:style style:name="P570" style:family="paragraph" style:parent-style-name="Text_20_body" style:list-style-name="L44">
      <style:text-properties officeooo:rsid="1f14288f" officeooo:paragraph-rsid="1f14288f"/>
    </style:style>
    <style:style style:name="P571" style:family="paragraph" style:parent-style-name="Text_20_body" style:list-style-name="L47">
      <style:text-properties officeooo:rsid="1d7ff2e4" officeooo:paragraph-rsid="1da85e96"/>
    </style:style>
    <style:style style:name="P572" style:family="paragraph" style:parent-style-name="Text_20_body" style:list-style-name="L47">
      <style:text-properties officeooo:rsid="1ae0d865" officeooo:paragraph-rsid="1dba8846"/>
    </style:style>
    <style:style style:name="P573" style:family="paragraph" style:parent-style-name="Text_20_body" style:list-style-name="L47">
      <style:text-properties officeooo:rsid="1ae5d976" officeooo:paragraph-rsid="1dba8846"/>
    </style:style>
    <style:style style:name="P574" style:family="paragraph" style:parent-style-name="Text_20_body" style:list-style-name="L47">
      <style:text-properties officeooo:rsid="1d7c05dc" officeooo:paragraph-rsid="1da85e96"/>
    </style:style>
    <style:style style:name="P575" style:family="paragraph" style:parent-style-name="Text_20_body" style:list-style-name="L47">
      <style:text-properties officeooo:rsid="1d7c05dc" officeooo:paragraph-rsid="1fa44ad3"/>
    </style:style>
    <style:style style:name="P576" style:family="paragraph" style:parent-style-name="Text_20_body" style:list-style-name="L47">
      <style:text-properties officeooo:rsid="1dbcc49a" officeooo:paragraph-rsid="1dbcc49a"/>
    </style:style>
    <style:style style:name="P577" style:family="paragraph" style:parent-style-name="Text_20_body" style:list-style-name="L47">
      <style:text-properties officeooo:rsid="1dc770a7" officeooo:paragraph-rsid="2046eee1"/>
    </style:style>
    <style:style style:name="P578" style:family="paragraph" style:parent-style-name="Text_20_body" style:list-style-name="L47">
      <style:text-properties officeooo:rsid="204916be" officeooo:paragraph-rsid="204916be"/>
    </style:style>
    <style:style style:name="P579" style:family="paragraph" style:parent-style-name="Text_20_body" style:list-style-name="L47">
      <style:text-properties officeooo:rsid="1dd51cea" officeooo:paragraph-rsid="1dd51cea"/>
    </style:style>
    <style:style style:name="P580" style:family="paragraph" style:parent-style-name="Text_20_body" style:list-style-name="L47">
      <style:text-properties officeooo:rsid="1dc5ec88" officeooo:paragraph-rsid="1dc5ec88"/>
    </style:style>
    <style:style style:name="P581" style:family="paragraph" style:parent-style-name="Text_20_body" style:list-style-name="L67">
      <style:text-properties officeooo:rsid="1dc5ec88" officeooo:paragraph-rsid="1dc83763"/>
    </style:style>
    <style:style style:name="P582" style:family="paragraph" style:parent-style-name="Text_20_body" style:list-style-name="L48">
      <style:text-properties officeooo:rsid="1fc9e812" officeooo:paragraph-rsid="1fc9e812"/>
    </style:style>
    <style:style style:name="P583" style:family="paragraph" style:parent-style-name="Text_20_body" style:list-style-name="L50">
      <style:text-properties officeooo:rsid="1fc33efa" officeooo:paragraph-rsid="1fc33efa"/>
    </style:style>
    <style:style style:name="P584" style:family="paragraph" style:parent-style-name="Text_20_body" style:list-style-name="L51">
      <style:text-properties officeooo:paragraph-rsid="1d8fe60c"/>
    </style:style>
    <style:style style:name="P585" style:family="paragraph" style:parent-style-name="Text_20_body" style:list-style-name="L51">
      <style:text-properties officeooo:rsid="1d91cd2c" officeooo:paragraph-rsid="1d91cd2c"/>
    </style:style>
    <style:style style:name="P586" style:family="paragraph" style:parent-style-name="Text_20_body" style:list-style-name="L51">
      <style:text-properties officeooo:rsid="1fc5713b" officeooo:paragraph-rsid="1fc5713b"/>
    </style:style>
    <style:style style:name="P587" style:family="paragraph" style:parent-style-name="Text_20_body" style:list-style-name="L51">
      <style:text-properties officeooo:rsid="1d931637" officeooo:paragraph-rsid="1d931637"/>
    </style:style>
    <style:style style:name="P588" style:family="paragraph" style:parent-style-name="Text_20_body" style:list-style-name="L52">
      <style:text-properties officeooo:rsid="1d8eb544" officeooo:paragraph-rsid="1d8eb544"/>
    </style:style>
    <style:style style:name="P589" style:family="paragraph" style:parent-style-name="Text_20_body" style:list-style-name="L53">
      <style:text-properties officeooo:rsid="1d8a2e78" officeooo:paragraph-rsid="1d8a2e78"/>
    </style:style>
    <style:style style:name="P590" style:family="paragraph" style:parent-style-name="Text_20_body" style:list-style-name="L53">
      <style:text-properties officeooo:rsid="1d8d7a2b" officeooo:paragraph-rsid="1d8d7a2b"/>
    </style:style>
    <style:style style:name="P591" style:family="paragraph" style:parent-style-name="Text_20_body" style:list-style-name="L54">
      <style:text-properties officeooo:rsid="151b1d44" officeooo:paragraph-rsid="1d3968dc"/>
    </style:style>
    <style:style style:name="P592" style:family="paragraph" style:parent-style-name="Text_20_body" style:list-style-name="L54">
      <style:text-properties officeooo:rsid="1d8623ba" officeooo:paragraph-rsid="1d89163c"/>
    </style:style>
    <style:style style:name="P593" style:family="paragraph" style:parent-style-name="Text_20_body" style:list-style-name="L54">
      <style:text-properties officeooo:rsid="1f4f7e99" officeooo:paragraph-rsid="1f5143a4"/>
    </style:style>
    <style:style style:name="P594" style:family="paragraph" style:parent-style-name="Text_20_body" style:list-style-name="L54">
      <style:text-properties officeooo:rsid="1dbe95fc" officeooo:paragraph-rsid="1dbe95fc"/>
    </style:style>
    <style:style style:name="P595" style:family="paragraph" style:parent-style-name="Text_20_body" style:list-style-name="L54">
      <style:text-properties officeooo:rsid="1dc0150c" officeooo:paragraph-rsid="1dc0150c"/>
    </style:style>
    <style:style style:name="P596" style:family="paragraph" style:parent-style-name="Text_20_body" style:list-style-name="L54">
      <style:text-properties officeooo:rsid="1eab097a" officeooo:paragraph-rsid="1eab097a"/>
    </style:style>
    <style:style style:name="P597" style:family="paragraph" style:parent-style-name="Text_20_body" style:list-style-name="L54">
      <style:text-properties officeooo:rsid="1d9fbd07" officeooo:paragraph-rsid="1d9fbd07"/>
    </style:style>
    <style:style style:name="P598" style:family="paragraph" style:parent-style-name="Text_20_body" style:list-style-name="L54">
      <style:text-properties officeooo:rsid="1db7a493" officeooo:paragraph-rsid="1db7a493"/>
    </style:style>
    <style:style style:name="P599" style:family="paragraph" style:parent-style-name="Text_20_body" style:list-style-name="L54">
      <style:text-properties officeooo:rsid="1db73d34" officeooo:paragraph-rsid="1db73d34"/>
    </style:style>
    <style:style style:name="P600" style:family="paragraph" style:parent-style-name="Text_20_body" style:list-style-name="L54">
      <style:text-properties officeooo:rsid="1db8a4b7" officeooo:paragraph-rsid="1db8a4b7"/>
    </style:style>
    <style:style style:name="P601" style:family="paragraph" style:parent-style-name="Text_20_body" style:list-style-name="L54">
      <style:text-properties officeooo:rsid="1ea59b5d" officeooo:paragraph-rsid="1ea59b5d"/>
    </style:style>
    <style:style style:name="P602" style:family="paragraph" style:parent-style-name="Text_20_body" style:list-style-name="L54">
      <style:text-properties officeooo:rsid="1ea59b5d" officeooo:paragraph-rsid="1eada5bf"/>
    </style:style>
    <style:style style:name="P603" style:family="paragraph" style:parent-style-name="Text_20_body" style:list-style-name="L54">
      <style:text-properties officeooo:rsid="1ea59eb8" officeooo:paragraph-rsid="1eada5bf"/>
    </style:style>
    <style:style style:name="P604" style:family="paragraph" style:parent-style-name="Text_20_body" style:list-style-name="L54">
      <style:text-properties officeooo:rsid="1e4123eb" officeooo:paragraph-rsid="1e4123eb"/>
    </style:style>
    <style:style style:name="P605" style:family="paragraph" style:parent-style-name="Text_20_body" style:list-style-name="L55">
      <style:text-properties officeooo:paragraph-rsid="1cab484f"/>
    </style:style>
    <style:style style:name="P606" style:family="paragraph" style:parent-style-name="Text_20_body" style:list-style-name="L55">
      <style:text-properties officeooo:rsid="1caa881e" officeooo:paragraph-rsid="1caca17b"/>
    </style:style>
    <style:style style:name="P607" style:family="paragraph" style:parent-style-name="Text_20_body" style:list-style-name="L55">
      <style:text-properties officeooo:rsid="1caa881e" officeooo:paragraph-rsid="1caa881e"/>
    </style:style>
    <style:style style:name="P608" style:family="paragraph" style:parent-style-name="Text_20_body" style:list-style-name="L56">
      <style:text-properties officeooo:paragraph-rsid="204e23c6"/>
    </style:style>
    <style:style style:name="P609" style:family="paragraph" style:parent-style-name="Text_20_body" style:list-style-name="L56">
      <style:text-properties officeooo:paragraph-rsid="1f26337e"/>
    </style:style>
    <style:style style:name="P610" style:family="paragraph" style:parent-style-name="Text_20_body" style:list-style-name="L56">
      <style:text-properties officeooo:paragraph-rsid="1df010fc"/>
    </style:style>
    <style:style style:name="P611" style:family="paragraph" style:parent-style-name="Text_20_body" style:list-style-name="L56">
      <style:text-properties officeooo:paragraph-rsid="1df18237"/>
    </style:style>
    <style:style style:name="P612" style:family="paragraph" style:parent-style-name="Text_20_body" style:list-style-name="L56">
      <style:text-properties officeooo:paragraph-rsid="1df33719"/>
    </style:style>
    <style:style style:name="P613" style:family="paragraph" style:parent-style-name="Text_20_body" style:list-style-name="L56">
      <style:text-properties officeooo:paragraph-rsid="1df5ac2e"/>
    </style:style>
    <style:style style:name="P614" style:family="paragraph" style:parent-style-name="Text_20_body" style:list-style-name="L56">
      <style:text-properties officeooo:paragraph-rsid="1df7f3d2"/>
    </style:style>
    <style:style style:name="P615" style:family="paragraph" style:parent-style-name="Text_20_body" style:list-style-name="L57">
      <style:text-properties officeooo:paragraph-rsid="1e1dfaf6"/>
    </style:style>
    <style:style style:name="P616" style:family="paragraph" style:parent-style-name="Text_20_body" style:list-style-name="L57">
      <style:text-properties officeooo:paragraph-rsid="1e1438b4"/>
    </style:style>
    <style:style style:name="P617" style:family="paragraph" style:parent-style-name="Text_20_body" style:list-style-name="L57">
      <style:text-properties officeooo:paragraph-rsid="174ff3af"/>
    </style:style>
    <style:style style:name="P618" style:family="paragraph" style:parent-style-name="Text_20_body" style:list-style-name="L57">
      <style:text-properties officeooo:paragraph-rsid="1e1b5da9"/>
    </style:style>
    <style:style style:name="P619" style:family="paragraph" style:parent-style-name="Text_20_body" style:list-style-name="L57">
      <style:text-properties officeooo:paragraph-rsid="1e19bebe"/>
    </style:style>
    <style:style style:name="P620" style:family="paragraph" style:parent-style-name="Text_20_body" style:list-style-name="L57">
      <style:text-properties officeooo:paragraph-rsid="1754be44"/>
    </style:style>
    <style:style style:name="P621" style:family="paragraph" style:parent-style-name="Text_20_body" style:list-style-name="L58">
      <style:text-properties officeooo:rsid="1d0de2e5" officeooo:paragraph-rsid="1d0de2e5"/>
    </style:style>
    <style:style style:name="P622" style:family="paragraph" style:parent-style-name="Text_20_body" style:list-style-name="L58">
      <style:text-properties officeooo:rsid="1d09d581" officeooo:paragraph-rsid="1d09d581"/>
    </style:style>
    <style:style style:name="P623" style:family="paragraph" style:parent-style-name="Text_20_body" style:list-style-name="L58">
      <style:text-properties officeooo:rsid="1d082209" officeooo:paragraph-rsid="1d082209"/>
    </style:style>
    <style:style style:name="P624" style:family="paragraph" style:parent-style-name="Text_20_body" style:list-style-name="L58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625" style:family="paragraph" style:parent-style-name="Text_20_body" style:list-style-name="L59">
      <style:text-properties officeooo:paragraph-rsid="1e0d2c3e"/>
    </style:style>
    <style:style style:name="P626" style:family="paragraph" style:parent-style-name="Text_20_body" style:list-style-name="L60">
      <style:text-properties officeooo:rsid="1295d98c" officeooo:paragraph-rsid="19fa0003"/>
    </style:style>
    <style:style style:name="P627" style:family="paragraph" style:parent-style-name="Text_20_body" style:list-style-name="L60">
      <style:text-properties officeooo:rsid="13bcbb86" officeooo:paragraph-rsid="19fb4a20"/>
    </style:style>
    <style:style style:name="P628" style:family="paragraph" style:parent-style-name="Text_20_body" style:list-style-name="L60">
      <style:text-properties officeooo:rsid="19f449ba" officeooo:paragraph-rsid="19fb4a20"/>
    </style:style>
    <style:style style:name="P629" style:family="paragraph" style:parent-style-name="Text_20_body" style:list-style-name="L60">
      <style:text-properties officeooo:rsid="15e5b40e" officeooo:paragraph-rsid="19e334b1"/>
    </style:style>
    <style:style style:name="P630" style:family="paragraph" style:parent-style-name="Text_20_body" style:list-style-name="L60">
      <style:text-properties officeooo:rsid="1f3554f0" officeooo:paragraph-rsid="1f3554f0"/>
    </style:style>
    <style:style style:name="P631" style:family="paragraph" style:parent-style-name="Text_20_body" style:list-style-name="L59">
      <style:text-properties officeooo:rsid="2115792e" officeooo:paragraph-rsid="2115792e"/>
    </style:style>
    <style:style style:name="P632" style:family="paragraph" style:parent-style-name="Text_20_body" style:list-style-name="L57">
      <style:text-properties officeooo:rsid="1e3e2b11" officeooo:paragraph-rsid="1e3e2b11"/>
    </style:style>
    <style:style style:name="P633" style:family="paragraph" style:parent-style-name="Text_20_body" style:list-style-name="L61">
      <style:text-properties officeooo:paragraph-rsid="1aa9a78a"/>
    </style:style>
    <style:style style:name="P634" style:family="paragraph" style:parent-style-name="Text_20_body" style:list-style-name="L61">
      <style:text-properties officeooo:rsid="1aced976" officeooo:paragraph-rsid="1aced976"/>
    </style:style>
    <style:style style:name="P635" style:family="paragraph" style:parent-style-name="Text_20_body" style:list-style-name="L62">
      <style:text-properties officeooo:rsid="18059df4" officeooo:paragraph-rsid="1aaab28b"/>
    </style:style>
    <style:style style:name="P636" style:family="paragraph" style:parent-style-name="Text_20_body" style:list-style-name="L62">
      <style:text-properties officeooo:rsid="1ad7191a" officeooo:paragraph-rsid="1ad7191a"/>
    </style:style>
    <style:style style:name="P637" style:family="paragraph" style:parent-style-name="Text_20_body" style:list-style-name="L63">
      <style:text-properties officeooo:paragraph-rsid="1f4956fd"/>
    </style:style>
    <style:style style:name="P638" style:family="paragraph" style:parent-style-name="Text_20_body" style:list-style-name="L65">
      <style:text-properties officeooo:paragraph-rsid="1f480d51"/>
    </style:style>
    <style:style style:name="P639" style:family="paragraph" style:parent-style-name="Text_20_body" style:list-style-name="L67">
      <style:text-properties officeooo:rsid="1ad6edef" officeooo:paragraph-rsid="20df05fc"/>
    </style:style>
    <style:style style:name="P640" style:family="paragraph" style:parent-style-name="Text_20_body" style:list-style-name="L67">
      <style:text-properties officeooo:rsid="20df05fc" officeooo:paragraph-rsid="20df05fc"/>
    </style:style>
    <style:style style:name="P641" style:family="paragraph" style:parent-style-name="Text_20_body" style:list-style-name="L67">
      <style:text-properties officeooo:rsid="122829e6" officeooo:paragraph-rsid="17ddc43c"/>
    </style:style>
    <style:style style:name="P642" style:family="paragraph" style:parent-style-name="Text_20_body" style:list-style-name="L67">
      <style:text-properties officeooo:rsid="1f4ef3d0" officeooo:paragraph-rsid="1f4ef3d0"/>
    </style:style>
    <style:style style:name="P643" style:family="paragraph" style:parent-style-name="Text_20_body" style:list-style-name="L68">
      <style:text-properties officeooo:rsid="19463c2a" officeooo:paragraph-rsid="19463c2a"/>
    </style:style>
    <style:style style:name="P644" style:family="paragraph" style:parent-style-name="Text_20_body" style:list-style-name="L68">
      <style:text-properties officeooo:rsid="1225bf33" officeooo:paragraph-rsid="1947fbe3"/>
    </style:style>
    <style:style style:name="P645" style:family="paragraph" style:parent-style-name="Text_20_body" style:list-style-name="L70">
      <style:text-properties officeooo:paragraph-rsid="1af5d4e9"/>
    </style:style>
    <style:style style:name="P646" style:family="paragraph" style:parent-style-name="Text_20_body" style:list-style-name="L70">
      <style:text-properties officeooo:rsid="1525a965" officeooo:paragraph-rsid="1af066c2"/>
    </style:style>
    <style:style style:name="P647" style:family="paragraph" style:parent-style-name="Text_20_body" style:list-style-name="L70">
      <style:text-properties officeooo:rsid="182d5c9f" officeooo:paragraph-rsid="1aac0adc"/>
    </style:style>
    <style:style style:name="P648" style:family="paragraph" style:parent-style-name="Text_20_body" style:list-style-name="L70">
      <style:text-properties officeooo:rsid="1aff31d1" officeooo:paragraph-rsid="1aff31d1"/>
    </style:style>
    <style:style style:name="P649" style:family="paragraph" style:parent-style-name="Text_20_body" style:list-style-name="L70">
      <style:text-properties officeooo:rsid="19a2aeb2" officeooo:paragraph-rsid="1beabede"/>
    </style:style>
    <style:style style:name="P650" style:family="paragraph" style:parent-style-name="Text_20_body" style:list-style-name="L70">
      <style:text-properties officeooo:rsid="1b05055c" officeooo:paragraph-rsid="1b05055c"/>
    </style:style>
    <style:style style:name="P651" style:family="paragraph" style:parent-style-name="Text_20_body" style:list-style-name="L70">
      <style:text-properties officeooo:rsid="1dabf4fa" officeooo:paragraph-rsid="1dabf4fa"/>
    </style:style>
    <style:style style:name="P652" style:family="paragraph" style:parent-style-name="Text_20_body" style:list-style-name="L70">
      <style:text-properties officeooo:rsid="1b06fee0" officeooo:paragraph-rsid="1b06fee0"/>
    </style:style>
    <style:style style:name="P653" style:family="paragraph" style:parent-style-name="Text_20_body" style:list-style-name="L70">
      <style:text-properties officeooo:rsid="1b098458" officeooo:paragraph-rsid="1b098458"/>
    </style:style>
    <style:style style:name="P654" style:family="paragraph" style:parent-style-name="Text_20_body" style:list-style-name="L71">
      <style:text-properties officeooo:paragraph-rsid="20b1c869"/>
    </style:style>
    <style:style style:name="P655" style:family="paragraph" style:parent-style-name="Text_20_body" style:list-style-name="L71">
      <style:text-properties officeooo:rsid="1543b540" officeooo:paragraph-rsid="20b1c869"/>
    </style:style>
    <style:style style:name="P656" style:family="paragraph" style:parent-style-name="Text_20_body" style:list-style-name="L72">
      <style:text-properties officeooo:rsid="20b3c77a" officeooo:paragraph-rsid="20b3c77a"/>
    </style:style>
    <style:style style:name="P657" style:family="paragraph" style:parent-style-name="Text_20_body" style:list-style-name="L72">
      <style:text-properties officeooo:rsid="20b3c77a" officeooo:paragraph-rsid="20b97fcf"/>
    </style:style>
    <style:style style:name="P658" style:family="paragraph" style:parent-style-name="Text_20_body" style:list-style-name="L73">
      <style:text-properties officeooo:rsid="196e73ef" officeooo:paragraph-rsid="1b2f5bad"/>
    </style:style>
    <style:style style:name="P659" style:family="paragraph" style:parent-style-name="Text_20_body" style:list-style-name="L73">
      <style:text-properties officeooo:rsid="1b2f5bad" officeooo:paragraph-rsid="1b2f5bad"/>
    </style:style>
    <style:style style:name="P660" style:family="paragraph" style:parent-style-name="Text_20_body" style:list-style-name="L73">
      <style:text-properties officeooo:rsid="1b2f5bad" officeooo:paragraph-rsid="1b32103b"/>
    </style:style>
    <style:style style:name="P661" style:family="paragraph" style:parent-style-name="Text_20_body" style:list-style-name="L73">
      <style:text-properties officeooo:rsid="1970535f" officeooo:paragraph-rsid="1aac0adc"/>
    </style:style>
    <style:style style:name="P662" style:family="paragraph" style:parent-style-name="Text_20_body" style:list-style-name="L74">
      <style:text-properties officeooo:rsid="182c35b1" officeooo:paragraph-rsid="1aac0adc"/>
    </style:style>
    <style:style style:name="P663" style:family="paragraph" style:parent-style-name="Text_20_body" style:list-style-name="L74">
      <style:text-properties officeooo:rsid="1b155c13" officeooo:paragraph-rsid="1b155c13"/>
    </style:style>
    <style:style style:name="P664" style:family="paragraph" style:parent-style-name="Text_20_body" style:list-style-name="L75">
      <style:text-properties officeooo:rsid="15426ded" officeooo:paragraph-rsid="1c2c0b62"/>
    </style:style>
    <style:style style:name="P665" style:family="paragraph" style:parent-style-name="Text_20_body" style:list-style-name="L75">
      <style:text-properties officeooo:rsid="1c2f2361" officeooo:paragraph-rsid="1c2c0b62"/>
    </style:style>
    <style:style style:name="P666" style:family="paragraph" style:parent-style-name="Text_20_body" style:list-style-name="L75">
      <style:text-properties officeooo:rsid="15458082" officeooo:paragraph-rsid="1b12493f"/>
    </style:style>
    <style:style style:name="P667" style:family="paragraph" style:parent-style-name="Text_20_body" style:list-style-name="L75">
      <style:text-properties officeooo:rsid="1546b8d6" officeooo:paragraph-rsid="1aac0adc"/>
    </style:style>
    <style:style style:name="P668" style:family="paragraph" style:parent-style-name="Text_20_body" style:list-style-name="L75">
      <style:text-properties officeooo:rsid="18247580" officeooo:paragraph-rsid="1aac0adc"/>
    </style:style>
    <style:style style:name="P669" style:family="paragraph" style:parent-style-name="Text_20_body" style:list-style-name="L76">
      <style:text-properties officeooo:rsid="15ad6f72" officeooo:paragraph-rsid="1aac0adc"/>
    </style:style>
    <style:style style:name="P670" style:family="paragraph" style:parent-style-name="Text_20_body" style:list-style-name="L77">
      <style:text-properties officeooo:paragraph-rsid="20b57a92"/>
    </style:style>
    <style:style style:name="P671" style:family="paragraph" style:parent-style-name="Text_20_body" style:list-style-name="L78">
      <style:text-properties officeooo:paragraph-rsid="1c371f82"/>
    </style:style>
    <style:style style:name="P672" style:family="paragraph" style:parent-style-name="Text_20_body" style:list-style-name="L78">
      <style:text-properties officeooo:rsid="1c1a5de7" officeooo:paragraph-rsid="1c1a5de7"/>
    </style:style>
    <style:style style:name="P673" style:family="paragraph" style:parent-style-name="Text_20_body" style:list-style-name="L78">
      <style:text-properties officeooo:rsid="1c23eac8" officeooo:paragraph-rsid="1c23eac8"/>
    </style:style>
    <style:style style:name="P674" style:family="paragraph" style:parent-style-name="Text_20_body" style:list-style-name="L76">
      <style:text-properties officeooo:rsid="14b6c7d2" officeooo:paragraph-rsid="1aac0adc"/>
    </style:style>
    <style:style style:name="P675" style:family="paragraph" style:parent-style-name="Text_20_body" style:list-style-name="L76">
      <style:text-properties officeooo:rsid="202d51f4" officeooo:paragraph-rsid="202d51f4"/>
    </style:style>
    <style:style style:name="P676" style:family="paragraph" style:parent-style-name="Text_20_body" style:list-style-name="L76">
      <style:text-properties officeooo:rsid="20379c9d" officeooo:paragraph-rsid="20379c9d"/>
    </style:style>
    <style:style style:name="P677" style:family="paragraph" style:parent-style-name="Text_20_body" style:list-style-name="L76">
      <style:text-properties officeooo:rsid="202e522f" officeooo:paragraph-rsid="202e522f"/>
    </style:style>
    <style:style style:name="P678" style:family="paragraph" style:parent-style-name="Text_20_body" style:list-style-name="L76">
      <style:text-properties officeooo:rsid="202e522f" officeooo:paragraph-rsid="20325278"/>
    </style:style>
    <style:style style:name="P679" style:family="paragraph" style:parent-style-name="Text_20_body" style:list-style-name="L76">
      <style:text-properties officeooo:rsid="20325278" officeooo:paragraph-rsid="20325278"/>
    </style:style>
    <style:style style:name="P680" style:family="paragraph" style:parent-style-name="Text_20_body" style:list-style-name="L79">
      <style:text-properties officeooo:rsid="209eba3a" officeooo:paragraph-rsid="209eba3a"/>
    </style:style>
    <style:style style:name="P681" style:family="paragraph" style:parent-style-name="Text_20_body" style:list-style-name="L79">
      <style:text-properties officeooo:rsid="17b228f5" officeooo:paragraph-rsid="1aac0adc"/>
    </style:style>
    <style:style style:name="P682" style:family="paragraph" style:parent-style-name="Text_20_body" style:list-style-name="L80">
      <style:text-properties officeooo:rsid="17aa8f57" officeooo:paragraph-rsid="1aac0adc"/>
    </style:style>
    <style:style style:name="P683" style:family="paragraph" style:parent-style-name="Text_20_body" style:list-style-name="L79">
      <style:text-properties officeooo:rsid="17aa8f57" officeooo:paragraph-rsid="1c497a43"/>
    </style:style>
    <style:style style:name="P684" style:family="paragraph" style:parent-style-name="Text_20_body" style:list-style-name="L84">
      <style:text-properties officeooo:paragraph-rsid="20aa26b3"/>
    </style:style>
    <style:style style:name="P685" style:family="paragraph" style:parent-style-name="Text_20_body" style:list-style-name="L86">
      <style:text-properties officeooo:rsid="20cf89bc" officeooo:paragraph-rsid="20cf89bc"/>
    </style:style>
    <style:style style:name="P686" style:family="paragraph" style:parent-style-name="Text_20_body" style:list-style-name="L88">
      <style:text-properties officeooo:paragraph-rsid="1aac0adc"/>
    </style:style>
    <style:style style:name="P687" style:family="paragraph" style:parent-style-name="Text_20_body" style:list-style-name="L89">
      <style:text-properties officeooo:rsid="17beb1df" officeooo:paragraph-rsid="1aac0adc"/>
    </style:style>
    <style:style style:name="P688" style:family="paragraph" style:parent-style-name="Text_20_body" style:list-style-name="L90">
      <style:text-properties officeooo:paragraph-rsid="1e32191f"/>
    </style:style>
    <style:style style:name="P689" style:family="paragraph" style:parent-style-name="Text_20_body" style:list-style-name="L92">
      <style:text-properties officeooo:rsid="18303271" officeooo:paragraph-rsid="1aac0adc"/>
    </style:style>
    <style:style style:name="P690" style:family="paragraph" style:parent-style-name="Text_20_body" style:list-style-name="L92">
      <style:text-properties officeooo:rsid="1c546527" officeooo:paragraph-rsid="1aac0adc"/>
    </style:style>
    <style:style style:name="P691" style:family="paragraph" style:parent-style-name="Text_20_body" style:list-style-name="L94">
      <style:text-properties officeooo:paragraph-rsid="19345964"/>
    </style:style>
    <style:style style:name="P692" style:family="paragraph" style:parent-style-name="Text_20_body" style:list-style-name="L94">
      <style:text-properties officeooo:paragraph-rsid="1935a69f"/>
    </style:style>
    <style:style style:name="P693" style:family="paragraph" style:parent-style-name="Text_20_body" style:list-style-name="L96">
      <style:text-properties officeooo:rsid="1927fafa" officeooo:paragraph-rsid="1927fafa"/>
    </style:style>
    <style:style style:name="P694" style:family="paragraph" style:parent-style-name="Text_20_body" style:list-style-name="L96">
      <style:text-properties officeooo:rsid="19295886" officeooo:paragraph-rsid="19295886"/>
    </style:style>
    <style:style style:name="P695" style:family="paragraph" style:parent-style-name="Text_20_body" style:list-style-name="L96">
      <style:text-properties officeooo:rsid="1b7348eb" officeooo:paragraph-rsid="1b69d3fa"/>
    </style:style>
    <style:style style:name="P696" style:family="paragraph" style:parent-style-name="Text_20_body" style:list-style-name="L97">
      <style:text-properties officeooo:paragraph-rsid="1cf1f7ac"/>
    </style:style>
    <style:style style:name="P697" style:family="paragraph" style:parent-style-name="Text_20_body" style:list-style-name="L100">
      <style:text-properties officeooo:paragraph-rsid="1aac0adc"/>
    </style:style>
    <style:style style:name="P698" style:family="paragraph" style:parent-style-name="Text_20_body" style:list-style-name="L100">
      <style:text-properties officeooo:rsid="1f7f4cab" officeooo:paragraph-rsid="1aac0adc"/>
    </style:style>
    <style:style style:name="P699" style:family="paragraph" style:parent-style-name="Text_20_body" style:list-style-name="L101">
      <style:text-properties officeooo:paragraph-rsid="1aac0adc"/>
    </style:style>
    <style:style style:name="P700" style:family="paragraph" style:parent-style-name="Text_20_body" style:list-style-name="L101">
      <style:text-properties officeooo:paragraph-rsid="1f712c58"/>
    </style:style>
    <style:style style:name="P701" style:family="paragraph" style:parent-style-name="Text_20_body" style:list-style-name="L101">
      <style:text-properties officeooo:rsid="19168136" officeooo:paragraph-rsid="1aac0adc"/>
    </style:style>
    <style:style style:name="P702" style:family="paragraph" style:parent-style-name="Text_20_body" style:list-style-name="L101">
      <style:text-properties officeooo:rsid="191bb4a6" officeooo:paragraph-rsid="1aac0adc"/>
    </style:style>
    <style:style style:name="P703" style:family="paragraph" style:parent-style-name="Text_20_body" style:list-style-name="L104">
      <style:text-properties officeooo:paragraph-rsid="1f821cc4"/>
    </style:style>
    <style:style style:name="P704" style:family="paragraph" style:parent-style-name="Text_20_body" style:list-style-name="L105">
      <style:text-properties officeooo:rsid="1c83c954" officeooo:paragraph-rsid="1c9dbd6e"/>
    </style:style>
    <style:style style:name="P705" style:family="paragraph" style:parent-style-name="Text_20_body" style:list-style-name="L105">
      <style:text-properties officeooo:rsid="1c8b645a" officeooo:paragraph-rsid="1c9dbd6e"/>
    </style:style>
    <style:style style:name="P706" style:family="paragraph" style:parent-style-name="Text_20_body" style:list-style-name="L105">
      <style:text-properties officeooo:rsid="1d75ffc5" officeooo:paragraph-rsid="1d75ffc5"/>
    </style:style>
    <style:style style:name="P707" style:family="paragraph" style:parent-style-name="Text_20_body" style:list-style-name="L105">
      <style:text-properties officeooo:rsid="1f8ec7c9" officeooo:paragraph-rsid="1f8ec7c9"/>
    </style:style>
    <style:style style:name="P708" style:family="paragraph" style:parent-style-name="Text_20_body" style:list-style-name="L108">
      <style:text-properties officeooo:paragraph-rsid="1d7b3ad9"/>
    </style:style>
    <style:style style:name="P709" style:family="paragraph" style:parent-style-name="Text_20_body" style:list-style-name="L109">
      <style:text-properties officeooo:paragraph-rsid="1f8ea03e"/>
    </style:style>
    <style:style style:name="P710" style:family="paragraph" style:parent-style-name="Text_20_body" style:list-style-name="L110">
      <style:text-properties officeooo:paragraph-rsid="1bbb5a5e"/>
    </style:style>
    <style:style style:name="P711" style:family="paragraph" style:parent-style-name="Text_20_body" style:list-style-name="L111">
      <style:text-properties officeooo:paragraph-rsid="1bd9fc7c"/>
    </style:style>
    <style:style style:name="P712" style:family="paragraph" style:parent-style-name="Text_20_body" style:list-style-name="L111">
      <style:text-properties officeooo:paragraph-rsid="1bdd8d1f"/>
    </style:style>
    <style:style style:name="P713" style:family="paragraph" style:parent-style-name="Text_20_body" style:list-style-name="L111">
      <style:text-properties officeooo:paragraph-rsid="1c65d79b"/>
    </style:style>
    <style:style style:name="P714" style:family="paragraph" style:parent-style-name="Text_20_body" style:list-style-name="L111">
      <style:text-properties officeooo:paragraph-rsid="1be7bb4e"/>
    </style:style>
    <style:style style:name="P715" style:family="paragraph" style:parent-style-name="Text_20_body" style:list-style-name="L111">
      <style:text-properties officeooo:paragraph-rsid="1be562d6"/>
    </style:style>
    <style:style style:name="P716" style:family="paragraph" style:parent-style-name="Text_20_body" style:list-style-name="L111">
      <style:text-properties officeooo:paragraph-rsid="1be5456a"/>
    </style:style>
    <style:style style:name="P717" style:family="paragraph" style:parent-style-name="Text_20_body" style:list-style-name="L112">
      <style:text-properties officeooo:rsid="1b99ed7e" officeooo:paragraph-rsid="1b99ed7e"/>
    </style:style>
    <style:style style:name="P718" style:family="paragraph" style:parent-style-name="Text_20_body" style:list-style-name="L112">
      <style:text-properties officeooo:rsid="1b9a3db7" officeooo:paragraph-rsid="1b9a3db7"/>
    </style:style>
    <style:style style:name="P719" style:family="paragraph" style:parent-style-name="Text_20_body" style:list-style-name="L112">
      <style:text-properties officeooo:rsid="1b9a3db7" officeooo:paragraph-rsid="1db04a97"/>
    </style:style>
    <style:style style:name="P720" style:family="paragraph" style:parent-style-name="Text_20_body" style:list-style-name="L113"/>
    <style:style style:name="P721" style:family="paragraph" style:parent-style-name="Text_20_body" style:list-style-name="L113">
      <style:text-properties officeooo:paragraph-rsid="1d648cfa"/>
    </style:style>
    <style:style style:name="P722" style:family="paragraph" style:parent-style-name="Text_20_body" style:list-style-name="L113">
      <style:text-properties officeooo:rsid="1b9d2f1b" officeooo:paragraph-rsid="1b9d2f1b"/>
    </style:style>
    <style:style style:name="P723" style:family="paragraph" style:parent-style-name="Text_20_body" style:list-style-name="L113">
      <style:text-properties officeooo:rsid="1b9e4095" officeooo:paragraph-rsid="1b9e4095"/>
    </style:style>
    <style:style style:name="P724" style:family="paragraph" style:parent-style-name="Text_20_body" style:list-style-name="L113">
      <style:text-properties officeooo:rsid="1b9f2b38" officeooo:paragraph-rsid="1b9f2b38"/>
    </style:style>
    <style:style style:name="P725" style:family="paragraph" style:parent-style-name="Text_20_body" style:list-style-name="L113">
      <style:text-properties officeooo:rsid="1b9fea33" officeooo:paragraph-rsid="1b9fea33"/>
    </style:style>
    <style:style style:name="P726" style:family="paragraph" style:parent-style-name="Text_20_body" style:list-style-name="L113">
      <style:text-properties officeooo:rsid="1ba188f5" officeooo:paragraph-rsid="1c6d3104"/>
    </style:style>
    <style:style style:name="P727" style:family="paragraph" style:parent-style-name="Text_20_body" style:list-style-name="L113">
      <style:text-properties officeooo:rsid="1bb2ed99" officeooo:paragraph-rsid="1bb2ed99"/>
    </style:style>
    <style:style style:name="P728" style:family="paragraph" style:parent-style-name="Text_20_body" style:list-style-name="L113">
      <style:text-properties officeooo:rsid="1dd7f1d6" officeooo:paragraph-rsid="1bac8c7c"/>
    </style:style>
    <style:style style:name="P729" style:family="paragraph" style:parent-style-name="Text_20_body" style:list-style-name="L113">
      <style:text-properties officeooo:rsid="1ddb0704" officeooo:paragraph-rsid="1ddb0704"/>
    </style:style>
    <style:style style:name="P730" style:family="paragraph" style:parent-style-name="Text_20_body" style:list-style-name="L113">
      <style:text-properties officeooo:rsid="1d648cfa" officeooo:paragraph-rsid="1d648cfa"/>
    </style:style>
    <style:style style:name="P731" style:family="paragraph" style:parent-style-name="Text_20_body" style:list-style-name="L114">
      <style:text-properties officeooo:rsid="2061cc77" officeooo:paragraph-rsid="2061cc77"/>
    </style:style>
    <style:style style:name="P732" style:family="paragraph" style:parent-style-name="Text_20_body" style:list-style-name="L115">
      <style:text-properties officeooo:paragraph-rsid="1fa1e491"/>
    </style:style>
    <style:style style:name="P733" style:family="paragraph" style:parent-style-name="Text_20_body" style:list-style-name="L119">
      <style:text-properties officeooo:paragraph-rsid="17205437"/>
    </style:style>
    <style:style style:name="P734" style:family="paragraph" style:parent-style-name="Text_20_body" style:list-style-name="L119">
      <style:text-properties officeooo:paragraph-rsid="1b3aa9da"/>
    </style:style>
    <style:style style:name="P735" style:family="paragraph" style:parent-style-name="Text_20_body" style:list-style-name="L119">
      <style:text-properties officeooo:paragraph-rsid="1b3c0e07"/>
    </style:style>
    <style:style style:name="P736" style:family="paragraph" style:parent-style-name="Text_20_body" style:list-style-name="L119">
      <style:text-properties officeooo:paragraph-rsid="1b401306"/>
    </style:style>
    <style:style style:name="P737" style:family="paragraph" style:parent-style-name="Text_20_body" style:list-style-name="L119">
      <style:text-properties officeooo:paragraph-rsid="1b41f3e2"/>
    </style:style>
    <style:style style:name="P738" style:family="paragraph" style:parent-style-name="Text_20_body" style:list-style-name="L119">
      <style:text-properties officeooo:paragraph-rsid="1b3c40f8"/>
    </style:style>
    <style:style style:name="P739" style:family="paragraph" style:parent-style-name="Text_20_body" style:list-style-name="L120">
      <style:text-properties officeooo:paragraph-rsid="1b3aa9da"/>
    </style:style>
    <style:style style:name="P740" style:family="paragraph" style:parent-style-name="Text_20_body" style:list-style-name="L120">
      <style:text-properties officeooo:rsid="1b3c0e07" officeooo:paragraph-rsid="1b3c0e07"/>
    </style:style>
    <style:style style:name="P741" style:family="paragraph" style:parent-style-name="Text_20_body" style:list-style-name="L121">
      <style:text-properties officeooo:paragraph-rsid="1b3c40f8"/>
    </style:style>
    <style:style style:name="P742" style:family="paragraph" style:parent-style-name="Text_20_body" style:list-style-name="L121">
      <style:text-properties officeooo:paragraph-rsid="1b348c82"/>
    </style:style>
    <style:style style:name="P743" style:family="paragraph" style:parent-style-name="Text_20_body" style:list-style-name="L121">
      <style:text-properties officeooo:paragraph-rsid="1b38c4c4"/>
    </style:style>
    <style:style style:name="P744" style:family="paragraph" style:parent-style-name="Text_20_body" style:list-style-name="L121">
      <style:text-properties officeooo:paragraph-rsid="1b461274"/>
    </style:style>
    <style:style style:name="P745" style:family="paragraph" style:parent-style-name="Text_20_body" style:list-style-name="L121">
      <style:text-properties officeooo:paragraph-rsid="1b4cb6bf"/>
    </style:style>
    <style:style style:name="P746" style:family="paragraph" style:parent-style-name="Text_20_body" style:list-style-name="L122">
      <style:text-properties officeooo:rsid="17d7660b" officeooo:paragraph-rsid="1b8368fb"/>
    </style:style>
    <style:style style:name="P747" style:family="paragraph" style:parent-style-name="Text_20_body" style:list-style-name="L122">
      <style:text-properties officeooo:rsid="17d7660b" officeooo:paragraph-rsid="17d91553"/>
    </style:style>
    <style:style style:name="P748" style:family="paragraph" style:parent-style-name="Text_20_body" style:list-style-name="L122">
      <style:text-properties officeooo:rsid="1b81f85d" officeooo:paragraph-rsid="1b8368fb"/>
    </style:style>
    <style:style style:name="P749" style:family="paragraph" style:parent-style-name="Text_20_body">
      <style:text-properties officeooo:rsid="2042addd" officeooo:paragraph-rsid="214e67df"/>
    </style:style>
    <style:style style:name="P750" style:family="paragraph" style:parent-style-name="Text_20_body">
      <style:text-properties officeooo:rsid="2147fd05" officeooo:paragraph-rsid="215a0ea4"/>
    </style:style>
    <style:style style:name="P751" style:family="paragraph" style:parent-style-name="Text_20_body" style:list-style-name="L7">
      <style:text-properties officeooo:rsid="215f927b" officeooo:paragraph-rsid="215f927b"/>
    </style:style>
    <style:style style:name="P752" style:family="paragraph" style:parent-style-name="Text_20_body" style:list-style-name="L8">
      <style:text-properties officeooo:rsid="215ff24d" officeooo:paragraph-rsid="215ff24d"/>
    </style:style>
    <style:style style:name="P753" style:family="paragraph" style:parent-style-name="Text_20_body">
      <style:text-properties officeooo:rsid="2162cbc8" officeooo:paragraph-rsid="2162cbc8"/>
    </style:style>
    <style:style style:name="P754" style:family="paragraph" style:parent-style-name="Text_20_body" style:list-style-name="L1">
      <style:text-properties officeooo:rsid="2163e22b" officeooo:paragraph-rsid="2163e22b"/>
    </style:style>
    <style:style style:name="P755" style:family="paragraph" style:parent-style-name="Text_20_body" style:list-style-name="L1">
      <style:text-properties officeooo:rsid="21647f0e" officeooo:paragraph-rsid="21647f0e"/>
    </style:style>
    <style:style style:name="P756" style:family="paragraph" style:parent-style-name="Text_20_body" style:list-style-name="L1">
      <style:text-properties officeooo:rsid="21666631" officeooo:paragraph-rsid="21666631"/>
    </style:style>
    <style:style style:name="P757" style:family="paragraph" style:parent-style-name="Text_20_body" style:list-style-name="L27">
      <style:paragraph-properties fo:margin-left="1.251cm" fo:margin-right="0cm" fo:text-indent="0cm" style:auto-text-indent="false"/>
      <style:text-properties officeooo:paragraph-rsid="1e00c903"/>
    </style:style>
    <style:style style:name="P758" style:family="paragraph" style:parent-style-name="Text_20_body" style:list-style-name="L57">
      <style:paragraph-properties fo:margin-left="1.251cm" fo:margin-right="0cm" fo:text-indent="0cm" style:auto-text-indent="false"/>
      <style:text-properties officeooo:paragraph-rsid="1e2448da"/>
    </style:style>
    <style:style style:name="P759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P760" style:family="paragraph" style:parent-style-name="Heading_20_2">
      <style:text-properties officeooo:rsid="146d70b4" officeooo:paragraph-rsid="17205437"/>
    </style:style>
    <style:style style:name="P761" style:family="paragraph" style:parent-style-name="Heading_20_2">
      <style:text-properties officeooo:paragraph-rsid="210134c1"/>
    </style:style>
    <style:style style:name="P762" style:family="paragraph" style:parent-style-name="Heading_20_2">
      <style:text-properties officeooo:rsid="1e738991"/>
    </style:style>
    <style:style style:name="P763" style:family="paragraph" style:parent-style-name="Heading_20_3">
      <style:text-properties officeooo:paragraph-rsid="17205437"/>
    </style:style>
    <style:style style:name="P764" style:family="paragraph" style:parent-style-name="Heading_20_3">
      <style:text-properties officeooo:rsid="2135550c" officeooo:paragraph-rsid="214228b8"/>
    </style:style>
    <style:style style:name="P765" style:family="paragraph" style:parent-style-name="Heading_20_3">
      <style:text-properties officeooo:rsid="2135063c" officeooo:paragraph-rsid="2135063c"/>
    </style:style>
    <style:style style:name="P766" style:family="paragraph" style:parent-style-name="Heading_20_3">
      <style:text-properties officeooo:rsid="199c9f8e" officeooo:paragraph-rsid="199c9f8e"/>
    </style:style>
    <style:style style:name="P767" style:family="paragraph" style:parent-style-name="Heading_20_3">
      <style:text-properties officeooo:rsid="196348ba" officeooo:paragraph-rsid="196348ba"/>
    </style:style>
    <style:style style:name="P768" style:family="paragraph" style:parent-style-name="Heading_20_3">
      <style:text-properties officeooo:rsid="199ecb14" officeooo:paragraph-rsid="199ecb14"/>
    </style:style>
    <style:style style:name="P769" style:family="paragraph" style:parent-style-name="Heading_20_3">
      <style:text-properties officeooo:rsid="1963ff4f" officeooo:paragraph-rsid="1963ff4f"/>
    </style:style>
    <style:style style:name="P770" style:family="paragraph" style:parent-style-name="Heading_20_3">
      <style:text-properties officeooo:rsid="189c7ad6" officeooo:paragraph-rsid="189c7ad6"/>
    </style:style>
    <style:style style:name="P771" style:family="paragraph" style:parent-style-name="Heading_20_3">
      <style:text-properties officeooo:rsid="1c9e1742" officeooo:paragraph-rsid="1c9e1742"/>
    </style:style>
    <style:style style:name="P772" style:family="paragraph" style:parent-style-name="Heading_20_3">
      <style:text-properties officeooo:rsid="18e87d0d" officeooo:paragraph-rsid="18e87d0d"/>
    </style:style>
    <style:style style:name="P773" style:family="paragraph" style:parent-style-name="Heading_20_3">
      <style:text-properties officeooo:rsid="18ebce8e" officeooo:paragraph-rsid="18ebce8e"/>
    </style:style>
    <style:style style:name="P774" style:family="paragraph" style:parent-style-name="Heading_20_3">
      <style:text-properties officeooo:rsid="192584cc" officeooo:paragraph-rsid="192584cc"/>
    </style:style>
    <style:style style:name="P775" style:family="paragraph" style:parent-style-name="Heading_20_3">
      <style:text-properties officeooo:paragraph-rsid="1bc6ea06"/>
    </style:style>
    <style:style style:name="P776" style:family="paragraph" style:parent-style-name="Heading_20_3">
      <style:text-properties officeooo:paragraph-rsid="1da85e96"/>
    </style:style>
    <style:style style:name="P777" style:family="paragraph" style:parent-style-name="Heading_20_3">
      <style:text-properties officeooo:rsid="1c9c170c" officeooo:paragraph-rsid="1c9c170c"/>
    </style:style>
    <style:style style:name="P778" style:family="paragraph" style:parent-style-name="Heading_20_3">
      <style:text-properties officeooo:paragraph-rsid="1bc785f1"/>
    </style:style>
    <style:style style:name="P779" style:family="paragraph" style:parent-style-name="Heading_20_3">
      <style:text-properties officeooo:paragraph-rsid="1aa9a78a"/>
    </style:style>
    <style:style style:name="P780" style:family="paragraph" style:parent-style-name="Heading_20_3">
      <style:text-properties officeooo:paragraph-rsid="1aaab28b"/>
    </style:style>
    <style:style style:name="P781" style:family="paragraph" style:parent-style-name="Heading_20_3">
      <style:text-properties officeooo:rsid="17ca5d5b" officeooo:paragraph-rsid="1a894516"/>
    </style:style>
    <style:style style:name="P782" style:family="paragraph" style:parent-style-name="Heading_20_3">
      <style:text-properties officeooo:paragraph-rsid="1aac0adc"/>
    </style:style>
    <style:style style:name="P783" style:family="paragraph" style:parent-style-name="Heading_20_3">
      <style:text-properties officeooo:rsid="17a0e9db" officeooo:paragraph-rsid="1aac0adc"/>
    </style:style>
    <style:style style:name="P784" style:family="paragraph" style:parent-style-name="Heading_20_3">
      <style:text-properties officeooo:rsid="1836b5be" officeooo:paragraph-rsid="1836b5be"/>
    </style:style>
    <style:style style:name="P785" style:family="paragraph" style:parent-style-name="Heading_20_3">
      <style:text-properties officeooo:rsid="190c854f" officeooo:paragraph-rsid="1aac0adc"/>
    </style:style>
    <style:style style:name="P786" style:family="paragraph" style:parent-style-name="Heading_20_3">
      <style:text-properties officeooo:rsid="1bc3a86a" officeooo:paragraph-rsid="1bc3a86a"/>
    </style:style>
    <style:style style:name="P787" style:family="paragraph" style:parent-style-name="Heading_20_3">
      <style:text-properties officeooo:rsid="1bc3a86a" officeooo:paragraph-rsid="1c9dbd6e"/>
    </style:style>
    <style:style style:name="P788" style:family="paragraph" style:parent-style-name="Heading_20_3">
      <style:text-properties officeooo:rsid="1bc3a86a" officeooo:paragraph-rsid="1bc6ea06"/>
    </style:style>
    <style:style style:name="P789" style:family="paragraph" style:parent-style-name="Heading_20_3">
      <style:text-properties officeooo:paragraph-rsid="1ac21d32"/>
    </style:style>
    <style:style style:name="P790" style:family="paragraph" style:parent-style-name="Heading_20_3">
      <style:text-properties officeooo:rsid="1c9dbd6e" officeooo:paragraph-rsid="1c9dbd6e"/>
    </style:style>
    <style:style style:name="P791" style:family="paragraph" style:parent-style-name="Heading_20_3">
      <style:text-properties officeooo:paragraph-rsid="1c9dbd6e"/>
    </style:style>
    <style:style style:name="P792" style:family="paragraph" style:parent-style-name="Heading_20_4">
      <style:text-properties officeooo:rsid="1543b540" officeooo:paragraph-rsid="1aac0adc"/>
    </style:style>
    <style:style style:name="P793" style:family="paragraph" style:parent-style-name="Heading_20_4">
      <style:text-properties officeooo:paragraph-rsid="1aac0adc"/>
    </style:style>
    <style:style style:name="P794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795" style:family="paragraph" style:parent-style-name="Example" style:list-style-name="L38"/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4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font-style-asian="italic" style:font-style-complex="italic"/>
    </style:style>
    <style:style style:name="T19" style:family="text">
      <style:text-properties fo:language="cs" fo:country="CZ" fo:font-style="italic" officeooo:rsid="17e3540a" style:font-style-asian="italic" style:font-style-complex="italic"/>
    </style:style>
    <style:style style:name="T20" style:family="text">
      <style:text-properties fo:language="cs" fo:country="CZ" fo:font-style="italic" officeooo:rsid="17e3cebd" style:font-style-asian="italic" style:font-style-complex="italic"/>
    </style:style>
    <style:style style:name="T21" style:family="text">
      <style:text-properties fo:language="cs" fo:country="CZ" fo:font-style="italic" officeooo:rsid="17f25594" style:font-style-asian="italic" style:font-style-complex="italic"/>
    </style:style>
    <style:style style:name="T22" style:family="text">
      <style:text-properties fo:language="cs" fo:country="CZ" fo:font-style="italic" officeooo:rsid="1d187fbf" style:font-style-asian="italic" style:font-style-complex="italic"/>
    </style:style>
    <style:style style:name="T23" style:family="text">
      <style:text-properties fo:language="cs" fo:country="CZ" fo:font-style="italic" officeooo:rsid="1d75ffc5" style:font-style-asian="italic" style:font-style-complex="italic"/>
    </style:style>
    <style:style style:name="T24" style:family="text">
      <style:text-properties fo:language="cs" fo:country="CZ" fo:font-style="italic" officeooo:rsid="1ae33110" style:font-style-asian="italic" style:font-style-complex="italic"/>
    </style:style>
    <style:style style:name="T25" style:family="text">
      <style:text-properties fo:language="cs" fo:country="CZ" fo:font-style="italic" officeooo:rsid="1dc83763" style:font-style-asian="italic" style:font-style-complex="italic"/>
    </style:style>
    <style:style style:name="T26" style:family="text">
      <style:text-properties fo:language="cs" fo:country="CZ" fo:font-style="italic" officeooo:rsid="1554436b" style:font-style-asian="italic" style:font-style-complex="italic"/>
    </style:style>
    <style:style style:name="T27" style:family="text">
      <style:text-properties fo:language="cs" fo:country="CZ" fo:font-style="italic" officeooo:rsid="1552db12" style:font-style-asian="italic" style:font-style-complex="italic"/>
    </style:style>
    <style:style style:name="T28" style:family="text">
      <style:text-properties fo:language="cs" fo:country="CZ" fo:font-style="italic" officeooo:rsid="1a740f42" style:font-style-asian="italic" style:font-style-complex="italic"/>
    </style:style>
    <style:style style:name="T29" style:family="text">
      <style:text-properties fo:language="cs" fo:country="CZ" fo:font-style="italic" officeooo:rsid="1a7351fd" style:font-style-asian="italic" style:font-style-complex="italic"/>
    </style:style>
    <style:style style:name="T30" style:family="text">
      <style:text-properties fo:language="cs" fo:country="CZ" fo:font-style="italic" officeooo:rsid="1a74641b" style:font-style-asian="italic" style:font-style-complex="italic"/>
    </style:style>
    <style:style style:name="T31" style:family="text">
      <style:text-properties fo:language="cs" fo:country="CZ" fo:font-style="italic" officeooo:rsid="1a7abe35" style:font-style-asian="italic" style:font-style-complex="italic"/>
    </style:style>
    <style:style style:name="T32" style:family="text">
      <style:text-properties fo:language="cs" fo:country="CZ" fo:font-style="italic" officeooo:rsid="1a75920c" style:font-style-asian="italic" style:font-style-complex="italic"/>
    </style:style>
    <style:style style:name="T33" style:family="text">
      <style:text-properties fo:language="cs" fo:country="CZ" fo:font-style="italic" officeooo:rsid="17e3d595" style:font-style-asian="italic" style:font-style-complex="italic"/>
    </style:style>
    <style:style style:name="T34" style:family="text">
      <style:text-properties fo:language="cs" fo:country="CZ" fo:font-style="italic" officeooo:rsid="1ad40e47" style:font-style-asian="italic" style:font-style-complex="italic"/>
    </style:style>
    <style:style style:name="T35" style:family="text">
      <style:text-properties fo:language="cs" fo:country="CZ" fo:font-style="italic" officeooo:rsid="1f4d6be1" style:font-style-asian="italic" style:font-style-complex="italic"/>
    </style:style>
    <style:style style:name="T36" style:family="text">
      <style:text-properties fo:language="cs" fo:country="CZ" fo:font-style="italic" officeooo:rsid="1f5143a4" style:font-style-asian="italic" style:font-style-complex="italic"/>
    </style:style>
    <style:style style:name="T37" style:family="text">
      <style:text-properties fo:language="cs" fo:country="CZ" fo:font-style="italic" officeooo:rsid="1f8db0bc" style:font-style-asian="italic" style:font-style-complex="italic"/>
    </style:style>
    <style:style style:name="T38" style:family="text">
      <style:text-properties fo:language="cs" fo:country="CZ" fo:font-style="italic" officeooo:rsid="1f8c4426" style:font-style-asian="italic" style:font-style-complex="italic"/>
    </style:style>
    <style:style style:name="T39" style:family="text">
      <style:text-properties fo:language="cs" fo:country="CZ" fo:font-style="italic" officeooo:rsid="1fd5cbd7" style:font-style-asian="italic" style:font-style-complex="italic"/>
    </style:style>
    <style:style style:name="T40" style:family="text">
      <style:text-properties fo:language="cs" fo:country="CZ" fo:font-style="italic" officeooo:rsid="1d7b6c47" style:font-style-asian="italic" style:font-style-complex="italic"/>
    </style:style>
    <style:style style:name="T41" style:family="text">
      <style:text-properties fo:language="cs" fo:country="CZ" fo:font-style="italic" officeooo:rsid="1d7874ab" style:font-style-asian="italic" style:font-style-complex="italic"/>
    </style:style>
    <style:style style:name="T42" style:family="text">
      <style:text-properties fo:language="cs" fo:country="CZ" fo:font-style="italic" officeooo:rsid="2092837f" style:font-style-asian="italic" style:font-style-complex="italic"/>
    </style:style>
    <style:style style:name="T43" style:family="text">
      <style:text-properties fo:language="cs" fo:country="CZ" fo:font-style="italic" officeooo:rsid="1ad6edef" style:font-style-asian="italic" style:font-style-complex="italic"/>
    </style:style>
    <style:style style:name="T44" style:family="text">
      <style:text-properties fo:language="cs" fo:country="CZ" fo:font-style="normal" style:font-style-asian="normal" style:font-style-complex="normal"/>
    </style:style>
    <style:style style:name="T45" style:family="text">
      <style:text-properties fo:language="cs" fo:country="CZ" fo:font-style="normal" officeooo:rsid="1776c7d3" style:font-style-asian="normal" style:font-style-complex="normal"/>
    </style:style>
    <style:style style:name="T46" style:family="text">
      <style:text-properties fo:language="cs" fo:country="CZ" fo:font-style="normal" officeooo:rsid="1424b741" style:font-style-asian="normal" style:font-style-complex="normal"/>
    </style:style>
    <style:style style:name="T47" style:family="text">
      <style:text-properties fo:language="cs" fo:country="CZ" fo:font-style="normal" officeooo:rsid="17f53166" style:font-style-asian="normal" style:font-style-complex="normal"/>
    </style:style>
    <style:style style:name="T48" style:family="text">
      <style:text-properties fo:language="cs" fo:country="CZ" fo:font-style="normal" officeooo:rsid="17eee72b" style:font-style-asian="normal" style:font-style-complex="normal"/>
    </style:style>
    <style:style style:name="T49" style:family="text">
      <style:text-properties fo:language="cs" fo:country="CZ" fo:font-style="normal" officeooo:rsid="1aca8b9f" style:font-style-asian="normal" style:font-style-complex="normal"/>
    </style:style>
    <style:style style:name="T50" style:family="text">
      <style:text-properties fo:language="cs" fo:country="CZ" fo:font-style="normal" officeooo:rsid="1acbb0a9" style:font-style-asian="normal" style:font-style-complex="normal"/>
    </style:style>
    <style:style style:name="T51" style:family="text">
      <style:text-properties fo:language="cs" fo:country="CZ" fo:font-style="normal" officeooo:rsid="1ad14a67" style:font-style-asian="normal" style:font-style-complex="normal"/>
    </style:style>
    <style:style style:name="T52" style:family="text">
      <style:text-properties fo:language="cs" fo:country="CZ" fo:font-style="normal" officeooo:rsid="1ad04f5a" style:font-style-asian="normal" style:font-style-complex="normal"/>
    </style:style>
    <style:style style:name="T53" style:family="text">
      <style:text-properties fo:language="cs" fo:country="CZ" fo:font-style="normal" officeooo:rsid="1d7874ab" style:font-style-asian="normal" style:font-style-complex="normal"/>
    </style:style>
    <style:style style:name="T54" style:family="text">
      <style:text-properties fo:language="cs" fo:country="CZ" fo:font-style="normal" officeooo:rsid="17aa8f57" style:font-style-asian="normal" style:font-style-complex="normal"/>
    </style:style>
    <style:style style:name="T55" style:family="text">
      <style:text-properties fo:language="cs" fo:country="CZ" fo:font-style="normal" officeooo:rsid="1c497a43" style:font-style-asian="normal" style:font-style-complex="normal"/>
    </style:style>
    <style:style style:name="T56" style:family="text">
      <style:text-properties fo:language="cs" fo:country="CZ" fo:font-style="normal" officeooo:rsid="1d7b3ad9" style:font-style-asian="normal" style:font-style-complex="normal"/>
    </style:style>
    <style:style style:name="T57" style:family="text">
      <style:text-properties fo:language="cs" fo:country="CZ" fo:font-style="normal" officeooo:rsid="1aea9acf" style:font-style-asian="normal" style:font-style-complex="normal"/>
    </style:style>
    <style:style style:name="T58" style:family="text">
      <style:text-properties fo:language="cs" fo:country="CZ" fo:font-style="normal" officeooo:rsid="1c17e74b" style:font-style-asian="normal" style:font-style-complex="normal"/>
    </style:style>
    <style:style style:name="T59" style:family="text">
      <style:text-properties fo:language="cs" fo:country="CZ" fo:font-style="normal" officeooo:rsid="1ae61ad1" style:font-style-asian="normal" style:font-style-complex="normal"/>
    </style:style>
    <style:style style:name="T60" style:family="text">
      <style:text-properties fo:language="cs" fo:country="CZ" fo:font-style="normal" officeooo:rsid="1dba8846" style:font-style-asian="normal" style:font-style-complex="normal"/>
    </style:style>
    <style:style style:name="T61" style:family="text">
      <style:text-properties fo:language="cs" fo:country="CZ" fo:font-style="normal" officeooo:rsid="1e013445" style:font-style-asian="normal" style:font-style-complex="normal"/>
    </style:style>
    <style:style style:name="T62" style:family="text">
      <style:text-properties fo:language="cs" fo:country="CZ" fo:font-style="normal" officeooo:rsid="1e0d2c3e" style:font-style-asian="normal" style:font-style-complex="normal"/>
    </style:style>
    <style:style style:name="T63" style:family="text">
      <style:text-properties fo:language="cs" fo:country="CZ" fo:font-style="normal" officeooo:rsid="1731a21d" style:font-style-asian="normal" style:font-style-complex="normal"/>
    </style:style>
    <style:style style:name="T64" style:family="text">
      <style:text-properties fo:language="cs" fo:country="CZ" fo:font-style="normal" officeooo:rsid="1e0d89d2" style:font-style-asian="normal" style:font-style-complex="normal"/>
    </style:style>
    <style:style style:name="T65" style:family="text">
      <style:text-properties fo:language="cs" fo:country="CZ" fo:font-style="normal" officeooo:rsid="1e16f8b4" style:font-style-asian="normal" style:font-style-complex="normal"/>
    </style:style>
    <style:style style:name="T66" style:family="text">
      <style:text-properties fo:language="cs" fo:country="CZ" fo:font-style="normal" officeooo:rsid="1e19bebe" style:font-style-asian="normal" style:font-style-complex="normal"/>
    </style:style>
    <style:style style:name="T67" style:family="text">
      <style:text-properties fo:language="cs" fo:country="CZ" fo:font-style="normal" officeooo:rsid="1ca00f97" style:font-style-asian="normal" style:font-style-complex="normal"/>
    </style:style>
    <style:style style:name="T68" style:family="text">
      <style:text-properties fo:language="cs" fo:country="CZ" fo:font-style="normal" officeooo:rsid="1e42ca33" style:font-style-asian="normal" style:font-style-complex="normal"/>
    </style:style>
    <style:style style:name="T69" style:family="text">
      <style:text-properties fo:language="cs" fo:country="CZ" fo:font-style="normal" officeooo:rsid="1ef1260e" style:font-style-asian="normal" style:font-style-complex="normal"/>
    </style:style>
    <style:style style:name="T70" style:family="text">
      <style:text-properties fo:language="cs" fo:country="CZ" fo:font-style="normal" officeooo:rsid="17e3cebd" style:font-style-asian="normal" style:font-style-complex="normal"/>
    </style:style>
    <style:style style:name="T71" style:family="text">
      <style:text-properties fo:language="cs" fo:country="CZ" fo:font-style="normal" officeooo:rsid="1ad3101d" style:font-style-asian="normal" style:font-style-complex="normal"/>
    </style:style>
    <style:style style:name="T72" style:family="text">
      <style:text-properties fo:language="cs" fo:country="CZ" fo:font-style="normal" officeooo:rsid="17e3540a" style:font-style-asian="normal" style:font-style-complex="normal"/>
    </style:style>
    <style:style style:name="T73" style:family="text">
      <style:text-properties fo:language="cs" fo:country="CZ" fo:font-style="normal" officeooo:rsid="1aeb7772" style:font-style-asian="normal" style:font-style-complex="normal"/>
    </style:style>
    <style:style style:name="T74" style:family="text">
      <style:text-properties fo:language="cs" fo:country="CZ" fo:font-style="normal" officeooo:rsid="1ae33110" style:font-style-asian="normal" style:font-style-complex="normal"/>
    </style:style>
    <style:style style:name="T75" style:family="text">
      <style:text-properties fo:language="cs" fo:country="CZ" fo:font-style="normal" style:text-underline-style="none" style:font-style-asian="normal" style:font-style-complex="normal"/>
    </style:style>
    <style:style style:name="T76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77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78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79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80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82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83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84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85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86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87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88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89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90" style:family="text">
      <style:text-properties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91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92" style:family="text">
      <style:text-properties fo:language="cs" fo:country="CZ" style:text-underline-style="none"/>
    </style:style>
    <style:style style:name="T93" style:family="text">
      <style:text-properties fo:language="cs" fo:country="CZ" style:text-underline-style="none" officeooo:rsid="1753db36"/>
    </style:style>
    <style:style style:name="T94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95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96" style:family="text">
      <style:text-properties fo:language="cs" fo:country="CZ" style:text-underline-style="none" officeooo:rsid="175696e4"/>
    </style:style>
    <style:style style:name="T97" style:family="text">
      <style:text-properties fo:language="cs" fo:country="CZ" style:text-underline-style="none" officeooo:rsid="1757c725"/>
    </style:style>
    <style:style style:name="T98" style:family="text">
      <style:text-properties fo:language="cs" fo:country="CZ" style:text-underline-style="none" officeooo:rsid="17586614"/>
    </style:style>
    <style:style style:name="T99" style:family="text">
      <style:text-properties fo:language="cs" fo:country="CZ" style:text-underline-style="none" officeooo:rsid="1759e788"/>
    </style:style>
    <style:style style:name="T100" style:family="text">
      <style:text-properties fo:language="cs" fo:country="CZ" style:text-underline-style="none" officeooo:rsid="175d8eca"/>
    </style:style>
    <style:style style:name="T101" style:family="text">
      <style:text-properties fo:language="cs" fo:country="CZ" style:text-underline-style="none" officeooo:rsid="175e83b7"/>
    </style:style>
    <style:style style:name="T102" style:family="text">
      <style:text-properties fo:language="cs" fo:country="CZ" style:text-underline-style="none" officeooo:rsid="1604ba80"/>
    </style:style>
    <style:style style:name="T103" style:family="text">
      <style:text-properties fo:language="cs" fo:country="CZ" officeooo:rsid="1776c7d3"/>
    </style:style>
    <style:style style:name="T104" style:family="text">
      <style:text-properties fo:language="cs" fo:country="CZ" officeooo:rsid="177f6645"/>
    </style:style>
    <style:style style:name="T105" style:family="text">
      <style:text-properties fo:language="cs" fo:country="CZ" officeooo:rsid="17970f1e"/>
    </style:style>
    <style:style style:name="T106" style:family="text">
      <style:text-properties fo:language="cs" fo:country="CZ" officeooo:rsid="17d91553"/>
    </style:style>
    <style:style style:name="T107" style:family="text">
      <style:text-properties fo:language="cs" fo:country="CZ" officeooo:rsid="17d9dad5"/>
    </style:style>
    <style:style style:name="T108" style:family="text">
      <style:text-properties fo:language="cs" fo:country="CZ" officeooo:rsid="17db9b9e"/>
    </style:style>
    <style:style style:name="T109" style:family="text">
      <style:text-properties fo:language="cs" fo:country="CZ" officeooo:rsid="17dcd279"/>
    </style:style>
    <style:style style:name="T110" style:family="text">
      <style:text-properties fo:language="cs" fo:country="CZ" officeooo:rsid="17f25594"/>
    </style:style>
    <style:style style:name="T111" style:family="text">
      <style:text-properties fo:language="cs" fo:country="CZ" officeooo:rsid="17f53166"/>
    </style:style>
    <style:style style:name="T112" style:family="text">
      <style:text-properties fo:language="cs" fo:country="CZ" officeooo:rsid="1804c6ae"/>
    </style:style>
    <style:style style:name="T113" style:family="text">
      <style:text-properties fo:language="cs" fo:country="CZ" officeooo:rsid="1804e8b0"/>
    </style:style>
    <style:style style:name="T114" style:family="text">
      <style:text-properties fo:language="cs" fo:country="CZ" officeooo:rsid="19435a84"/>
    </style:style>
    <style:style style:name="T115" style:family="text">
      <style:text-properties fo:language="cs" fo:country="CZ" officeooo:rsid="17e10339"/>
    </style:style>
    <style:style style:name="T116" style:family="text">
      <style:text-properties fo:language="cs" fo:country="CZ" officeooo:rsid="1947fbe3"/>
    </style:style>
    <style:style style:name="T117" style:family="text">
      <style:text-properties fo:language="cs" fo:country="CZ" officeooo:rsid="19498945"/>
    </style:style>
    <style:style style:name="T118" style:family="text">
      <style:text-properties fo:language="cs" fo:country="CZ" officeooo:rsid="1781b50f"/>
    </style:style>
    <style:style style:name="T119" style:family="text">
      <style:text-properties fo:language="cs" fo:country="CZ" fo:font-weight="bold" style:font-weight-asian="bold" style:font-weight-complex="bold"/>
    </style:style>
    <style:style style:name="T120" style:family="text">
      <style:text-properties fo:language="cs" fo:country="CZ" fo:font-weight="bold" officeooo:rsid="15d63257" style:font-weight-asian="bold" style:font-weight-complex="bold"/>
    </style:style>
    <style:style style:name="T121" style:family="text">
      <style:text-properties fo:language="cs" fo:country="CZ" fo:font-weight="bold" officeooo:rsid="1b8dd7db" style:font-weight-asian="bold" style:font-weight-complex="bold"/>
    </style:style>
    <style:style style:name="T122" style:family="text">
      <style:text-properties fo:language="cs" fo:country="CZ" fo:font-weight="bold" officeooo:rsid="17cc427a" style:font-weight-asian="bold" style:font-weight-complex="bold"/>
    </style:style>
    <style:style style:name="T123" style:family="text">
      <style:text-properties fo:language="cs" fo:country="CZ" fo:font-weight="bold" officeooo:rsid="1aea09db" style:font-weight-asian="bold" style:font-weight-complex="bold"/>
    </style:style>
    <style:style style:name="T124" style:family="text">
      <style:text-properties fo:language="cs" fo:country="CZ" fo:font-weight="bold" officeooo:rsid="17d298c7" style:font-weight-asian="bold" style:font-weight-complex="bold"/>
    </style:style>
    <style:style style:name="T125" style:family="text">
      <style:text-properties fo:language="cs" fo:country="CZ" fo:font-weight="bold" officeooo:rsid="1a87bffc" style:font-weight-asian="bold" style:font-weight-complex="bold"/>
    </style:style>
    <style:style style:name="T126" style:family="text">
      <style:text-properties fo:language="cs" fo:country="CZ" fo:font-weight="bold" officeooo:rsid="1ad14a67" style:font-weight-asian="bold" style:font-weight-complex="bold"/>
    </style:style>
    <style:style style:name="T127" style:family="text">
      <style:text-properties fo:language="cs" fo:country="CZ" fo:font-weight="bold" officeooo:rsid="1fbc58e9" style:font-weight-asian="bold" style:font-weight-complex="bold"/>
    </style:style>
    <style:style style:name="T128" style:family="text">
      <style:text-properties fo:language="cs" fo:country="CZ" fo:font-weight="bold" officeooo:rsid="20e00c48" style:font-weight-asian="bold" style:font-weight-complex="bold"/>
    </style:style>
    <style:style style:name="T129" style:family="text">
      <style:text-properties fo:language="cs" fo:country="CZ" officeooo:rsid="15d63257"/>
    </style:style>
    <style:style style:name="T130" style:family="text">
      <style:text-properties fo:language="cs" fo:country="CZ" officeooo:rsid="157b978c"/>
    </style:style>
    <style:style style:name="T131" style:family="text">
      <style:text-properties fo:language="cs" fo:country="CZ" officeooo:rsid="157e3812"/>
    </style:style>
    <style:style style:name="T132" style:family="text">
      <style:text-properties fo:language="cs" fo:country="CZ" officeooo:rsid="15561023"/>
    </style:style>
    <style:style style:name="T133" style:family="text">
      <style:text-properties fo:language="cs" fo:country="CZ" officeooo:rsid="157d2a4b"/>
    </style:style>
    <style:style style:name="T134" style:family="text">
      <style:text-properties fo:language="cs" fo:country="CZ" officeooo:rsid="1a7351fd"/>
    </style:style>
    <style:style style:name="T135" style:family="text">
      <style:text-properties fo:language="cs" fo:country="CZ" officeooo:rsid="1a740f42"/>
    </style:style>
    <style:style style:name="T136" style:family="text">
      <style:text-properties fo:language="cs" fo:country="CZ" officeooo:rsid="1a74641b"/>
    </style:style>
    <style:style style:name="T137" style:family="text">
      <style:text-properties fo:language="cs" fo:country="CZ" officeooo:rsid="1a75920c"/>
    </style:style>
    <style:style style:name="T138" style:family="text">
      <style:text-properties fo:language="cs" fo:country="CZ" officeooo:rsid="1a76caf1"/>
    </style:style>
    <style:style style:name="T139" style:family="text">
      <style:text-properties fo:language="cs" fo:country="CZ" officeooo:rsid="1a77d673"/>
    </style:style>
    <style:style style:name="T140" style:family="text">
      <style:text-properties fo:language="cs" fo:country="CZ" officeooo:rsid="1a7abe35"/>
    </style:style>
    <style:style style:name="T141" style:family="text">
      <style:text-properties fo:language="cs" fo:country="CZ" officeooo:rsid="1a9b9e16"/>
    </style:style>
    <style:style style:name="T142" style:family="text">
      <style:text-properties fo:language="cs" fo:country="CZ" officeooo:rsid="1aa9a78a"/>
    </style:style>
    <style:style style:name="T143" style:family="text">
      <style:text-properties fo:language="cs" fo:country="CZ" officeooo:rsid="1ace5d87"/>
    </style:style>
    <style:style style:name="T144" style:family="text">
      <style:text-properties fo:language="cs" fo:country="CZ" officeooo:rsid="1ad6edef"/>
    </style:style>
    <style:style style:name="T145" style:family="text">
      <style:text-properties fo:language="cs" fo:country="CZ" officeooo:rsid="1ad8b8f8"/>
    </style:style>
    <style:style style:name="T146" style:family="text">
      <style:text-properties fo:language="cs" fo:country="CZ" officeooo:rsid="1ad9eb51"/>
    </style:style>
    <style:style style:name="T147" style:family="text">
      <style:text-properties fo:language="cs" fo:country="CZ" officeooo:rsid="1adf29c7"/>
    </style:style>
    <style:style style:name="T148" style:family="text">
      <style:text-properties fo:language="cs" fo:country="CZ" officeooo:rsid="1b8046ef"/>
    </style:style>
    <style:style style:name="T149" style:family="text">
      <style:text-properties fo:language="cs" fo:country="CZ" officeooo:rsid="1b81f85d"/>
    </style:style>
    <style:style style:name="T150" style:family="text">
      <style:text-properties fo:language="cs" fo:country="CZ" officeooo:rsid="1b8368fb"/>
    </style:style>
    <style:style style:name="T151" style:family="text">
      <style:text-properties fo:language="cs" fo:country="CZ" officeooo:rsid="1b84ea54"/>
    </style:style>
    <style:style style:name="T152" style:family="text">
      <style:text-properties fo:language="cs" fo:country="CZ" officeooo:rsid="1d21a784"/>
    </style:style>
    <style:style style:name="T153" style:family="text">
      <style:text-properties fo:language="cs" fo:country="CZ" officeooo:rsid="1d75ffc5"/>
    </style:style>
    <style:style style:name="T154" style:family="text">
      <style:text-properties fo:language="cs" fo:country="CZ" officeooo:rsid="1dba6644"/>
    </style:style>
    <style:style style:name="T155" style:family="text">
      <style:text-properties fo:language="cs" fo:country="CZ" officeooo:rsid="1dc83763"/>
    </style:style>
    <style:style style:name="T156" style:family="text">
      <style:text-properties fo:language="cs" fo:country="CZ" fo:font-weight="normal" style:font-weight-asian="normal" style:font-weight-complex="normal"/>
    </style:style>
    <style:style style:name="T157" style:family="text">
      <style:text-properties fo:language="cs" fo:country="CZ" fo:font-weight="normal" officeooo:rsid="17cc427a" style:font-weight-asian="normal" style:font-weight-complex="normal"/>
    </style:style>
    <style:style style:name="T158" style:family="text">
      <style:text-properties fo:language="cs" fo:country="CZ" fo:font-weight="normal" officeooo:rsid="1adbd1b1" style:font-weight-asian="normal" style:font-weight-complex="normal"/>
    </style:style>
    <style:style style:name="T159" style:family="text">
      <style:text-properties fo:language="cs" fo:country="CZ" fo:font-weight="normal" officeooo:rsid="1a87bffc" style:font-weight-asian="normal" style:font-weight-complex="normal"/>
    </style:style>
    <style:style style:name="T160" style:family="text">
      <style:text-properties fo:language="cs" fo:country="CZ" fo:font-weight="normal" officeooo:rsid="17cfa0af" style:font-weight-asian="normal" style:font-weight-complex="normal"/>
    </style:style>
    <style:style style:name="T161" style:family="text">
      <style:text-properties fo:language="cs" fo:country="CZ" fo:font-weight="normal" officeooo:rsid="17e3540a" style:font-weight-asian="normal" style:font-weight-complex="normal"/>
    </style:style>
    <style:style style:name="T162" style:family="text">
      <style:text-properties fo:language="cs" fo:country="CZ" fo:font-weight="normal" officeooo:rsid="20e00c48" style:font-weight-asian="normal" style:font-weight-complex="normal"/>
    </style:style>
    <style:style style:name="T163" style:family="text">
      <style:text-properties fo:language="cs" fo:country="CZ" fo:font-weight="normal" officeooo:rsid="20e043b0" style:font-weight-asian="normal" style:font-weight-complex="normal"/>
    </style:style>
    <style:style style:name="T164" style:family="text">
      <style:text-properties fo:language="cs" fo:country="CZ" officeooo:rsid="1eadeef2"/>
    </style:style>
    <style:style style:name="T165" style:family="text">
      <style:text-properties fo:language="cs" fo:country="CZ" officeooo:rsid="1eae0bfd"/>
    </style:style>
    <style:style style:name="T166" style:family="text">
      <style:text-properties fo:language="cs" fo:country="CZ" officeooo:rsid="1ec85838"/>
    </style:style>
    <style:style style:name="T167" style:family="text">
      <style:text-properties fo:language="cs" fo:country="CZ" officeooo:rsid="1d1cecf6"/>
    </style:style>
    <style:style style:name="T168" style:family="text">
      <style:text-properties fo:language="cs" fo:country="CZ" officeooo:rsid="1ecb109c"/>
    </style:style>
    <style:style style:name="T169" style:family="text">
      <style:text-properties fo:language="cs" fo:country="CZ" officeooo:rsid="1e013445"/>
    </style:style>
    <style:style style:name="T170" style:family="text">
      <style:text-properties fo:language="cs" fo:country="CZ" officeooo:rsid="1eff51b4"/>
    </style:style>
    <style:style style:name="T171" style:family="text">
      <style:text-properties fo:language="cs" fo:country="CZ" officeooo:rsid="1f003418"/>
    </style:style>
    <style:style style:name="T172" style:family="text">
      <style:text-properties fo:language="cs" fo:country="CZ" officeooo:rsid="1f01df29"/>
    </style:style>
    <style:style style:name="T173" style:family="text">
      <style:text-properties fo:language="cs" fo:country="CZ" officeooo:rsid="1f435596"/>
    </style:style>
    <style:style style:name="T174" style:family="text">
      <style:text-properties fo:language="cs" fo:country="CZ" officeooo:rsid="1f4466ec"/>
    </style:style>
    <style:style style:name="T175" style:family="text">
      <style:text-properties fo:language="cs" fo:country="CZ" officeooo:rsid="1f538326"/>
    </style:style>
    <style:style style:name="T176" style:family="text">
      <style:text-properties fo:language="cs" fo:country="CZ" officeooo:rsid="1f83e655"/>
    </style:style>
    <style:style style:name="T177" style:family="text">
      <style:text-properties fo:language="cs" fo:country="CZ" officeooo:rsid="1fb71feb"/>
    </style:style>
    <style:style style:name="T178" style:family="text">
      <style:text-properties fo:language="cs" fo:country="CZ" officeooo:rsid="1fb7ab9e"/>
    </style:style>
    <style:style style:name="T179" style:family="text">
      <style:text-properties fo:language="cs" fo:country="CZ" officeooo:rsid="1fb84d73"/>
    </style:style>
    <style:style style:name="T180" style:family="text">
      <style:text-properties fo:language="cs" fo:country="CZ" officeooo:rsid="1fbb9681"/>
    </style:style>
    <style:style style:name="T181" style:family="text">
      <style:text-properties fo:language="cs" fo:country="CZ" officeooo:rsid="202b4e26"/>
    </style:style>
    <style:style style:name="T182" style:family="text">
      <style:text-properties fo:language="cs" fo:country="CZ" officeooo:rsid="207bc3d6"/>
    </style:style>
    <style:style style:name="T183" style:family="text">
      <style:text-properties fo:language="cs" fo:country="CZ" officeooo:rsid="20df05fc"/>
    </style:style>
    <style:style style:name="T184" style:family="text">
      <style:text-properties fo:language="cs" fo:country="CZ" officeooo:rsid="215e9b16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officeooo:rsid="15ca5cf7" style:font-style-asian="italic" style:font-style-complex="italic"/>
    </style:style>
    <style:style style:name="T187" style:family="text">
      <style:text-properties fo:font-style="italic" officeooo:rsid="1546b8d6" style:font-style-asian="italic" style:font-style-complex="italic"/>
    </style:style>
    <style:style style:name="T188" style:family="text">
      <style:text-properties fo:font-style="italic" officeooo:rsid="155bfa62" style:font-style-asian="italic" style:font-style-complex="italic"/>
    </style:style>
    <style:style style:name="T189" style:family="text">
      <style:text-properties fo:font-style="italic" officeooo:rsid="15ad6f72" style:font-style-asian="italic" style:font-style-complex="italic"/>
    </style:style>
    <style:style style:name="T190" style:family="text">
      <style:text-properties fo:font-style="italic" officeooo:rsid="15b06a61" style:font-style-asian="italic" style:font-style-complex="italic"/>
    </style:style>
    <style:style style:name="T191" style:family="text">
      <style:text-properties fo:font-style="italic" officeooo:rsid="17295d43" style:font-style-asian="italic" style:font-style-complex="italic"/>
    </style:style>
    <style:style style:name="T192" style:family="text">
      <style:text-properties fo:font-style="italic" officeooo:rsid="17708b81" style:font-style-asian="italic" style:font-style-complex="italic"/>
    </style:style>
    <style:style style:name="T193" style:family="text">
      <style:text-properties fo:font-style="italic" officeooo:rsid="148fc4c8" style:font-style-asian="italic" style:font-style-complex="italic"/>
    </style:style>
    <style:style style:name="T194" style:family="text">
      <style:text-properties fo:font-style="italic" officeooo:rsid="176e69f5" style:font-style-asian="italic" style:font-style-complex="italic"/>
    </style:style>
    <style:style style:name="T195" style:family="text">
      <style:text-properties fo:font-style="italic" officeooo:rsid="17afd51a" style:font-style-asian="italic" style:font-style-complex="italic"/>
    </style:style>
    <style:style style:name="T196" style:family="text">
      <style:text-properties fo:font-style="italic" officeooo:rsid="17b028a0" style:font-style-asian="italic" style:font-style-complex="italic"/>
    </style:style>
    <style:style style:name="T197" style:family="text">
      <style:text-properties fo:font-style="italic" officeooo:rsid="17bd95d7" style:font-style-asian="italic" style:font-style-complex="italic"/>
    </style:style>
    <style:style style:name="T198" style:family="text">
      <style:text-properties fo:font-style="italic" officeooo:rsid="17bec376" style:font-style-asian="italic" style:font-style-complex="italic"/>
    </style:style>
    <style:style style:name="T199" style:family="text">
      <style:text-properties fo:font-style="italic" officeooo:rsid="17c02a13" style:font-style-asian="italic" style:font-style-complex="italic"/>
    </style:style>
    <style:style style:name="T200" style:family="text">
      <style:text-properties fo:font-style="italic" officeooo:rsid="17e4812a" style:font-style-asian="italic" style:font-style-complex="italic"/>
    </style:style>
    <style:style style:name="T201" style:family="text">
      <style:text-properties fo:font-style="italic" officeooo:rsid="17e64274" style:font-style-asian="italic" style:font-style-complex="italic"/>
    </style:style>
    <style:style style:name="T202" style:family="text">
      <style:text-properties fo:font-style="italic" officeooo:rsid="17e5b77e" style:font-style-asian="italic" style:font-style-complex="italic"/>
    </style:style>
    <style:style style:name="T203" style:family="text">
      <style:text-properties fo:font-style="italic" officeooo:rsid="17e9c691" style:font-style-asian="italic" style:font-style-complex="italic"/>
    </style:style>
    <style:style style:name="T204" style:family="text">
      <style:text-properties fo:font-style="italic" officeooo:rsid="17eb9e84" style:font-style-asian="italic" style:font-style-complex="italic"/>
    </style:style>
    <style:style style:name="T205" style:family="text">
      <style:text-properties fo:font-style="italic" officeooo:rsid="18074ce5" style:font-style-asian="italic" style:font-style-complex="italic"/>
    </style:style>
    <style:style style:name="T206" style:family="text">
      <style:text-properties fo:font-style="italic" officeooo:rsid="180917aa" style:font-style-asian="italic" style:font-style-complex="italic"/>
    </style:style>
    <style:style style:name="T207" style:family="text">
      <style:text-properties fo:font-style="italic" officeooo:rsid="15247c1a" style:font-style-asian="italic" style:font-style-complex="italic"/>
    </style:style>
    <style:style style:name="T208" style:family="text">
      <style:text-properties fo:font-style="italic" officeooo:rsid="1536ee61" style:font-style-asian="italic" style:font-style-complex="italic"/>
    </style:style>
    <style:style style:name="T209" style:family="text">
      <style:text-properties fo:font-style="italic" officeooo:rsid="182c6288" style:font-style-asian="italic" style:font-style-complex="italic"/>
    </style:style>
    <style:style style:name="T210" style:family="text">
      <style:text-properties fo:font-style="italic" officeooo:rsid="189c7ad6" style:font-style-asian="italic" style:font-style-complex="italic"/>
    </style:style>
    <style:style style:name="T211" style:family="text">
      <style:text-properties fo:font-style="italic" officeooo:rsid="18b133a2" style:font-style-asian="italic" style:font-style-complex="italic"/>
    </style:style>
    <style:style style:name="T212" style:family="text">
      <style:text-properties fo:font-style="italic" officeooo:rsid="18c20de8" style:font-style-asian="italic" style:font-style-complex="italic"/>
    </style:style>
    <style:style style:name="T213" style:family="text">
      <style:text-properties fo:font-style="italic" officeooo:rsid="18c5858c" style:font-style-asian="italic" style:font-style-complex="italic"/>
    </style:style>
    <style:style style:name="T214" style:family="text">
      <style:text-properties fo:font-style="italic" officeooo:rsid="18f3e874" style:font-style-asian="italic" style:font-style-complex="italic"/>
    </style:style>
    <style:style style:name="T215" style:family="text">
      <style:text-properties fo:font-style="italic" officeooo:rsid="1836b5be" style:font-style-asian="italic" style:font-style-complex="italic"/>
    </style:style>
    <style:style style:name="T216" style:family="text">
      <style:text-properties fo:font-style="italic" officeooo:rsid="19345964" style:font-style-asian="italic" style:font-style-complex="italic"/>
    </style:style>
    <style:style style:name="T217" style:family="text">
      <style:text-properties fo:font-style="italic" officeooo:rsid="1935a69f" style:font-style-asian="italic" style:font-style-complex="italic"/>
    </style:style>
    <style:style style:name="T218" style:family="text">
      <style:text-properties fo:font-style="italic" officeooo:rsid="19b2a3c4" style:font-style-asian="italic" style:font-style-complex="italic"/>
    </style:style>
    <style:style style:name="T219" style:family="text">
      <style:text-properties fo:font-style="italic" officeooo:rsid="15c237a5" style:font-style-asian="italic" style:font-style-complex="italic"/>
    </style:style>
    <style:style style:name="T220" style:family="text">
      <style:text-properties fo:font-style="italic" officeooo:rsid="19dd4a30" style:font-style-asian="italic" style:font-style-complex="italic"/>
    </style:style>
    <style:style style:name="T221" style:family="text">
      <style:text-properties fo:font-style="italic" officeooo:rsid="19e8a416" style:font-style-asian="italic" style:font-style-complex="italic"/>
    </style:style>
    <style:style style:name="T222" style:family="text">
      <style:text-properties fo:font-style="italic" officeooo:rsid="19e9635b" style:font-style-asian="italic" style:font-style-complex="italic"/>
    </style:style>
    <style:style style:name="T223" style:family="text">
      <style:text-properties fo:font-style="italic" officeooo:rsid="19ebca23" style:font-style-asian="italic" style:font-style-complex="italic"/>
    </style:style>
    <style:style style:name="T224" style:family="text">
      <style:text-properties fo:font-style="italic" officeooo:rsid="19ff906a" style:font-style-asian="italic" style:font-style-complex="italic"/>
    </style:style>
    <style:style style:name="T225" style:family="text">
      <style:text-properties fo:font-style="italic" officeooo:rsid="1a499233" style:font-style-asian="italic" style:font-style-complex="italic"/>
    </style:style>
    <style:style style:name="T226" style:family="text">
      <style:text-properties fo:font-style="italic" officeooo:rsid="1a4b20e6" style:font-style-asian="italic" style:font-style-complex="italic"/>
    </style:style>
    <style:style style:name="T227" style:family="text">
      <style:text-properties fo:font-style="italic" officeooo:rsid="14c28908" style:font-style-asian="italic" style:font-style-complex="italic"/>
    </style:style>
    <style:style style:name="T228" style:family="text">
      <style:text-properties fo:font-style="italic" officeooo:rsid="159664ac" style:font-style-asian="italic" style:font-style-complex="italic"/>
    </style:style>
    <style:style style:name="T229" style:family="text">
      <style:text-properties fo:font-style="italic" officeooo:rsid="159b17bd" style:font-style-asian="italic" style:font-style-complex="italic"/>
    </style:style>
    <style:style style:name="T230" style:family="text">
      <style:text-properties fo:font-style="italic" officeooo:rsid="1a85820d" style:font-style-asian="italic" style:font-style-complex="italic"/>
    </style:style>
    <style:style style:name="T231" style:family="text">
      <style:text-properties fo:font-style="italic" officeooo:rsid="1af066c2" style:font-style-asian="italic" style:font-style-complex="italic"/>
    </style:style>
    <style:style style:name="T232" style:family="text">
      <style:text-properties fo:font-style="italic" officeooo:rsid="1af17a44" style:font-style-asian="italic" style:font-style-complex="italic"/>
    </style:style>
    <style:style style:name="T233" style:family="text">
      <style:text-properties fo:font-style="italic" officeooo:rsid="1af5d4e9" style:font-style-asian="italic" style:font-style-complex="italic"/>
    </style:style>
    <style:style style:name="T234" style:family="text">
      <style:text-properties fo:font-style="italic" officeooo:rsid="1b1a5bf4" style:font-style-asian="italic" style:font-style-complex="italic"/>
    </style:style>
    <style:style style:name="T235" style:family="text">
      <style:text-properties fo:font-style="italic" officeooo:rsid="1b1c0d89" style:font-style-asian="italic" style:font-style-complex="italic"/>
    </style:style>
    <style:style style:name="T236" style:family="text">
      <style:text-properties fo:font-style="italic" officeooo:rsid="1b1c1ab3" style:font-style-asian="italic" style:font-style-complex="italic"/>
    </style:style>
    <style:style style:name="T237" style:family="text">
      <style:text-properties fo:font-style="italic" officeooo:rsid="1b1d074d" style:font-style-asian="italic" style:font-style-complex="italic"/>
    </style:style>
    <style:style style:name="T238" style:family="text">
      <style:text-properties fo:font-style="italic" officeooo:rsid="1b1ec90d" style:font-style-asian="italic" style:font-style-complex="italic"/>
    </style:style>
    <style:style style:name="T239" style:family="text">
      <style:text-properties fo:font-style="italic" officeooo:rsid="1b240061" style:font-style-asian="italic" style:font-style-complex="italic"/>
    </style:style>
    <style:style style:name="T240" style:family="text">
      <style:text-properties fo:font-style="italic" officeooo:rsid="1b29de71" style:font-style-asian="italic" style:font-style-complex="italic"/>
    </style:style>
    <style:style style:name="T241" style:family="text">
      <style:text-properties fo:font-style="italic" officeooo:rsid="1b2a6cef" style:font-style-asian="italic" style:font-style-complex="italic"/>
    </style:style>
    <style:style style:name="T242" style:family="text">
      <style:text-properties fo:font-style="italic" officeooo:rsid="1b2ad636" style:font-style-asian="italic" style:font-style-complex="italic"/>
    </style:style>
    <style:style style:name="T243" style:family="text">
      <style:text-properties fo:font-style="italic" officeooo:rsid="1b2c0182" style:font-style-asian="italic" style:font-style-complex="italic"/>
    </style:style>
    <style:style style:name="T244" style:family="text">
      <style:text-properties fo:font-style="italic" officeooo:rsid="1b5bf134" style:font-style-asian="italic" style:font-style-complex="italic"/>
    </style:style>
    <style:style style:name="T245" style:family="text">
      <style:text-properties fo:font-style="italic" officeooo:rsid="1b676195" style:font-style-asian="italic" style:font-style-complex="italic"/>
    </style:style>
    <style:style style:name="T246" style:family="text">
      <style:text-properties fo:font-style="italic" officeooo:rsid="1b68a083" style:font-style-asian="italic" style:font-style-complex="italic"/>
    </style:style>
    <style:style style:name="T247" style:family="text">
      <style:text-properties fo:font-style="italic" officeooo:rsid="1b6e1d4e" style:font-style-asian="italic" style:font-style-complex="italic"/>
    </style:style>
    <style:style style:name="T248" style:family="text">
      <style:text-properties fo:font-style="italic" officeooo:rsid="1b9a3db7" style:font-style-asian="italic" style:font-style-complex="italic"/>
    </style:style>
    <style:style style:name="T249" style:family="text">
      <style:text-properties fo:font-style="italic" officeooo:rsid="15b53645" style:font-style-asian="italic" style:font-style-complex="italic"/>
    </style:style>
    <style:style style:name="T250" style:family="text">
      <style:text-properties fo:font-style="italic" officeooo:rsid="1b3aa9da" style:font-style-asian="italic" style:font-style-complex="italic"/>
    </style:style>
    <style:style style:name="T251" style:family="text">
      <style:text-properties fo:font-style="italic" officeooo:rsid="187d6a64" style:font-style-asian="italic" style:font-style-complex="italic"/>
    </style:style>
    <style:style style:name="T252" style:family="text">
      <style:text-properties fo:font-style="italic" officeooo:rsid="1c1ab4fc" style:font-style-asian="italic" style:font-style-complex="italic"/>
    </style:style>
    <style:style style:name="T253" style:family="text">
      <style:text-properties fo:font-style="italic" officeooo:rsid="1c1d58ec" style:font-style-asian="italic" style:font-style-complex="italic"/>
    </style:style>
    <style:style style:name="T254" style:family="text">
      <style:text-properties fo:font-style="italic" officeooo:rsid="1c81d622" style:font-style-asian="italic" style:font-style-complex="italic"/>
    </style:style>
    <style:style style:name="T255" style:family="text">
      <style:text-properties fo:font-style="italic" officeooo:rsid="1c82dd2c" style:font-style-asian="italic" style:font-style-complex="italic"/>
    </style:style>
    <style:style style:name="T256" style:family="text">
      <style:text-properties fo:font-style="italic" officeooo:rsid="1c86fdc4" style:font-style-asian="italic" style:font-style-complex="italic"/>
    </style:style>
    <style:style style:name="T257" style:family="text">
      <style:text-properties fo:font-style="italic" officeooo:rsid="1c88d371" style:font-style-asian="italic" style:font-style-complex="italic"/>
    </style:style>
    <style:style style:name="T258" style:family="text">
      <style:text-properties fo:font-style="italic" officeooo:rsid="1caca17b" style:font-style-asian="italic" style:font-style-complex="italic"/>
    </style:style>
    <style:style style:name="T259" style:family="text">
      <style:text-properties fo:font-style="italic" officeooo:rsid="1caf28cd" style:font-style-asian="italic" style:font-style-complex="italic"/>
    </style:style>
    <style:style style:name="T260" style:family="text">
      <style:text-properties fo:font-style="italic" officeooo:rsid="18bc925c" style:font-style-asian="italic" style:font-style-complex="italic"/>
    </style:style>
    <style:style style:name="T261" style:family="text">
      <style:text-properties fo:font-style="italic" officeooo:rsid="18fe4bc9" style:font-style-asian="italic" style:font-style-complex="italic"/>
    </style:style>
    <style:style style:name="T262" style:family="text">
      <style:text-properties fo:font-style="italic" officeooo:rsid="18db1cd7" style:font-style-asian="italic" style:font-style-complex="italic"/>
    </style:style>
    <style:style style:name="T263" style:family="text">
      <style:text-properties fo:font-style="italic" officeooo:rsid="1cba1e95" style:font-style-asian="italic" style:font-style-complex="italic"/>
    </style:style>
    <style:style style:name="T264" style:family="text">
      <style:text-properties fo:font-style="italic" officeooo:rsid="1d13a54a" style:font-style-asian="italic" style:font-style-complex="italic"/>
    </style:style>
    <style:style style:name="T265" style:family="text">
      <style:text-properties fo:font-style="italic" officeooo:rsid="1caa881e" style:font-style-asian="italic" style:font-style-complex="italic"/>
    </style:style>
    <style:style style:name="T266" style:family="text">
      <style:text-properties fo:font-style="italic" officeooo:rsid="1d17b1cf" style:font-style-asian="italic" style:font-style-complex="italic"/>
    </style:style>
    <style:style style:name="T267" style:family="text">
      <style:text-properties fo:font-style="italic" officeooo:rsid="1d182073" style:font-style-asian="italic" style:font-style-complex="italic"/>
    </style:style>
    <style:style style:name="T268" style:family="text">
      <style:text-properties fo:font-style="italic" officeooo:rsid="1d188207" style:font-style-asian="italic" style:font-style-complex="italic"/>
    </style:style>
    <style:style style:name="T269" style:family="text">
      <style:text-properties fo:font-style="italic" officeooo:rsid="1cab484f" style:font-style-asian="italic" style:font-style-complex="italic"/>
    </style:style>
    <style:style style:name="T270" style:family="text">
      <style:text-properties fo:font-style="italic" officeooo:rsid="1d2520de" style:font-style-asian="italic" style:font-style-complex="italic"/>
    </style:style>
    <style:style style:name="T271" style:family="text">
      <style:text-properties fo:font-style="italic" officeooo:rsid="1d1a7fb6" style:font-style-asian="italic" style:font-style-complex="italic"/>
    </style:style>
    <style:style style:name="T272" style:family="text">
      <style:text-properties fo:font-style="italic" officeooo:rsid="1d422cc8" style:font-style-asian="italic" style:font-style-complex="italic"/>
    </style:style>
    <style:style style:name="T273" style:family="text">
      <style:text-properties fo:font-style="italic" officeooo:rsid="1d485295" style:font-style-asian="italic" style:font-style-complex="italic"/>
    </style:style>
    <style:style style:name="T274" style:family="text">
      <style:text-properties fo:font-style="italic" officeooo:rsid="1c6224b1" style:font-style-asian="italic" style:font-style-complex="italic"/>
    </style:style>
    <style:style style:name="T275" style:family="text">
      <style:text-properties fo:font-style="italic" officeooo:rsid="1bc11309" style:font-style-asian="italic" style:font-style-complex="italic"/>
    </style:style>
    <style:style style:name="T276" style:family="text">
      <style:text-properties fo:font-style="italic" officeooo:rsid="1bbce9aa" style:font-style-asian="italic" style:font-style-complex="italic"/>
    </style:style>
    <style:style style:name="T277" style:family="text">
      <style:text-properties fo:font-style="italic" officeooo:rsid="1d4d7533" style:font-style-asian="italic" style:font-style-complex="italic"/>
    </style:style>
    <style:style style:name="T278" style:family="text">
      <style:text-properties fo:font-style="italic" officeooo:rsid="1d57a0b4" style:font-style-asian="italic" style:font-style-complex="italic"/>
    </style:style>
    <style:style style:name="T279" style:family="text">
      <style:text-properties fo:font-style="italic" officeooo:rsid="1d89163c" style:font-style-asian="italic" style:font-style-complex="italic"/>
    </style:style>
    <style:style style:name="T280" style:family="text">
      <style:text-properties fo:font-style="italic" officeooo:rsid="1d8be3b7" style:font-style-asian="italic" style:font-style-complex="italic"/>
    </style:style>
    <style:style style:name="T281" style:family="text">
      <style:text-properties fo:font-style="italic" officeooo:rsid="1d8fe60c" style:font-style-asian="italic" style:font-style-complex="italic"/>
    </style:style>
    <style:style style:name="T282" style:family="text">
      <style:text-properties fo:font-style="italic" officeooo:rsid="1b9263bf" style:font-style-asian="italic" style:font-style-complex="italic"/>
    </style:style>
    <style:style style:name="T283" style:family="text">
      <style:text-properties fo:font-style="italic" officeooo:rsid="1dab88ba" style:font-style-asian="italic" style:font-style-complex="italic"/>
    </style:style>
    <style:style style:name="T284" style:family="text">
      <style:text-properties fo:font-style="italic" officeooo:rsid="1db5e0be" style:font-style-asian="italic" style:font-style-complex="italic"/>
    </style:style>
    <style:style style:name="T285" style:family="text">
      <style:text-properties fo:font-style="italic" officeooo:rsid="1bf293cd" style:font-style-asian="italic" style:font-style-complex="italic"/>
    </style:style>
    <style:style style:name="T286" style:family="text">
      <style:text-properties fo:font-style="italic" officeooo:rsid="1dcbe43e" style:font-style-asian="italic" style:font-style-complex="italic"/>
    </style:style>
    <style:style style:name="T287" style:family="text">
      <style:text-properties fo:font-style="italic" officeooo:rsid="136c9d2e" style:font-style-asian="italic" style:font-style-complex="italic"/>
    </style:style>
    <style:style style:name="T288" style:family="text">
      <style:text-properties fo:font-style="italic" officeooo:rsid="1dd6316f" style:font-style-asian="italic" style:font-style-complex="italic"/>
    </style:style>
    <style:style style:name="T289" style:family="text">
      <style:text-properties fo:font-style="italic" officeooo:rsid="1dd7f1d6" style:font-style-asian="italic" style:font-style-complex="italic"/>
    </style:style>
    <style:style style:name="T290" style:family="text">
      <style:text-properties fo:font-style="italic" officeooo:rsid="18a52033" style:font-style-asian="italic" style:font-style-complex="italic"/>
    </style:style>
    <style:style style:name="T291" style:family="text">
      <style:text-properties fo:font-style="italic" officeooo:rsid="1e1308a6" style:font-style-asian="italic" style:font-style-complex="italic"/>
    </style:style>
    <style:style style:name="T292" style:family="text">
      <style:text-properties fo:font-style="italic" officeooo:rsid="1e35c62c" style:font-style-asian="italic" style:font-style-complex="italic"/>
    </style:style>
    <style:style style:name="T293" style:family="text">
      <style:text-properties fo:font-style="italic" officeooo:rsid="1eada5bf" style:font-style-asian="italic" style:font-style-complex="italic"/>
    </style:style>
    <style:style style:name="T294" style:family="text">
      <style:text-properties fo:font-style="italic" officeooo:rsid="1eb2fa66" style:font-style-asian="italic" style:font-style-complex="italic"/>
    </style:style>
    <style:style style:name="T295" style:family="text">
      <style:text-properties fo:font-style="italic" officeooo:rsid="1f1a1de7" style:font-style-asian="italic" style:font-style-complex="italic"/>
    </style:style>
    <style:style style:name="T296" style:family="text">
      <style:text-properties fo:font-style="italic" officeooo:rsid="1f2fedbb" style:font-style-asian="italic" style:font-style-complex="italic"/>
    </style:style>
    <style:style style:name="T297" style:family="text">
      <style:text-properties fo:font-style="italic" officeooo:rsid="1f55d2aa" style:font-style-asian="italic" style:font-style-complex="italic"/>
    </style:style>
    <style:style style:name="T298" style:family="text">
      <style:text-properties fo:font-style="italic" officeooo:rsid="1f6098e6" style:font-style-asian="italic" style:font-style-complex="italic"/>
    </style:style>
    <style:style style:name="T299" style:family="text">
      <style:text-properties fo:font-style="italic" officeooo:rsid="1f6c3ca4" style:font-style-asian="italic" style:font-style-complex="italic"/>
    </style:style>
    <style:style style:name="T300" style:family="text">
      <style:text-properties fo:font-style="italic" officeooo:rsid="1927fafa" style:font-style-asian="italic" style:font-style-complex="italic"/>
    </style:style>
    <style:style style:name="T301" style:family="text">
      <style:text-properties fo:font-style="italic" officeooo:rsid="1c582428" style:font-style-asian="italic" style:font-style-complex="italic"/>
    </style:style>
    <style:style style:name="T302" style:family="text">
      <style:text-properties fo:font-style="italic" officeooo:rsid="1c58478d" style:font-style-asian="italic" style:font-style-complex="italic"/>
    </style:style>
    <style:style style:name="T303" style:family="text">
      <style:text-properties fo:font-style="italic" officeooo:rsid="1f8c4426" style:font-style-asian="italic" style:font-style-complex="italic"/>
    </style:style>
    <style:style style:name="T304" style:family="text">
      <style:text-properties fo:font-style="italic" officeooo:rsid="1f8db0bc" style:font-style-asian="italic" style:font-style-complex="italic"/>
    </style:style>
    <style:style style:name="T305" style:family="text">
      <style:text-properties fo:font-style="italic" officeooo:rsid="1f8ec7c9" style:font-style-asian="italic" style:font-style-complex="italic"/>
    </style:style>
    <style:style style:name="T306" style:family="text">
      <style:text-properties fo:font-style="italic" officeooo:rsid="1f95e97d" style:font-style-asian="italic" style:font-style-complex="italic"/>
    </style:style>
    <style:style style:name="T307" style:family="text">
      <style:text-properties fo:font-style="italic" officeooo:rsid="1f9a54db" style:font-style-asian="italic" style:font-style-complex="italic"/>
    </style:style>
    <style:style style:name="T308" style:family="text">
      <style:text-properties fo:font-style="italic" officeooo:rsid="1fc14fd7" style:font-style-asian="italic" style:font-style-complex="italic"/>
    </style:style>
    <style:style style:name="T309" style:family="text">
      <style:text-properties fo:font-style="italic" officeooo:rsid="1fc32909" style:font-style-asian="italic" style:font-style-complex="italic"/>
    </style:style>
    <style:style style:name="T310" style:family="text">
      <style:text-properties fo:font-style="italic" officeooo:rsid="1fcf3a4b" style:font-style-asian="italic" style:font-style-complex="italic"/>
    </style:style>
    <style:style style:name="T311" style:family="text">
      <style:text-properties fo:font-style="italic" officeooo:rsid="1fd02f39" style:font-style-asian="italic" style:font-style-complex="italic"/>
    </style:style>
    <style:style style:name="T312" style:family="text">
      <style:text-properties fo:font-style="italic" officeooo:rsid="1f036c10" style:font-style-asian="italic" style:font-style-complex="italic"/>
    </style:style>
    <style:style style:name="T313" style:family="text">
      <style:text-properties fo:font-style="italic" officeooo:rsid="1fd1feea" style:font-style-asian="italic" style:font-style-complex="italic"/>
    </style:style>
    <style:style style:name="T314" style:family="text">
      <style:text-properties fo:font-style="italic" officeooo:rsid="1d220948" style:font-style-asian="italic" style:font-style-complex="italic"/>
    </style:style>
    <style:style style:name="T315" style:family="text">
      <style:text-properties fo:font-style="italic" officeooo:rsid="1fdf4d99" style:font-style-asian="italic" style:font-style-complex="italic"/>
    </style:style>
    <style:style style:name="T316" style:family="text">
      <style:text-properties fo:font-style="italic" officeooo:rsid="1fe2301b" style:font-style-asian="italic" style:font-style-complex="italic"/>
    </style:style>
    <style:style style:name="T317" style:family="text">
      <style:text-properties fo:font-style="italic" officeooo:rsid="1fe38860" style:font-style-asian="italic" style:font-style-complex="italic"/>
    </style:style>
    <style:style style:name="T318" style:family="text">
      <style:text-properties fo:font-style="italic" officeooo:rsid="1fef5b9a" style:font-style-asian="italic" style:font-style-complex="italic"/>
    </style:style>
    <style:style style:name="T319" style:family="text">
      <style:text-properties fo:font-style="italic" officeooo:rsid="1fe0bfc8" style:font-style-asian="italic" style:font-style-complex="italic"/>
    </style:style>
    <style:style style:name="T320" style:family="text">
      <style:text-properties fo:font-style="italic" officeooo:rsid="202f608a" style:font-style-asian="italic" style:font-style-complex="italic"/>
    </style:style>
    <style:style style:name="T321" style:family="text">
      <style:text-properties fo:font-style="italic" officeooo:rsid="20325278" style:font-style-asian="italic" style:font-style-complex="italic"/>
    </style:style>
    <style:style style:name="T322" style:family="text">
      <style:text-properties fo:font-style="italic" officeooo:rsid="208f8933" style:font-style-asian="italic" style:font-style-complex="italic"/>
    </style:style>
    <style:style style:name="T323" style:family="text">
      <style:text-properties fo:font-style="italic" officeooo:rsid="20908707" style:font-style-asian="italic" style:font-style-complex="italic"/>
    </style:style>
    <style:style style:name="T324" style:family="text">
      <style:text-properties fo:font-style="italic" officeooo:rsid="1fa1e491" style:font-style-asian="italic" style:font-style-complex="italic"/>
    </style:style>
    <style:style style:name="T325" style:family="text">
      <style:text-properties fo:font-style="italic" officeooo:rsid="209b1e9c" style:font-style-asian="italic" style:font-style-complex="italic"/>
    </style:style>
    <style:style style:name="T326" style:family="text">
      <style:text-properties fo:font-style="italic" officeooo:rsid="20ae9233" style:font-style-asian="italic" style:font-style-complex="italic"/>
    </style:style>
    <style:style style:name="T327" style:family="text">
      <style:text-properties fo:font-style="italic" officeooo:rsid="15426ded" style:font-style-asian="italic" style:font-style-complex="italic"/>
    </style:style>
    <style:style style:name="T328" style:family="text">
      <style:text-properties fo:font-style="italic" officeooo:rsid="179c040f" style:font-style-asian="italic" style:font-style-complex="italic"/>
    </style:style>
    <style:style style:name="T329" style:family="text">
      <style:text-properties fo:font-style="italic" officeooo:rsid="20acd575" style:font-style-asian="italic" style:font-style-complex="italic"/>
    </style:style>
    <style:style style:name="T330" style:family="text">
      <style:text-properties fo:font-style="italic" officeooo:rsid="179f3282" style:font-style-asian="italic" style:font-style-complex="italic"/>
    </style:style>
    <style:style style:name="T331" style:family="text">
      <style:text-properties fo:font-style="italic" officeooo:rsid="20adc998" style:font-style-asian="italic" style:font-style-complex="italic"/>
    </style:style>
    <style:style style:name="T332" style:family="text">
      <style:text-properties fo:font-style="italic" officeooo:rsid="179d54b0" style:font-style-asian="italic" style:font-style-complex="italic"/>
    </style:style>
    <style:style style:name="T333" style:family="text">
      <style:text-properties fo:font-style="italic" officeooo:rsid="20afec0f" style:font-style-asian="italic" style:font-style-complex="italic"/>
    </style:style>
    <style:style style:name="T334" style:family="text">
      <style:text-properties fo:font-style="italic" officeooo:rsid="20b57a92" style:font-style-asian="italic" style:font-style-complex="italic"/>
    </style:style>
    <style:style style:name="T335" style:family="text">
      <style:text-properties fo:font-style="italic" officeooo:rsid="20b9279a" style:font-style-asian="italic" style:font-style-complex="italic"/>
    </style:style>
    <style:style style:name="T336" style:family="text">
      <style:text-properties fo:font-style="italic" officeooo:rsid="20cf89bc" style:font-style-asian="italic" style:font-style-complex="italic"/>
    </style:style>
    <style:style style:name="T337" style:family="text">
      <style:text-properties fo:font-style="italic" officeooo:rsid="17ac90ef" style:font-style-asian="italic" style:font-style-complex="italic"/>
    </style:style>
    <style:style style:name="T338" style:family="text">
      <style:text-properties fo:font-style="italic" officeooo:rsid="18c97d53" style:font-style-asian="italic" style:font-style-complex="italic"/>
    </style:style>
    <style:style style:name="T339" style:family="text">
      <style:text-properties fo:font-style="italic" officeooo:rsid="20d32fec" style:font-style-asian="italic" style:font-style-complex="italic"/>
    </style:style>
    <style:style style:name="T340" style:family="text">
      <style:text-properties fo:font-style="italic" officeooo:rsid="15b247f5" style:font-style-asian="italic" style:font-style-complex="italic"/>
    </style:style>
    <style:style style:name="T341" style:family="text">
      <style:text-properties fo:font-style="italic" officeooo:rsid="1b7d8805" style:font-style-asian="italic" style:font-style-complex="italic"/>
    </style:style>
    <style:style style:name="T342" style:family="text">
      <style:text-properties fo:font-style="italic" officeooo:rsid="1bf9beb5" style:font-style-asian="italic" style:font-style-complex="italic"/>
    </style:style>
    <style:style style:name="T343" style:family="text">
      <style:text-properties fo:font-style="italic" officeooo:rsid="1bfb018b" style:font-style-asian="italic" style:font-style-complex="italic"/>
    </style:style>
    <style:style style:name="T344" style:family="text">
      <style:text-properties fo:font-style="italic" style:text-underline-style="none" officeooo:rsid="15fa1f30" style:font-style-asian="italic" style:font-style-complex="italic"/>
    </style:style>
    <style:style style:name="T345" style:family="text">
      <style:text-properties fo:font-style="italic" style:text-underline-style="none" officeooo:rsid="15fd67ce" style:font-style-asian="italic" style:font-style-complex="italic"/>
    </style:style>
    <style:style style:name="T346" style:family="text">
      <style:text-properties fo:font-style="italic" style:text-underline-style="none" officeooo:rsid="1e2448da" style:font-style-asian="italic" style:font-style-complex="italic"/>
    </style:style>
    <style:style style:name="T3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8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349" style:family="text">
      <style:text-properties fo:font-style="italic" fo:font-weight="bold" officeooo:rsid="18b9137b" style:font-style-asian="italic" style:font-weight-asian="bold" style:font-style-complex="italic" style:font-weight-complex="bold"/>
    </style:style>
    <style:style style:name="T350" style:family="text">
      <style:text-properties fo:font-style="italic" fo:font-weight="bold" officeooo:rsid="19361ae6" style:font-style-asian="italic" style:font-weight-asian="bold" style:font-style-complex="italic" style:font-weight-complex="bold"/>
    </style:style>
    <style:style style:name="T351" style:family="text">
      <style:text-properties fo:font-style="italic" fo:font-weight="bold" officeooo:rsid="1b64deb6" style:font-style-asian="italic" style:font-weight-asian="bold" style:font-style-complex="italic" style:font-weight-complex="bold"/>
    </style:style>
    <style:style style:name="T352" style:family="text">
      <style:text-properties fo:font-style="italic" fo:font-weight="bold" officeooo:rsid="190d1e89" style:font-style-asian="italic" style:font-weight-asian="bold" style:font-style-complex="italic" style:font-weight-complex="bold"/>
    </style:style>
    <style:style style:name="T3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4" style:family="text">
      <style:text-properties fo:font-style="italic" fo:font-weight="normal" officeooo:rsid="20aa26b3" style:font-style-asian="italic" style:font-weight-asian="normal" style:font-style-complex="italic" style:font-weight-complex="normal"/>
    </style:style>
    <style:style style:name="T355" style:family="text">
      <style:text-properties fo:font-style="italic" fo:font-weight="normal" officeooo:rsid="1b53f7df" style:font-style-asian="italic" style:font-weight-asian="normal" style:font-style-complex="italic" style:font-weight-complex="normal"/>
    </style:style>
    <style:style style:name="T356" style:family="text">
      <style:text-properties fo:font-style="italic" fo:font-weight="normal" officeooo:rsid="1813c9a7" style:font-style-asian="italic" style:font-weight-asian="normal" style:font-style-complex="italic" style:font-weight-complex="normal"/>
    </style:style>
    <style:style style:name="T357" style:family="text">
      <style:text-properties fo:font-style="italic" fo:font-weight="normal" officeooo:rsid="20ac0c9a" style:font-style-asian="italic" style:font-weight-asian="normal" style:font-style-complex="italic" style:font-weight-complex="normal"/>
    </style:style>
    <style:style style:name="T358" style:family="text">
      <style:text-properties fo:font-style="normal" style:font-style-asian="normal" style:font-style-complex="normal"/>
    </style:style>
    <style:style style:name="T359" style:family="text">
      <style:text-properties fo:font-style="normal" officeooo:rsid="127cc581" style:font-style-asian="normal" style:font-style-complex="normal"/>
    </style:style>
    <style:style style:name="T360" style:family="text">
      <style:text-properties fo:font-style="normal" officeooo:rsid="16160d51" style:font-style-asian="normal" style:font-style-complex="normal"/>
    </style:style>
    <style:style style:name="T361" style:family="text">
      <style:text-properties fo:font-style="normal" officeooo:rsid="160e1c76" style:font-style-asian="normal" style:font-style-complex="normal"/>
    </style:style>
    <style:style style:name="T362" style:family="text">
      <style:text-properties fo:font-style="normal" officeooo:rsid="160e3795" style:font-style-asian="normal" style:font-style-complex="normal"/>
    </style:style>
    <style:style style:name="T363" style:family="text">
      <style:text-properties fo:font-style="normal" officeooo:rsid="160f4828" style:font-style-asian="normal" style:font-style-complex="normal"/>
    </style:style>
    <style:style style:name="T364" style:family="text">
      <style:text-properties fo:font-style="normal" officeooo:rsid="15b42f88" style:font-style-asian="normal" style:font-style-complex="normal"/>
    </style:style>
    <style:style style:name="T365" style:family="text">
      <style:text-properties fo:font-style="normal" officeooo:rsid="176ba4f0" style:font-style-asian="normal" style:font-style-complex="normal"/>
    </style:style>
    <style:style style:name="T366" style:family="text">
      <style:text-properties fo:font-style="normal" officeooo:rsid="1792cc62" style:font-style-asian="normal" style:font-style-complex="normal"/>
    </style:style>
    <style:style style:name="T367" style:family="text">
      <style:text-properties fo:font-style="normal" officeooo:rsid="15ad6f72" style:font-style-asian="normal" style:font-style-complex="normal"/>
    </style:style>
    <style:style style:name="T368" style:family="text">
      <style:text-properties fo:font-style="normal" officeooo:rsid="15b06a61" style:font-style-asian="normal" style:font-style-complex="normal"/>
    </style:style>
    <style:style style:name="T369" style:family="text">
      <style:text-properties fo:font-style="normal" officeooo:rsid="17ac90ef" style:font-style-asian="normal" style:font-style-complex="normal"/>
    </style:style>
    <style:style style:name="T370" style:family="text">
      <style:text-properties fo:font-style="normal" officeooo:rsid="17ade1ed" style:font-style-asian="normal" style:font-style-complex="normal"/>
    </style:style>
    <style:style style:name="T371" style:family="text">
      <style:text-properties fo:font-style="normal" officeooo:rsid="181bac4f" style:font-style-asian="normal" style:font-style-complex="normal"/>
    </style:style>
    <style:style style:name="T372" style:family="text">
      <style:text-properties fo:font-style="normal" officeooo:rsid="181c2dd9" style:font-style-asian="normal" style:font-style-complex="normal"/>
    </style:style>
    <style:style style:name="T373" style:family="text">
      <style:text-properties fo:font-style="normal" officeooo:rsid="1839eb22" style:font-style-asian="normal" style:font-style-complex="normal"/>
    </style:style>
    <style:style style:name="T374" style:family="text">
      <style:text-properties fo:font-style="normal" officeooo:rsid="189e8a08" style:font-style-asian="normal" style:font-style-complex="normal"/>
    </style:style>
    <style:style style:name="T375" style:family="text">
      <style:text-properties fo:font-style="normal" officeooo:rsid="189f1577" style:font-style-asian="normal" style:font-style-complex="normal"/>
    </style:style>
    <style:style style:name="T376" style:family="text">
      <style:text-properties fo:font-style="normal" officeooo:rsid="18a287d4" style:font-style-asian="normal" style:font-style-complex="normal"/>
    </style:style>
    <style:style style:name="T377" style:family="text">
      <style:text-properties fo:font-style="normal" officeooo:rsid="18a43037" style:font-style-asian="normal" style:font-style-complex="normal"/>
    </style:style>
    <style:style style:name="T378" style:family="text">
      <style:text-properties fo:font-style="normal" officeooo:rsid="18a52033" style:font-style-asian="normal" style:font-style-complex="normal"/>
    </style:style>
    <style:style style:name="T379" style:family="text">
      <style:text-properties fo:font-style="normal" officeooo:rsid="18a8ff71" style:font-style-asian="normal" style:font-style-complex="normal"/>
    </style:style>
    <style:style style:name="T380" style:family="text">
      <style:text-properties fo:font-style="normal" officeooo:rsid="18b468a0" style:font-style-asian="normal" style:font-style-complex="normal"/>
    </style:style>
    <style:style style:name="T381" style:family="text">
      <style:text-properties fo:font-style="normal" officeooo:rsid="18b4d1a3" style:font-style-asian="normal" style:font-style-complex="normal"/>
    </style:style>
    <style:style style:name="T382" style:family="text">
      <style:text-properties fo:font-style="normal" officeooo:rsid="18c20de8" style:font-style-asian="normal" style:font-style-complex="normal"/>
    </style:style>
    <style:style style:name="T383" style:family="text">
      <style:text-properties fo:font-style="normal" officeooo:rsid="18cf0f68" style:font-style-asian="normal" style:font-style-complex="normal"/>
    </style:style>
    <style:style style:name="T384" style:family="text">
      <style:text-properties fo:font-style="normal" officeooo:rsid="18d00879" style:font-style-asian="normal" style:font-style-complex="normal"/>
    </style:style>
    <style:style style:name="T385" style:family="text">
      <style:text-properties fo:font-style="normal" officeooo:rsid="18d5c31e" style:font-style-asian="normal" style:font-style-complex="normal"/>
    </style:style>
    <style:style style:name="T386" style:family="text">
      <style:text-properties fo:font-style="normal" officeooo:rsid="18e0c1bb" style:font-style-asian="normal" style:font-style-complex="normal"/>
    </style:style>
    <style:style style:name="T387" style:family="text">
      <style:text-properties fo:font-style="normal" officeooo:rsid="18e7ba4d" style:font-style-asian="normal" style:font-style-complex="normal"/>
    </style:style>
    <style:style style:name="T388" style:family="text">
      <style:text-properties fo:font-style="normal" officeooo:rsid="18ec2a42" style:font-style-asian="normal" style:font-style-complex="normal"/>
    </style:style>
    <style:style style:name="T389" style:family="text">
      <style:text-properties fo:font-style="normal" officeooo:rsid="18ec86d1" style:font-style-asian="normal" style:font-style-complex="normal"/>
    </style:style>
    <style:style style:name="T390" style:family="text">
      <style:text-properties fo:font-style="normal" officeooo:rsid="18ecc4a6" style:font-style-asian="normal" style:font-style-complex="normal"/>
    </style:style>
    <style:style style:name="T391" style:family="text">
      <style:text-properties fo:font-style="normal" officeooo:rsid="18f1d905" style:font-style-asian="normal" style:font-style-complex="normal"/>
    </style:style>
    <style:style style:name="T392" style:family="text">
      <style:text-properties fo:font-style="normal" officeooo:rsid="18f442d4" style:font-style-asian="normal" style:font-style-complex="normal"/>
    </style:style>
    <style:style style:name="T393" style:family="text">
      <style:text-properties fo:font-style="normal" officeooo:rsid="1970af12" style:font-style-asian="normal" style:font-style-complex="normal"/>
    </style:style>
    <style:style style:name="T394" style:family="text">
      <style:text-properties fo:font-style="normal" officeooo:rsid="1971bbc9" style:font-style-asian="normal" style:font-style-complex="normal"/>
    </style:style>
    <style:style style:name="T395" style:family="text">
      <style:text-properties fo:font-style="normal" officeooo:rsid="199b34eb" style:font-style-asian="normal" style:font-style-complex="normal"/>
    </style:style>
    <style:style style:name="T396" style:family="text">
      <style:text-properties fo:font-style="normal" officeooo:rsid="19a7d5d7" style:font-style-asian="normal" style:font-style-complex="normal"/>
    </style:style>
    <style:style style:name="T397" style:family="text">
      <style:text-properties fo:font-style="normal" officeooo:rsid="19a8efca" style:font-style-asian="normal" style:font-style-complex="normal"/>
    </style:style>
    <style:style style:name="T398" style:family="text">
      <style:text-properties fo:font-style="normal" officeooo:rsid="19a9a442" style:font-style-asian="normal" style:font-style-complex="normal"/>
    </style:style>
    <style:style style:name="T399" style:family="text">
      <style:text-properties fo:font-style="normal" officeooo:rsid="19aa18ef" style:font-style-asian="normal" style:font-style-complex="normal"/>
    </style:style>
    <style:style style:name="T400" style:family="text">
      <style:text-properties fo:font-style="normal" officeooo:rsid="19ab249f" style:font-style-asian="normal" style:font-style-complex="normal"/>
    </style:style>
    <style:style style:name="T401" style:family="text">
      <style:text-properties fo:font-style="normal" officeooo:rsid="19ac7c84" style:font-style-asian="normal" style:font-style-complex="normal"/>
    </style:style>
    <style:style style:name="T402" style:family="text">
      <style:text-properties fo:font-style="normal" officeooo:rsid="19adafc0" style:font-style-asian="normal" style:font-style-complex="normal"/>
    </style:style>
    <style:style style:name="T403" style:family="text">
      <style:text-properties fo:font-style="normal" officeooo:rsid="19b1b7ff" style:font-style-asian="normal" style:font-style-complex="normal"/>
    </style:style>
    <style:style style:name="T404" style:family="text">
      <style:text-properties fo:font-style="normal" officeooo:rsid="19b7afea" style:font-style-asian="normal" style:font-style-complex="normal"/>
    </style:style>
    <style:style style:name="T405" style:family="text">
      <style:text-properties fo:font-style="normal" officeooo:rsid="19aef2fb" style:font-style-asian="normal" style:font-style-complex="normal"/>
    </style:style>
    <style:style style:name="T406" style:family="text">
      <style:text-properties fo:font-style="normal" officeooo:rsid="19c505ba" style:font-style-asian="normal" style:font-style-complex="normal"/>
    </style:style>
    <style:style style:name="T407" style:family="text">
      <style:text-properties fo:font-style="normal" officeooo:rsid="19b7a33a" style:font-style-asian="normal" style:font-style-complex="normal"/>
    </style:style>
    <style:style style:name="T408" style:family="text">
      <style:text-properties fo:font-style="normal" officeooo:rsid="19b91027" style:font-style-asian="normal" style:font-style-complex="normal"/>
    </style:style>
    <style:style style:name="T409" style:family="text">
      <style:text-properties fo:font-style="normal" officeooo:rsid="19c67ee1" style:font-style-asian="normal" style:font-style-complex="normal"/>
    </style:style>
    <style:style style:name="T410" style:family="text">
      <style:text-properties fo:font-style="normal" officeooo:rsid="19c84da7" style:font-style-asian="normal" style:font-style-complex="normal"/>
    </style:style>
    <style:style style:name="T411" style:family="text">
      <style:text-properties fo:font-style="normal" officeooo:rsid="19b2a3c4" style:font-style-asian="normal" style:font-style-complex="normal"/>
    </style:style>
    <style:style style:name="T412" style:family="text">
      <style:text-properties fo:font-style="normal" officeooo:rsid="19c004af" style:font-style-asian="normal" style:font-style-complex="normal"/>
    </style:style>
    <style:style style:name="T413" style:family="text">
      <style:text-properties fo:font-style="normal" officeooo:rsid="19d927c8" style:font-style-asian="normal" style:font-style-complex="normal"/>
    </style:style>
    <style:style style:name="T414" style:family="text">
      <style:text-properties fo:font-style="normal" officeooo:rsid="1a087c78" style:font-style-asian="normal" style:font-style-complex="normal"/>
    </style:style>
    <style:style style:name="T415" style:family="text">
      <style:text-properties fo:font-style="normal" officeooo:rsid="1a39e533" style:font-style-asian="normal" style:font-style-complex="normal"/>
    </style:style>
    <style:style style:name="T416" style:family="text">
      <style:text-properties fo:font-style="normal" officeooo:rsid="17c5a5ad" style:font-style-asian="normal" style:font-style-complex="normal"/>
    </style:style>
    <style:style style:name="T417" style:family="text">
      <style:text-properties fo:font-style="normal" officeooo:rsid="1aaec840" style:font-style-asian="normal" style:font-style-complex="normal"/>
    </style:style>
    <style:style style:name="T418" style:family="text">
      <style:text-properties fo:font-style="normal" officeooo:rsid="1abdda19" style:font-style-asian="normal" style:font-style-complex="normal"/>
    </style:style>
    <style:style style:name="T419" style:family="text">
      <style:text-properties fo:font-style="normal" officeooo:rsid="1af8bfe8" style:font-style-asian="normal" style:font-style-complex="normal"/>
    </style:style>
    <style:style style:name="T420" style:family="text">
      <style:text-properties fo:font-style="normal" officeooo:rsid="1b3492d1" style:font-style-asian="normal" style:font-style-complex="normal"/>
    </style:style>
    <style:style style:name="T421" style:family="text">
      <style:text-properties fo:font-style="normal" officeooo:rsid="1b355553" style:font-style-asian="normal" style:font-style-complex="normal"/>
    </style:style>
    <style:style style:name="T422" style:family="text">
      <style:text-properties fo:font-style="normal" officeooo:rsid="1b3aa9da" style:font-style-asian="normal" style:font-style-complex="normal"/>
    </style:style>
    <style:style style:name="T423" style:family="text">
      <style:text-properties fo:font-style="normal" officeooo:rsid="1b348c82" style:font-style-asian="normal" style:font-style-complex="normal"/>
    </style:style>
    <style:style style:name="T424" style:family="text">
      <style:text-properties fo:font-style="normal" officeooo:rsid="1b3c40f8" style:font-style-asian="normal" style:font-style-complex="normal"/>
    </style:style>
    <style:style style:name="T425" style:family="text">
      <style:text-properties fo:font-style="normal" officeooo:rsid="1b3f2b32" style:font-style-asian="normal" style:font-style-complex="normal"/>
    </style:style>
    <style:style style:name="T426" style:family="text">
      <style:text-properties fo:font-style="normal" officeooo:rsid="1b424d69" style:font-style-asian="normal" style:font-style-complex="normal"/>
    </style:style>
    <style:style style:name="T427" style:family="text">
      <style:text-properties fo:font-style="normal" officeooo:rsid="1b4317dc" style:font-style-asian="normal" style:font-style-complex="normal"/>
    </style:style>
    <style:style style:name="T428" style:family="text">
      <style:text-properties fo:font-style="normal" officeooo:rsid="1b43f306" style:font-style-asian="normal" style:font-style-complex="normal"/>
    </style:style>
    <style:style style:name="T429" style:family="text">
      <style:text-properties fo:font-style="normal" officeooo:rsid="1b451ec8" style:font-style-asian="normal" style:font-style-complex="normal"/>
    </style:style>
    <style:style style:name="T430" style:family="text">
      <style:text-properties fo:font-style="normal" officeooo:rsid="1b373145" style:font-style-asian="normal" style:font-style-complex="normal"/>
    </style:style>
    <style:style style:name="T431" style:family="text">
      <style:text-properties fo:font-style="normal" officeooo:rsid="1b461274" style:font-style-asian="normal" style:font-style-complex="normal"/>
    </style:style>
    <style:style style:name="T432" style:family="text">
      <style:text-properties fo:font-style="normal" officeooo:rsid="1b48d1a5" style:font-style-asian="normal" style:font-style-complex="normal"/>
    </style:style>
    <style:style style:name="T433" style:family="text">
      <style:text-properties fo:font-style="normal" officeooo:rsid="1b4a31a6" style:font-style-asian="normal" style:font-style-complex="normal"/>
    </style:style>
    <style:style style:name="T434" style:family="text">
      <style:text-properties fo:font-style="normal" officeooo:rsid="1b4a9440" style:font-style-asian="normal" style:font-style-complex="normal"/>
    </style:style>
    <style:style style:name="T435" style:family="text">
      <style:text-properties fo:font-style="normal" officeooo:rsid="1b4be5eb" style:font-style-asian="normal" style:font-style-complex="normal"/>
    </style:style>
    <style:style style:name="T436" style:family="text">
      <style:text-properties fo:font-style="normal" officeooo:rsid="1b4d3abc" style:font-style-asian="normal" style:font-style-complex="normal"/>
    </style:style>
    <style:style style:name="T437" style:family="text">
      <style:text-properties fo:font-style="normal" officeooo:rsid="1b5bf134" style:font-style-asian="normal" style:font-style-complex="normal"/>
    </style:style>
    <style:style style:name="T438" style:family="text">
      <style:text-properties fo:font-style="normal" officeooo:rsid="17bec376" style:font-style-asian="normal" style:font-style-complex="normal"/>
    </style:style>
    <style:style style:name="T439" style:family="text">
      <style:text-properties fo:font-style="normal" officeooo:rsid="1abeead1" style:font-style-asian="normal" style:font-style-complex="normal"/>
    </style:style>
    <style:style style:name="T440" style:family="text">
      <style:text-properties fo:font-style="normal" officeooo:rsid="19324c2b" style:font-style-asian="normal" style:font-style-complex="normal"/>
    </style:style>
    <style:style style:name="T441" style:family="text">
      <style:text-properties fo:font-style="normal" officeooo:rsid="19306b54" style:font-style-asian="normal" style:font-style-complex="normal"/>
    </style:style>
    <style:style style:name="T442" style:family="text">
      <style:text-properties fo:font-style="normal" officeooo:rsid="1bea278f" style:font-style-asian="normal" style:font-style-complex="normal"/>
    </style:style>
    <style:style style:name="T443" style:family="text">
      <style:text-properties fo:font-style="normal" officeooo:rsid="1b3c0e07" style:font-style-asian="normal" style:font-style-complex="normal"/>
    </style:style>
    <style:style style:name="T444" style:family="text">
      <style:text-properties fo:font-style="normal" officeooo:rsid="1b401306" style:font-style-asian="normal" style:font-style-complex="normal"/>
    </style:style>
    <style:style style:name="T445" style:family="text">
      <style:text-properties fo:font-style="normal" officeooo:rsid="1b41f3e2" style:font-style-asian="normal" style:font-style-complex="normal"/>
    </style:style>
    <style:style style:name="T446" style:family="text">
      <style:text-properties fo:font-style="normal" officeooo:rsid="1b38c4c4" style:font-style-asian="normal" style:font-style-complex="normal"/>
    </style:style>
    <style:style style:name="T447" style:family="text">
      <style:text-properties fo:font-style="normal" officeooo:rsid="1b4cb6bf" style:font-style-asian="normal" style:font-style-complex="normal"/>
    </style:style>
    <style:style style:name="T448" style:family="text">
      <style:text-properties fo:font-style="normal" officeooo:rsid="1c04c690" style:font-style-asian="normal" style:font-style-complex="normal"/>
    </style:style>
    <style:style style:name="T449" style:family="text">
      <style:text-properties fo:font-style="normal" officeooo:rsid="1c0549a5" style:font-style-asian="normal" style:font-style-complex="normal"/>
    </style:style>
    <style:style style:name="T450" style:family="text">
      <style:text-properties fo:font-style="normal" officeooo:rsid="1c05842e" style:font-style-asian="normal" style:font-style-complex="normal"/>
    </style:style>
    <style:style style:name="T451" style:family="text">
      <style:text-properties fo:font-style="normal" officeooo:rsid="1c258944" style:font-style-asian="normal" style:font-style-complex="normal"/>
    </style:style>
    <style:style style:name="T452" style:family="text">
      <style:text-properties fo:font-style="normal" officeooo:rsid="1c264779" style:font-style-asian="normal" style:font-style-complex="normal"/>
    </style:style>
    <style:style style:name="T453" style:family="text">
      <style:text-properties fo:font-style="normal" officeooo:rsid="1c5065f1" style:font-style-asian="normal" style:font-style-complex="normal"/>
    </style:style>
    <style:style style:name="T454" style:family="text">
      <style:text-properties fo:font-style="normal" officeooo:rsid="1c6224b1" style:font-style-asian="normal" style:font-style-complex="normal"/>
    </style:style>
    <style:style style:name="T455" style:family="text">
      <style:text-properties fo:font-style="normal" officeooo:rsid="1c791012" style:font-style-asian="normal" style:font-style-complex="normal"/>
    </style:style>
    <style:style style:name="T456" style:family="text">
      <style:text-properties fo:font-style="normal" officeooo:rsid="1ca14337" style:font-style-asian="normal" style:font-style-complex="normal"/>
    </style:style>
    <style:style style:name="T457" style:family="text">
      <style:text-properties fo:font-style="normal" officeooo:rsid="1ca26d13" style:font-style-asian="normal" style:font-style-complex="normal"/>
    </style:style>
    <style:style style:name="T458" style:family="text">
      <style:text-properties fo:font-style="normal" officeooo:rsid="1ca9ca08" style:font-style-asian="normal" style:font-style-complex="normal"/>
    </style:style>
    <style:style style:name="T459" style:family="text">
      <style:text-properties fo:font-style="normal" officeooo:rsid="1cb8863a" style:font-style-asian="normal" style:font-style-complex="normal"/>
    </style:style>
    <style:style style:name="T460" style:family="text">
      <style:text-properties fo:font-style="normal" officeooo:rsid="1cf1f7ac" style:font-style-asian="normal" style:font-style-complex="normal"/>
    </style:style>
    <style:style style:name="T461" style:family="text">
      <style:text-properties fo:font-style="normal" officeooo:rsid="1cf4d5f2" style:font-style-asian="normal" style:font-style-complex="normal"/>
    </style:style>
    <style:style style:name="T462" style:family="text">
      <style:text-properties fo:font-style="normal" officeooo:rsid="1d2fdeb8" style:font-style-asian="normal" style:font-style-complex="normal"/>
    </style:style>
    <style:style style:name="T463" style:family="text">
      <style:text-properties fo:font-style="normal" officeooo:rsid="1d384bdc" style:font-style-asian="normal" style:font-style-complex="normal"/>
    </style:style>
    <style:style style:name="T464" style:family="text">
      <style:text-properties fo:font-style="normal" officeooo:rsid="1bd0abba" style:font-style-asian="normal" style:font-style-complex="normal"/>
    </style:style>
    <style:style style:name="T465" style:family="text">
      <style:text-properties fo:font-style="normal" officeooo:rsid="1bdd8d1f" style:font-style-asian="normal" style:font-style-complex="normal"/>
    </style:style>
    <style:style style:name="T466" style:family="text">
      <style:text-properties fo:font-style="normal" officeooo:rsid="1bdf3273" style:font-style-asian="normal" style:font-style-complex="normal"/>
    </style:style>
    <style:style style:name="T467" style:family="text">
      <style:text-properties fo:font-style="normal" officeooo:rsid="1c685015" style:font-style-asian="normal" style:font-style-complex="normal"/>
    </style:style>
    <style:style style:name="T468" style:family="text">
      <style:text-properties fo:font-style="normal" officeooo:rsid="1be562d6" style:font-style-asian="normal" style:font-style-complex="normal"/>
    </style:style>
    <style:style style:name="T469" style:family="text">
      <style:text-properties fo:font-style="normal" officeooo:rsid="174388df" style:font-style-asian="normal" style:font-style-complex="normal"/>
    </style:style>
    <style:style style:name="T470" style:family="text">
      <style:text-properties fo:font-style="normal" officeooo:rsid="17295d43" style:font-style-asian="normal" style:font-style-complex="normal"/>
    </style:style>
    <style:style style:name="T471" style:family="text">
      <style:text-properties fo:font-style="normal" officeooo:rsid="1be5456a" style:font-style-asian="normal" style:font-style-complex="normal"/>
    </style:style>
    <style:style style:name="T472" style:family="text">
      <style:text-properties fo:font-style="normal" officeooo:rsid="1be5bcb8" style:font-style-asian="normal" style:font-style-complex="normal"/>
    </style:style>
    <style:style style:name="T473" style:family="text">
      <style:text-properties fo:font-style="normal" officeooo:rsid="1d4d7533" style:font-style-asian="normal" style:font-style-complex="normal"/>
    </style:style>
    <style:style style:name="T474" style:family="text">
      <style:text-properties fo:font-style="normal" officeooo:rsid="1d53a7f5" style:font-style-asian="normal" style:font-style-complex="normal"/>
    </style:style>
    <style:style style:name="T475" style:family="text">
      <style:text-properties fo:font-style="normal" officeooo:rsid="1d53e4a5" style:font-style-asian="normal" style:font-style-complex="normal"/>
    </style:style>
    <style:style style:name="T476" style:family="text">
      <style:text-properties fo:font-style="normal" officeooo:rsid="1d58bfee" style:font-style-asian="normal" style:font-style-complex="normal"/>
    </style:style>
    <style:style style:name="T477" style:family="text">
      <style:text-properties fo:font-style="normal" officeooo:rsid="1d55c6b1" style:font-style-asian="normal" style:font-style-complex="normal"/>
    </style:style>
    <style:style style:name="T478" style:family="text">
      <style:text-properties fo:font-style="normal" officeooo:rsid="1cab484f" style:font-style-asian="normal" style:font-style-complex="normal"/>
    </style:style>
    <style:style style:name="T479" style:family="text">
      <style:text-properties fo:font-style="normal" officeooo:rsid="1caa881e" style:font-style-asian="normal" style:font-style-complex="normal"/>
    </style:style>
    <style:style style:name="T480" style:family="text">
      <style:text-properties fo:font-style="normal" officeooo:rsid="1bf293cd" style:font-style-asian="normal" style:font-style-complex="normal"/>
    </style:style>
    <style:style style:name="T481" style:family="text">
      <style:text-properties fo:font-style="normal" officeooo:rsid="1bf434a3" style:font-style-asian="normal" style:font-style-complex="normal"/>
    </style:style>
    <style:style style:name="T482" style:family="text">
      <style:text-properties fo:font-style="normal" officeooo:rsid="1bf315b1" style:font-style-asian="normal" style:font-style-complex="normal"/>
    </style:style>
    <style:style style:name="T483" style:family="text">
      <style:text-properties fo:font-style="normal" officeooo:rsid="1dd7f1d6" style:font-style-asian="normal" style:font-style-complex="normal"/>
    </style:style>
    <style:style style:name="T484" style:family="text">
      <style:text-properties fo:font-style="normal" officeooo:rsid="1381540f" style:font-style-asian="normal" style:font-style-complex="normal"/>
    </style:style>
    <style:style style:name="T485" style:family="text">
      <style:text-properties fo:font-style="normal" officeooo:rsid="1de0bfeb" style:font-style-asian="normal" style:font-style-complex="normal"/>
    </style:style>
    <style:style style:name="T486" style:family="text">
      <style:text-properties fo:font-style="normal" officeooo:rsid="1de149cb" style:font-style-asian="normal" style:font-style-complex="normal"/>
    </style:style>
    <style:style style:name="T487" style:family="text">
      <style:text-properties fo:font-style="normal" officeooo:rsid="1de43098" style:font-style-asian="normal" style:font-style-complex="normal"/>
    </style:style>
    <style:style style:name="T488" style:family="text">
      <style:text-properties fo:font-style="normal" officeooo:rsid="1df33719" style:font-style-asian="normal" style:font-style-complex="normal"/>
    </style:style>
    <style:style style:name="T489" style:family="text">
      <style:text-properties fo:font-style="normal" officeooo:rsid="1df5ac2e" style:font-style-asian="normal" style:font-style-complex="normal"/>
    </style:style>
    <style:style style:name="T490" style:family="text">
      <style:text-properties fo:font-style="normal" officeooo:rsid="1df7f3d2" style:font-style-asian="normal" style:font-style-complex="normal"/>
    </style:style>
    <style:style style:name="T491" style:family="text">
      <style:text-properties fo:font-style="normal" officeooo:rsid="1df18237" style:font-style-asian="normal" style:font-style-complex="normal"/>
    </style:style>
    <style:style style:name="T492" style:family="text">
      <style:text-properties fo:font-style="normal" officeooo:rsid="18f8f928" style:font-style-asian="normal" style:font-style-complex="normal"/>
    </style:style>
    <style:style style:name="T493" style:family="text">
      <style:text-properties fo:font-style="normal" officeooo:rsid="1cc21e17" style:font-style-asian="normal" style:font-style-complex="normal"/>
    </style:style>
    <style:style style:name="T494" style:family="text">
      <style:text-properties fo:font-style="normal" officeooo:rsid="1ca00f97" style:font-style-asian="normal" style:font-style-complex="normal"/>
    </style:style>
    <style:style style:name="T495" style:family="text">
      <style:text-properties fo:font-style="normal" officeooo:rsid="1e0d2c3e" style:font-style-asian="normal" style:font-style-complex="normal"/>
    </style:style>
    <style:style style:name="T496" style:family="text">
      <style:text-properties fo:font-style="normal" officeooo:rsid="173248b7" style:font-style-asian="normal" style:font-style-complex="normal"/>
    </style:style>
    <style:style style:name="T497" style:family="text">
      <style:text-properties fo:font-style="normal" officeooo:rsid="1731a21d" style:font-style-asian="normal" style:font-style-complex="normal"/>
    </style:style>
    <style:style style:name="T498" style:family="text">
      <style:text-properties fo:font-style="normal" officeooo:rsid="1e1308a6" style:font-style-asian="normal" style:font-style-complex="normal"/>
    </style:style>
    <style:style style:name="T499" style:family="text">
      <style:text-properties fo:font-style="normal" officeooo:rsid="1e1438b4" style:font-style-asian="normal" style:font-style-complex="normal"/>
    </style:style>
    <style:style style:name="T500" style:family="text">
      <style:text-properties fo:font-style="normal" officeooo:rsid="1e185a6d" style:font-style-asian="normal" style:font-style-complex="normal"/>
    </style:style>
    <style:style style:name="T501" style:family="text">
      <style:text-properties fo:font-style="normal" officeooo:rsid="1e19bebe" style:font-style-asian="normal" style:font-style-complex="normal"/>
    </style:style>
    <style:style style:name="T502" style:family="text">
      <style:text-properties fo:font-style="normal" officeooo:rsid="1e294604" style:font-style-asian="normal" style:font-style-complex="normal"/>
    </style:style>
    <style:style style:name="T503" style:family="text">
      <style:text-properties fo:font-style="normal" officeooo:rsid="1e2c6bdb" style:font-style-asian="normal" style:font-style-complex="normal"/>
    </style:style>
    <style:style style:name="T504" style:family="text">
      <style:text-properties fo:font-style="normal" officeooo:rsid="1e44a513" style:font-style-asian="normal" style:font-style-complex="normal"/>
    </style:style>
    <style:style style:name="T505" style:family="text">
      <style:text-properties fo:font-style="normal" officeooo:rsid="1ebe06ca" style:font-style-asian="normal" style:font-style-complex="normal"/>
    </style:style>
    <style:style style:name="T506" style:family="text">
      <style:text-properties fo:font-style="normal" officeooo:rsid="1ebf8c22" style:font-style-asian="normal" style:font-style-complex="normal"/>
    </style:style>
    <style:style style:name="T507" style:family="text">
      <style:text-properties fo:font-style="normal" officeooo:rsid="1ec4c683" style:font-style-asian="normal" style:font-style-complex="normal"/>
    </style:style>
    <style:style style:name="T508" style:family="text">
      <style:text-properties fo:font-style="normal" officeooo:rsid="1ee0be79" style:font-style-asian="normal" style:font-style-complex="normal"/>
    </style:style>
    <style:style style:name="T509" style:family="text">
      <style:text-properties fo:font-style="normal" officeooo:rsid="1ee2948e" style:font-style-asian="normal" style:font-style-complex="normal"/>
    </style:style>
    <style:style style:name="T510" style:family="text">
      <style:text-properties fo:font-style="normal" officeooo:rsid="18f0b3d4" style:font-style-asian="normal" style:font-style-complex="normal"/>
    </style:style>
    <style:style style:name="T511" style:family="text">
      <style:text-properties fo:font-style="normal" officeooo:rsid="1ee9bc1c" style:font-style-asian="normal" style:font-style-complex="normal"/>
    </style:style>
    <style:style style:name="T512" style:family="text">
      <style:text-properties fo:font-style="normal" officeooo:rsid="1eec2ec2" style:font-style-asian="normal" style:font-style-complex="normal"/>
    </style:style>
    <style:style style:name="T513" style:family="text">
      <style:text-properties fo:font-style="normal" officeooo:rsid="1ef2a730" style:font-style-asian="normal" style:font-style-complex="normal"/>
    </style:style>
    <style:style style:name="T514" style:family="text">
      <style:text-properties fo:font-style="normal" officeooo:rsid="1f0a8cbb" style:font-style-asian="normal" style:font-style-complex="normal"/>
    </style:style>
    <style:style style:name="T515" style:family="text">
      <style:text-properties fo:font-style="normal" officeooo:rsid="1f116bc0" style:font-style-asian="normal" style:font-style-complex="normal"/>
    </style:style>
    <style:style style:name="T516" style:family="text">
      <style:text-properties fo:font-style="normal" officeooo:rsid="1f134f9f" style:font-style-asian="normal" style:font-style-complex="normal"/>
    </style:style>
    <style:style style:name="T517" style:family="text">
      <style:text-properties fo:font-style="normal" officeooo:rsid="1f1a1de7" style:font-style-asian="normal" style:font-style-complex="normal"/>
    </style:style>
    <style:style style:name="T518" style:family="text">
      <style:text-properties fo:font-style="normal" officeooo:rsid="1f247017" style:font-style-asian="normal" style:font-style-complex="normal"/>
    </style:style>
    <style:style style:name="T519" style:family="text">
      <style:text-properties fo:font-style="normal" officeooo:rsid="1f26337e" style:font-style-asian="normal" style:font-style-complex="normal"/>
    </style:style>
    <style:style style:name="T520" style:family="text">
      <style:text-properties fo:font-style="normal" officeooo:rsid="1f28047e" style:font-style-asian="normal" style:font-style-complex="normal"/>
    </style:style>
    <style:style style:name="T521" style:family="text">
      <style:text-properties fo:font-style="normal" officeooo:rsid="1f696ac8" style:font-style-asian="normal" style:font-style-complex="normal"/>
    </style:style>
    <style:style style:name="T522" style:family="text">
      <style:text-properties fo:font-style="normal" officeooo:rsid="19168136" style:font-style-asian="normal" style:font-style-complex="normal"/>
    </style:style>
    <style:style style:name="T523" style:family="text">
      <style:text-properties fo:font-style="normal" officeooo:rsid="1f700409" style:font-style-asian="normal" style:font-style-complex="normal"/>
    </style:style>
    <style:style style:name="T524" style:family="text">
      <style:text-properties fo:font-style="normal" officeooo:rsid="1f712c58" style:font-style-asian="normal" style:font-style-complex="normal"/>
    </style:style>
    <style:style style:name="T525" style:family="text">
      <style:text-properties fo:font-style="normal" officeooo:rsid="1f80df76" style:font-style-asian="normal" style:font-style-complex="normal"/>
    </style:style>
    <style:style style:name="T526" style:family="text">
      <style:text-properties fo:font-style="normal" officeooo:rsid="1f87dab3" style:font-style-asian="normal" style:font-style-complex="normal"/>
    </style:style>
    <style:style style:name="T527" style:family="text">
      <style:text-properties fo:font-style="normal" officeooo:rsid="1bc11309" style:font-style-asian="normal" style:font-style-complex="normal"/>
    </style:style>
    <style:style style:name="T528" style:family="text">
      <style:text-properties fo:font-style="normal" officeooo:rsid="1f93d397" style:font-style-asian="normal" style:font-style-complex="normal"/>
    </style:style>
    <style:style style:name="T529" style:family="text">
      <style:text-properties fo:font-style="normal" officeooo:rsid="1f950040" style:font-style-asian="normal" style:font-style-complex="normal"/>
    </style:style>
    <style:style style:name="T530" style:family="text">
      <style:text-properties fo:font-style="normal" officeooo:rsid="1bd9fc7c" style:font-style-asian="normal" style:font-style-complex="normal"/>
    </style:style>
    <style:style style:name="T531" style:family="text">
      <style:text-properties fo:font-style="normal" officeooo:rsid="1f991644" style:font-style-asian="normal" style:font-style-complex="normal"/>
    </style:style>
    <style:style style:name="T532" style:family="text">
      <style:text-properties fo:font-style="normal" officeooo:rsid="1c65d79b" style:font-style-asian="normal" style:font-style-complex="normal"/>
    </style:style>
    <style:style style:name="T533" style:family="text">
      <style:text-properties fo:font-style="normal" officeooo:rsid="1f9a54db" style:font-style-asian="normal" style:font-style-complex="normal"/>
    </style:style>
    <style:style style:name="T534" style:family="text">
      <style:text-properties fo:font-style="normal" officeooo:rsid="1fa82dd6" style:font-style-asian="normal" style:font-style-complex="normal"/>
    </style:style>
    <style:style style:name="T535" style:family="text">
      <style:text-properties fo:font-style="normal" officeooo:rsid="1fa982d6" style:font-style-asian="normal" style:font-style-complex="normal"/>
    </style:style>
    <style:style style:name="T536" style:family="text">
      <style:text-properties fo:font-style="normal" officeooo:rsid="1faae47f" style:font-style-asian="normal" style:font-style-complex="normal"/>
    </style:style>
    <style:style style:name="T537" style:family="text">
      <style:text-properties fo:font-style="normal" officeooo:rsid="1fabbc8b" style:font-style-asian="normal" style:font-style-complex="normal"/>
    </style:style>
    <style:style style:name="T538" style:family="text">
      <style:text-properties fo:font-style="normal" officeooo:rsid="1fad4cad" style:font-style-asian="normal" style:font-style-complex="normal"/>
    </style:style>
    <style:style style:name="T539" style:family="text">
      <style:text-properties fo:font-style="normal" officeooo:rsid="1faf1724" style:font-style-asian="normal" style:font-style-complex="normal"/>
    </style:style>
    <style:style style:name="T540" style:family="text">
      <style:text-properties fo:font-style="normal" officeooo:rsid="1fb39f3f" style:font-style-asian="normal" style:font-style-complex="normal"/>
    </style:style>
    <style:style style:name="T541" style:family="text">
      <style:text-properties fo:font-style="normal" officeooo:rsid="1fb5816e" style:font-style-asian="normal" style:font-style-complex="normal"/>
    </style:style>
    <style:style style:name="T542" style:family="text">
      <style:text-properties fo:font-style="normal" officeooo:rsid="1fe2301b" style:font-style-asian="normal" style:font-style-complex="normal"/>
    </style:style>
    <style:style style:name="T543" style:family="text">
      <style:text-properties fo:font-style="normal" officeooo:rsid="1fe55992" style:font-style-asian="normal" style:font-style-complex="normal"/>
    </style:style>
    <style:style style:name="T544" style:family="text">
      <style:text-properties fo:font-style="normal" officeooo:rsid="1fe84e95" style:font-style-asian="normal" style:font-style-complex="normal"/>
    </style:style>
    <style:style style:name="T545" style:family="text">
      <style:text-properties fo:font-style="normal" officeooo:rsid="1fef5b9a" style:font-style-asian="normal" style:font-style-complex="normal"/>
    </style:style>
    <style:style style:name="T546" style:family="text">
      <style:text-properties fo:font-style="normal" officeooo:rsid="2010415d" style:font-style-asian="normal" style:font-style-complex="normal"/>
    </style:style>
    <style:style style:name="T547" style:family="text">
      <style:text-properties fo:font-style="normal" officeooo:rsid="20119af0" style:font-style-asian="normal" style:font-style-complex="normal"/>
    </style:style>
    <style:style style:name="T548" style:family="text">
      <style:text-properties fo:font-style="normal" officeooo:rsid="1de83d6e" style:font-style-asian="normal" style:font-style-complex="normal"/>
    </style:style>
    <style:style style:name="T549" style:family="text">
      <style:text-properties fo:font-style="normal" officeooo:rsid="20516279" style:font-style-asian="normal" style:font-style-complex="normal"/>
    </style:style>
    <style:style style:name="T550" style:family="text">
      <style:text-properties fo:font-style="normal" officeooo:rsid="1fa1e491" style:font-style-asian="normal" style:font-style-complex="normal"/>
    </style:style>
    <style:style style:name="T551" style:family="text">
      <style:text-properties fo:font-style="normal" officeooo:rsid="1fa67ec9" style:font-style-asian="normal" style:font-style-complex="normal"/>
    </style:style>
    <style:style style:name="T552" style:family="text">
      <style:text-properties fo:font-style="normal" officeooo:rsid="20acd575" style:font-style-asian="normal" style:font-style-complex="normal"/>
    </style:style>
    <style:style style:name="T553" style:family="text">
      <style:text-properties fo:font-style="normal" officeooo:rsid="20afec0f" style:font-style-asian="normal" style:font-style-complex="normal"/>
    </style:style>
    <style:style style:name="T554" style:family="text">
      <style:text-properties fo:font-style="normal" officeooo:rsid="17b028a0" style:font-style-asian="normal" style:font-style-complex="normal"/>
    </style:style>
    <style:style style:name="T555" style:family="text">
      <style:text-properties fo:font-style="normal" officeooo:rsid="17bd95d7" style:font-style-asian="normal" style:font-style-complex="normal"/>
    </style:style>
    <style:style style:name="T556" style:family="text">
      <style:text-properties fo:font-style="normal" officeooo:rsid="1aac0adc" style:font-style-asian="normal" style:font-style-complex="normal"/>
    </style:style>
    <style:style style:name="T557" style:family="text">
      <style:text-properties fo:font-style="normal" officeooo:rsid="1b591da8" style:font-style-asian="normal" style:font-style-complex="normal"/>
    </style:style>
    <style:style style:name="T558" style:family="text">
      <style:text-properties fo:font-style="normal" officeooo:rsid="1811347a" style:font-style-asian="normal" style:font-style-complex="normal"/>
    </style:style>
    <style:style style:name="T559" style:family="text">
      <style:text-properties fo:font-style="normal" officeooo:rsid="187aba9b" style:font-style-asian="normal" style:font-style-complex="normal"/>
    </style:style>
    <style:style style:name="T560" style:family="text">
      <style:text-properties fo:font-style="normal" officeooo:rsid="20e8299e" style:font-style-asian="normal" style:font-style-complex="normal"/>
    </style:style>
    <style:style style:name="T561" style:family="text">
      <style:text-properties fo:font-style="normal" officeooo:rsid="20ea1a5e" style:font-style-asian="normal" style:font-style-complex="normal"/>
    </style:style>
    <style:style style:name="T562" style:family="text">
      <style:text-properties fo:font-style="normal" officeooo:rsid="20eb46a6" style:font-style-asian="normal" style:font-style-complex="normal"/>
    </style:style>
    <style:style style:name="T563" style:family="text">
      <style:text-properties fo:font-style="normal" officeooo:rsid="20ecdbb8" style:font-style-asian="normal" style:font-style-complex="normal"/>
    </style:style>
    <style:style style:name="T564" style:family="text">
      <style:text-properties fo:font-style="normal" officeooo:rsid="20f075c0" style:font-style-asian="normal" style:font-style-complex="normal"/>
    </style:style>
    <style:style style:name="T5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6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567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568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569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570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571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572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573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574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575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576" style:family="text">
      <style:text-properties fo:font-style="normal" fo:font-weight="bold" officeooo:rsid="176ba4f0" style:font-style-asian="normal" style:font-weight-asian="bold" style:font-style-complex="normal" style:font-weight-complex="bold"/>
    </style:style>
    <style:style style:name="T577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5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9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580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581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582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583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584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585" style:family="text">
      <style:text-properties fo:font-style="normal" style:text-underline-style="none" officeooo:rsid="15fa1f30" style:font-style-asian="normal" style:font-style-complex="normal"/>
    </style:style>
    <style:style style:name="T586" style:family="text">
      <style:text-properties fo:font-style="normal" style:text-underline-style="none" officeooo:rsid="160f4828" style:font-style-asian="normal" style:font-style-complex="normal"/>
    </style:style>
    <style:style style:name="T587" style:family="text">
      <style:text-properties fo:font-style="normal" style:text-underline-style="none" officeooo:rsid="1e1438b4" style:font-style-asian="normal" style:font-style-complex="normal"/>
    </style:style>
    <style:style style:name="T588" style:family="text">
      <style:text-properties fo:font-style="normal" style:text-underline-style="none" officeooo:rsid="1e1b5da9" style:font-style-asian="normal" style:font-style-complex="normal"/>
    </style:style>
    <style:style style:name="T589" style:family="text">
      <style:text-properties fo:font-style="normal" style:text-underline-style="none" officeooo:rsid="1e294604" style:font-style-asian="normal" style:font-style-complex="normal"/>
    </style:style>
    <style:style style:name="T590" style:family="text">
      <style:text-properties fo:font-style="normal" style:text-underline-style="none" officeooo:rsid="1e2b443f" style:font-style-asian="normal" style:font-style-complex="normal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officeooo:rsid="14df73b6" style:font-weight-asian="bold" style:font-weight-complex="bold"/>
    </style:style>
    <style:style style:name="T593" style:family="text">
      <style:text-properties fo:font-weight="bold" officeooo:rsid="1506af2e" style:font-weight-asian="bold" style:font-weight-complex="bold"/>
    </style:style>
    <style:style style:name="T594" style:family="text">
      <style:text-properties fo:font-weight="bold" officeooo:rsid="14623651" style:font-weight-asian="bold" style:font-weight-complex="bold"/>
    </style:style>
    <style:style style:name="T595" style:family="text">
      <style:text-properties fo:font-weight="bold" officeooo:rsid="150d8111" style:font-weight-asian="bold" style:font-weight-complex="bold"/>
    </style:style>
    <style:style style:name="T596" style:family="text">
      <style:text-properties fo:font-weight="bold" officeooo:rsid="19361ae6" style:font-weight-asian="bold" style:font-weight-complex="bold"/>
    </style:style>
    <style:style style:name="T597" style:family="text">
      <style:text-properties fo:font-weight="bold" officeooo:rsid="1b64deb6" style:font-weight-asian="bold" style:font-weight-complex="bold"/>
    </style:style>
    <style:style style:name="T598" style:family="text">
      <style:text-properties fo:font-weight="bold" officeooo:rsid="19168136" style:font-weight-asian="bold" style:font-weight-complex="bold"/>
    </style:style>
    <style:style style:name="T599" style:family="text">
      <style:text-properties fo:font-weight="bold" officeooo:rsid="1c614887" style:font-weight-asian="bold" style:font-weight-complex="bold"/>
    </style:style>
    <style:style style:name="T600" style:family="text">
      <style:text-properties fo:font-weight="bold" officeooo:rsid="1ddbd6b4" style:font-weight-asian="bold" style:font-weight-complex="bold"/>
    </style:style>
    <style:style style:name="T601" style:family="text">
      <style:text-properties fo:font-weight="bold" officeooo:rsid="1dd1e21c" style:font-weight-asian="bold" style:font-weight-complex="bold"/>
    </style:style>
    <style:style style:name="T602" style:family="text">
      <style:text-properties fo:font-weight="bold" officeooo:rsid="1b8dd7db" style:font-weight-asian="bold" style:font-weight-complex="bold"/>
    </style:style>
    <style:style style:name="T603" style:family="text">
      <style:text-properties fo:font-weight="bold" officeooo:rsid="12d769f1" style:font-weight-asian="bold" style:font-weight-complex="bold"/>
    </style:style>
    <style:style style:name="T604" style:family="text">
      <style:text-properties fo:font-weight="bold" officeooo:rsid="1e401b6c" style:font-weight-asian="bold" style:font-weight-complex="bold"/>
    </style:style>
    <style:style style:name="T605" style:family="text">
      <style:text-properties fo:font-weight="bold" officeooo:rsid="1f15a314" style:font-weight-asian="bold" style:font-weight-complex="bold"/>
    </style:style>
    <style:style style:name="T606" style:family="text">
      <style:text-properties fo:font-weight="bold" officeooo:rsid="190d1e89" style:font-weight-asian="bold" style:font-weight-complex="bold"/>
    </style:style>
    <style:style style:name="T607" style:family="text">
      <style:text-properties officeooo:rsid="1604ba80"/>
    </style:style>
    <style:style style:name="T608" style:family="text">
      <style:text-properties fo:font-weight="normal" style:font-weight-asian="normal" style:font-weight-complex="normal"/>
    </style:style>
    <style:style style:name="T609" style:family="text">
      <style:text-properties fo:font-weight="normal" officeooo:rsid="150899a3" style:font-weight-asian="normal" style:font-weight-complex="normal"/>
    </style:style>
    <style:style style:name="T610" style:family="text">
      <style:text-properties fo:font-weight="normal" officeooo:rsid="14623651" style:font-weight-asian="normal" style:font-weight-complex="normal"/>
    </style:style>
    <style:style style:name="T611" style:family="text">
      <style:text-properties fo:font-weight="normal" officeooo:rsid="19418c82" style:font-weight-asian="normal" style:font-weight-complex="normal"/>
    </style:style>
    <style:style style:name="T612" style:family="text">
      <style:text-properties fo:font-weight="normal" officeooo:rsid="1da613d3" style:font-weight-asian="normal" style:font-weight-complex="normal"/>
    </style:style>
    <style:style style:name="T613" style:family="text">
      <style:text-properties fo:font-weight="normal" officeooo:rsid="1e401b6c" style:font-weight-asian="normal" style:font-weight-complex="normal"/>
    </style:style>
    <style:style style:name="T614" style:family="text">
      <style:text-properties fo:font-weight="normal" officeooo:rsid="1f474783" style:font-weight-asian="normal" style:font-weight-complex="normal"/>
    </style:style>
    <style:style style:name="T615" style:family="text">
      <style:text-properties fo:font-weight="normal" officeooo:rsid="179f3282" style:font-weight-asian="normal" style:font-weight-complex="normal"/>
    </style:style>
    <style:style style:name="T616" style:family="text">
      <style:text-properties fo:font-weight="normal" officeooo:rsid="1814175e" style:font-weight-asian="normal" style:font-weight-complex="normal"/>
    </style:style>
    <style:style style:name="T617" style:family="text">
      <style:text-properties officeooo:rsid="14545d88"/>
    </style:style>
    <style:style style:name="T618" style:family="text">
      <style:text-properties officeooo:rsid="1453158d"/>
    </style:style>
    <style:style style:name="T619" style:family="text">
      <style:text-properties officeooo:rsid="14585935"/>
    </style:style>
    <style:style style:name="T620" style:family="text">
      <style:text-properties officeooo:rsid="14df73b6"/>
    </style:style>
    <style:style style:name="T621" style:family="text">
      <style:text-properties officeooo:rsid="14d3e335"/>
    </style:style>
    <style:style style:name="T622" style:family="text">
      <style:text-properties officeooo:rsid="14d526cd"/>
    </style:style>
    <style:style style:name="T623" style:family="text">
      <style:text-properties officeooo:rsid="14d5b6a6"/>
    </style:style>
    <style:style style:name="T624" style:family="text">
      <style:text-properties officeooo:rsid="145d91fe"/>
    </style:style>
    <style:style style:name="T625" style:family="text">
      <style:text-properties officeooo:rsid="1469c9dd"/>
    </style:style>
    <style:style style:name="T626" style:family="text">
      <style:text-properties officeooo:rsid="14623651"/>
    </style:style>
    <style:style style:name="T627" style:family="text">
      <style:text-properties officeooo:rsid="150da347"/>
    </style:style>
    <style:style style:name="T628" style:family="text">
      <style:text-properties officeooo:rsid="14acb453"/>
    </style:style>
    <style:style style:name="T629" style:family="text">
      <style:text-properties officeooo:rsid="14f1f80c"/>
    </style:style>
    <style:style style:name="T630" style:family="text">
      <style:text-properties officeooo:rsid="15c04fe3"/>
    </style:style>
    <style:style style:name="T631" style:family="text">
      <style:text-properties officeooo:rsid="156c6b3d"/>
    </style:style>
    <style:style style:name="T632" style:family="text">
      <style:text-properties officeooo:rsid="1574c959"/>
    </style:style>
    <style:style style:name="T633" style:family="text">
      <style:text-properties officeooo:rsid="155a7c25"/>
    </style:style>
    <style:style style:name="T634" style:family="text">
      <style:text-properties officeooo:rsid="155bb90d"/>
    </style:style>
    <style:style style:name="T635" style:family="text">
      <style:text-properties officeooo:rsid="12d769f1"/>
    </style:style>
    <style:style style:name="T636" style:family="text">
      <style:text-properties officeooo:rsid="15957b2a"/>
    </style:style>
    <style:style style:name="T637" style:family="text">
      <style:text-properties officeooo:rsid="12be790c"/>
    </style:style>
    <style:style style:name="T638" style:family="text">
      <style:text-properties officeooo:rsid="12ca3bdb"/>
    </style:style>
    <style:style style:name="T639" style:family="text">
      <style:text-properties officeooo:rsid="15ca5cf7"/>
    </style:style>
    <style:style style:name="T640" style:family="text">
      <style:text-properties officeooo:rsid="16174fb8"/>
    </style:style>
    <style:style style:name="T641" style:family="text">
      <style:text-properties officeooo:rsid="152ac6ae"/>
    </style:style>
    <style:style style:name="T642" style:family="text">
      <style:text-properties officeooo:rsid="151c37a1"/>
    </style:style>
    <style:style style:name="T643" style:family="text">
      <style:text-properties officeooo:rsid="15d896d6"/>
    </style:style>
    <style:style style:name="T644" style:family="text">
      <style:text-properties officeooo:rsid="15e97ef8"/>
    </style:style>
    <style:style style:name="T645" style:family="text">
      <style:text-properties officeooo:rsid="16140a2f"/>
    </style:style>
    <style:style style:name="T646" style:family="text">
      <style:text-properties officeooo:rsid="16138f01"/>
    </style:style>
    <style:style style:name="T647" style:family="text">
      <style:text-properties officeooo:rsid="148fc4c8"/>
    </style:style>
    <style:style style:name="T648" style:family="text">
      <style:text-properties officeooo:rsid="152dd88f"/>
    </style:style>
    <style:style style:name="T649" style:family="text">
      <style:text-properties officeooo:rsid="1544f086"/>
    </style:style>
    <style:style style:name="T650" style:family="text">
      <style:text-properties officeooo:rsid="1546b8d6"/>
    </style:style>
    <style:style style:name="T651" style:family="text">
      <style:text-properties officeooo:rsid="154eeac9"/>
    </style:style>
    <style:style style:name="T652" style:family="text">
      <style:text-properties officeooo:rsid="154e3b18"/>
    </style:style>
    <style:style style:name="T653" style:family="text">
      <style:text-properties officeooo:rsid="153208bb"/>
    </style:style>
    <style:style style:name="T654" style:family="text">
      <style:text-properties officeooo:rsid="15b8a048"/>
    </style:style>
    <style:style style:name="T655" style:family="text">
      <style:text-properties officeooo:rsid="17427367"/>
    </style:style>
    <style:style style:name="T656" style:family="text">
      <style:text-properties officeooo:rsid="176e69f5"/>
    </style:style>
    <style:style style:name="T657" style:family="text">
      <style:text-properties officeooo:rsid="17708b81"/>
    </style:style>
    <style:style style:name="T658" style:family="text">
      <style:text-properties officeooo:rsid="177366a2"/>
    </style:style>
    <style:style style:name="T659" style:family="text">
      <style:text-properties officeooo:rsid="177e88e2"/>
    </style:style>
    <style:style style:name="T660" style:family="text">
      <style:text-properties officeooo:rsid="17811bf5"/>
    </style:style>
    <style:style style:name="T661" style:family="text">
      <style:text-properties officeooo:rsid="17857d79"/>
    </style:style>
    <style:style style:name="T662" style:family="text">
      <style:text-properties officeooo:rsid="17860896"/>
    </style:style>
    <style:style style:name="T663" style:family="text">
      <style:text-properties officeooo:rsid="178b21ec"/>
    </style:style>
    <style:style style:name="T664" style:family="text">
      <style:text-properties officeooo:rsid="1792cc62"/>
    </style:style>
    <style:style style:name="T665" style:family="text">
      <style:text-properties officeooo:rsid="17b228f5"/>
    </style:style>
    <style:style style:name="T666" style:family="text">
      <style:text-properties officeooo:rsid="17c566b4"/>
    </style:style>
    <style:style style:name="T667" style:family="text">
      <style:text-properties officeooo:rsid="17c573cc"/>
    </style:style>
    <style:style style:name="T668" style:family="text">
      <style:text-properties officeooo:rsid="17ddc43c"/>
    </style:style>
    <style:style style:name="T669" style:family="text">
      <style:text-properties officeooo:rsid="17e232a9"/>
    </style:style>
    <style:style style:name="T670" style:family="text">
      <style:text-properties officeooo:rsid="1805d3f3"/>
    </style:style>
    <style:style style:name="T671" style:family="text">
      <style:text-properties officeooo:rsid="18174558"/>
    </style:style>
    <style:style style:name="T672" style:family="text">
      <style:text-properties officeooo:rsid="181890e1"/>
    </style:style>
    <style:style style:name="T673" style:family="text">
      <style:text-properties officeooo:rsid="181c2dd9"/>
    </style:style>
    <style:style style:name="T674" style:family="text">
      <style:text-properties fo:color="#ff6400" officeooo:rsid="181c2dd9"/>
    </style:style>
    <style:style style:name="T675" style:family="text">
      <style:text-properties fo:color="#ff6400" fo:font-style="normal" officeooo:rsid="181c2dd9" style:font-style-asian="normal" style:font-style-complex="normal"/>
    </style:style>
    <style:style style:name="T676" style:family="text">
      <style:text-properties officeooo:rsid="1822fb63"/>
    </style:style>
    <style:style style:name="T677" style:family="text">
      <style:text-properties officeooo:rsid="182c6288"/>
    </style:style>
    <style:style style:name="T678" style:family="text">
      <style:text-properties officeooo:rsid="187aba9b"/>
    </style:style>
    <style:style style:name="T679" style:family="text">
      <style:text-properties officeooo:rsid="189f1577"/>
    </style:style>
    <style:style style:name="T680" style:family="text">
      <style:text-properties officeooo:rsid="18a280e8"/>
    </style:style>
    <style:style style:name="T681" style:family="text">
      <style:text-properties officeooo:rsid="18a72360"/>
    </style:style>
    <style:style style:name="T682" style:family="text">
      <style:text-properties officeooo:rsid="18bbb28d"/>
    </style:style>
    <style:style style:name="T683" style:family="text">
      <style:text-properties officeooo:rsid="18c3a186"/>
    </style:style>
    <style:style style:name="T684" style:family="text">
      <style:text-properties officeooo:rsid="18c97d53"/>
    </style:style>
    <style:style style:name="T685" style:family="text">
      <style:text-properties officeooo:rsid="18cd6c9e"/>
    </style:style>
    <style:style style:name="T686" style:family="text">
      <style:text-properties officeooo:rsid="18e1efc4"/>
    </style:style>
    <style:style style:name="T687" style:family="text">
      <style:text-properties officeooo:rsid="18e3312f"/>
    </style:style>
    <style:style style:name="T688" style:family="text">
      <style:text-properties officeooo:rsid="18e37018"/>
    </style:style>
    <style:style style:name="T689" style:family="text">
      <style:text-properties officeooo:rsid="18e8f20c"/>
    </style:style>
    <style:style style:name="T690" style:family="text">
      <style:text-properties officeooo:rsid="18ea9b86"/>
    </style:style>
    <style:style style:name="T691" style:family="text">
      <style:text-properties officeooo:rsid="18ec2a42"/>
    </style:style>
    <style:style style:name="T692" style:family="text">
      <style:text-properties officeooo:rsid="18fd846b"/>
    </style:style>
    <style:style style:name="T693" style:family="text">
      <style:text-properties officeooo:rsid="19068bc3"/>
    </style:style>
    <style:style style:name="T694" style:family="text">
      <style:text-properties officeooo:rsid="19084a3a"/>
    </style:style>
    <style:style style:name="T695" style:family="text">
      <style:text-properties officeooo:rsid="190e14d6"/>
    </style:style>
    <style:style style:name="T696" style:family="text">
      <style:text-properties officeooo:rsid="190f6104"/>
    </style:style>
    <style:style style:name="T697" style:family="text">
      <style:text-properties officeooo:rsid="1912be62"/>
    </style:style>
    <style:style style:name="T698" style:family="text">
      <style:text-properties officeooo:rsid="1913d283"/>
    </style:style>
    <style:style style:name="T699" style:family="text">
      <style:text-properties officeooo:rsid="19168136"/>
    </style:style>
    <style:style style:name="T700" style:family="text">
      <style:text-properties officeooo:rsid="191eb244"/>
    </style:style>
    <style:style style:name="T701" style:family="text">
      <style:text-properties officeooo:rsid="1921a371"/>
    </style:style>
    <style:style style:name="T702" style:family="text">
      <style:text-properties officeooo:rsid="193d4eac"/>
    </style:style>
    <style:style style:name="T703" style:family="text">
      <style:text-properties officeooo:rsid="19418c82"/>
    </style:style>
    <style:style style:name="T704" style:family="text">
      <style:text-properties officeooo:rsid="1965732f"/>
    </style:style>
    <style:style style:name="T705" style:family="text">
      <style:text-properties officeooo:rsid="196d22f3"/>
    </style:style>
    <style:style style:name="T706" style:family="text">
      <style:text-properties officeooo:rsid="1973940f"/>
    </style:style>
    <style:style style:name="T707" style:family="text">
      <style:text-properties officeooo:rsid="19767503"/>
    </style:style>
    <style:style style:name="T708" style:family="text">
      <style:text-properties officeooo:rsid="1982d170"/>
    </style:style>
    <style:style style:name="T709" style:family="text">
      <style:text-properties officeooo:rsid="198e9aec"/>
    </style:style>
    <style:style style:name="T710" style:family="text">
      <style:text-properties officeooo:rsid="198f5879"/>
    </style:style>
    <style:style style:name="T711" style:family="text">
      <style:text-properties officeooo:rsid="19910f6e"/>
    </style:style>
    <style:style style:name="T712" style:family="text">
      <style:text-properties officeooo:rsid="199c9f8e"/>
    </style:style>
    <style:style style:name="T713" style:family="text">
      <style:text-properties officeooo:rsid="19ce5bc2"/>
    </style:style>
    <style:style style:name="T714" style:family="text">
      <style:text-properties officeooo:rsid="19d5448a"/>
    </style:style>
    <style:style style:name="T715" style:family="text">
      <style:text-properties officeooo:rsid="19e265e8"/>
    </style:style>
    <style:style style:name="T716" style:family="text">
      <style:text-properties officeooo:rsid="19eb6d13"/>
    </style:style>
    <style:style style:name="T717" style:family="text">
      <style:text-properties officeooo:rsid="19f93af2"/>
    </style:style>
    <style:style style:name="T718" style:family="text">
      <style:text-properties officeooo:rsid="1a00908c"/>
    </style:style>
    <style:style style:name="T719" style:family="text">
      <style:text-properties officeooo:rsid="1a067f94"/>
    </style:style>
    <style:style style:name="T720" style:family="text">
      <style:text-properties officeooo:rsid="1a14e644"/>
    </style:style>
    <style:style style:name="T721" style:family="text">
      <style:text-properties officeooo:rsid="1a167851"/>
    </style:style>
    <style:style style:name="T722" style:family="text">
      <style:text-properties officeooo:rsid="1a16b4d1"/>
    </style:style>
    <style:style style:name="T723" style:family="text">
      <style:text-properties officeooo:rsid="1a19db96"/>
    </style:style>
    <style:style style:name="T724" style:family="text">
      <style:text-properties officeooo:rsid="1a28edc9"/>
    </style:style>
    <style:style style:name="T725" style:family="text">
      <style:text-properties officeooo:rsid="1a590d15"/>
    </style:style>
    <style:style style:name="T726" style:family="text">
      <style:text-properties officeooo:rsid="1a59fbf0"/>
    </style:style>
    <style:style style:name="T727" style:family="text">
      <style:text-properties officeooo:rsid="1a69b621"/>
    </style:style>
    <style:style style:name="T728" style:family="text">
      <style:text-properties officeooo:rsid="1a7db844"/>
    </style:style>
    <style:style style:name="T729" style:family="text">
      <style:text-properties officeooo:rsid="1a7ead9a"/>
    </style:style>
    <style:style style:name="T730" style:family="text">
      <style:text-properties officeooo:rsid="1a7edccc"/>
    </style:style>
    <style:style style:name="T731" style:family="text">
      <style:text-properties officeooo:rsid="1a80a2cc"/>
    </style:style>
    <style:style style:name="T732" style:family="text">
      <style:text-properties officeooo:rsid="1a84654c"/>
    </style:style>
    <style:style style:name="T733" style:family="text">
      <style:text-properties officeooo:rsid="1a84c72a"/>
    </style:style>
    <style:style style:name="T734" style:family="text">
      <style:text-properties officeooo:rsid="1a84d7b6"/>
    </style:style>
    <style:style style:name="T735" style:family="text">
      <style:text-properties officeooo:rsid="1a87bffc"/>
    </style:style>
    <style:style style:name="T736" style:family="text">
      <style:text-properties officeooo:rsid="1a8a8a34"/>
    </style:style>
    <style:style style:name="T737" style:family="text">
      <style:text-properties officeooo:rsid="1a8a8c76"/>
    </style:style>
    <style:style style:name="T738" style:family="text">
      <style:text-properties fo:language="en" fo:country="US"/>
    </style:style>
    <style:style style:name="T739" style:family="text">
      <style:text-properties fo:language="en" fo:country="US" officeooo:rsid="1a8eb327"/>
    </style:style>
    <style:style style:name="T740" style:family="text">
      <style:text-properties fo:language="en" fo:country="US" officeooo:rsid="1a8f7703"/>
    </style:style>
    <style:style style:name="T741" style:family="text">
      <style:text-properties fo:language="en" fo:country="US" officeooo:rsid="1a91431d"/>
    </style:style>
    <style:style style:name="T742" style:family="text">
      <style:text-properties fo:language="en" fo:country="US" officeooo:rsid="1a932968"/>
    </style:style>
    <style:style style:name="T743" style:family="text">
      <style:text-properties fo:language="en" fo:country="US" officeooo:rsid="1a93f9d1"/>
    </style:style>
    <style:style style:name="T744" style:family="text">
      <style:text-properties fo:language="en" fo:country="US" officeooo:rsid="1a96ca54"/>
    </style:style>
    <style:style style:name="T745" style:family="text">
      <style:text-properties fo:language="en" fo:country="US" officeooo:rsid="1a988243"/>
    </style:style>
    <style:style style:name="T746" style:family="text">
      <style:text-properties fo:language="en" fo:country="US" officeooo:rsid="1a995d04"/>
    </style:style>
    <style:style style:name="T747" style:family="text">
      <style:text-properties fo:language="en" fo:country="US" officeooo:rsid="1a99ab25"/>
    </style:style>
    <style:style style:name="T748" style:family="text">
      <style:text-properties fo:language="en" fo:country="US" fo:font-style="normal" style:font-style-asian="normal" style:font-style-complex="normal"/>
    </style:style>
    <style:style style:name="T749" style:family="text">
      <style:text-properties fo:language="en" fo:country="US" fo:font-style="normal" officeooo:rsid="1ca00f97" style:font-style-asian="normal" style:font-style-complex="normal"/>
    </style:style>
    <style:style style:name="T750" style:family="text">
      <style:text-properties fo:language="en" fo:country="US" fo:font-style="normal" officeooo:rsid="1eef7cba" style:font-style-asian="normal" style:font-style-complex="normal"/>
    </style:style>
    <style:style style:name="T751" style:family="text">
      <style:text-properties fo:language="en" fo:country="US" officeooo:rsid="1ca00f97"/>
    </style:style>
    <style:style style:name="T752" style:family="text">
      <style:text-properties fo:language="en" fo:country="US" officeooo:rsid="1d77cee5"/>
    </style:style>
    <style:style style:name="T753" style:family="text">
      <style:text-properties fo:language="en" fo:country="US" officeooo:rsid="1eef7cba"/>
    </style:style>
    <style:style style:name="T754" style:family="text">
      <style:text-properties fo:language="en" fo:country="US" officeooo:rsid="1f83e655"/>
    </style:style>
    <style:style style:name="T755" style:family="text">
      <style:text-properties fo:language="en" fo:country="US" fo:font-style="italic" style:font-style-asian="italic" style:font-style-complex="italic"/>
    </style:style>
    <style:style style:name="T756" style:family="text">
      <style:text-properties fo:language="en" fo:country="US" fo:font-style="italic" officeooo:rsid="1d7874ab" style:font-style-asian="italic" style:font-style-complex="italic"/>
    </style:style>
    <style:style style:name="T757" style:family="text">
      <style:text-properties fo:language="en" fo:country="US" fo:font-style="italic" officeooo:rsid="1fa1e491" style:font-style-asian="italic" style:font-style-complex="italic"/>
    </style:style>
    <style:style style:name="T758" style:family="text">
      <style:text-properties fo:language="en" fo:country="US" officeooo:rsid="20155988"/>
    </style:style>
    <style:style style:name="T759" style:family="text">
      <style:text-properties fo:language="en" fo:country="US" officeooo:rsid="2017adee"/>
    </style:style>
    <style:style style:name="T760" style:family="text">
      <style:text-properties fo:language="en" fo:country="US" officeooo:rsid="202b4e26"/>
    </style:style>
    <style:style style:name="T761" style:family="text">
      <style:text-properties officeooo:rsid="1a9d9a31"/>
    </style:style>
    <style:style style:name="T762" style:family="text">
      <style:text-properties officeooo:rsid="1aa48fc3"/>
    </style:style>
    <style:style style:name="T763" style:family="text">
      <style:text-properties officeooo:rsid="1aac0adc"/>
    </style:style>
    <style:style style:name="T764" style:family="text">
      <style:text-properties officeooo:rsid="1aac1bdb"/>
    </style:style>
    <style:style style:name="T765" style:family="text">
      <style:text-properties officeooo:rsid="1abbd636"/>
    </style:style>
    <style:style style:name="T766" style:family="text">
      <style:text-properties officeooo:rsid="1abc8603"/>
    </style:style>
    <style:style style:name="T767" style:family="text">
      <style:text-properties officeooo:rsid="1abeead1"/>
    </style:style>
    <style:style style:name="T768" style:family="text">
      <style:text-properties officeooo:rsid="1ac0a1b8"/>
    </style:style>
    <style:style style:name="T769" style:family="text">
      <style:text-properties officeooo:rsid="1ac59d8c"/>
    </style:style>
    <style:style style:name="T770" style:family="text">
      <style:text-properties officeooo:rsid="1ac673d4"/>
    </style:style>
    <style:style style:name="T771" style:family="text">
      <style:text-properties officeooo:rsid="1accddd3"/>
    </style:style>
    <style:style style:name="T772" style:family="text">
      <style:text-properties officeooo:rsid="1adc8609"/>
    </style:style>
    <style:style style:name="T773" style:family="text">
      <style:text-properties officeooo:rsid="1aedc18e"/>
    </style:style>
    <style:style style:name="T774" style:family="text">
      <style:text-properties officeooo:rsid="1af17a44"/>
    </style:style>
    <style:style style:name="T775" style:family="text">
      <style:text-properties officeooo:rsid="1af9e0f0"/>
    </style:style>
    <style:style style:name="T776" style:family="text">
      <style:text-properties officeooo:rsid="1b06f36f"/>
    </style:style>
    <style:style style:name="T777" style:family="text">
      <style:text-properties officeooo:rsid="1b07febc"/>
    </style:style>
    <style:style style:name="T778" style:family="text">
      <style:text-properties officeooo:rsid="1b0a9580"/>
    </style:style>
    <style:style style:name="T779" style:family="text">
      <style:text-properties officeooo:rsid="1b155c13"/>
    </style:style>
    <style:style style:name="T780" style:family="text">
      <style:text-properties officeooo:rsid="1b162e66"/>
    </style:style>
    <style:style style:name="T781" style:family="text">
      <style:text-properties officeooo:rsid="1b196b46"/>
    </style:style>
    <style:style style:name="T782" style:family="text">
      <style:text-properties officeooo:rsid="1b233828"/>
    </style:style>
    <style:style style:name="T783" style:family="text">
      <style:text-properties officeooo:rsid="1b2c0182"/>
    </style:style>
    <style:style style:name="T784" style:family="text">
      <style:text-properties officeooo:rsid="1b2c147d"/>
    </style:style>
    <style:style style:name="T785" style:family="text">
      <style:text-properties officeooo:rsid="1b2f5bad"/>
    </style:style>
    <style:style style:name="T786" style:family="text">
      <style:text-properties officeooo:rsid="1b3101ca"/>
    </style:style>
    <style:style style:name="T787" style:family="text">
      <style:text-properties officeooo:rsid="1b3185dd"/>
    </style:style>
    <style:style style:name="T788" style:family="text">
      <style:text-properties officeooo:rsid="1b33367a"/>
    </style:style>
    <style:style style:name="T789" style:family="text">
      <style:text-properties officeooo:rsid="1b33b29d"/>
    </style:style>
    <style:style style:name="T790" style:family="text">
      <style:text-properties officeooo:rsid="1b611a13"/>
    </style:style>
    <style:style style:name="T791" style:family="text">
      <style:text-properties officeooo:rsid="1b6d2e97"/>
    </style:style>
    <style:style style:name="T792" style:family="text">
      <style:text-properties officeooo:rsid="1836b5be"/>
    </style:style>
    <style:style style:name="T793" style:family="text">
      <style:text-properties officeooo:rsid="1b7afc12"/>
    </style:style>
    <style:style style:name="T794" style:family="text">
      <style:text-properties officeooo:rsid="15858e1c"/>
    </style:style>
    <style:style style:name="T795" style:family="text">
      <style:text-properties officeooo:rsid="1b90d811"/>
    </style:style>
    <style:style style:name="T796" style:family="text">
      <style:text-properties officeooo:rsid="1b9263bf"/>
    </style:style>
    <style:style style:name="T797" style:family="text">
      <style:text-properties officeooo:rsid="1b981e86"/>
    </style:style>
    <style:style style:name="T798" style:family="text">
      <style:text-properties officeooo:rsid="1b9a3db7"/>
    </style:style>
    <style:style style:name="T799" style:family="text">
      <style:text-properties officeooo:rsid="1ba1f920"/>
    </style:style>
    <style:style style:name="T800" style:family="text">
      <style:text-properties fo:color="#8ba60e"/>
    </style:style>
    <style:style style:name="T801" style:family="text">
      <style:text-properties officeooo:rsid="1bae3ad8"/>
    </style:style>
    <style:style style:name="T802" style:family="text">
      <style:text-properties officeooo:rsid="1baf7800"/>
    </style:style>
    <style:style style:name="T803" style:family="text">
      <style:text-properties officeooo:rsid="1bb120c7"/>
    </style:style>
    <style:style style:name="T804" style:family="text">
      <style:text-properties officeooo:rsid="1bb7d012"/>
    </style:style>
    <style:style style:name="T805" style:family="text">
      <style:text-properties officeooo:rsid="1bc6ea06"/>
    </style:style>
    <style:style style:name="T806" style:family="text">
      <style:text-properties officeooo:rsid="1bc805aa"/>
    </style:style>
    <style:style style:name="T807" style:family="text">
      <style:text-properties officeooo:rsid="1be81f9a"/>
    </style:style>
    <style:style style:name="T808" style:family="text">
      <style:text-properties officeooo:rsid="1be92a77"/>
    </style:style>
    <style:style style:name="T809" style:family="text">
      <style:text-properties officeooo:rsid="1be9774f"/>
    </style:style>
    <style:style style:name="T810" style:family="text">
      <style:text-properties officeooo:rsid="1beb31a4"/>
    </style:style>
    <style:style style:name="T811" style:family="text">
      <style:text-properties officeooo:rsid="1bf0018f"/>
    </style:style>
    <style:style style:name="T812" style:family="text">
      <style:text-properties officeooo:rsid="1bfc5673"/>
    </style:style>
    <style:style style:name="T813" style:family="text">
      <style:text-properties officeooo:rsid="1bfffc6a"/>
    </style:style>
    <style:style style:name="T814" style:family="text">
      <style:text-properties officeooo:rsid="1c014cf9"/>
    </style:style>
    <style:style style:name="T815" style:family="text">
      <style:text-properties officeooo:rsid="1c1a5de7"/>
    </style:style>
    <style:style style:name="T816" style:family="text">
      <style:text-properties officeooo:rsid="1c278838"/>
    </style:style>
    <style:style style:name="T817" style:family="text">
      <style:text-properties officeooo:rsid="1c3482e3"/>
    </style:style>
    <style:style style:name="T818" style:family="text">
      <style:text-properties officeooo:rsid="1c353327"/>
    </style:style>
    <style:style style:name="T819" style:family="text">
      <style:text-properties officeooo:rsid="1c452d62"/>
    </style:style>
    <style:style style:name="T820" style:family="text">
      <style:text-properties officeooo:rsid="1c497a43"/>
    </style:style>
    <style:style style:name="T821" style:family="text">
      <style:text-properties officeooo:rsid="1c561b64"/>
    </style:style>
    <style:style style:name="T822" style:family="text">
      <style:text-properties officeooo:rsid="1c5729d4"/>
    </style:style>
    <style:style style:name="T823" style:family="text">
      <style:text-properties officeooo:rsid="1c5ed653"/>
    </style:style>
    <style:style style:name="T824" style:family="text">
      <style:text-properties officeooo:rsid="1c5f6226"/>
    </style:style>
    <style:style style:name="T825" style:family="text">
      <style:text-properties officeooo:rsid="1c5f772e"/>
    </style:style>
    <style:style style:name="T826" style:family="text">
      <style:text-properties officeooo:rsid="1c6a6397"/>
    </style:style>
    <style:style style:name="T827" style:family="text">
      <style:text-properties officeooo:rsid="1c75ccb4"/>
    </style:style>
    <style:style style:name="T828" style:family="text">
      <style:text-properties officeooo:rsid="1c841dbe"/>
    </style:style>
    <style:style style:name="T829" style:family="text">
      <style:text-properties officeooo:rsid="1c9dbd6e"/>
    </style:style>
    <style:style style:name="T830" style:family="text">
      <style:text-properties officeooo:rsid="1ca00f97"/>
    </style:style>
    <style:style style:name="T831" style:family="text">
      <style:text-properties officeooo:rsid="1ca2efdb"/>
    </style:style>
    <style:style style:name="T832" style:family="text">
      <style:text-properties officeooo:rsid="1ca3fec7"/>
    </style:style>
    <style:style style:name="T833" style:family="text">
      <style:text-properties officeooo:rsid="1ca5d4f3"/>
    </style:style>
    <style:style style:name="T834" style:family="text">
      <style:text-properties officeooo:rsid="1cab484f"/>
    </style:style>
    <style:style style:name="T835" style:family="text">
      <style:text-properties officeooo:rsid="1cb453a0"/>
    </style:style>
    <style:style style:name="T836" style:family="text">
      <style:text-properties officeooo:rsid="1cb6c05a"/>
    </style:style>
    <style:style style:name="T837" style:family="text">
      <style:text-properties officeooo:rsid="1cbdcdfa"/>
    </style:style>
    <style:style style:name="T838" style:family="text">
      <style:text-properties officeooo:rsid="1cbfd181"/>
    </style:style>
    <style:style style:name="T839" style:family="text">
      <style:text-properties officeooo:rsid="1cc1ab1a"/>
    </style:style>
    <style:style style:name="T840" style:family="text">
      <style:text-properties officeooo:rsid="1cc1e25d"/>
    </style:style>
    <style:style style:name="T841" style:family="text">
      <style:text-properties officeooo:rsid="1cc21e17"/>
    </style:style>
    <style:style style:name="T842" style:family="text">
      <style:text-properties style:use-window-font-color="true" fo:font-style="normal" style:text-underline-style="none" style:font-style-asian="normal" style:font-style-complex="normal"/>
    </style:style>
    <style:style style:name="T843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844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845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846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847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848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849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850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851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852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853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854" style:family="text">
      <style:text-properties style:use-window-font-color="true" fo:font-style="normal" style:text-underline-style="none" officeooo:rsid="1f29dbcc" style:font-style-asian="normal" style:font-style-complex="normal"/>
    </style:style>
    <style:style style:name="T855" style:family="text">
      <style:text-properties fo:color="#007fff" fo:font-style="normal" style:text-underline-style="none" style:font-style-asian="normal" style:font-style-complex="normal"/>
    </style:style>
    <style:style style:name="T856" style:family="text">
      <style:text-properties fo:color="#007fff" fo:font-style="normal" style:text-underline-style="none" officeooo:rsid="1c692c4f" style:font-style-asian="normal" style:font-style-complex="normal"/>
    </style:style>
    <style:style style:name="T857" style:family="text">
      <style:text-properties fo:color="#007fff" fo:font-style="normal" style:text-underline-style="none" officeooo:rsid="1baf7800" style:font-style-asian="normal" style:font-style-complex="normal"/>
    </style:style>
    <style:style style:name="T858" style:family="text">
      <style:text-properties officeooo:rsid="1d11737a"/>
    </style:style>
    <style:style style:name="T859" style:family="text">
      <style:text-properties officeooo:rsid="1d159431"/>
    </style:style>
    <style:style style:name="T860" style:family="text">
      <style:text-properties officeooo:rsid="1d16f60b"/>
    </style:style>
    <style:style style:name="T861" style:family="text">
      <style:text-properties officeooo:rsid="1d17b1cf"/>
    </style:style>
    <style:style style:name="T862" style:family="text">
      <style:text-properties officeooo:rsid="192584cc"/>
    </style:style>
    <style:style style:name="T863" style:family="text">
      <style:text-properties officeooo:rsid="1d220948"/>
    </style:style>
    <style:style style:name="T864" style:family="text">
      <style:text-properties officeooo:rsid="1d22c6fc"/>
    </style:style>
    <style:style style:name="T865" style:family="text">
      <style:text-properties officeooo:rsid="1d23c4af"/>
    </style:style>
    <style:style style:name="T866" style:family="text">
      <style:text-properties officeooo:rsid="1d2520de"/>
    </style:style>
    <style:style style:name="T867" style:family="text">
      <style:text-properties officeooo:rsid="1d25fac5"/>
    </style:style>
    <style:style style:name="T868" style:family="text">
      <style:text-properties officeooo:rsid="1d2953bb"/>
    </style:style>
    <style:style style:name="T869" style:family="text">
      <style:text-properties officeooo:rsid="1d2fdeb8"/>
    </style:style>
    <style:style style:name="T870" style:family="text">
      <style:text-properties officeooo:rsid="1d384bdc"/>
    </style:style>
    <style:style style:name="T871" style:family="text">
      <style:text-properties officeooo:rsid="1d3968dc"/>
    </style:style>
    <style:style style:name="T872" style:family="text">
      <style:text-properties officeooo:rsid="1d3a45eb"/>
    </style:style>
    <style:style style:name="T873" style:family="text">
      <style:text-properties officeooo:rsid="1d422cc8"/>
    </style:style>
    <style:style style:name="T874" style:family="text">
      <style:text-properties officeooo:rsid="1d53e4a5"/>
    </style:style>
    <style:style style:name="T875" style:family="text">
      <style:text-properties officeooo:rsid="1d550640"/>
    </style:style>
    <style:style style:name="T876" style:family="text">
      <style:text-properties officeooo:rsid="1d57a0b4"/>
    </style:style>
    <style:style style:name="T877" style:family="text">
      <style:text-properties officeooo:rsid="1d5ab5e3"/>
    </style:style>
    <style:style style:name="T878" style:family="text">
      <style:text-properties officeooo:rsid="1d5c578a"/>
    </style:style>
    <style:style style:name="T879" style:family="text">
      <style:text-properties fo:color="#6482ff" officeooo:rsid="1d5c578a"/>
    </style:style>
    <style:style style:name="T880" style:family="text">
      <style:text-properties officeooo:rsid="1d5eb735"/>
    </style:style>
    <style:style style:name="T881" style:family="text">
      <style:text-properties officeooo:rsid="1d5ffb50"/>
    </style:style>
    <style:style style:name="T882" style:family="text">
      <style:text-properties officeooo:rsid="1d63e612"/>
    </style:style>
    <style:style style:name="T883" style:family="text">
      <style:text-properties officeooo:rsid="1d73fb42"/>
    </style:style>
    <style:style style:name="T884" style:family="text">
      <style:text-properties officeooo:rsid="1d75ffc5"/>
    </style:style>
    <style:style style:name="T885" style:family="text">
      <style:text-properties officeooo:rsid="1d89163c"/>
    </style:style>
    <style:style style:name="T886" style:family="text">
      <style:text-properties officeooo:rsid="1d8be3b7"/>
    </style:style>
    <style:style style:name="T887" style:family="text">
      <style:text-properties officeooo:rsid="1d8eb544"/>
    </style:style>
    <style:style style:name="T888" style:family="text">
      <style:text-properties officeooo:rsid="1d8fe60c"/>
    </style:style>
    <style:style style:name="T889" style:family="text">
      <style:text-properties officeooo:rsid="1d944136"/>
    </style:style>
    <style:style style:name="T890" style:family="text">
      <style:text-properties officeooo:rsid="1d96bc50"/>
    </style:style>
    <style:style style:name="T891" style:family="text">
      <style:text-properties officeooo:rsid="1d97e66e"/>
    </style:style>
    <style:style style:name="T892" style:family="text">
      <style:text-properties officeooo:rsid="1a34497f"/>
    </style:style>
    <style:style style:name="T893" style:family="text">
      <style:text-properties officeooo:rsid="1a3562c2"/>
    </style:style>
    <style:style style:name="T894" style:family="text">
      <style:text-properties officeooo:rsid="1a39e533"/>
    </style:style>
    <style:style style:name="T895" style:family="text">
      <style:text-properties officeooo:rsid="1da613d3"/>
    </style:style>
    <style:style style:name="T896" style:family="text">
      <style:text-properties officeooo:rsid="1da97581"/>
    </style:style>
    <style:style style:name="T897" style:family="text">
      <style:text-properties officeooo:rsid="1daec05d"/>
    </style:style>
    <style:style style:name="T898" style:family="text">
      <style:text-properties officeooo:rsid="1db13af9"/>
    </style:style>
    <style:style style:name="T899" style:family="text">
      <style:text-properties officeooo:rsid="1db3c0a0"/>
    </style:style>
    <style:style style:name="T900" style:family="text">
      <style:text-properties officeooo:rsid="1db4ee75"/>
    </style:style>
    <style:style style:name="T901" style:family="text">
      <style:text-properties officeooo:rsid="1dbcba3f"/>
    </style:style>
    <style:style style:name="T902" style:family="text">
      <style:text-properties officeooo:rsid="1dc0150c"/>
    </style:style>
    <style:style style:name="T903" style:family="text">
      <style:text-properties officeooo:rsid="1dc164fc"/>
    </style:style>
    <style:style style:name="T904" style:family="text">
      <style:text-properties officeooo:rsid="1dc527fc"/>
    </style:style>
    <style:style style:name="T905" style:family="text">
      <style:text-properties officeooo:rsid="1dc770a7"/>
    </style:style>
    <style:style style:name="T906" style:family="text">
      <style:text-properties officeooo:rsid="1dcbe43e"/>
    </style:style>
    <style:style style:name="T907" style:family="text">
      <style:text-properties officeooo:rsid="1dcd09fb"/>
    </style:style>
    <style:style style:name="T908" style:family="text">
      <style:text-properties officeooo:rsid="136c9d2e"/>
    </style:style>
    <style:style style:name="T909" style:family="text">
      <style:text-properties officeooo:rsid="1d648cfa"/>
    </style:style>
    <style:style style:name="T910" style:family="text">
      <style:text-properties officeooo:rsid="1de149cb"/>
    </style:style>
    <style:style style:name="T911" style:family="text">
      <style:text-properties officeooo:rsid="1de43098"/>
    </style:style>
    <style:style style:name="T912" style:family="text">
      <style:text-properties officeooo:rsid="1de83d6e"/>
    </style:style>
    <style:style style:name="T913" style:family="text">
      <style:text-properties officeooo:rsid="1dea2104"/>
    </style:style>
    <style:style style:name="T914" style:family="text">
      <style:text-properties officeooo:rsid="1df010fc"/>
    </style:style>
    <style:style style:name="T915" style:family="text">
      <style:text-properties officeooo:rsid="1e0d2c3e"/>
    </style:style>
    <style:style style:name="T916" style:family="text">
      <style:text-properties officeooo:rsid="1e0d89d2"/>
    </style:style>
    <style:style style:name="T917" style:family="text">
      <style:text-properties officeooo:rsid="1e0ddbe3"/>
    </style:style>
    <style:style style:name="T918" style:family="text">
      <style:text-properties officeooo:rsid="1e2448da"/>
    </style:style>
    <style:style style:name="T919" style:family="text">
      <style:text-properties officeooo:rsid="1e24e547"/>
    </style:style>
    <style:style style:name="T920" style:family="text">
      <style:text-properties officeooo:rsid="1e30265f"/>
    </style:style>
    <style:style style:name="T921" style:family="text">
      <style:text-properties officeooo:rsid="1e33970c"/>
    </style:style>
    <style:style style:name="T922" style:family="text">
      <style:text-properties officeooo:rsid="1e3498bb"/>
    </style:style>
    <style:style style:name="T923" style:family="text">
      <style:text-properties officeooo:rsid="1e36debc"/>
    </style:style>
    <style:style style:name="T924" style:family="text">
      <style:text-properties officeooo:rsid="1e38dc47"/>
    </style:style>
    <style:style style:name="T925" style:family="text">
      <style:text-properties officeooo:rsid="1e3b13b0"/>
    </style:style>
    <style:style style:name="T926" style:family="text">
      <style:text-properties officeooo:rsid="1e401b6c"/>
    </style:style>
    <style:style style:name="T927" style:family="text">
      <style:text-properties officeooo:rsid="1e412ba0"/>
    </style:style>
    <style:style style:name="T928" style:family="text">
      <style:text-properties officeooo:rsid="1e461e64"/>
    </style:style>
    <style:style style:name="T929" style:family="text">
      <style:text-properties officeooo:rsid="1e475c70"/>
    </style:style>
    <style:style style:name="T930" style:family="text">
      <style:text-properties officeooo:rsid="1e51a2a5"/>
    </style:style>
    <style:style style:name="T931" style:family="text">
      <style:text-properties officeooo:rsid="1e5b52d1"/>
    </style:style>
    <style:style style:name="T932" style:family="text">
      <style:text-properties officeooo:rsid="1e5d0c9f"/>
    </style:style>
    <style:style style:name="T933" style:family="text">
      <style:text-properties officeooo:rsid="1e5d284a"/>
    </style:style>
    <style:style style:name="T934" style:family="text">
      <style:text-properties officeooo:rsid="1e612297"/>
    </style:style>
    <style:style style:name="T935" style:family="text">
      <style:text-properties officeooo:rsid="1d3b7456"/>
    </style:style>
    <style:style style:name="T936" style:family="text">
      <style:text-properties officeooo:rsid="1e756c05"/>
    </style:style>
    <style:style style:name="T937" style:family="text">
      <style:text-properties officeooo:rsid="1e770ea0"/>
    </style:style>
    <style:style style:name="T938" style:family="text">
      <style:text-properties officeooo:rsid="1ea453dc"/>
    </style:style>
    <style:style style:name="T939" style:family="text">
      <style:text-properties officeooo:rsid="1ea59b5d"/>
    </style:style>
    <style:style style:name="T940" style:family="text">
      <style:text-properties officeooo:rsid="1ea67a25"/>
    </style:style>
    <style:style style:name="T941" style:family="text">
      <style:text-properties officeooo:rsid="1ea690ed"/>
    </style:style>
    <style:style style:name="T942" style:family="text">
      <style:text-properties officeooo:rsid="1eabe80c"/>
    </style:style>
    <style:style style:name="T943" style:family="text">
      <style:text-properties officeooo:rsid="1eada5bf"/>
    </style:style>
    <style:style style:name="T944" style:family="text">
      <style:text-properties officeooo:rsid="1eae0bfd"/>
    </style:style>
    <style:style style:name="T945" style:family="text">
      <style:text-properties officeooo:rsid="1eb4f784"/>
    </style:style>
    <style:style style:name="T946" style:family="text">
      <style:text-properties officeooo:rsid="1eb706aa"/>
    </style:style>
    <style:style style:name="T947" style:family="text">
      <style:text-properties officeooo:rsid="1eba2bb4"/>
    </style:style>
    <style:style style:name="T948" style:family="text">
      <style:text-properties officeooo:rsid="1ebabb04"/>
    </style:style>
    <style:style style:name="T949" style:family="text">
      <style:text-properties officeooo:rsid="1ecd1c57"/>
    </style:style>
    <style:style style:name="T950" style:family="text">
      <style:text-properties officeooo:rsid="1eceaa16"/>
    </style:style>
    <style:style style:name="T951" style:family="text">
      <style:text-properties officeooo:rsid="1ed0403b"/>
    </style:style>
    <style:style style:name="T952" style:family="text">
      <style:text-properties officeooo:rsid="1ed4a13d"/>
    </style:style>
    <style:style style:name="T953" style:family="text">
      <style:text-properties officeooo:rsid="1ed69fa9"/>
    </style:style>
    <style:style style:name="T954" style:family="text">
      <style:text-properties officeooo:rsid="1ed80683"/>
    </style:style>
    <style:style style:name="T955" style:family="text">
      <style:text-properties officeooo:rsid="1edaba95"/>
    </style:style>
    <style:style style:name="T956" style:family="text">
      <style:text-properties officeooo:rsid="1edc7aa9"/>
    </style:style>
    <style:style style:name="T957" style:family="text">
      <style:text-properties officeooo:rsid="1edca72e"/>
    </style:style>
    <style:style style:name="T958" style:family="text">
      <style:text-properties officeooo:rsid="1eddeec2"/>
    </style:style>
    <style:style style:name="T959" style:family="text">
      <style:text-properties officeooo:rsid="1ee7251b"/>
    </style:style>
    <style:style style:name="T960" style:family="text">
      <style:text-properties officeooo:rsid="1eec286f"/>
    </style:style>
    <style:style style:name="T961" style:family="text">
      <style:text-properties officeooo:rsid="1eec2ec2"/>
    </style:style>
    <style:style style:name="T962" style:family="text">
      <style:text-properties officeooo:rsid="1ef2a730"/>
    </style:style>
    <style:style style:name="T963" style:family="text">
      <style:text-properties officeooo:rsid="1ef3ce69"/>
    </style:style>
    <style:style style:name="T964" style:family="text">
      <style:text-properties officeooo:rsid="1f036c10"/>
    </style:style>
    <style:style style:name="T965" style:family="text">
      <style:text-properties officeooo:rsid="1f04fcdb"/>
    </style:style>
    <style:style style:name="T966" style:family="text">
      <style:text-properties officeooo:rsid="1f058f44"/>
    </style:style>
    <style:style style:name="T967" style:family="text">
      <style:text-properties officeooo:rsid="1f0d1208"/>
    </style:style>
    <style:style style:name="T968" style:family="text">
      <style:text-properties officeooo:rsid="153a7f8f"/>
    </style:style>
    <style:style style:name="T969" style:family="text">
      <style:text-properties officeooo:rsid="153ba5ae"/>
    </style:style>
    <style:style style:name="T970" style:family="text">
      <style:text-properties officeooo:rsid="1f101afa"/>
    </style:style>
    <style:style style:name="T971" style:family="text">
      <style:text-properties officeooo:rsid="1f13151d"/>
    </style:style>
    <style:style style:name="T972" style:family="text">
      <style:text-properties officeooo:rsid="1f1761ea"/>
    </style:style>
    <style:style style:name="T973" style:family="text">
      <style:text-properties officeooo:rsid="1f185968"/>
    </style:style>
    <style:style style:name="T974" style:family="text">
      <style:text-properties officeooo:rsid="1f1c0db8"/>
    </style:style>
    <style:style style:name="T975" style:family="text">
      <style:text-properties officeooo:rsid="1f1f52d4"/>
    </style:style>
    <style:style style:name="T976" style:family="text">
      <style:text-properties officeooo:rsid="1f214894"/>
    </style:style>
    <style:style style:name="T977" style:family="text">
      <style:text-properties officeooo:rsid="1f28047e"/>
    </style:style>
    <style:style style:name="T978" style:family="text">
      <style:text-properties officeooo:rsid="1f306ed9"/>
    </style:style>
    <style:style style:name="T979" style:family="text">
      <style:text-properties officeooo:rsid="1f3215f2"/>
    </style:style>
    <style:style style:name="T980" style:family="text">
      <style:text-properties officeooo:rsid="1f33b558"/>
    </style:style>
    <style:style style:name="T981" style:family="text">
      <style:text-properties officeooo:rsid="1f351268"/>
    </style:style>
    <style:style style:name="T982" style:family="text">
      <style:text-properties officeooo:rsid="1f361bdc"/>
    </style:style>
    <style:style style:name="T983" style:family="text">
      <style:text-properties officeooo:rsid="1f4956fd"/>
    </style:style>
    <style:style style:name="T984" style:family="text">
      <style:text-properties officeooo:rsid="1f4b7889"/>
    </style:style>
    <style:style style:name="T985" style:family="text">
      <style:text-properties officeooo:rsid="1f4f7e99"/>
    </style:style>
    <style:style style:name="T986" style:family="text">
      <style:text-properties officeooo:rsid="1f524cbc"/>
    </style:style>
    <style:style style:name="T987" style:family="text">
      <style:text-properties officeooo:rsid="1f55fee9"/>
    </style:style>
    <style:style style:name="T988" style:family="text">
      <style:text-properties officeooo:rsid="1f57bc37"/>
    </style:style>
    <style:style style:name="T989" style:family="text">
      <style:text-properties officeooo:rsid="1f5a4455"/>
    </style:style>
    <style:style style:name="T990" style:family="text">
      <style:text-properties officeooo:rsid="1f5c2a2c"/>
    </style:style>
    <style:style style:name="T991" style:family="text">
      <style:text-properties officeooo:rsid="1f6ec49d"/>
    </style:style>
    <style:style style:name="T992" style:family="text">
      <style:text-properties officeooo:rsid="1f718868"/>
    </style:style>
    <style:style style:name="T993" style:family="text">
      <style:text-properties officeooo:rsid="1f7304d5"/>
    </style:style>
    <style:style style:name="T994" style:family="text">
      <style:text-properties officeooo:rsid="190d1e89"/>
    </style:style>
    <style:style style:name="T995" style:family="text">
      <style:text-properties officeooo:rsid="1f80df76"/>
    </style:style>
    <style:style style:name="T996" style:family="text">
      <style:text-properties officeooo:rsid="1f83e655"/>
    </style:style>
    <style:style style:name="T997" style:family="text">
      <style:text-properties officeooo:rsid="1f8607c8"/>
    </style:style>
    <style:style style:name="T998" style:family="text">
      <style:text-properties officeooo:rsid="1f8ac9b1"/>
    </style:style>
    <style:style style:name="T999" style:family="text">
      <style:text-properties officeooo:rsid="1f8bdeef"/>
    </style:style>
    <style:style style:name="T1000" style:family="text">
      <style:text-properties officeooo:rsid="1f910015"/>
    </style:style>
    <style:style style:name="T1001" style:family="text">
      <style:text-properties officeooo:rsid="1f922c51"/>
    </style:style>
    <style:style style:name="T1002" style:family="text">
      <style:text-properties officeooo:rsid="1f9a54db"/>
    </style:style>
    <style:style style:name="T1003" style:family="text">
      <style:text-properties officeooo:rsid="1f9cf616"/>
    </style:style>
    <style:style style:name="T1004" style:family="text">
      <style:text-properties officeooo:rsid="1f9e00ed"/>
    </style:style>
    <style:style style:name="T1005" style:family="text">
      <style:text-properties officeooo:rsid="1fb10f4c"/>
    </style:style>
    <style:style style:name="T1006" style:family="text">
      <style:text-properties officeooo:rsid="1fb2d0f0"/>
    </style:style>
    <style:style style:name="T1007" style:family="text">
      <style:text-properties officeooo:rsid="1fc14fd7"/>
    </style:style>
    <style:style style:name="T1008" style:family="text">
      <style:text-properties officeooo:rsid="1fc32909"/>
    </style:style>
    <style:style style:name="T1009" style:family="text">
      <style:text-properties officeooo:rsid="1fcbd679"/>
    </style:style>
    <style:style style:name="T1010" style:family="text">
      <style:text-properties officeooo:rsid="1fdc121c"/>
    </style:style>
    <style:style style:name="T1011" style:family="text">
      <style:text-properties officeooo:rsid="1fddd657"/>
    </style:style>
    <style:style style:name="T1012" style:family="text">
      <style:text-properties officeooo:rsid="1fe0bfc8"/>
    </style:style>
    <style:style style:name="T1013" style:family="text">
      <style:text-properties officeooo:rsid="1fe84e95"/>
    </style:style>
    <style:style style:name="T1014" style:family="text">
      <style:text-properties officeooo:rsid="1feeca78"/>
    </style:style>
    <style:style style:name="T1015" style:family="text">
      <style:text-properties officeooo:rsid="1ff0b121"/>
    </style:style>
    <style:style style:name="T1016" style:family="text">
      <style:text-properties officeooo:rsid="1ff15e66"/>
    </style:style>
    <style:style style:name="T1017" style:family="text">
      <style:text-properties officeooo:rsid="1ff87925"/>
    </style:style>
    <style:style style:name="T1018" style:family="text">
      <style:text-properties officeooo:rsid="1ffa3fc7"/>
    </style:style>
    <style:style style:name="T1019" style:family="text">
      <style:text-properties officeooo:rsid="20011288"/>
    </style:style>
    <style:style style:name="T1020" style:family="text">
      <style:text-properties officeooo:rsid="20119af0"/>
    </style:style>
    <style:style style:name="T1021" style:family="text">
      <style:text-properties officeooo:rsid="20155988"/>
    </style:style>
    <style:style style:name="T1022" style:family="text">
      <style:text-properties officeooo:rsid="2017bcfd"/>
    </style:style>
    <style:style style:name="T1023" style:family="text">
      <style:text-properties officeooo:rsid="2026f42c"/>
    </style:style>
    <style:style style:name="T1024" style:family="text">
      <style:text-properties officeooo:rsid="202f608a"/>
    </style:style>
    <style:style style:name="T1025" style:family="text">
      <style:text-properties officeooo:rsid="20325278"/>
    </style:style>
    <style:style style:name="T1026" style:family="text">
      <style:text-properties officeooo:rsid="20379c9d"/>
    </style:style>
    <style:style style:name="T1027" style:family="text">
      <style:text-properties officeooo:rsid="20437df2"/>
    </style:style>
    <style:style style:name="T1028" style:family="text">
      <style:text-properties officeooo:rsid="2045e671"/>
    </style:style>
    <style:style style:name="T1029" style:family="text">
      <style:text-properties officeooo:rsid="2046eee1"/>
    </style:style>
    <style:style style:name="T1030" style:family="text">
      <style:text-properties officeooo:rsid="2059dcd8"/>
    </style:style>
    <style:style style:name="T1031" style:family="text">
      <style:text-properties officeooo:rsid="205c826a"/>
    </style:style>
    <style:style style:name="T1032" style:family="text">
      <style:text-properties officeooo:rsid="2061e87d"/>
    </style:style>
    <style:style style:name="T1033" style:family="text">
      <style:text-properties officeooo:rsid="20680418"/>
    </style:style>
    <style:style style:name="T1034" style:family="text">
      <style:text-properties officeooo:rsid="206ac954"/>
    </style:style>
    <style:style style:name="T1035" style:family="text">
      <style:text-properties officeooo:rsid="206d2990"/>
    </style:style>
    <style:style style:name="T1036" style:family="text">
      <style:text-properties officeooo:rsid="2070f84e"/>
    </style:style>
    <style:style style:name="T1037" style:family="text">
      <style:text-properties officeooo:rsid="2073a22e"/>
    </style:style>
    <style:style style:name="T1038" style:family="text">
      <style:text-properties officeooo:rsid="207a0c1d"/>
    </style:style>
    <style:style style:name="T1039" style:family="text">
      <style:text-properties officeooo:rsid="207da7e6"/>
    </style:style>
    <style:style style:name="T1040" style:family="text">
      <style:text-properties officeooo:rsid="2082db37"/>
    </style:style>
    <style:style style:name="T1041" style:family="text">
      <style:text-properties officeooo:rsid="20861374"/>
    </style:style>
    <style:style style:name="T1042" style:family="text">
      <style:text-properties officeooo:rsid="2087d078"/>
    </style:style>
    <style:style style:name="T1043" style:family="text">
      <style:text-properties officeooo:rsid="2088a134"/>
    </style:style>
    <style:style style:name="T1044" style:family="text">
      <style:text-properties officeooo:rsid="208ae2e3"/>
    </style:style>
    <style:style style:name="T1045" style:family="text">
      <style:text-properties officeooo:rsid="208c89fb"/>
    </style:style>
    <style:style style:name="T1046" style:family="text">
      <style:text-properties officeooo:rsid="208f684b"/>
    </style:style>
    <style:style style:name="T1047" style:family="text">
      <style:text-properties officeooo:rsid="208f8933"/>
    </style:style>
    <style:style style:name="T1048" style:family="text">
      <style:text-properties officeooo:rsid="20923e44"/>
    </style:style>
    <style:style style:name="T1049" style:family="text">
      <style:text-properties officeooo:rsid="209730d4"/>
    </style:style>
    <style:style style:name="T1050" style:family="text">
      <style:text-properties officeooo:rsid="209aec59"/>
    </style:style>
    <style:style style:name="T1051" style:family="text">
      <style:text-properties officeooo:rsid="209c91af"/>
    </style:style>
    <style:style style:name="T1052" style:family="text">
      <style:text-properties officeooo:rsid="209cec66"/>
    </style:style>
    <style:style style:name="T1053" style:family="text">
      <style:text-properties officeooo:rsid="20a76525"/>
    </style:style>
    <style:style style:name="T1054" style:family="text">
      <style:text-properties officeooo:rsid="20ac0c9a"/>
    </style:style>
    <style:style style:name="T1055" style:family="text">
      <style:text-properties officeooo:rsid="20ae9233"/>
    </style:style>
    <style:style style:name="T1056" style:family="text">
      <style:text-properties officeooo:rsid="20b868e0"/>
    </style:style>
    <style:style style:name="T1057" style:family="text">
      <style:text-properties officeooo:rsid="20bccecb"/>
    </style:style>
    <style:style style:name="T1058" style:family="text">
      <style:text-properties officeooo:rsid="17b028a0"/>
    </style:style>
    <style:style style:name="T1059" style:family="text">
      <style:text-properties officeooo:rsid="20c7960a"/>
    </style:style>
    <style:style style:name="T1060" style:family="text">
      <style:text-properties officeooo:rsid="20cd57eb"/>
    </style:style>
    <style:style style:name="T1061" style:family="text">
      <style:text-properties officeooo:rsid="20d2642e"/>
    </style:style>
    <style:style style:name="T1062" style:family="text">
      <style:text-properties officeooo:rsid="20d5067a"/>
    </style:style>
    <style:style style:name="T1063" style:family="text">
      <style:text-properties officeooo:rsid="20db2365"/>
    </style:style>
    <style:style style:name="T1064" style:family="text">
      <style:text-properties officeooo:rsid="20e55bd0"/>
    </style:style>
    <style:style style:name="T1065" style:family="text">
      <style:text-properties officeooo:rsid="20eb5f46"/>
    </style:style>
    <style:style style:name="T1066" style:family="text">
      <style:text-properties officeooo:rsid="20eeb82c"/>
    </style:style>
    <style:style style:name="T1067" style:family="text">
      <style:text-properties officeooo:rsid="2107ada6"/>
    </style:style>
    <style:style style:name="T1068" style:family="text">
      <style:text-properties officeooo:rsid="21267627"/>
    </style:style>
    <style:style style:name="T1069" style:family="text">
      <style:text-properties officeooo:rsid="212f6403"/>
    </style:style>
    <style:style style:name="T1070" style:family="text">
      <style:text-properties officeooo:rsid="21327caa"/>
    </style:style>
    <style:style style:name="T1071" style:family="text">
      <style:text-properties officeooo:rsid="2139ead4"/>
    </style:style>
    <style:style style:name="T1072" style:family="text">
      <style:text-properties officeooo:rsid="214228b8"/>
    </style:style>
    <style:style style:name="T1073" style:family="text">
      <style:text-properties officeooo:rsid="214801ec"/>
    </style:style>
    <style:style style:name="T1074" style:family="text">
      <style:text-properties officeooo:rsid="2149e1c9"/>
    </style:style>
    <style:style style:name="T1075" style:family="text">
      <style:text-properties officeooo:rsid="214a809e"/>
    </style:style>
    <style:style style:name="T1076" style:family="text">
      <style:text-properties officeooo:rsid="214e67df"/>
    </style:style>
    <style:style style:name="T1077" style:family="text">
      <style:text-properties officeooo:rsid="2153c171"/>
    </style:style>
    <style:style style:name="T1078" style:family="text">
      <style:text-properties officeooo:rsid="21569feb"/>
    </style:style>
    <style:style style:name="T1079" style:family="text">
      <style:text-properties officeooo:rsid="215fe9b5"/>
    </style:style>
    <style:style style:name="T1080" style:family="text">
      <style:text-properties officeooo:rsid="216180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/>
      <text:p text:style-name="P138">Opuštěná pevnost</text:p>
      <text:p text:style-name="P136"/>
      <text:p text:style-name="P136"/>
      <text:p text:style-name="P137">dobrodružství pro hru</text:p>
      <text:p text:style-name="P209">Dakara</text:p>
      <text:p text:style-name="P208"/>
      <text:p text:style-name="P207">dungeoncrawl</text:p>
      <text:p text:style-name="P206"/>
      <text:p text:style-name="P206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4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03"><text:a xlink:type="simple" xlink:href="#__RefHeading___Toc5355_3707205463" text:style-name="Internet_20_link" text:visited-style-name="Internet_20_link">Úvod</text:a><text:tab/>3</text:p>
          <text:p text:style-name="P204"><text:a xlink:type="simple" xlink:href="#__RefHeading___Toc5357_3707205463" text:style-name="Internet_20_link" text:visited-style-name="Internet_20_link">Příprava na hru</text:a><text:tab/>4</text:p>
          <text:p text:style-name="P204"><text:a xlink:type="simple" xlink:href="#__RefHeading___Toc5359_3707205463" text:style-name="Internet_20_link" text:visited-style-name="Internet_20_link">O čem je toto dobrodružství</text:a><text:tab/>4</text:p>
          <text:p text:style-name="P203"><text:a xlink:type="simple" xlink:href="#__RefHeading___Toc4675_1563740365" text:style-name="Internet_20_link" text:visited-style-name="Internet_20_link">Začátek hry</text:a><text:tab/>6</text:p>
          <text:p text:style-name="P203"><text:a xlink:type="simple" xlink:href="#__RefHeading___Toc5369_3707205463" text:style-name="Internet_20_link" text:visited-style-name="Internet_20_link">Místnosti</text:a><text:tab/>7</text:p>
          <text:p text:style-name="P204"><text:a xlink:type="simple" xlink:href="#__RefHeading___Toc2924_1905480466" text:style-name="Internet_20_link" text:visited-style-name="Internet_20_link">Trosky pevnosti</text:a><text:tab/>7</text:p>
          <text:p text:style-name="P204"><text:a xlink:type="simple" xlink:href="#__RefHeading___Toc2926_1905480466" text:style-name="Internet_20_link" text:visited-style-name="Internet_20_link">První podzemní patro</text:a><text:tab/>15</text:p>
          <text:p text:style-name="P204"><text:a xlink:type="simple" xlink:href="#__RefHeading___Toc2928_1905480466" text:style-name="Internet_20_link" text:visited-style-name="Internet_20_link">Druhé podzemní patro</text:a><text:tab/>37</text:p>
          <text:p text:style-name="P203"><text:a xlink:type="simple" xlink:href="#__RefHeading___Toc2930_1905480466" text:style-name="Internet_20_link" text:visited-style-name="Internet_20_link">Konec dobrodružství</text:a><text:tab/>62</text:p>
          <text:p text:style-name="P204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47"/>
      <text:p text:style-name="P5"/>
      <text:p text:style-name="P3">Verze 0.<text:span text:style-name="T938">1</text:span></text:p>
      <text:p text:style-name="P147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759" text:outline-level="1">TODO</text:h>
      <text:p text:style-name="P133">Tisk mapy:</text:p>
      <text:list xml:id="list3172440043" text:style-name="L1">
        <text:list-item>
          <text:p text:style-name="P211">TODO: Využít celou plochu mapy.</text:p>
          <text:list>
            <text:list-item>
              <text:p text:style-name="P211">Možná <text:span text:style-name="T1052">taky</text:span> zvednout rozlišení, třeba se to vytiskne čitelněji.</text:p>
            </text:list-item>
            <text:list-item>
              <text:p text:style-name="P212">Možná zkusit antialiasing.</text:p>
            </text:list-item>
          </text:list>
        </text:list-item>
      </text:list>
      <text:p text:style-name="P131">Formátování <text:span text:style-name="T1064">textu</text:span>:</text:p>
      <text:list xml:id="list134759776568076" text:continue-numbering="true" text:style-name="L1">
        <text:list-item>
          <text:p text:style-name="P213">TODO: Místo „uvnitř je“ používat dvojtečku.</text:p>
          <text:p text:style-name="P213">Skříň:</text:p>
          <text:list>
            <text:list-item>
              <text:p text:style-name="P213">Přesýpací hodiny</text:p>
            </text:list-item>
          </text:list>
        </text:list-item>
      </text:list>
      <text:p text:style-name="P132">Úvod:</text:p>
      <text:list xml:id="list134759123121837" text:continue-numbering="true" text:style-name="L1">
        <text:list-item>
          <text:p text:style-name="P214">TODO: Postavy umí staroelfsky a starotrpaslicky i mluvit (aby jim rozuměla socha a přízrak). <text:span text:style-name="T1035">Samozřejmě jen když se baví s někým, kdo tou starou řečí mluví.</text:span></text:p>
          <text:list>
            <text:list-item>
              <text:p text:style-name="P215">V tomto podzemí není nic, co by nedokázaly přečíst, nebo čemu by nerozuměly.</text:p>
              <text:list>
                <text:list-item>
                  <text:p text:style-name="P215">Socha trpaslice v B1 mluví starotrpaslicky, přízrak na hradbách a socha elfa s kopím a štítem v C7 mluví staroelfsky. Všechny nápisy jsou ve staroelfštině.</text:p>
                </text:list-item>
              </text:list>
            </text:list-item>
          </text:list>
        </text:list-item>
      </text:list>
      <text:p text:style-name="P135">Karty:</text:p>
      <text:list xml:id="list134758957536656" text:continue-numbering="true" text:style-name="L1">
        <text:list-item>
          <text:p text:style-name="P216">TODO: Karty pro klíče?</text:p>
        </text:list-item>
        <text:list-item>
          <text:p text:style-name="P217"><text:soft-page-break/>TODO: Jen jeden orkský štít (karta i <text:span text:style-name="T1053">v </text:span>popis<text:span text:style-name="T1053">u</text:span>)</text:p>
        </text:list-item>
        <text:list-item>
          <text:p text:style-name="P218">TODO: Neidentifikovaná verze povzbuzující drogy</text:p>
          <text:list>
            <text:list-item>
              <text:p text:style-name="P218">Updatnout obě karty</text:p>
            </text:list-item>
            <text:list-item>
              <text:p text:style-name="P218">Updatnout to v textu</text:p>
            </text:list-item>
          </text:list>
        </text:list-item>
        <text:list-item>
          <text:p text:style-name="P219">TODO: Wording kouzla "uzdrav lehká zranění": Léčí pouze ztracenou kondici, <text:s/>neléčí vážná zranění.</text:p>
          <text:list>
            <text:list-item>
              <text:p text:style-name="P754">+ Přidat pravidlo, že na jednu sadu zranění účinkuje jen jednou.</text:p>
            </text:list-item>
          </text:list>
        </text:list-item>
        <text:list-item>
          <text:p text:style-name="P220">TODO: Zrušit některé karty.</text:p>
        </text:list-item>
        <text:list-item>
          <text:p text:style-name="P220">TODO: Vyrobit nové karty.</text:p>
        </text:list-item>
        <text:list-item>
          <text:p text:style-name="P222">TODO: Opravit karty</text:p>
          <text:list>
            <text:list-item>
              <text:p text:style-name="P222">Zlaté náušnice by měly mít zlatý rámeček</text:p>
            </text:list-item>
            <text:list-item>
              <text:p text:style-name="P222">Beleronův amulet je moc malý, obrázek není vidět. <text:s/>+ radši dopsat i do textu, že to je "Amulet s motivem klečícího bojovníka s mečem".</text:p>
            </text:list-item>
          </text:list>
        </text:list-item>
        <text:list-item>
          <text:p text:style-name="P755">TODO: Zvažuju vyhození hojivého rituálu. Místo něj by byl <text:span text:style-name="T185">lektvar regenerace</text:span> (možná víc než jeden), případně <text:span text:style-name="T185">mast na popáleniny</text:span>.</text:p>
          <text:list>
            <text:list-item>
              <text:p text:style-name="P756">Pak by asi taky stálo za to přejmenovat <text:span text:style-name="T185">hojivý rituál</text:span> na <text:span text:style-name="T185">rituál regenerace</text:span>.</text:p>
            </text:list-item>
          </text:list>
        </text:list-item>
      </text:list>
      <text:p text:style-name="P131">Content:</text:p>
      <text:list xml:id="list134760194483020" text:continue-numbering="true" text:style-name="L1">
        <text:list-item>
          <text:p text:style-name="P223">TODO: Na Gamecon zvážit karty na nápisy na zdech, ať se zrychlí opisování <text:span text:style-name="T1037">(i když, to asi není nutné).</text:span></text:p>
        </text:list-item>
        <text:list-item>
          <text:p text:style-name="P224"><text:soft-page-break/>TODO: K popisu všech mrtvol přidat vypoulené oči.</text:p>
        </text:list-item>
        <text:list-item>
          <text:p text:style-name="P225">TODO: Přízrak není slyšet bez použití kouzla <text:span text:style-name="T185">přenos myšlenek</text:span><text:span text:style-name="T358"> (ani ve svatyni).</text:span></text:p>
        </text:list-item>
        <text:list-item>
          <text:p text:style-name="P226">Podle stupně rozkladu tu mrtvoly leží několik týdnů, ale ne víc než měsíc.</text:p>
        </text:list-item>
        <text:list-item>
          <text:p text:style-name="P221">TODO: Zranitelnost potvor: Sochy by měly mít menší zbroj proti drcení, <text:s/>Mimik proti sekeře (sekera by proti němu měla být lepší než meč).</text:p>
        </text:list-item>
      </text:list>
      <text:h text:style-name="Heading_20_1" text:outline-level="1"><text:bookmark-start text:name="__RefHeading___Toc5355_3707205463"/>Úvod<text:bookmark-end text:name="__RefHeading___Toc5355_3707205463"/></text:h>
      <text:p text:style-name="P148">Vítej, Pane nebo Paní jeskyně!</text:p>
      <text:p text:style-name="P85"><text:span text:style-name="T617">Před sebou máš</text:span> dobrodružství <text:span text:style-name="T618">pro hru</text:span> <text:span text:style-name="T608">Dakara</text:span><text:span text:style-name="T609">:</text:span><text:span text:style-name="T608"> </text:span><text:span text:style-name="T609">dungeoncrawl</text:span>. <text:span text:style-name="T619">Kromě této příručky potřebuješ ještě:</text:span></text:p>
      <text:list xml:id="list2494215681" text:style-name="L2">
        <text:list-item>
          <text:p text:style-name="P229">2-5 spoluhráčů.</text:p>
        </text:list-item>
      </text:list>
      <text:list xml:id="list745724980" text:style-name="L3">
        <text:list-item>
          <text:p text:style-name="P231"><text:span text:style-name="T620">Příručku </text:span><text:span text:style-name="T592">Dakara</text:span><text:span text:style-name="T593">:</text:span><text:span text:style-name="T592"> </text:span><text:span text:style-name="T593">d</text:span><text:span text:style-name="T592">ungeoncrawl</text:span><text:span text:style-name="T620"> – najdeš v ní pravidla hry a také návod, jak ji s pomocí této příručky vést.</text:span></text:p>
        </text:list-item>
        <text:list-item>
          <text:p text:style-name="P232">Přiložené deníky postav, karty předmětů <text:span text:style-name="T931">a svitky s texty, které je možné v podzemí najít</text:span>.</text:p>
        </text:list-item>
        <text:list-item>
          <text:p text:style-name="P233"><text:span text:style-name="T932">Čtvrtku</text:span> s předtištěnými obrysy mapy.</text:p>
        </text:list-item>
        <text:list-item>
          <text:p text:style-name="P234"><text:span text:style-name="T621">Šestistěnné k</text:span>ostky.</text:p>
          <text:list>
            <text:list-item>
              <text:p text:style-name="P235">V zásadě stačí i jedna, ale pohodlnější je, když má každý hráč šest vlastních (při sesílání kouzel se hází až šesti kostkam<text:span text:style-name="T622">i</text:span> najednou).</text:p>
            </text:list-item>
          </text:list>
        </text:list-item>
        <text:list-item>
          <text:p text:style-name="P236"><text:span text:style-name="T623">Papír na</text:span> poznámky a něco na psaní (<text:span text:style-name="T933">TODO: </text:span>asi by mělo být přiloženo gumovatelné pero) <text:span text:style-name="T623">nebo nějaký elektronický ekvivalent.</text:span></text:p>
        </text:list-item>
        <text:list-item>
          <text:p text:style-name="P230"><text:span text:style-name="T624">Z</text:span>hruba X hodin volného času – nemusí to být v jednom dni, můžete se sejít několikrát.</text:p>
        </text:list-item>
      </text:list>
      <text:h text:style-name="P760" text:outline-level="2"><text:bookmark-start text:name="__RefHeading___Toc5359_3707205463"/><text:soft-page-break/>O čem je toto dobrodružství<text:bookmark-end text:name="__RefHeading___Toc5359_3707205463"/></text:h>
      <text:p text:style-name="P86"><text:span text:style-name="T930">Tajemný, neodbytný pocit</text:span>, <text:span text:style-name="T930">který postavy přiměl vypravit se do divočiny, je zavede k opuštěné elfí pevnosti,</text:span> kterou <text:span text:style-name="T929">ovšem shodou okolností</text:span> <text:span text:style-name="T928">několik týdnů před postavami</text:span> přišla prozkoumat <text:span text:style-name="T934">jiná</text:span> skupina <text:span text:style-name="T934">složená z pěti</text:span> elfů.<text:line-break/><text:tab/><text:span text:style-name="T929">Ti ovšem na rozdíl od postav měli smůlu, všimli si jich orkové z místního kmene a vyslali za nimi své bojovníky</text:span>. <text:span text:style-name="T627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763" text:outline-level="3">Cíl výpravy</text:h>
      <text:p text:style-name="P109"><text:span text:style-name="T628">C</text:span>ílem postav je najít <text:span text:style-name="T629">to, co je nevysvětlitelně přitahuje: magický krystal ukrytý ve svatyni staroelfského</text:span> <text:span text:style-name="T628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763" text:outline-level="3"><text:soft-page-break/>Finální souboj</text:h>
      <text:p text:style-name="P139">V tomto dobrodružství žádný finální souboj není. Beleronovu <text:span text:style-name="T915">svatyni</text:span> sice chrání přízrak dávného elfského strážce, ale postavy ho pravděpodobně nebudou mít jak zranit, takže se s ním budou muset vypořádat jinak než bojem – podrobně je to popsáno v <text:span text:style-name="T630">místnosti B14</text:span>.</text:p>
      <text:h text:style-name="P761" text:outline-level="2">Příprava <text:span text:style-name="T625">na hru</text:span></text:h>
      <text:p text:style-name="P144"><text:span text:style-name="T626">Před tím, než se poprvé sejdete, si určitě pročti knihu </text:span><text:span text:style-name="T594">Dakara: </text:span><text:span text:style-name="T595">d</text:span><text:span text:style-name="T594">ungeoncrawl</text:span><text:span text:style-name="T626">, zejména kapitolu </text:span><text:span text:style-name="T594">Pro pána jeskyně</text:span><text:span text:style-name="T610">.</text:span><text:span text:style-name="T626"> Z příručky s dobrodružstvím si přečíst zbytek kapitoly </text:span><text:span text:style-name="T594">Úvod</text:span><text:span text:style-name="T626"> a popisy následujících místností:</text:span></text:p>
      <text:p text:style-name="P140">TODO: PJ by si měl přečíst komplikované místnosti:</text:p>
      <text:p text:style-name="P140">- B1 (Agdu),</text:p>
      <text:p text:style-name="P140">- Kapli,</text:p>
      <text:p text:style-name="P141">- C7 (boj se sochou)</text:p>
      <text:p text:style-name="P140">- Možná místnosti s propadlým stropem.</text:p>
      <text:p text:style-name="P142">- C15 (laboratoř)</text:p>
      <text:p text:style-name="P143">C17 (zbrojnice – páka s jedem)</text:p>
      <text:p text:style-name="P749"><text:span text:style-name="T1076">Zbylé místnosti nejsou tak komplikované a podstatné, takže stačí, když si vždycky přečteš jejich popis před tím, než do nich postavy vstoupí.<text:line-break/><text:tab/>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Heading_20_2" text:outline-level="2"><text:soft-page-break/>Vedení hry</text:h>
      <text:h text:style-name="Heading_20_3" text:outline-level="3">Karty <text:span text:style-name="T1072">předmětů</text:span></text:h>
      <text:p text:style-name="P146">Předměty, které se dají použít jako improvizované zbraně, mají jen jednu kartu, přestože jich je v podzemí víc. Je to proto, abyste jich neměli plný stůl – karta v tomto případě slouží hlavně k tomu, abyste nemuseli listovat v pravidlech a hledat, <text:span text:style-name="T1077">jaké má tato zbraň</text:span> parametry.<text:line-break/><text:tab/><text:span text:style-name="T1071">Některé předměty nemají kartu vůbec. Když si postava takový předmět vezme, její hráč by si jej měl zapsat do deníku. Předměty s kartou není potřeba zapisovat, dohlédni ale na to, aby si jejich karty hráči brali k sobě a nezůstávaly ležet uprostřed stolu (pak totiž není jasné, co která postava má). Když postavy někde nějaký předmět nechají, vezmi si jeho kartu k sobě a vrať ji hráčům, až když se pro něj vrátí.</text:span></text:p>
      <text:h text:style-name="P764" text:outline-level="3">Karty <text:span text:style-name="T1072">protivníků</text:span></text:h>
      <text:p text:style-name="P237">Karet pro nestvůry je přesný počet. Při boji je vylož na stůl, ať hráči vidí, proti čemu stojí. Na druhé straně <text:span text:style-name="T1078">karty</text:span> je vždy jen obrázek, aby si jej hráči mohli prohlédnout zblízka (popros je, ať kartu neotáčejí).<text:line-break/><text:tab/>V průběhu boje můžeš přímo na karty protivníků psát, jak jsou zranění. Pokud máš gumovatelné pero, snadno je pak vrátíš do původního stavu.</text:p>
      <text:h text:style-name="P765" text:outline-level="3"><text:soft-page-break/>Důležitá pravidla</text:h>
      <text:p text:style-name="P750">Až hráči poprvé narazí na nějaký magický předmět (mají kartu s rámečkem s drobnými stříbrnými runami), nezapomeň jim říct, že na dotek brní a následně popsat, že se s nimi chce předmět „sladit“. Týká se to i svitků s kouzly.<text:line-break/><text:tab/><text:span text:style-name="T1073">Co který předmět dělá, se hráči dočtou na jeho kartě. Kdyby se divili, jak to jejich postavy mohou vědět, vysvětli jim, že tyto znalosti získali připoutáním předmětu.<text:line-break/><text:tab/>Lektvary účinkují, i když nejsou připoutané. Připoutat ale jdou a postava tím zjistí, co lektvar dělá.</text:span></text:p>
      <text:list xml:id="list3521988858" text:style-name="L4">
        <text:list-item>
          <text:p text:style-name="P238">Použití magických předmětů vysvětluje kapitola TODO v pravidlech.</text:p>
        </text:list-item>
      </text:list>
      <text:h text:style-name="Heading_20_4" text:outline-level="4">Sesílání kouzel</text:h>
      <text:p text:style-name="P145">Kouzlo je možné seslat pouze z připoutaného svitku. Sesílání zabere <text:span text:style-name="T1069">jednu </text:span>minutu. Tím má postava kouzlo připravené a kdykoliv později jej může selat vyslovením zaklínací formule uvedené na kartě s kouzlem v jedné akci <text:span text:style-name="T185">soustředění</text:span>.</text:p>
      <text:list xml:id="list134760932294729" text:continue-numbering="true" text:style-name="L4">
        <text:list-item>
          <text:p text:style-name="P239">Sesílání kouzel podrobně vysvětluje kapitola TODO v pravidlech.</text:p>
        </text:list-item>
      </text:list>
      <text:h text:style-name="Heading_20_4" text:outline-level="4"><text:span text:style-name="T1067">Počítání z</text:span>ásob jídla, vody <text:span text:style-name="T1068">a světla</text:span></text:h>
      <text:p text:style-name="P240">V tomto dobrodružství se vůbec nezabývejte tím, kolik mají postavy zásob. Jídla a vody je tu dost a v případě potřeby se dá lovit v okolních lesích. Stejně tak není problém vyrobit louče.</text:p>
      <text:h text:style-name="Heading_20_1" text:outline-level="1"><text:bookmark-start text:name="__RefHeading___Toc4675_1563740365"/>Začátek hry<text:bookmark-end text:name="__RefHeading___Toc4675_1563740365"/></text:h>
      <text:p text:style-name="P110">Před tím, než začnete, zopakuj hráčům následující informace:</text:p>
      <text:list xml:id="list1504696132" text:style-name="L5">
        <text:list-item>
          <text:p text:style-name="P241">Jejich postavy se vzájemně znají, jsou to přátelé.</text:p>
        </text:list-item>
        <text:list-item>
          <text:p text:style-name="P241">Přišly sem proto, že je cosi nevysvětlitel<text:span text:style-name="T1070">ně</text:span> táhne do Divočiny. <text:span text:style-name="T1074">T</text:span>ento pocit je zavedl až k ruinám pevnosti, před kterou teď stojí. <text:span text:style-name="T1070">V posledních několika dnech také ve snech vídají jasně zářící krystal a jsou si celkem jisti, že právě ten hledají.</text:span></text:p>
        </text:list-item>
        <text:list-item>
          <text:p text:style-name="P241">V<text:span text:style-name="T935">ýprava má víc členů než jen postavy, </text:span>které si právě hráči vytvořili,<text:span text:style-name="T935"> ale dolů do podzemí se vydají jen oni. Ostatní zůstanou v táboře před pevností.</text:span></text:p>
        </text:list-item>
      </text:list>
      <text:list xml:id="list2614753548" text:style-name="L6">
        <text:list-item>
          <text:p text:style-name="P242">Je to proto, že když umře postava, její vzpomínky se přenesou do někoho z těch, kdo zůstali v táboře a <text:span text:style-name="T1075">její</text:span> hráč tak bude moci pokračovat ve hře.</text:p>
        </text:list-item>
      </text:list>
      <text:p text:style-name="P753">Připomeň si také informace ze záhlaví kapitoly <text:span text:style-name="T591">Místnosti</text:span>. Hra začíná heslem <text:span text:style-name="T565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111">Pokud není řečeno jinak:</text:p>
      <text:list xml:id="list925240429" text:style-name="L7">
        <text:list-item>
          <text:p text:style-name="P243"><text:span text:style-name="T770">V</text:span><text:span text:style-name="T111">šude v podzemí je tma.</text:span></text:p>
        </text:list-item>
        <text:list-item>
          <text:p text:style-name="P244"><text:span text:style-name="T944">C</text:span>hodby v podzemí pevnosti jsou 2 metry široké.</text:p>
        </text:list-item>
        <text:list-item>
          <text:p text:style-name="P244"><text:span text:style-name="T944">S</text:span>tropy chodeb i místností jsou 3 metry vysoké.</text:p>
        </text:list-item>
        <text:list-item>
          <text:p text:style-name="P244">Stěny, strop i podlaha jsou pokryté dlaždicemi z tvrdého kamene poskládanými s takovou přesností, že se do spáry nevejde <text:span text:style-name="T769">čepel</text:span> nože.</text:p>
          <text:list>
            <text:list-item>
              <text:p text:style-name="P245">Pod dlaždicemi je obvykle pevná skála, místy suť a hlína (skalní masív pod pevností není úplně jednolitý).</text:p>
            </text:list-item>
          </text:list>
        </text:list-item>
        <text:list-item>
          <text:p text:style-name="P244"><text:span text:style-name="T165">O</text:span><text:span text:style-name="T164">byčejné dveře jsou dřevěné s kovovými panty.</text:span></text:p>
          <text:list>
            <text:list-item>
              <text:p text:style-name="P246"><text:span text:style-name="T164">D</text:span><text:span text:style-name="T4">ají se vyrazit ramenem.</text:span></text:p>
            </text:list-item>
            <text:list-item>
              <text:p text:style-name="P751"><text:span text:style-name="T4">Pokud mají zámek, jde otevřít šperhákem.</text:span></text:p>
            </text:list-item>
          </text:list>
        </text:list-item>
        <text:list-item>
          <text:p text:style-name="P244"><text:span text:style-name="T165">B</text:span><text:span text:style-name="T164">ytelné dveře jsou z dubového dřeva opatřené zpevňujícím kováním.</text:span></text:p>
          <text:list>
            <text:list-item>
              <text:p text:style-name="P246"><text:span text:style-name="T184">D</text:span><text:span text:style-name="T4">ají </text:span><text:span text:style-name="T184">se vyrazit</text:span><text:span text:style-name="T4"> jen beranidlem.</text:span></text:p>
            </text:list-item>
            <text:list-item>
              <text:p text:style-name="P247">Jdou také „otevřít“ sekerou či jiným vhodným nástrojem.</text:p>
            </text:list-item>
            <text:list-item>
              <text:p text:style-name="P247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247"><text:soft-page-break/>Truhly u postelí jsou dřevěné s železnými panty <text:span text:style-name="T1079">a kováním</text:span>.</text:p>
          <text:list>
            <text:list-item>
              <text:p text:style-name="P247">Zámky na truhlách se dají otevřít šperhákem, vylomit nebo urazit.</text:p>
            </text:list-item>
            <text:list-item>
              <text:p text:style-name="P247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22">Pevnost stojí na vysoké, nepřístupné skále. <text:span text:style-name="T725">Ze západu k ní vede kamenný most.</text:span> <text:span text:style-name="T726">Střechy jsou zřícené a cimbuří pobořené, ale hradby stále stojí a nikde nejsou prolomené.</text:span></text:p>
      <text:list xml:id="list1613526176" text:style-name="L8">
        <text:list-item>
          <text:p text:style-name="P294">Když budou chtít hráči šplhat po skále, místo aby šli po mostě, tak samozřejmě můžou.</text:p>
          <text:list>
            <text:list-item>
              <text:p text:style-name="P293"><text:span text:style-name="T734">Hradby jsou kolmé a</text:span> hladk<text:span text:style-name="T733">é</text:span>, není za co se chytit.</text:p>
              <text:list>
                <text:list-item>
                  <text:p text:style-name="P293">Pomůže například zatlučení skob.</text:p>
                </text:list-item>
              </text:list>
            </text:list-item>
          </text:list>
        </text:list-item>
        <text:list-item>
          <text:p text:style-name="P752">Pokud se hráči rozhodnou celou pevnost obejít <text:span text:style-name="T1080">a prohlédnout si ji ze všech stran</text:span>:</text:p>
          <text:list>
            <text:list-item>
              <text:p text:style-name="P227">Hradby nejsou nikde pobořené.</text:p>
            </text:list-item>
            <text:list-item>
              <text:p text:style-name="P227">Na hradbách je jen jeden přízrak. <text:span text:style-name="T1080">TODO</text:span></text:p>
            </text:list-item>
            <text:list-item>
              <text:p text:style-name="P228">Popsat zřícený mostek a boční věž (a že tamtudy lze vyšplhat nahoru, nebo tam třeba postavit žebřík).</text:p>
            </text:list-item>
          </text:list>
        </text:list-item>
      </text:list>
      <text:p text:style-name="P102"><text:soft-page-break/>Mapa pevnosti je předtištěná, protože postupně hráčům kreslit spoustu prázdných, zřícených místností by nebylo moc zajímavé. Pokud hráči přijdou po mostě, projdi nejdřív postupně lokace A1 (most), A2 (brána) a A3 (nádvoří). Když se do pevnosti dostanou jinak, přeskoč rovnou na A3.<text:line-break/><text:tab/><text:span text:style-name="T1014">Obrysy spodních pater představují odhad postav, co se může vejít do skalního masívu, na kterém pevnost stojí.</text:span></text:p>
      <text:h text:style-name="P766" text:outline-level="3"><text:bookmark-start text:name="__RefHeading___Toc6803_3060678587"/>A1 – most<text:bookmark-end text:name="__RefHeading___Toc6803_3060678587"/></text:h>
      <text:p text:style-name="P15">Most je kamenný a překvapivě zachovalý.</text:p>
      <text:p text:style-name="P15">Pevnost z dálky vypadala impozantně, z blízka je ale vidět, že už dávno nemá střechy a kdysi mocné <text:span text:style-name="T713">hradby</text:span> <text:span text:style-name="T713">se začínají rozpadat. Brána je zkroucená a vyvrácená.</text:span></text:p>
      <text:p text:style-name="P92"><text:span text:style-name="T294">Po</text:span><text:span text:style-name="T219"> hradbách </text:span><text:span text:style-name="T224">chodí</text:span><text:span text:style-name="T219"> </text:span><text:span text:style-name="T220">osamělý voják. Je ale podivně nezřetelný, jako kdyby byl částečně průhledný</text:span><text:span text:style-name="T219">.</text:span></text:p>
      <text:list xml:id="list796658761" text:style-name="L9">
        <text:list-item>
          <text:p text:style-name="P295"><text:span text:style-name="T222">Drží</text:span><text:span text:style-name="T185"> kopí a </text:span><text:span text:style-name="T221">štít</text:span>.</text:p>
        </text:list-item>
        <text:list-item>
          <text:p text:style-name="P296">Tam, kde jsou hradby pobořené, <text:span text:style-name="T945">chodí vzduchem</text:span>, jako kdyby pro něj zřícené nebyly.</text:p>
        </text:list-item>
        <text:list-item>
          <text:p text:style-name="P378">Postav si nebude všímat.</text:p>
        </text:list-item>
        <text:list-item>
          <text:p text:style-name="P379"><text:span text:style-name="T936">H</text:span>ýbe ústy, jako kdyby mluvil, ale není nic slyšet <text:span text:style-name="T936">(protože je nehmotný)</text:span>.</text:p>
          <text:list>
            <text:list-item>
              <text:p text:style-name="P378">Jediný způsob, jak se s ním <text:span text:style-name="T716">lze mluvit</text:span>, je použít kouzlo <text:span text:style-name="T223">p</text:span><text:span text:style-name="T186">řenos myšlenek</text:span><text:span text:style-name="T639"> (více viz B14).</text:span></text:p>
              <text:list>
                <text:list-item>
                  <text:p text:style-name="P380">S postavami bude jednat, jako kdyby to byli návštěvníci pevnosti.</text:p>
                </text:list-item>
                <text:list-item>
                  <text:p text:style-name="P380"><text:soft-page-break/>Bude se tvářit, jako že je všechno v pořádku, pevnost stále stojí a on má rozkaz <text:span text:style-name="T718">b</text:span>ránit ji před orky a gobliny.</text:p>
                </text:list-item>
              </text:list>
            </text:list-item>
          </text:list>
        </text:list-item>
        <text:list-item>
          <text:p text:style-name="P381">Když jej postavy napadnou, bude se bránit, ale nebude je pronásledovat. Je nehmotný, takže ho nejspíš nemají jak zranit (<text:span text:style-name="T937">o boji s přízrakem</text:span> viz B1<text:span text:style-name="T900">4</text:span>).</text:p>
        </text:list-item>
        <text:list-item>
          <text:p text:style-name="P382">Když někdo vstoupí do Belerovnovy <text:span text:style-name="T915">svatyně</text:span> (místnost B1<text:span text:style-name="T900">4</text:span>), <text:span text:style-name="T715">přízrak se tam teleportuje (a tedy z hradeb zmizí).</text:span></text:p>
        </text:list-item>
      </text:list>
      <text:h text:style-name="P767" text:outline-level="3">A<text:span text:style-name="T712">2</text:span> – brána</text:h>
      <text:p text:style-name="P14"><text:span text:style-name="T946">Vyvrácená b</text:span>rána je <text:span text:style-name="T946">porostlá mechem a popínavými rostlinami</text:span>. <text:span text:style-name="T708">Chodba za ní nejspíš kdysi měla strop, zbývají z něj už ale jen zbytky nosných oblouků.</text:span></text:p>
      <text:p text:style-name="P19">V chodbě za branou jsou <text:span text:style-name="T807">dvě</text:span> mrtvoly orků.</text:p>
      <text:list xml:id="list2953281411" text:style-name="L10">
        <text:list-item>
          <text:p text:style-name="P297">Orkové jsou o poznání větší a silnější než lidé (dokonce i oproti seveřanům). Mají tmavou, hnědozelenou kůži bez vlasů, <text:span text:style-name="T710">rostou jim výrazně zvětšené horní i dolní tesáky a místo nehtů mají krátké ostré drápy.</text:span></text:p>
        </text:list-item>
        <text:list-item>
          <text:p text:style-name="P298">Mrtvolně páchnou, ale <text:span text:style-name="T709">jejich těla se ještě nezačala rozkládat.</text:span></text:p>
        </text:list-item>
      </text:list>
      <text:list xml:id="list1221240283" text:style-name="L11">
        <text:list-item>
          <text:p text:style-name="P299"><text:span text:style-name="T719">L</text:span>eží, jako kdyby padli, když se snažili dostat dovnitř <text:span text:style-name="T711">a mají v sobě zepředu zabodané šípy.</text:span></text:p>
          <text:list>
            <text:list-item>
              <text:p text:style-name="P383"><text:span text:style-name="T906">Žádné ze zranění od šípů nevypadá smrtelně</text:span>. <text:span text:style-name="T947">Oba orky zřejmě zabilo něco jiného: </text:span><text:span text:style-name="T286">Zčernalá rána zhruba o velikosti vlašského ořechu, která prochází hrudí skrz naskrz.</text:span></text:p>
            </text:list-item>
            <text:list-item>
              <text:p text:style-name="P384"><text:soft-page-break/><text:span text:style-name="T948">Šípy jsou nové, s kvalitním ocelovým hrotem, a většina jich jde stále</text:span> použít.</text:p>
              <text:list>
                <text:list-item>
                  <text:p text:style-name="P384"><text:span text:style-name="T714">J</text:span>e zde <text:span text:style-name="T808">6</text:span> použitelných šípů.</text:p>
                </text:list-item>
              </text:list>
            </text:list-item>
          </text:list>
        </text:list-item>
        <text:list-item>
          <text:p text:style-name="P512"><text:span text:style-name="T505">Oba orkové</text:span><text:span text:style-name="T406"> m</text:span><text:span text:style-name="T505">ají</text:span><text:span text:style-name="T406"> o</text:span><text:span text:style-name="T405">blečenou lehkou orkskou zbroj</text:span><text:span text:style-name="T403">,</text:span><text:span text:style-name="T406"> </text:span><text:span text:style-name="T413">na provaze </text:span><text:span text:style-name="T406">p</text:span><text:span text:style-name="T404">řes rameno </text:span><text:span text:style-name="T414">zavěšený </text:span><text:span text:style-name="T407">měch na vodu</text:span><text:span text:style-name="T409">,</text:span><text:span text:style-name="T407"> </text:span><text:span text:style-name="T409">n</text:span><text:span text:style-name="T408">a opasku kožený pytlík se sušeným masem </text:span><text:span text:style-name="T410">a u </text:span><text:span text:style-name="T412">pasu</text:span><text:span text:style-name="T411"> </text:span><text:span text:style-name="T218">pazourkový nůž</text:span><text:span text:style-name="T411"> (karta).</text:span></text:p>
          <text:list>
            <text:list-item>
              <text:list>
                <text:list-item>
                  <text:p text:style-name="P513"><text:span text:style-name="T406">Orkská zbroj je p</text:span><text:span text:style-name="T358">ro postavy moc velká.</text:span></text:p>
                </text:list-item>
                <text:list-item>
                  <text:p text:style-name="P515"><text:span text:style-name="T358">V jednom z </text:span><text:span text:style-name="T406">měchů</text:span><text:span text:style-name="T358"> není voda, ale pálenka</text:span><text:span text:style-name="T408">.</text:span></text:p>
                </text:list-item>
              </text:list>
            </text:list-item>
            <text:list-item>
              <text:p text:style-name="P516"><text:span text:style-name="T442">Jeden z nich má u sebe m</text:span><text:span text:style-name="T358">alou dřevěnou krabičku </text:span><text:span text:style-name="T402">(tak akorát do kapsy)</text:span><text:span text:style-name="T358"> s odsouvacím víkem </text:span><text:span text:style-name="T506">(karta </text:span><text:span text:style-name="T310">dřevěná krabička</text:span><text:span text:style-name="T506">)</text:span><text:span text:style-name="T358">.</text:span></text:p>
              <text:list>
                <text:list-item>
                  <text:p text:style-name="P517"><text:span text:style-name="T358">Nedávej hráčům kartu ani jim neříkej, co prášek </text:span><text:span text:style-name="T507">uvnitř</text:span><text:span text:style-name="T358"> dělá, dokud to nějaká postava nevyzkouší.</text:span></text:p>
                </text:list-item>
                <text:list-item>
                  <text:p text:style-name="P516"><text:span text:style-name="T358">Uvnitř je silně aromatický </text:span><text:span text:style-name="T397">hnědý</text:span><text:span text:style-name="T358"> prášek.</text:span></text:p>
                  <text:list>
                    <text:list-item>
                      <text:p text:style-name="P516"><text:span text:style-name="T358">Je to </text:span><text:span text:style-name="T397">6</text:span><text:span text:style-name="T396"> dávek</text:span><text:span text:style-name="T358"> šňupací drog</text:span><text:span text:style-name="T396">y</text:span><text:span text:style-name="T358">.</text:span></text:p>
                      <text:list>
                        <text:list-item>
                          <text:p text:style-name="P520"><text:span text:style-name="T358">Způsobuje </text:span><text:span text:style-name="T398">omamný pocit síly a nezranitelno</text:span><text:span text:style-name="T399">s</text:span><text:span text:style-name="T398">ti. </text:span><text:span text:style-name="T400">Zhruba po hodině účinek vyprchá a na další hodinu zb</text:span><text:span text:style-name="T401">u</text:span><text:span text:style-name="T400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5"><text:span text:style-name="T809">Jeden z orků má</text:span> kamennou palici (karta), <text:span text:style-name="T809">druhý</text:span> jednoruční kyj (karta <text:span text:style-name="T317">kyj</text:span>).</text:p>
            </text:list-item>
          </text:list>
        </text:list-item>
      </text:list>
      <text:h text:style-name="P768" text:outline-level="3"><text:soft-page-break/>A3 – nádvoří</text:h>
      <text:p text:style-name="P95"><text:span text:style-name="T227">Zdi jsou pobořené, </text:span><text:span text:style-name="T228">střechy</text:span><text:span text:style-name="T227"> </text:span><text:span text:style-name="T228">dávno zřícené</text:span><text:span text:style-name="T227">, všude je spousta suti </text:span><text:span text:style-name="T229">a nezvykle velkých pavučin</text:span><text:span text:style-name="T227">. </text:span><text:span text:style-name="T228">V místnostech jsou křížem krážem popadané nosné trámy. </text:span><text:span text:style-name="T227">Ruiny jsou prorostlé travou a nízkými keři, na několika místech se uchytily dokonce i stromy.</text:span></text:p>
      <text:p text:style-name="P93">Celou pevnost ber jako jednu místnost – když ji hráči prohledají, narazí na následující zajímavé detaily <text:span text:style-name="T727">(v libovolném pořadí – řiď se tím, co ti řeknou, že dělají)</text:span>:</text:p>
      <text:list xml:id="list3845197617" text:style-name="L12">
        <text:list-item>
          <text:p text:style-name="P521">studna (A<text:span text:style-name="T721">4</text:span>)</text:p>
        </text:list-item>
        <text:list-item>
          <text:p text:style-name="P521">mňoukání (A<text:span text:style-name="T721">5</text:span>)</text:p>
        </text:list-item>
        <text:list-item>
          <text:p text:style-name="P521">pozůstatky po táboru elfů <text:span text:style-name="T720">(A6)</text:span></text:p>
        </text:list-item>
        <text:list-item>
          <text:p text:style-name="P386">zřícený mostek na boční věž (A7)</text:p>
        </text:list-item>
      </text:list>
      <text:h text:style-name="Heading_20_3" text:outline-level="3"><text:span text:style-name="T631">A4 – s</text:span>tudna</text:h>
      <text:p text:style-name="P16"><text:span text:style-name="T632">Studna je hluboká a p</text:span>lná nepřirozeně velkých pavučin.</text:p>
      <text:list xml:id="list1261985220" text:style-name="L13">
        <text:list-item>
          <text:p text:style-name="P523">Pavučiny jsou plné <text:span text:style-name="T771">různě velkých</text:span> pavouků –<text:span text:style-name="T771"> největší jsou asi jako dlaň</text:span>.</text:p>
          <text:list>
            <text:list-item>
              <text:p text:style-name="P524">Tito pavouci jsou sice jedovatí, ale nejsou nebezpeční – na postavy útočit nebudou, naopak se jim klidí z cesty.</text:p>
            </text:list-item>
          </text:list>
        </text:list-item>
        <text:list-item>
          <text:p text:style-name="P522"><text:span text:style-name="T143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525">Dolů není vidět, dokud tam postavy něčím neposvítí.</text:p>
          <text:list>
            <text:list-item>
              <text:p text:style-name="P526">Hladina je 15 metrů hluboko.</text:p>
            </text:list-item>
            <text:list-item>
              <text:p text:style-name="P527"><text:soft-page-break/>5 metrů nad hladinou do studny ústí boční chodba (viz C1).</text:p>
              <text:list>
                <text:list-item>
                  <text:p text:style-name="P528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A<text:span text:style-name="T722">5</text:span> – bývalá kuchyně</text:h>
      <text:p text:style-name="P17"><text:span text:style-name="T633">Ze zdi</text:span> se ozývá <text:span text:style-name="T634">slabé,</text:span> mnohohlasné mňoukání.</text:p>
      <text:list xml:id="list455391559" text:style-name="L14">
        <text:list-item>
          <text:p text:style-name="P529"><text:span text:style-name="T130">Ve zdi, odkud se mňoukání ozývá, je š</text:span><text:span text:style-name="T10">ikmá </text:span><text:span text:style-name="T134">šachta</text:span><text:span text:style-name="T10"> dolů.</text:span></text:p>
          <text:list>
            <text:list-item>
              <text:p text:style-name="P248">Zevnitř je cítit kočičí zápach.</text:p>
            </text:list-item>
            <text:list-item>
              <text:p text:style-name="P530"><text:span text:style-name="T131">Má obdélníkový průřez a j</text:span><text:span text:style-name="T132">e poměrně úzká – </text:span><text:span text:style-name="T133">asi jako</text:span><text:span text:style-name="T132"> pecen chleba.</text:span></text:p>
              <text:list>
                <text:list-item>
                  <text:p text:style-name="P249">Žádná z postav tudy rozhodně neproleze.</text:p>
                </text:list-item>
                <text:list-item>
                  <text:p text:style-name="P531"><text:span text:style-name="T9">Do</text:span><text:span text:style-name="T10"> spodní </text:span><text:span text:style-name="T9">st</text:span><text:span text:style-name="T135">ěny </text:span><text:span text:style-name="T134">šachty </text:span><text:span text:style-name="T136">jsou </text:span><text:span text:style-name="T140">směrem dolů</text:span><text:span text:style-name="T9"> vsazeny </text:span><text:span text:style-name="T137">dva rovnoběžné, rzí pokryté </text:span><text:span text:style-name="T140">železné</text:span><text:span text:style-name="T137"> pruhy.</text:span></text:p>
                  <text:list>
                    <text:list-item>
                      <text:p text:style-name="P532"><text:span text:style-name="T166">(</text:span><text:span text:style-name="T138">Jsou to</text:span><text:span text:style-name="T137"> kolejnice, po kterých se dolů spouštěl vozík se zásobami</text:span><text:span text:style-name="T9">.</text:span><text:span text:style-name="T166">)</text:span></text:p>
                    </text:list-item>
                  </text:list>
                </text:list-item>
              </text:list>
            </text:list-item>
            <text:list-item>
              <text:p text:style-name="P533"><text:span text:style-name="T139">D</text:span><text:span text:style-name="T4">ole šachta ústí do místnosti B5 (kuchyně).</text:span></text:p>
            </text:list-item>
          </text:list>
        </text:list-item>
      </text:list>
      <text:h text:style-name="P769" text:outline-level="3">A6 – pozůstatky po tábořišti</text:h>
      <text:p text:style-name="P18">Na nádvoří je z kamenů poskládané ohniště, <text:span text:style-name="T728">někdo je ale na dvou místech rozkopnul.</text:span> <text:span text:style-name="T724">Kolem jsou do kruhu rozestavěné větší balvany a kusy nosných trámů, zřejmě na sezení.</text:span></text:p>
      <text:list xml:id="list3517593645" text:style-name="L15">
        <text:list-item>
          <text:p text:style-name="P300">V ohništi jsou zbytky popel<text:span text:style-name="T730">a</text:span>.</text:p>
          <text:list>
            <text:list-item>
              <text:p text:style-name="P387">Někdo do něj zřejmě opakovaně <text:span text:style-name="T949">šlapal</text:span> a roznesl ho kolem ohniště.</text:p>
              <text:list>
                <text:list-item>
                  <text:p text:style-name="P388"><text:soft-page-break/>Stopy jsou nečitelné – příliš rozmazané a zřejmě několikrát rozmyté deštěm.</text:p>
                </text:list-item>
              </text:list>
            </text:list-item>
          </text:list>
        </text:list-item>
        <text:list-item>
          <text:p text:style-name="P301"><text:span text:style-name="T729">N</text:span>a zemi <text:span text:style-name="T729">kolem ohniště</text:span> jsou poházené rozšlapané zbytky jídla. Na několika místech jsou stopy zaschlé krve.</text:p>
        </text:list-item>
        <text:list-item>
          <text:p text:style-name="P302">Mezi dvěma kameny je zapad<text:span text:style-name="T892">l</text:span>ý dřevěný <text:span text:style-name="T893">pohár na pití</text:span>.</text:p>
        </text:list-item>
        <text:list-item>
          <text:p text:style-name="P303">Kus od ohniště <text:span text:style-name="T894">dnem vzhůru leží nepoškozená dřevěná miska.</text:span></text:p>
          <text:list>
            <text:list-item>
              <text:p text:style-name="P304"><text:span text:style-name="T415">J</text:span><text:span text:style-name="T358">sou v ní plesnivé zbytky nějaké kaše.</text:span></text:p>
            </text:list-item>
          </text:list>
        </text:list-item>
        <text:list-item>
          <text:p text:style-name="P303"><text:span text:style-name="T894">Vedle misky </text:span>je do země zašlápnutá zlomená dřevěná lžíce.</text:p>
          <text:list>
            <text:list-header>
              <text:p text:style-name="P389">Všechno nádobí <text:span text:style-name="T731">(pohár, miska i lžíce)</text:span> je kvalitně řemeslně zpracované, jako od řezbáře z města.</text:p>
            </text:list-header>
          </text:list>
        </text:list-item>
        <text:list-item>
          <text:p text:style-name="P305">O kus dál je u stěny pohozených 5 prázdných toren <text:span text:style-name="T1027">a kolem je rozházená spousta věcí</text:span>.</text:p>
          <text:list>
            <text:list-item>
              <text:p text:style-name="P390">Jsou špinavé, ale <text:span text:style-name="T950">nové a</text:span> stále funkční.</text:p>
            </text:list-item>
            <text:list-item>
              <text:p text:style-name="P391">Kolem <text:span text:style-name="T1027">toren</text:span> je rozházeno:</text:p>
              <text:list>
                <text:list-item>
                  <text:p text:style-name="P391">5 pokrývek</text:p>
                  <text:list>
                    <text:list-item>
                      <text:p text:style-name="P391">Jsou nasáklé deštěm a začínají plesnivět.</text:p>
                    </text:list-item>
                  </text:list>
                </text:list-item>
                <text:list-item>
                  <text:p text:style-name="P391">3 křesadla</text:p>
                  <text:list>
                    <text:list-item>
                      <text:p text:style-name="P391">Troud už je nepoužitelný.</text:p>
                    </text:list-item>
                  </text:list>
                </text:list-item>
                <text:list-item>
                  <text:p text:style-name="P391">Zbytky trvanlivého jídla.</text:p>
                </text:list-item>
                <text:list-item>
                  <text:p text:style-name="P392"><text:span text:style-name="T951">Lojové svíce na 2 dny svícení</text:span>.</text:p>
                </text:list-item>
                <text:list-item>
                  <text:p text:style-name="P393">2 celty (jsou stále funkční).</text:p>
                </text:list-item>
              </text:list>
            </text:list-item>
          </text:list>
        </text:list-item>
      </text:list>
      <text:h text:style-name="Heading_20_3" text:outline-level="3"><text:soft-page-break/><text:span text:style-name="T704">A7</text:span> – zřícený můstek k boční věži</text:h>
      <text:p text:style-name="P29"><text:span text:style-name="T794">Můstek, po kterém se zřejmě chodilo do boční věže, je zřícený. </text:span>Na zemi před ním <text:span text:style-name="T811">čelem k pevnosti</text:span> leží mrtvý elf.</text:p>
      <text:list xml:id="list145071869" text:style-name="L16">
        <text:list-item>
          <text:p text:style-name="P306">J<text:span text:style-name="T795">eho tvář je rozbitá k nepoznání. Na těle má smrtelné rány od těžkých, drtivých zbraní.</text:span></text:p>
        </text:list-item>
        <text:list-item>
          <text:p text:style-name="P534"><text:span text:style-name="T480">Jeho oblečení je potrhané a pokryté krví, ale stále </text:span><text:span text:style-name="T481">jde</text:span><text:span text:style-name="T480"> poznat, že je to kvalitní oděv </text:span><text:span text:style-name="T482">bohatého měšťana</text:span><text:span text:style-name="T480">.</text:span></text:p>
        </text:list-item>
        <text:list-item>
          <text:p text:style-name="P535"><text:span text:style-name="T285">M</text:span><text:span text:style-name="T185">á oblečenou</text:span><text:span text:style-name="T358"> lehkou zbroj (karta).</text:span></text:p>
          <text:list>
            <text:list-item>
              <text:p text:style-name="P536"><text:span text:style-name="T358">Na hrudi pod zbrojí má zastrčený pomačkaný, ale stále funkční svitek s kouzlem </text:span><text:span text:style-name="T185">kulový blesk</text:span><text:span text:style-name="T358"> (karta).</text:span></text:p>
            </text:list-item>
          </text:list>
        </text:list-item>
        <text:list-item>
          <text:p text:style-name="P307">Na opasku má přetržený řemínek <text:span text:style-name="T358">(něco tam bylo přivázané)</text:span>.</text:p>
        </text:list-item>
        <text:list-item>
          <text:p text:style-name="P308">Mrtvolně páchne, zřejmě tu leží už <text:span text:style-name="T804">dlouho</text:span>.</text:p>
        </text:list-item>
      </text:list>
      <text:p text:style-name="P43">Věž <text:span text:style-name="T952">má základy</text:span> níž než zbytek pevnosti, takže můstek nevede k její patě, ale do druhého patra.</text:p>
      <text:list xml:id="list3421021435" text:style-name="L17">
        <text:list-item>
          <text:p text:style-name="P537">Ve vchodu nejsou dveře, je to <text:span text:style-name="T953">jen</text:span> <text:span text:style-name="T732">obdélníková</text:span> díra dovnitř.</text:p>
        </text:list-item>
      </text:list>
      <text:p text:style-name="P87"><text:span text:style-name="T121">Několik</text:span><text:span text:style-name="T602"> možností</text:span><text:span text:style-name="T591">, jak se dostat </text:span><text:span text:style-name="T603">do věže</text:span><text:span text:style-name="T635"> (hráči mohou samozřejmě vymyslet i další)</text:span>:</text:p>
      <text:list xml:id="list969788374" text:style-name="L18">
        <text:list-item>
          <text:p text:style-name="P538">Vyšplhat po <text:span text:style-name="T636">skále a po stěně věže</text:span>.</text:p>
          <text:list>
            <text:list-item>
              <text:p text:style-name="P309">Po skále se šplhá dobře, ale stěna věže je hladká, není za co se chytit.</text:p>
              <text:list>
                <text:list-item>
                  <text:p text:style-name="P539">Pomůže <text:span text:style-name="T637">například</text:span> zatlučení skob.</text:p>
                </text:list-item>
              </text:list>
            </text:list-item>
          </text:list>
        </text:list-item>
        <text:list-item>
          <text:p text:style-name="P540">Něčím přemostit zřícený můstek.</text:p>
          <text:list>
            <text:list-item>
              <text:p text:style-name="P541"><text:soft-page-break/>V pevnosti je spousta popadaných střešních trámů, některé z nich určitě půjdou použít.</text:p>
            </text:list-item>
          </text:list>
        </text:list-item>
        <text:list-item>
          <text:p text:style-name="P542">Přeskočit</text:p>
          <text:list>
            <text:list-item>
              <text:p text:style-name="P542">Je to dost daleko, ale <text:span text:style-name="T954">s rozběhem to</text:span> zvládne každý, kdo nemá vážné zranění <text:span text:style-name="T638">a odloží veškerou zátěž.</text:span></text:p>
            </text:list-item>
          </text:list>
        </text:list-item>
      </text:list>
      <text:h text:style-name="Heading_20_3" text:outline-level="3">A<text:span text:style-name="T723">8</text:span> – horní patro boční věže</text:h>
      <text:p text:style-name="P91"><text:span text:style-name="T225">Věž nemá strop ani střechu</text:span><text:span text:style-name="T185">, dírou nahoře je vidět obloha. </text:span><text:span text:style-name="T230">Podlaha je pokrytá troskami.</text:span><text:span text:style-name="T185"> </text:span><text:span text:style-name="T226">Dolů vede točité schodiště.</text:span></text:p>
      <text:list xml:id="list139129005" text:style-name="L19">
        <text:list-item>
          <text:p text:style-name="P543">O patro níž schodiště zčásti chybí, takže dolů se musí sešplhat (viz B<text:span text:style-name="T831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770" text:outline-level="3"><text:span text:style-name="T359">B</text:span><text:span text:style-name="T358">1 – dílna</text:span></text:h>
      <text:p text:style-name="P106"><text:span text:style-name="T284">D</text:span><text:span text:style-name="T263">o místnosti </text:span><text:span text:style-name="T284">vedou zavřené obyčejné dveře</text:span><text:span text:style-name="T263">. Mají kliku</text:span><text:span text:style-name="T261"> a</text:span><text:span text:style-name="T260"> </text:span><text:span text:style-name="T262">klíčovou dírk</text:span><text:span text:style-name="T263">u</text:span><text:span text:style-name="T260">.</text:span></text:p>
      <text:list xml:id="list4199571603" text:style-name="L20">
        <text:list-item>
          <text:p text:style-name="P394"><text:span text:style-name="T185">Jsou zamčené</text:span>, klíč je v zámku zevnitř (ze strany z <text:span text:style-name="T955">místnosti</text:span> B1).</text:p>
        </text:list-item>
        <text:list-item>
          <text:p text:style-name="P395"><text:span text:style-name="T956">D</text:span>ají <text:span text:style-name="T956">se</text:span> vyrazit <text:span text:style-name="T957">ramenem</text:span>.</text:p>
        </text:list-item>
        <text:list-item>
          <text:p text:style-name="P397">Klíč v zámku <text:span text:style-name="T996">má na sobě vyryté elfské písmeno ‚D</text:span><text:span text:style-name="T754">’ </text:span><text:span text:style-name="T176">a</text:span> je <text:span text:style-name="T837">přidělaný na kroužku spolu s dalšími dvěma klíči:</text:span></text:p>
          <text:list>
            <text:list-item>
              <text:list>
                <text:list-item>
                  <text:p text:style-name="P398"><text:span text:style-name="T962">klíč s</text:span> <text:span text:style-name="T997">písmenem</text:span> ‚<text:span text:style-name="T753">K</text:span><text:span text:style-name="T738">’</text:span></text:p>
                  <text:list>
                    <text:list-item>
                      <text:p text:style-name="P251"><text:span text:style-name="T963">Odemyká</text:span> dveř<text:span text:style-name="T963">e</text:span> B4-d1, <text:s/>B5-d1 a B6-d1.</text:p>
                    </text:list-item>
                  </text:list>
                </text:list-item>
                <text:list-item>
                  <text:p text:style-name="P252"><text:soft-page-break/><text:span text:style-name="T962">klíč s písmenem</text:span> ‚<text:span text:style-name="T738">S’</text:span></text:p>
                  <text:list>
                    <text:list-item>
                      <text:p text:style-name="P253">Odemyká dveře do místnosti C13.</text:p>
                    </text:list-item>
                  </text:list>
                </text:list-item>
              </text:list>
            </text:list-item>
          </text:list>
        </text:list-item>
      </text:list>
      <text:p text:style-name="P77">Když se postavy pokusí dveře vyrazit <text:span text:style-name="T608">(nebo jinak hlasitě otevřít)</text:span>, zevnitř místnosti se ozve vyděšené vyjeknutí.</text:p>
      <text:list xml:id="list3481494471" text:style-name="L21">
        <text:list-item>
          <text:p text:style-name="P497"><text:span text:style-name="T920">Vyjeknutí má na svědomí</text:span> socha trpaslice <text:span text:style-name="T958">(</text:span>viz d<text:span text:style-name="T958">ále)</text:span>.</text:p>
        </text:list-item>
      </text:list>
      <text:p text:style-name="P12">V severní části místnosti je pracovní stůl s rozpraskanou dřevěnou deskou <text:span text:style-name="T912">a dřevěnou židlí</text:span>. U stěny je několik velkých kusů částečně opracovaného kamene.</text:p>
      <text:list xml:id="list1885055834" text:style-name="L22">
        <text:list-item>
          <text:p text:style-name="P544"><text:span text:style-name="T211">Stůl m</text:span><text:span text:style-name="T210">á několik šuplíků.</text:span></text:p>
        </text:list-item>
      </text:list>
      <text:list xml:id="list727440023" text:style-name="L23">
        <text:list-item>
          <text:p text:style-name="P399">Uvnitř je:</text:p>
          <text:list>
            <text:list-item>
              <text:p text:style-name="P399">kamenické náčiní:</text:p>
              <text:list>
                <text:list-item>
                  <text:p text:style-name="P545"><text:span text:style-name="T378">zubák, šalírka, pemrlice, kružítko, hrst klínků, </text:span><text:span text:style-name="T380">kamenické </text:span><text:span text:style-name="T378">dláto (karta), kamenická špice (karta), </text:span><text:span text:style-name="T381">kamenická </text:span><text:span text:style-name="T378">palice </text:span><text:span text:style-name="T381">(karta)</text:span></text:p>
                </text:list-item>
              </text:list>
            </text:list-item>
            <text:list-item>
              <text:p text:style-name="P546"><text:span text:style-name="T290">Š</text:span><text:span text:style-name="T185">pulka se stříbrnou nití </text:span><text:span text:style-name="T358">(karta </text:span><text:span text:style-name="T311">stříbrná nit</text:span><text:span text:style-name="T358">) (1 zl)</text:span></text:p>
              <text:list>
                <text:list-item>
                  <text:p text:style-name="P400">Stříbrná niť je jedna ze surovin potřebných na očarování rukavic pomocí svitku v C15.</text:p>
                </text:list-item>
              </text:list>
            </text:list-item>
          </text:list>
        </text:list-item>
      </text:list>
      <text:p text:style-name="P11">Hned vpravo za vchodem je na stěně polička s <text:span text:style-name="T508">elfskou lucernou</text:span> <text:span text:style-name="T358">(karta).</text:span></text:p>
      <text:list xml:id="list474631939" text:style-name="L24">
        <text:list-item>
          <text:p text:style-name="P401">Vedle <text:span text:style-name="T693">lucerny</text:span> jsou zbytky pěti zcela vyhořelých svíček.</text:p>
        </text:list-item>
        <text:list-item>
          <text:p text:style-name="P402">Svíčka v lucerně je také zcela vyhořelá.</text:p>
        </text:list-item>
      </text:list>
      <text:p text:style-name="P6"><text:span text:style-name="T679">V </text:span>jižní části místnosti je výheň a malá kovadlina. Vedle je <text:span text:style-name="T694">stolek</text:span> s kovářským nářadím.</text:p>
      <text:list xml:id="list381833361" text:style-name="L25">
        <text:list-item>
          <text:p text:style-name="P547"><text:soft-page-break/><text:span text:style-name="T509">p</text:span><text:span text:style-name="T374">ilník, kleště</text:span><text:span text:style-name="T375">, </text:span><text:span text:style-name="T376">průbojník </text:span><text:span text:style-name="T543">(karta)</text:span><text:span text:style-name="T376">, </text:span><text:span text:style-name="T377">kovářské </text:span><text:span text:style-name="T376">kladivo </text:span><text:span text:style-name="T379">(karta)</text:span></text:p>
        </text:list-item>
      </text:list>
      <text:p text:style-name="P6"><text:span text:style-name="T680">N</text:span>a stěně nad stolem <text:span text:style-name="T681">s nářadím</text:span> jsou pověšené silné kovářské rukavice a kovářská zástěra.</text:p>
      <text:list xml:id="list3354762264" text:style-name="L26">
        <text:list-item>
          <text:p text:style-name="P403">Kůže je stará a zpuchřelá.</text:p>
        </text:list-item>
      </text:list>
      <text:p text:style-name="P80"><text:span text:style-name="Emphasis"><text:span text:style-name="T640">Na stěně naproti vchodu je nápis ve staroelfštině:</text:span></text:span></text:p>
      <text:list xml:id="list2853627349" text:style-name="L27">
        <text:list-header>
          <text:p text:style-name="P757"><text:span text:style-name="Emphasis"><text:span text:style-name="T607">„Klaním se před Tebou, Astro, stvořitelko hvězd, strážkyně moudrosti věků a tajemných umění.“</text:span></text:span></text:p>
        </text:list-header>
      </text:list>
      <text:p text:style-name="P89"><text:span text:style-name="T347">Vpravo vedle pracovního stolu v severní části </text:span><text:span text:style-name="T349">místnosti</text:span><text:span text:style-name="T347"> se do rohu tiskne kamenná socha trpaslice</text:span><text:span text:style-name="T358">.</text:span></text:p>
      <text:list xml:id="list3830817712" text:style-name="L28">
        <text:list-item>
          <text:p text:style-name="P310">Vypadá to, jako by tam před vám<text:span text:style-name="T682">i</text:span> ustoupila <text:span text:style-name="T835">co nejdál to </text:span>šlo.</text:p>
        </text:list-item>
        <text:list-item>
          <text:p text:style-name="P310">„<text:span text:style-name="T682">Prosím, neubližujte mi!</text:span>“</text:p>
          <text:list>
            <text:list-item>
              <text:p text:style-name="P311">Mluví <text:span text:style-name="T683">hlubokým, dunivým hlasem</text:span>.</text:p>
            </text:list-item>
            <text:list-item>
              <text:p text:style-name="P548"><text:span text:style-name="T212">Vypadá vyděšeně a ubrečeně </text:span><text:span text:style-name="T382">(slzy samozřejmě nemá, je to socha).</text:span></text:p>
            </text:list-item>
          </text:list>
        </text:list-item>
        <text:list-item>
          <text:p text:style-name="P549"><text:span text:style-name="T560">S postavami si ráda promluví, je tu </text:span><text:span text:style-name="T561">ostatně</text:span><text:span text:style-name="T560"> stovky let zavřená </text:span><text:span text:style-name="T562">a</text:span><text:span text:style-name="T560"> sama</text:span><text:span text:style-name="T358">.</text:span></text:p>
          <text:list>
            <text:list-item>
              <text:p text:style-name="P404">Je ale trochu prostoduchá, složitější témata jí budou dělat potíže.</text:p>
            </text:list-item>
            <text:list-item>
              <text:p text:style-name="P396">Jmenuje se Agda.</text:p>
            </text:list-item>
            <text:list-item>
              <text:p text:style-name="P405">Ví, že byla původně živá, a že trpěla nevyléčitelnou nemocí. Její otec jí poslal za svým přítelem, elfským m<text:span text:style-name="T1066">istrem</text:span> <text:span text:style-name="T1065">Ankertem</text:span>, který slíbil, že jí pomůže.</text:p>
              <text:list>
                <text:list-item>
                  <text:p text:style-name="P406"><text:soft-page-break/>Jak přesně se z ní stala socha si nepamatuje. <text:span text:style-name="T836">V</text:span>í jen, že pak všechna bolest ustala.</text:p>
                </text:list-item>
                <text:list-item>
                  <text:p text:style-name="P550"><text:span text:style-name="T358">Brzy poté s </text:span><text:span text:style-name="T563">mistrem</text:span><text:span text:style-name="T358"> </text:span><text:span text:style-name="T563">Ankertem</text:span><text:span text:style-name="T358"> odcestovala </text:span><text:span text:style-name="T385">do této pevnosti.</text:span></text:p>
                  <text:list>
                    <text:list-item>
                      <text:p text:style-name="P551"><text:span text:style-name="T385">P</text:span><text:span text:style-name="T358">omáhala mu t</text:span><text:span text:style-name="T459">ady</text:span><text:span text:style-name="T358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552"><text:span text:style-name="T383">O </text:span><text:span text:style-name="T358">podzemí toho moc </text:span><text:span text:style-name="T564">neví</text:span><text:span text:style-name="T358">, </text:span><text:span text:style-name="T386">je tady totiž </text:span><text:span text:style-name="T387">tak trochu</text:span><text:span text:style-name="T386"> uvězněná.</text:span></text:p>
            </text:list-item>
          </text:list>
        </text:list-item>
      </text:list>
      <text:p text:style-name="P134"><text:span text:style-name="T386">T</text:span><text:span text:style-name="T358">ODO: Asi zrušit tu přímou řeč a hodit to jen jako fakta.</text:span></text:p>
      <text:list xml:id="list134760829612129" text:continue-numbering="true" text:style-name="L28">
        <text:list-item>
          <text:list>
            <text:list-item>
              <text:list>
                <text:list-item>
                  <text:p text:style-name="P312">„Chodba doleva vede ke schodům dolů. Pod nimi je mříž, kterou nedokážu zvednout, ani se pod ní protáhnout. A za ní je navíc spousta pavučin a škaredí pavouci! Tudy jsem chod<text:span text:style-name="T686">íval</text:span>a pro vodu do studny.“</text:p>
                </text:list-item>
                <text:list-item>
                  <text:p text:style-name="P312">„Chodba doprava vede do skladu vody. Za ní je místnost se zřícenou podlahou, kde se bojím seskočit dolů: je to strašně hluboko a jsou tam navíc <text:span text:style-name="T687">hrozně</text:span> velké ještěrky, které plivou <text:span text:style-name="T688">takový odporný</text:span> žlutý hlen.“</text:p>
                </text:list-item>
                <text:list-item>
                  <text:p text:style-name="P313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407">Postavy mohou sochu přemluvit, aby jim pomohla.</text:p>
          <text:list>
            <text:list-item>
              <text:p text:style-name="P553"><text:span text:style-name="T383">N</text:span><text:span text:style-name="T382">eumí </text:span><text:span text:style-name="T383">ale</text:span><text:span text:style-name="T382"> bojovat </text:span><text:span text:style-name="T384">a je velice bázlivá</text:span><text:span text:style-name="T382"> – v případném boji zapiští </text:span><text:span text:style-name="T383">(hlubokým hlasem)</text:span><text:span text:style-name="T382"> a uteče se někam schovat.</text:span></text:p>
            </text:list-item>
          </text:list>
        </text:list-item>
        <text:list-item>
          <text:p text:style-name="P554"><text:soft-page-break/><text:span text:style-name="T382">K</text:span><text:span text:style-name="T358">dyž na ni postavy zaútočí, bude se pouze bránit (s bonusem +2 za plnou obranu), případně se pokusí utéct (nemá moc kam, ale zkusit to může).</text:span></text:p>
        </text:list-item>
      </text:list>
      <text:h text:style-name="P771" text:outline-level="3"><text:span text:style-name="T359">B</text:span><text:span text:style-name="T358">2 – toaleta</text:span></text:h>
      <text:p text:style-name="P46">Do místnosti vedou <text:span text:style-name="T1040">zavřené</text:span> <text:span text:style-name="T897">obyčejné</text:span> dveře s klikou.</text:p>
      <text:list xml:id="list713506580" text:style-name="L29">
        <text:list-item>
          <text:p text:style-name="P314">Je na nich symbol ve tvaru kruhu.</text:p>
        </text:list-item>
      </text:list>
      <text:p text:style-name="P37"><text:span text:style-name="T858">Uvnitř je a</text:span>natomicky tvarovaná kamenná lavice s kruhovou dírou uprostřed.</text:p>
      <text:p text:style-name="Example_20_Header">Poznámka:</text:p>
      <text:p text:style-name="Example"><text:span text:style-name="T358">Tento popis je </text:span><text:span text:style-name="T516">společný</text:span><text:span text:style-name="T358"> pro </text:span><text:span text:style-name="T515">2</text:span><text:span text:style-name="T358"> různé místnosti (</text:span><text:span text:style-name="T515">obě</text:span><text:span text:style-name="T358"> jsou označené B</text:span><text:span text:style-name="T515">2</text:span><text:span text:style-name="T358">).</text:span></text:p>
      <text:h text:style-name="P772" text:outline-level="3"><text:span text:style-name="T359">B</text:span><text:span text:style-name="T749">3</text:span><text:span text:style-name="T358"> – sklad vody</text:span></text:h>
      <text:p text:style-name="P7">Kolem stěn jsou <text:span text:style-name="T689">velké</text:span> <text:span text:style-name="T689">sudy se sundavacími víky.</text:span></text:p>
      <text:list xml:id="list794638270" text:style-name="L30">
        <text:list-item>
          <text:p text:style-name="P318">Na něk<text:span text:style-name="T690">olika</text:span> z nich je ještě trochu čitelný nápis ve staroelfštině: <text:span text:style-name="T358">„Voda“</text:span>.</text:p>
        </text:list-item>
        <text:list-item>
          <text:p text:style-name="P319">Všechny sudy jsou prázdné.</text:p>
        </text:list-item>
      </text:list>
      <text:p text:style-name="P13">Na zemi stojí dvě vědra s prohnutou tyčí <text:span text:style-name="T838">na nošení</text:span>.</text:p>
      <text:h text:style-name="P773" text:outline-level="3"><text:span text:style-name="T359">B</text:span><text:span text:style-name="T749">4</text:span><text:span text:style-name="T358"> – </text:span><text:span text:style-name="T390">sklad</text:span><text:span text:style-name="T388"> s propad</text:span><text:span text:style-name="T389">l</text:span><text:span text:style-name="T388">ou půlkou podlahy</text:span></text:h>
      <text:p text:style-name="P8"><text:span text:style-name="T691">V </text:span>západní části místnosti, kde ještě strop drží, je několik polorozpadlých beden.</text:p>
      <text:list xml:id="list147471230" text:style-name="L31">
        <text:list-item>
          <text:p text:style-name="P320">Jsou v nich rezavé zbytky plechových krabic. <text:span text:style-name="T959">Jejich obsah</text:span> se <text:span text:style-name="T839">zřejmě</text:span> už dávno rozpadl v prach.</text:p>
        </text:list-item>
      </text:list>
      <text:p text:style-name="P8"><text:soft-page-break/>Ve východní části místnosti je propadlý strop<text:span text:style-name="T358"> </text:span><text:span text:style-name="T510">(do C</text:span><text:span text:style-name="T749">10</text:span><text:span text:style-name="T510">)</text:span>.</text:p>
      <text:list xml:id="list4103920403" text:style-name="L32">
        <text:list-item>
          <text:p text:style-name="P321"><text:span text:style-name="T840">Za dírou</text:span> <text:span text:style-name="T840">jsou ve východní stěně</text:span> zavřené <text:s/>dveře <text:span text:style-name="T358">(</text:span><text:span text:style-name="T44">B</text:span><text:span text:style-name="T67">4</text:span><text:span text:style-name="T68">-</text:span><text:span text:style-name="T44">d1</text:span><text:span text:style-name="T358">)</text:span>.</text:p>
        </text:list-item>
        <text:list-item>
          <text:p text:style-name="P555"><text:span text:style-name="T358">Podlaha místnosti o patro níž (C</text:span><text:span text:style-name="T749">10</text:span><text:span text:style-name="T358">) je 4 metry hluboko. </text:span><text:span text:style-name="T392">J</text:span><text:span text:style-name="T358">e na ní ale </text:span><text:span text:style-name="T391">spousta suti</text:span><text:span text:style-name="T358">, takže je potřeba slézt nebo seskočit jen </text:span><text:span text:style-name="T511">necelé</text:span><text:span text:style-name="T358"> 3 metry.</text:span></text:p>
          <text:list>
            <text:list-item>
              <text:p text:style-name="P556"><text:span text:style-name="T358">Dole žijí </text:span><text:span text:style-name="T214">p</text:span><text:span text:style-name="T185">livající ještěři</text:span><text:span text:style-name="T358"> – viz C</text:span><text:span text:style-name="T749">10</text:span><text:span text:style-name="T358">.</text:span></text:p>
            </text:list-item>
          </text:list>
        </text:list-item>
      </text:list>
      <text:h text:style-name="Heading_20_4" text:outline-level="4">B4-d1</text:h>
      <text:p text:style-name="P9">Zavřené <text:span text:style-name="T1041">obyčejné</text:span> dveře s <text:span text:style-name="T692">klikou a</text:span> klíčovou dírkou.</text:p>
      <text:list xml:id="list3886495203" text:style-name="L33">
        <text:list-item>
          <text:p text:style-name="P408">Jsou zamčené.</text:p>
          <text:list>
            <text:list-item>
              <text:p text:style-name="P557"><text:span text:style-name="T358">Do zámku pasuje </text:span><text:span text:style-name="T525">klíč</text:span><text:span text:style-name="T358"> s </text:span><text:span text:style-name="T526">písmenem</text:span><text:span text:style-name="T358"> ‚</text:span><text:span text:style-name="T750">K</text:span><text:span text:style-name="T748">’.</text:span></text:p>
              <text:list>
                <text:list-item>
                  <text:p text:style-name="P409"><text:span text:style-name="T961">J</text:span>e na k<text:span text:style-name="T995">roužku</text:span> s klíči <text:span text:style-name="T841">ve</text:span> dveřích <text:span text:style-name="T830">do</text:span><text:span text:style-name="T751"> </text:span><text:span text:style-name="T169">dílny</text:span> B1.</text:p>
                </text:list-item>
              </text:list>
            </text:list-item>
            <text:list-item>
              <text:p text:style-name="P412">Zámek jde otevřít šperhákem.</text:p>
            </text:list-item>
          </text:list>
        </text:list-item>
        <text:list-item>
          <text:p text:style-name="P412">Jdou vyrazit.</text:p>
        </text:list-item>
        <text:list-item>
          <text:p text:style-name="P414">Směrem do místnosti B4 <text:span text:style-name="T960">je</text:span> <text:span text:style-name="T883">hned za nimi propadlá podlaha (viz B4).</text:span></text:p>
        </text:list-item>
      </text:list>
      <text:h text:style-name="P774" text:outline-level="3"><text:span text:style-name="T359">B</text:span><text:span text:style-name="T456">5</text:span><text:span text:style-name="T358"> – kuchyně</text:span></text:h>
      <text:p text:style-name="P38">Je tu cítit silný kočičí zápach.</text:p>
      <text:p text:style-name="P65"><text:span text:style-name="T862">V </text:span>místnosti je:</text:p>
      <text:list xml:id="list2044507903" text:style-name="L34">
        <text:list-item>
          <text:p text:style-name="P561"><text:span text:style-name="T264">S</text:span><text:span text:style-name="T259">tůl se dvěma vsazenými dřezy</text:span></text:p>
          <text:list>
            <text:list-item>
              <text:p text:style-name="P561"><text:span text:style-name="T264">Z</text:span><text:span text:style-name="T265">e zdi </text:span><text:span text:style-name="T264">nad ním</text:span><text:span text:style-name="T265"> </text:span><text:span text:style-name="T258">čouhá</text:span><text:span text:style-name="T265"> </text:span><text:span text:style-name="T258">měděná</text:span><text:span text:style-name="T265"> trubka s páčkou.</text:span></text:p>
              <text:list>
                <text:list-item>
                  <text:p text:style-name="P415"><text:span text:style-name="T269">Po otočení páčkou z trubky teče voda</text:span><text:span text:style-name="T264">.</text:span></text:p>
                </text:list-item>
              </text:list>
            </text:list-item>
          </text:list>
        </text:list-item>
        <text:list-item>
          <text:p text:style-name="P322"><text:soft-page-break/>Keramická kamna</text:p>
          <text:list>
            <text:list-item>
              <text:p text:style-name="P562"><text:span text:style-name="T268">Na zemi p</text:span><text:span text:style-name="T18">řed nimi leží převrhnutý velký </text:span><text:span text:style-name="T22">kotel.</text:span></text:p>
            </text:list-item>
            <text:list-item>
              <text:p text:style-name="P498"><text:span text:style-name="T4">V kamnech si udělali doupě huňáči </text:span><text:span text:style-name="T152">(viz </text:span><text:span text:style-name="T170">dále</text:span><text:span text:style-name="T152">)</text:span><text:span text:style-name="T4">.</text:span></text:p>
            </text:list-item>
          </text:list>
        </text:list-item>
      </text:list>
      <text:list xml:id="list3168546558" text:style-name="L35">
        <text:list-item>
          <text:p text:style-name="P323">Velká skříň</text:p>
          <text:list>
            <text:list-item>
              <text:p text:style-name="P417"><text:span text:style-name="T185">Uvnitř </text:span><text:span text:style-name="T266">je </text:span><text:span text:style-name="T267">spousta</text:span><text:span text:style-name="T266"> nádobí </text:span><text:span text:style-name="T267">a příborů</text:span><text:span text:style-name="T861"> (nemusíš to hráčům všechno číst, pokud se o to nebudou vyloženě zajímat) </text:span><text:span text:style-name="T266">a kuchyňského náčiní</text:span><text:span text:style-name="T861"> (naběračky, vařečky, apod.).</text:span></text:p>
            </text:list-item>
          </text:list>
        </text:list-item>
      </text:list>
      <text:p text:style-name="P67">TODO: Tady to asi není potřeba vypisovat. Množství je jako pro 16 lidí <text:span text:style-name="T1028">(Tzn. 16 sad nádobí + přiměřeně kuchyňského náčiní)</text:span>.</text:p>
      <text:list xml:id="list134760520227076" text:continue-numbering="true" text:style-name="L35">
        <text:list-item>
          <text:list>
            <text:list-item>
              <text:list>
                <text:list-item>
                  <text:p text:style-name="P417">Dva velké hrnce</text:p>
                </text:list-item>
                <text:list-item>
                  <text:p text:style-name="P417"><text:span text:style-name="T859">16 k</text:span>eramick<text:span text:style-name="T859">ých </text:span>talíř<text:span text:style-name="T859">ů</text:span></text:p>
                </text:list-item>
                <text:list-item>
                  <text:p text:style-name="P418">17 keramických misek</text:p>
                </text:list-item>
                <text:list-item>
                  <text:p text:style-name="P419">17 sad mosazných příborů (lžíce, nůž, vidlička, <text:span text:style-name="T860">lžička</text:span>)</text:p>
                </text:list-item>
              </text:list>
            </text:list-item>
          </text:list>
        </text:list-item>
      </text:list>
      <text:list xml:id="list3839572648" text:style-name="L36">
        <text:list-item>
          <text:p text:style-name="P324">V jedné ze stěn je úzká šacha šikmo vzhůru.</text:p>
          <text:list>
            <text:list-item>
              <text:p text:style-name="P420"><text:span text:style-name="T18">Nahoře je šachtou vidět světlo</text:span><text:span text:style-name="T4"> (pokud tedy zrovna venku není noc).</text:span></text:p>
              <text:list>
                <text:list-item>
                  <text:p text:style-name="P421"><text:span text:style-name="T168">Šachta tam</text:span><text:span text:style-name="T167"> ústí do místnosti A5</text:span><text:span text:style-name="T4">.</text:span></text:p>
                </text:list-item>
              </text:list>
            </text:list-item>
            <text:list-item>
              <text:p text:style-name="P325"><text:span text:style-name="T131">Má obdélníkový průřez a j</text:span><text:span text:style-name="T132">e poměrně úzká – </text:span><text:span text:style-name="T133">asi jako</text:span><text:span text:style-name="T132"> pecen chleba.</text:span></text:p>
              <text:list>
                <text:list-item>
                  <text:p text:style-name="P250">Žádná z postav tudy rozhodně neproleze.</text:p>
                </text:list-item>
                <text:list-item>
                  <text:p text:style-name="P422"><text:soft-page-break/><text:span text:style-name="T26">Do</text:span><text:span text:style-name="T27"> spodní </text:span><text:span text:style-name="T26">st</text:span><text:span text:style-name="T28">ěny </text:span><text:span text:style-name="T29">šachty </text:span><text:span text:style-name="T30">jsou </text:span><text:span text:style-name="T31">směrem dolů</text:span><text:span text:style-name="T26"> vsazeny </text:span><text:span text:style-name="T32">dva rovnoběžné, rzí pokryté </text:span><text:span text:style-name="T31">železné</text:span><text:span text:style-name="T32"> pruhy</text:span><text:span text:style-name="T137"> </text:span><text:span text:style-name="T171">(kolejnice)</text:span><text:span text:style-name="T137">.</text:span></text:p>
                </text:list-item>
              </text:list>
            </text:list-item>
            <text:list-item>
              <text:p text:style-name="P326"><text:span text:style-name="T137">N</text:span><text:span text:style-name="T4">a zemi před šachtou je malý </text:span><text:span text:style-name="T172">železný</text:span><text:span text:style-name="T4"> vozík s kolečky.</text:span></text:p>
              <text:list>
                <text:list-item>
                  <text:p text:style-name="P279">Na jedné straně má kroužek.</text:p>
                  <text:list>
                    <text:list-item>
                      <text:p text:style-name="P254">Lanko, které k němu bylo přivázáno, se už dávno rozpadlo.</text:p>
                    </text:list-item>
                  </text:list>
                </text:list-item>
                <text:list-item>
                  <text:p text:style-name="P255">Sedne přesně na kolejnice v šachtě.</text:p>
                </text:list-item>
                <text:list-item>
                  <text:p text:style-name="P256">Kolečka jsou zarezlá, takže moc dobře nejezdí.</text:p>
                </text:list-item>
              </text:list>
            </text:list-item>
          </text:list>
        </text:list-item>
      </text:list>
      <text:p text:style-name="P75"><text:span text:style-name="T865">Na kamnech jsou 2 černé kočky s modře se lesknoucíma očima</text:span>.</text:p>
      <text:list xml:id="list2528352857" text:style-name="L37">
        <text:list-item>
          <text:p text:style-name="P499">Jsou to dva dospělí <text:span text:style-name="T185">huňáči</text:span> (karty <text:span text:style-name="T313">huňáč</text:span>).</text:p>
        </text:list-item>
        <text:list-item>
          <text:p text:style-name="P500">Udělali si doupě v kamnech</text:p>
          <text:list>
            <text:list-item>
              <text:p text:style-name="P500"><text:span text:style-name="T865">U</text:span>vnitř j<text:span text:style-name="T864">e</text:span> <text:span text:style-name="T864">5</text:span> koťat <text:span text:style-name="T863">(karty </text:span><text:span text:style-name="T314">mládě huňáče</text:span><text:span text:style-name="T863">)</text:span>.</text:p>
            </text:list-item>
          </text:list>
        </text:list-item>
        <text:list-item>
          <text:p text:style-name="P501">Samec se naježí, začne prskat a když se postavy přiblíží, <text:span text:style-name="T964">zaútočí</text:span> <text:span text:style-name="T868">na </text:span>nejbližší z nich <text:span text:style-name="T185">výbojem </text:span><text:span text:style-name="T964">(viz karta </text:span><text:span text:style-name="T312">huňáč</text:span><text:span text:style-name="T964">)</text:span>.</text:p>
        </text:list-item>
        <text:list-item>
          <text:p text:style-name="P501">Samice <text:span text:style-name="T867">se </text:span>mezitím <text:span text:style-name="T867">pokusí odnosit koťata (po jednom) šachtou nahoru do A5</text:span>.</text:p>
        </text:list-item>
        <text:list-item>
          <text:p text:style-name="P501">Když postavy huňáče nenechají koťata odnést, budou <text:span text:style-name="T965">je</text:span> zuřivě bránit <text:span text:style-name="T866">(na dálku </text:span><text:span text:style-name="T270">výbojem</text:span><text:span text:style-name="T866">, na blízko na postavy skočí a budou kousat a škrábat)</text:span>.</text:p>
        </text:list-item>
        <text:list-item>
          <text:p text:style-name="P502">Mláďata se jen naježí a nebudou útočit. <text:span text:style-name="T966">K</text:span>dyž na ně <text:span text:style-name="T966">ale</text:span> někdo bude chtít sáhnout, budou se bránit <text:span text:style-name="T185">výbojem</text:span>.</text:p>
        </text:list-item>
      </text:list>
      <text:p text:style-name="Example_20_Header"><text:soft-page-break/>Poznámka:</text:p>
      <text:p text:style-name="Example"><text:span text:style-name="T608">V této místnosti není žádný poklad, hráči ale mohou chtít ulovit huňáče, aby mohly vyrobit </text:span><text:span text:style-name="T353">nabíjecí rukavice</text:span><text:span text:style-name="T608"> (svitkem z laboratoře C15).</text:span></text:p>
      <text:list xml:id="list1987658652" text:style-name="L38">
        <text:list-item>
          <text:p text:style-name="P795"><text:span text:style-name="T581">N</text:span><text:span text:style-name="T578">a recept stačí srst, postavy tedy na to nemusí nutně huňáče zabít.</text:span></text:p>
        </text:list-item>
        <text:list-item>
          <text:p text:style-name="P795"><text:span text:style-name="T581">Pokud už odtu</text:span><text:span text:style-name="T582">d</text:span><text:span text:style-name="T581"> hu</text:span><text:span text:style-name="T91">ňáči utekli, postavy je najdou v A5.</text:span></text:p>
        </text:list-item>
      </text:list>
      <text:h text:style-name="Heading_20_4" text:outline-level="4">B<text:span text:style-name="T4">5-</text:span>d1</text:h>
      <text:p text:style-name="P10">Zavřené <text:span text:style-name="T1042">obyčejné</text:span> dveře s <text:span text:style-name="T692">klikou a</text:span> klíčovou dírkou.</text:p>
      <text:list xml:id="list134760100619328" text:continue-list="list3886495203" text:style-name="L33">
        <text:list-item>
          <text:p text:style-name="P410">Jsou zamčené.</text:p>
          <text:list>
            <text:list-item>
              <text:p text:style-name="P558"><text:span text:style-name="T358">Do zámku pasuje </text:span><text:span text:style-name="T69">klíč</text:span><text:span text:style-name="T358"> s </text:span><text:span text:style-name="T526">písmenem</text:span><text:span text:style-name="T358"> ‚</text:span><text:span text:style-name="T750">K</text:span><text:span text:style-name="T748">’.</text:span></text:p>
              <text:list>
                <text:list-item>
                  <text:p text:style-name="P411"><text:span text:style-name="T961">J</text:span>e na k<text:span text:style-name="T995">roužku</text:span> s klíči <text:span text:style-name="T841">ve</text:span> dveřích <text:span text:style-name="T830">do</text:span><text:span text:style-name="T751"> </text:span><text:span text:style-name="T169">dílny</text:span> B1.</text:p>
                </text:list-item>
              </text:list>
            </text:list-item>
            <text:list-item>
              <text:p text:style-name="P413">Zámek jde otevřít šperhákem.</text:p>
            </text:list-item>
          </text:list>
        </text:list-item>
        <text:list-item>
          <text:p text:style-name="P269">Jdou vyrazit.</text:p>
        </text:list-item>
      </text:list>
      <text:h text:style-name="Heading_20_3" text:outline-level="3"><text:span text:style-name="T359">B</text:span><text:span text:style-name="T457">6</text:span><text:span text:style-name="T360"> – jídelna</text:span></text:h>
      <text:p text:style-name="P150"><text:span text:style-name="Emphasis"><text:span text:style-name="T271">Je tu cítit kočičí zápach.</text:span></text:span></text:p>
      <text:p text:style-name="P149"><text:span text:style-name="Emphasis"><text:span text:style-name="T869">V místnosti jsou tři velké stoly, kolem nich je spousta židlí.</text:span></text:span></text:p>
      <text:list xml:id="list501071554" text:style-name="L39">
        <text:list-item>
          <text:p text:style-name="P563"><text:span text:style-name="Emphasis"><text:span text:style-name="T870">Většina židlí a nohou stolů je podrápaná </text:span></text:span><text:span text:style-name="Emphasis"><text:span text:style-name="T463">(</text:span></text:span><text:span text:style-name="Emphasis"><text:span text:style-name="T514">od kočičích drápků</text:span></text:span><text:span text:style-name="Emphasis"><text:span text:style-name="T463">)</text:span></text:span><text:span text:style-name="Emphasis"><text:span text:style-name="T870">.</text:span></text:span></text:p>
        </text:list-item>
      </text:list>
      <text:list xml:id="list874011198" text:style-name="L40">
        <text:list-item>
          <text:p text:style-name="P564"><text:span text:style-name="Emphasis"><text:span text:style-name="T869">Na každém stole jsou dva masivní trojramenné mosazné svícny.</text:span></text:span></text:p>
          <text:list>
            <text:list-item>
              <text:p text:style-name="P564"><text:span text:style-name="Emphasis"><text:span text:style-name="T463">Vypadají zašle a používaně, ale s</text:span></text:span><text:span text:style-name="Emphasis"><text:span text:style-name="T462">víčky v nich nejsou.</text:span></text:span></text:p>
            </text:list-item>
          </text:list>
        </text:list-item>
      </text:list>
      <text:p text:style-name="P81"><text:span text:style-name="Emphasis"><text:span text:style-name="T869">Na východní stěně je malba zobrazující velkou bitvu.</text:span></text:span></text:p>
      <text:list xml:id="list764711342" text:style-name="L41">
        <text:list-item>
          <text:p text:style-name="P565"><text:soft-page-break/><text:span text:style-name="Emphasis"><text:span text:style-name="T967">Armády elfů a trpaslíků bojují se zástupy goblinů, orků a několika velkými troly. Na obzoru letí drak.</text:span></text:span></text:p>
        </text:list-item>
      </text:list>
      <text:h text:style-name="Heading_20_4" text:outline-level="4">B<text:span text:style-name="T4">6-</text:span>d1</text:h>
      <text:p text:style-name="P10">Zavřené <text:span text:style-name="T1043">obyčejné</text:span> dveře s <text:span text:style-name="T692">klikou a</text:span> klíčovou dírkou.</text:p>
      <text:list xml:id="list134761188295534" text:continue-list="list134760100619328" text:style-name="L33">
        <text:list-item>
          <text:p text:style-name="P410">Jsou zamčené.</text:p>
          <text:list>
            <text:list-item>
              <text:p text:style-name="P559"><text:span text:style-name="T358">Do zámku pasuje </text:span><text:span text:style-name="T69">klíč</text:span><text:span text:style-name="T358"> s </text:span><text:span text:style-name="T526">písmenem</text:span><text:span text:style-name="T358"> ‚</text:span><text:span text:style-name="T750">K</text:span><text:span text:style-name="T748">’.</text:span></text:p>
              <text:list>
                <text:list-item>
                  <text:p text:style-name="P411"><text:span text:style-name="T961">J</text:span>e na k<text:span text:style-name="T995">roužku</text:span> s klíči <text:span text:style-name="T841">ve</text:span> dveřích <text:span text:style-name="T830">do</text:span><text:span text:style-name="T751"> </text:span><text:span text:style-name="T169">dílny</text:span> B1.</text:p>
                </text:list-item>
              </text:list>
            </text:list-item>
            <text:list-item>
              <text:p text:style-name="P413">Zámek jde otevřít šperhákem.</text:p>
            </text:list-item>
          </text:list>
        </text:list-item>
        <text:list-item>
          <text:p text:style-name="P423">Jdou vyrazit.</text:p>
        </text:list-item>
      </text:list>
      <text:h text:style-name="Heading_20_3" text:outline-level="3"><text:span text:style-name="T359">B</text:span><text:span text:style-name="T457">7</text:span><text:span text:style-name="T358"> – prostřední patro boční věže</text:span></text:h>
      <text:p text:style-name="P62">Točité schody jsou pobořené.</text:p>
      <text:list xml:id="list3258924179" text:style-name="L42">
        <text:list-item>
          <text:p text:style-name="P424">Dole je vidět dno věže <text:span text:style-name="T970">(C5)</text:span>.</text:p>
          <text:list>
            <text:list-item>
              <text:p text:style-name="P327">Na funkčním zbytku schodů úplně <text:span text:style-name="T968">dole</text:span> je na kupě několik orků. <text:span text:style-name="T970">Další je rozplácnutý na zemi pod propadlou částí schodů</text:span> <text:span text:style-name="T969">Vůbec se nehýbou, nejspíš jsou mrtví.</text:span></text:p>
            </text:list-item>
          </text:list>
        </text:list-item>
      </text:list>
      <text:list xml:id="list1453546418" text:style-name="L43">
        <text:list-item>
          <text:p text:style-name="P425">Sešplhat <text:span text:style-name="T782">(nebo vyšplhat)</text:span> je poměrně jednoduché, <text:span text:style-name="T782">ale zabere to několik minut</text:span>.</text:p>
        </text:list-item>
        <text:list-item>
          <text:p text:style-name="P328">V místě, kde jsou schody zřícené, ze zdi čouhají části nějakého mechanismu.</text:p>
          <text:list>
            <text:list-item>
              <text:p text:style-name="P426">Byla to původně past, která umožňovala část schodů sklopit (tu, která je nyní zřícená, past je tedy už nefunkční).</text:p>
            </text:list-item>
          </text:list>
        </text:list-item>
      </text:list>
      <text:h text:style-name="P775" text:outline-level="3"><text:soft-page-break/>B<text:span text:style-name="T832">8</text:span> - <text:span text:style-name="T805">obytná místnost</text:span></text:h>
      <text:p text:style-name="P52">Do místnosti vedou zavřené obyčejné dveře s klikou.</text:p>
      <text:p text:style-name="P107"><text:span text:style-name="T255">V místnosti j</text:span><text:span text:style-name="T256">sou </text:span><text:span text:style-name="T257">d</text:span><text:span text:style-name="T256">vě p</text:span><text:span text:style-name="T254">ostel</text:span><text:span text:style-name="T256">e. </text:span><text:span text:style-name="T257">U každé je noční stolek a truhla.</text:span></text:p>
      <text:list xml:id="list1866821862" text:style-name="L44">
        <text:list-item>
          <text:p text:style-name="P566">Matrace i pokrývky se už dávno rozpadly v prach.</text:p>
        </text:list-item>
        <text:list-item>
          <text:p text:style-name="P570">Truhly nejsou zamčené a jsou prázdné.</text:p>
        </text:list-item>
      </text:list>
      <text:p text:style-name="Example_20_Header">Poznámka:</text:p>
      <text:p text:style-name="Example">Tento popis je <text:span text:style-name="T971">společný</text:span> pro 4 různé místnosti (všechny jsou označené B5).</text:p>
      <text:h text:style-name="P776" text:outline-level="3">B<text:span text:style-name="T832">9</text:span> – <text:span text:style-name="T643">mrtvá elfka</text:span></text:h>
      <text:p text:style-name="P40"><text:span text:style-name="T891">V chodbě je cítit mrtvolný zápach. </text:span>Na zemi leží mrtvá elfka.</text:p>
      <text:list xml:id="list1703876727" text:style-name="L45">
        <text:list-item>
          <text:p text:style-name="P329">V <text:span text:style-name="T907">jedné</text:span> ruce má <text:span text:style-name="T358">dlouhý luk</text:span> <text:span text:style-name="T358">(karta)</text:span>, <text:span text:style-name="T907">ve druhé drží kožené pouzdro na svitky.</text:span></text:p>
          <text:list>
            <text:list-item>
              <text:p text:style-name="P427">V pouzdře je:</text:p>
              <text:list>
                <text:list-item>
                  <text:p text:style-name="P427"><text:span text:style-name="T605">N</text:span><text:span text:style-name="T604">ic hráčům nečti, jen jim dej příslušné karty a rekvizity.</text:span></text:p>
                </text:list-item>
                <text:list-item>
                  <text:p text:style-name="P428">Svitek s kouzlem <text:span text:style-name="T185">př</text:span><text:span text:style-name="T287">enos myšlenek</text:span><text:span text:style-name="T908"> </text:span>(karta)</text:p>
                </text:list-item>
                <text:list-item>
                  <text:p text:style-name="P429">Dopis o tom, že výprava dostala kouzla a k čemu je dobrý <text:span text:style-name="T185">přenos myšlenek</text:span> (rekvizita <text:span text:style-name="T601">B9-r1</text:span>)</text:p>
                </text:list-item>
                <text:list-item>
                  <text:p text:style-name="P430">Útržek textu informujícím o instalaci bezpečnostní schránky do místnosti ve spodním patře hlavní věže (rekvizita <text:span text:style-name="T591">B9-r2</text:span>).</text:p>
                  <text:list>
                    <text:list-item>
                      <text:p text:style-name="P431"><text:span text:style-name="T972">Ř</text:span>eč je <text:span text:style-name="T972">o</text:span> laboratoř<text:span text:style-name="T972">i</text:span> C15.</text:p>
                    </text:list-item>
                  </text:list>
                </text:list-item>
                <text:list-item>
                  <text:p text:style-name="P508"><text:soft-page-break/><text:span text:style-name="T613">Návod k obranným zařízením v podzemí (rekvizita </text:span><text:span text:style-name="T926">B9-r3</text:span><text:span text:style-name="T613">).</text:span></text:p>
                </text:list-item>
              </text:list>
            </text:list-item>
          </text:list>
        </text:list-item>
        <text:list-item>
          <text:p text:style-name="P329">Na zádech má toulec s 6 šípy <text:span text:style-name="T902">s ocelovým hrotem</text:span>.</text:p>
        </text:list-item>
      </text:list>
      <text:list xml:id="list2418555904" text:style-name="L46">
        <text:list-item>
          <text:p text:style-name="P330">Leží na břiše, hlavou směrem na východ<text:span text:style-name="T358"> (k B6). </text:span>Vypadá to, jako když <text:span text:style-name="T896">běžela a</text:span> upadla.</text:p>
        </text:list-item>
        <text:list-item>
          <text:p text:style-name="P331">Má otevřená ústa, jako kdyby lapala po dechu.</text:p>
          <text:list>
            <text:list-item>
              <text:p text:style-name="P510"><text:span text:style-name="T973">Ž</text:span>ádná jiná zranění <text:span text:style-name="T973">nemá</text:span>.</text:p>
            </text:list-item>
          </text:list>
        </text:list-item>
      </text:list>
      <text:list xml:id="list3981280306" text:style-name="L47">
        <text:list-item>
          <text:p text:style-name="P432">Na sobě má:</text:p>
          <text:list>
            <text:list-item>
              <text:p text:style-name="P433">Kvalitní cestovní oblečení</text:p>
            </text:list-item>
            <text:list-item>
              <text:p text:style-name="P571"><text:span text:style-name="T295">Z</text:span><text:span text:style-name="T185">laté náušnice</text:span><text:span text:style-name="T358"> (</text:span><text:span text:style-name="T517">karta</text:span><text:span text:style-name="T358">)</text:span></text:p>
            </text:list-item>
            <text:list-item>
              <text:p text:style-name="P572"><text:span text:style-name="T73">S</text:span><text:span text:style-name="T74">tříbrný amulet s motivem klečícího bojovníka v plné zbroji</text:span><text:span text:style-name="T4"> (karta </text:span><text:span text:style-name="T39">a</text:span><text:span text:style-name="T24">mulet</text:span><text:span text:style-name="T4">).</text:span></text:p>
              <text:list>
                <text:list-item>
                  <text:p text:style-name="P573"><text:span text:style-name="T4">Je to </text:span><text:span text:style-name="T44">Beleronův amulet</text:span><text:span text:style-name="T4">.</text:span></text:p>
                  <text:list>
                    <text:list-item>
                      <text:p text:style-name="P573"><text:span text:style-name="T57">N</text:span><text:span text:style-name="T44">ení magický, ale pokud ho někdo bude mít na krku, </text:span><text:span text:style-name="T58">nebudou na něj útočit sochy v C7 a C8</text:span><text:span text:style-name="T44"> přízrak jej pustí do Beleronovy </text:span><text:span text:style-name="T62">svatyně</text:span><text:span text:style-name="T44"> </text:span><text:span text:style-name="T59">B1</text:span><text:span text:style-name="T60">4</text:span><text:span text:style-name="T59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4">U pasu má:</text:p>
          <text:list>
            <text:list-item>
              <text:p text:style-name="P574">Měšec</text:p>
              <text:list>
                <text:list-item>
                  <text:p text:style-name="P575">Uvnitř je:</text:p>
                  <text:list>
                    <text:list-item>
                      <text:p text:style-name="P575"><text:s/>6 zl a 15 st.</text:p>
                    </text:list-item>
                    <text:list-item>
                      <text:p text:style-name="P434"><text:span text:style-name="T185">klíč s elfským písmenem ‚</text:span><text:span text:style-name="T755">Z</text:span><text:span text:style-name="T185">‘</text:span></text:p>
                      <text:list>
                        <text:list-item>
                          <text:p text:style-name="P435"><text:soft-page-break/>Pasuje do dveří do zbrojnice C17 (které jsou odemčené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6">Dýku (karta)</text:p>
            </text:list-item>
            <text:list-item>
              <text:p text:style-name="P577">Brašničku</text:p>
              <text:list>
                <text:list-item>
                  <text:p text:style-name="P578">Uvnitř jsou:</text:p>
                  <text:list>
                    <text:list-item>
                      <text:p text:style-name="P332"><text:span text:style-name="T905">l</text:span>éčitelsk<text:span text:style-name="T1029">é </text:span>potře<text:span text:style-name="T1029">by</text:span></text:p>
                    </text:list-item>
                    <text:list-item>
                      <text:p text:style-name="P579"><text:span text:style-name="T185">léčivý lektvar</text:span> (karta)</text:p>
                    </text:list-item>
                  </text:list>
                </text:list-item>
              </text:list>
            </text:list-item>
            <text:list-item>
              <text:p text:style-name="P580">Kožené pouzdro na svitky</text:p>
              <text:list>
                <text:list-item>
                  <text:p text:style-name="P580">Uvnitř je svitek <text:span text:style-name="T288">h</text:span><text:span text:style-name="T185">ojivý rituál</text:span> (karta)</text:p>
                </text:list-item>
              </text:list>
            </text:list-item>
          </text:list>
        </text:list-item>
      </text:list>
      <text:h text:style-name="P775" text:outline-level="3">B<text:span text:style-name="T833">10</text:span> – <text:span text:style-name="T805">obytná místnost</text:span></text:h>
      <text:p text:style-name="P53">Do místnosti vedou zavřené obyčejné dveře s klikou.</text:p>
      <text:p text:style-name="P107"><text:span text:style-name="T255">V místnosti j</text:span><text:span text:style-name="T256">sou </text:span><text:span text:style-name="T257">d</text:span><text:span text:style-name="T256">vě p</text:span><text:span text:style-name="T254">ostel</text:span><text:span text:style-name="T256">e. </text:span><text:span text:style-name="T257">U každé je noční stolek a truhla.</text:span></text:p>
      <text:list xml:id="list4216377516" text:style-name="L48">
        <text:list-item>
          <text:p text:style-name="P373">Truhla u pravé postele je trochu pootočená.</text:p>
          <text:list>
            <text:list-item>
              <text:p text:style-name="P503">Na zemi je vidět obrys, kde stála původně.</text:p>
            </text:list-item>
          </text:list>
        </text:list-item>
        <text:list-item>
          <text:p text:style-name="P567">Matrace i pokrývky se už dávno rozpadly v prach.</text:p>
          <text:list>
            <text:list-item>
              <text:p text:style-name="P582">Pod pravou postelí jsou zastrkané rozlámané kusy truhly <text:span text:style-name="T1009">(jsou vidět, když se někdo podívá pod postele)</text:span>.</text:p>
            </text:list-item>
          </text:list>
        </text:list-item>
      </text:list>
      <text:p text:style-name="P76"><text:span text:style-name="T895">Pokud budou hráči chtít tuto místnost prohledávat, z</text:span>eptej se <text:span text:style-name="T895">jich</text:span>, <text:span text:style-name="T895">co která postava prohledává</text:span><text:span text:style-name="T612"> (na výběr je levá postel, levá truhla, pravá postel a pravá truhla)</text:span>.</text:p>
      <text:list xml:id="list3419355623" text:style-name="L49">
        <text:list-item>
          <text:p text:style-name="P504"><text:soft-page-break/>Tímto dotazem jim samozřejmě napovíš, že se tu bude <text:span text:style-name="T974">něco</text:span> dít. Nenech je z toho vycouvat – řekli ti, že místnost prohledají, tak na tom trvej.</text:p>
        </text:list-item>
      </text:list>
      <text:p text:style-name="P117"><text:span text:style-name="T591">Truhla u pravé postele není ve skutečnosti truhla, ale</text:span> <text:span text:style-name="T185">mimik</text:span> (karta).</text:p>
      <text:list xml:id="list555137289" text:style-name="L50">
        <text:list-item>
          <text:p text:style-name="P583">Tato truhla není na poklep dutá.</text:p>
        </text:list-item>
      </text:list>
      <text:list xml:id="list2508590955" text:style-name="L51">
        <text:list-item>
          <text:p text:style-name="P584"><text:span text:style-name="T281">Mimik</text:span><text:span text:style-name="T888"> je magická nestvůra, umí na sebe brát podobu různých věcí.</text:span></text:p>
        </text:list-item>
        <text:list-item>
          <text:p text:style-name="P585">Zaútočí, jakmile k tomu bude mít vhodnou příležitost (například když se k „truhle“ některá z postav sehne, aby si ji prohlédla zblízka).</text:p>
          <text:list>
            <text:list-item>
              <text:p text:style-name="P585">Na tento první útok bude mít velkou výhodu (+2) za překvapení.</text:p>
            </text:list-item>
            <text:list-item>
              <text:p text:style-name="P586">Postava také pravděpodobně nebude mít při otevírání truhly v ruce zbraně, takže si bude házet na boj beze zbraně (<text:span text:style-name="T591">zeptej se hráče, co přesně dělá</text:span>).</text:p>
            </text:list-item>
          </text:list>
        </text:list-item>
        <text:list-item>
          <text:p text:style-name="P587">Mimik se může pohybovat, je ale pomalý (zhruba <text:span text:style-name="T889">jako</text:span> chůze), takže je před ním možné snadno utéct.</text:p>
        </text:list-item>
      </text:list>
      <text:p text:style-name="P66"><text:span text:style-name="T890">Truhla u levé postele</text:span> je <text:span text:style-name="T887">obyčejná a</text:span> zamčená.</text:p>
      <text:list xml:id="list4075825219" text:style-name="L52">
        <text:list-item>
          <text:p text:style-name="P588">Zámek je vnitřní.</text:p>
          <text:list>
            <text:list-item>
              <text:p text:style-name="P588">Dá se vypáčit nebo odemknout paklíčem.</text:p>
            </text:list-item>
          </text:list>
        </text:list-item>
      </text:list>
      <text:list xml:id="list3550089880" text:style-name="L53">
        <text:list-item>
          <text:p text:style-name="P589"><text:span text:style-name="T890">Uvnitř je </text:span><text:span text:style-name="T280">elfský meč</text:span><text:span text:style-name="T886"> (karta) (6 zl) a </text:span><text:span text:style-name="T280">elfská dýka</text:span><text:span text:style-name="T886"> (karta) (2 zl).</text:span></text:p>
          <text:list>
            <text:list-item>
              <text:p text:style-name="P590">Obě zbraně mají pochvu (zahrnuta v ceně) a <text:s/>jsou zcela nedotčené rzí.</text:p>
            </text:list-item>
          </text:list>
        </text:list-item>
      </text:list>
      <text:h text:style-name="Heading_20_3" text:outline-level="3"><text:soft-page-break/>B1<text:span text:style-name="T898">1</text:span> –<text:span text:style-name="T641"> zvedací mechanismus mříže v C2</text:span></text:h>
      <text:p text:style-name="P41">Mrtvolný zápach je zde ještě o něco silnější.</text:p>
      <text:p text:style-name="P42">Na konci chodby je rumpál.</text:p>
      <text:list xml:id="list2783903617" text:style-name="L54">
        <text:list-item>
          <text:p text:style-name="P333">Řetězy, <text:span text:style-name="T975">za </text:span>které zřejmě rumpál <text:span text:style-name="T975">tahá</text:span>, vedou dírami dolů do podlahy.</text:p>
        </text:list-item>
        <text:list-item>
          <text:p text:style-name="P334"><text:span text:style-name="T976">Rumpál</text:span> má západku.</text:p>
          <text:list>
            <text:list-item>
              <text:p text:style-name="P591">Když ji <text:span text:style-name="T642">někdo</text:span> <text:span text:style-name="T871">vytáhne, rumpál se roztočí (a mříž C3 o patro níž sjede až k podlaze).</text:span></text:p>
              <text:list>
                <text:list-item>
                  <text:p text:style-name="P591"><text:span text:style-name="T872">Dokud bude západka vytažená, mříž C3</text:span> půjde zvednou silou.</text:p>
                </text:list-item>
              </text:list>
            </text:list-item>
          </text:list>
        </text:list-item>
        <text:list-item>
          <text:p text:style-name="P335">U rumpálu jsou dvě mrtvoly elfů.</text:p>
          <text:list>
            <text:list-item>
              <text:p text:style-name="P335"><text:span text:style-name="T885">Jeden má ruce </text:span>na rumpálu, <text:span text:style-name="T885">jako kdyby se jím snažil do poslední chvíle točit. Druhý leží v chodbě o pár kroků dál.</text:span></text:p>
            </text:list-item>
            <text:list-item>
              <text:p text:style-name="P592"><text:span text:style-name="T279">Oba mají </text:span><text:span text:style-name="T185">otevřená ústa, jako kdyby lapal</text:span><text:span text:style-name="T279">i</text:span><text:span text:style-name="T185"> po dechu.</text:span></text:p>
            </text:list-item>
            <text:list-item>
              <text:p text:style-name="P593"><text:span text:style-name="T36">Oba </text:span><text:span text:style-name="T18">m</text:span><text:span text:style-name="T36">ají</text:span><text:span text:style-name="T18"> prosté cestovní šaty.</text:span></text:p>
            </text:list-item>
            <text:list-item>
              <text:p text:style-name="P336">Jeden má na hrudi <text:span text:style-name="T904">ošklivou popáleninu</text:span>.</text:p>
              <text:list>
                <text:list-item>
                  <text:p text:style-name="P337">Okraje díry v šatech nejsou zčernalé, takže to zřejmě nebyl oheň.</text:p>
                </text:list-item>
              </text:list>
            </text:list-item>
            <text:list-item>
              <text:p text:style-name="P594">Každý z nich má <text:span text:style-name="T903">u pasu dýku (karty) a</text:span> přes rameno toulec.</text:p>
              <text:list>
                <text:list-item>
                  <text:p text:style-name="P594">V jednom jsou 3 šípy, ve druhém 4.</text:p>
                  <text:list>
                    <text:list-item>
                      <text:p text:style-name="P595">Jsou to kvalitní šípy s ocelovým hrotem.</text:p>
                    </text:list-item>
                  </text:list>
                </text:list-item>
              </text:list>
            </text:list-item>
            <text:list-item>
              <text:p text:style-name="P596"><text:soft-page-break/>Jeden z nich má v jednom uchu <text:span text:style-name="T942">stříbrnou</text:span> <text:span text:style-name="T185">náušnici s perlou</text:span> (karta)</text:p>
            </text:list-item>
            <text:list-item>
              <text:p text:style-name="P597">U sebe mají:</text:p>
              <text:list>
                <text:list-item>
                  <text:p text:style-name="P598">Po kapsách dohromady 16 st</text:p>
                </text:list-item>
                <text:list-item>
                  <text:p text:style-name="P599">Dřevěnou flétnu</text:p>
                </text:list-item>
                <text:list-item>
                  <text:p text:style-name="P600">Pytlík s karamelovými bombóny</text:p>
                </text:list-item>
                <text:list-item>
                  <text:p text:style-name="P601">Troud a křesadlo</text:p>
                </text:list-item>
                <text:list-item>
                  <text:p text:style-name="P601"><text:span text:style-name="T940">Lojové svíčky</text:span> na <text:span text:style-name="T940">1</text:span> den svícení</text:p>
                </text:list-item>
              </text:list>
            </text:list-item>
          </text:list>
        </text:list-item>
        <text:list-item>
          <text:p text:style-name="P602"><text:span text:style-name="T293">Na zemi vedle rumpálu stojí</text:span><text:span text:style-name="T943"> </text:span><text:span text:style-name="T293">l</text:span><text:span text:style-name="T185">ucern</text:span><text:span text:style-name="T293">a</text:span><text:span text:style-name="T185"> na svíci</text:span> <text:span text:style-name="T943">(karta </text:span><text:span text:style-name="T293">lucerna</text:span><text:span text:style-name="T943">).</text:span></text:p>
          <text:list>
            <text:list-item>
              <text:p text:style-name="P603">Uvnitř je zcela vyhořelá <text:span text:style-name="T941">lojová</text:span> svíčka</text:p>
            </text:list-item>
          </text:list>
        </text:list-item>
        <text:list-item>
          <text:p text:style-name="P594"><text:span text:style-name="T185">Vedle jsou o zeď opřené dva </text:span><text:span text:style-name="T358">krátké luky</text:span> (karty).</text:p>
        </text:list-item>
        <text:list-item>
          <text:p text:style-name="P338">Na zemi <text:span text:style-name="T939">opodál</text:span> je položený <text:span text:style-name="T358">kotouč lana </text:span><text:span text:style-name="T518">(karta </text:span><text:span text:style-name="T1010">lano</text:span><text:span text:style-name="T518">)</text:span>.</text:p>
          <text:list>
            <text:list-item>
              <text:p text:style-name="P604">Je to <text:span text:style-name="T927">5</text:span> metrů kvalitního lana od provazníka ve městě.</text:p>
            </text:list-item>
          </text:list>
        </text:list-item>
      </text:list>
      <text:h text:style-name="P777" text:outline-level="3">B12 – umývárna</text:h>
      <text:p text:style-name="P47">Do místnosti vedou <text:span text:style-name="T1044">zavřené</text:span> <text:span text:style-name="T897">obyčejné</text:span> dveře s klikou.</text:p>
      <text:list xml:id="list134760840192960" text:continue-list="list713506580" text:style-name="L29">
        <text:list-item>
          <text:p text:style-name="P315">Je na nich symbol ve tvaru <text:span text:style-name="T1039">mísy</text:span>.</text:p>
        </text:list-item>
      </text:list>
      <text:p text:style-name="P35">V místnosti je stolek s umývadlem, vedle něj vědro na vodu.</text:p>
      <text:list xml:id="list2988874488" text:style-name="L55">
        <text:list-item>
          <text:p text:style-name="P606"><text:span text:style-name="T185">Ze zdi </text:span><text:span text:style-name="T258">čouhá</text:span><text:span text:style-name="T185"> </text:span><text:span text:style-name="T258">měděná</text:span><text:span text:style-name="T185"> trubka s páčkou.</text:span></text:p>
          <text:list>
            <text:list-item>
              <text:p text:style-name="P605"><text:span text:style-name="T478">Po otočení páčkou z trubky teče voda</text:span><text:span text:style-name="T479">.</text:span></text:p>
            </text:list-item>
          </text:list>
        </text:list-item>
      </text:list>
      <text:h text:style-name="P778" text:outline-level="3"><text:soft-page-break/>B1<text:span text:style-name="T899">3</text:span> – <text:span text:style-name="T806">komnata pána tvrze</text:span></text:h>
      <text:p text:style-name="P49">Do místnosti vedou <text:span text:style-name="T1044">zavřené</text:span> <text:span text:style-name="T897">obyčejné</text:span> dveře s klikou.</text:p>
      <text:p text:style-name="P82"><text:span text:style-name="Emphasis"><text:span text:style-name="T912">V místnosti je:</text:span></text:span></text:p>
      <text:list xml:id="list4024702660" text:style-name="L56">
        <text:list-item>
          <text:p text:style-name="P608"><text:span text:style-name="Emphasis"><text:span text:style-name="T912">Postel</text:span></text:span></text:p>
        </text:list-item>
      </text:list>
      <text:p text:style-name="P120"><text:span text:style-name="Emphasis"><text:span text:style-name="T548">TODO: vrstva prachu</text:span></text:span></text:p>
      <text:list xml:id="list134759130587170" text:continue-numbering="true" text:style-name="L56">
        <text:list-item>
          <text:list>
            <text:list-item>
              <text:p text:style-name="P609"><text:span text:style-name="Emphasis"><text:span text:style-name="T519">Velká a s vyřezávaným čelem.</text:span></text:span></text:p>
            </text:list-item>
          </text:list>
        </text:list-item>
        <text:list-item>
          <text:p text:style-name="P610"><text:span text:style-name="Emphasis"><text:span text:style-name="T977">Skříň </text:span></text:span><text:span text:style-name="Emphasis"><text:span text:style-name="T520">(prázdná)</text:span></text:span></text:p>
        </text:list-item>
        <text:list-item>
          <text:p text:style-name="P610"><text:span text:style-name="Emphasis"><text:span text:style-name="T914">Velký psací stůl s dřevěnou židlí</text:span></text:span></text:p>
          <text:list>
            <text:list-item>
              <text:p text:style-name="P611"><text:span text:style-name="Emphasis"><text:span text:style-name="T977">Má velký šuplík</text:span></text:span></text:p>
              <text:list>
                <text:list-item>
                  <text:p text:style-name="P611"><text:span text:style-name="Emphasis"><text:span text:style-name="T491">Uvnitř je:</text:span></text:span></text:p>
                  <text:list>
                    <text:list-item>
                      <text:p text:style-name="P612"><text:span text:style-name="Emphasis"><text:span text:style-name="T488">Dopis o přidělení nehmotného strážce (rekvizita </text:span></text:span><text:span text:style-name="Emphasis"><text:span text:style-name="T571">B13-r1</text:span></text:span><text:span text:style-name="Emphasis"><text:span text:style-name="T488">).</text:span></text:span></text:p>
                    </text:list-item>
                    <text:list-item>
                      <text:p text:style-name="P613"><text:span text:style-name="Emphasis"><text:span text:style-name="T489">Dopis o převelení sochařského mistra do této tvrze </text:span></text:span><text:span text:style-name="Emphasis"><text:span text:style-name="T488">(rekvizita </text:span></text:span><text:span text:style-name="Emphasis"><text:span text:style-name="T571">B13-r</text:span></text:span><text:span text:style-name="Emphasis"><text:span text:style-name="T572">2</text:span></text:span><text:span text:style-name="Emphasis"><text:span text:style-name="T488">).</text:span></text:span></text:p>
                    </text:list-item>
                    <text:list-item>
                      <text:p text:style-name="P614"><text:span text:style-name="Emphasis"><text:span text:style-name="T490">Rozkaz k opuštění tvrze</text:span></text:span><text:span text:style-name="Emphasis"><text:span text:style-name="T489"> </text:span></text:span><text:span text:style-name="Emphasis"><text:span text:style-name="T488">(rekvizita </text:span></text:span><text:span text:style-name="Emphasis"><text:span text:style-name="T571">B13-r</text:span></text:span><text:span text:style-name="Emphasis"><text:span text:style-name="T573">3</text:span></text:span><text:span text:style-name="Emphasis"><text:span text:style-name="T488">)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><text:span text:style-name="Emphasis"><text:span text:style-name="T640">Na stěně naproti vchodu je nápis ve staroelfštině:</text:span></text:span></text:p>
      <text:list xml:id="list1952027182" text:style-name="L57">
        <text:list-item>
          <text:list>
            <text:list-item>
              <text:list>
                <text:list-header>
                  <text:p text:style-name="P758"><text:span text:style-name="T344">„Klaním se před Tebou, Belerone, </text:span><text:span text:style-name="T345">jenž jsi </text:span><text:span text:style-name="T346">pro nás vzorem</text:span><text:span text:style-name="T344"> cti, spravedlnosti a věrnosti“.</text:span></text:p>
                </text:list-header>
              </text:list>
            </text:list-item>
          </text:list>
        </text:list-item>
      </text:list>
      <text:p text:style-name="P108">V severní stěně místnosti jsou tajné dveře.</text:p>
      <text:list xml:id="list4119231083" text:style-name="L58">
        <text:list-item>
          <text:p text:style-name="P621"><text:span text:style-name="T854">(</text:span><text:span text:style-name="T843">N</text:span><text:span text:style-name="T842">ápis (modlitba k Beleronovi) tedy ve skutečnosti </text:span><text:span text:style-name="T850">není na stěně, ale</text:span><text:span text:style-name="T842"> na tajných dveřích.</text:span><text:span text:style-name="T854">)</text:span></text:p>
        </text:list-item>
        <text:list-item>
          <text:p text:style-name="P518"><text:soft-page-break/><text:span text:style-name="T843">Když postavy prohledají tuto místnost </text:span><text:span text:style-name="T849">nebo přímo severní stěnu</text:span><text:span text:style-name="T843">, najdou spáru ve tvaru dveří.</text:span></text:p>
          <text:list>
            <text:list-item>
              <text:p text:style-name="P622"><text:span text:style-name="T843">S</text:span><text:span text:style-name="T842">těna zde na poklepání zní dutě, ale ne moc výrazně – je to zřejmě poměrně silná deska.</text:span></text:p>
            </text:list-item>
          </text:list>
        </text:list-item>
        <text:list-item>
          <text:p text:style-name="P623"><text:span text:style-name="T843">D</text:span><text:span text:style-name="T842">veře se otevírají tím, že na ně někdo zatlačí.</text:span></text:p>
          <text:list>
            <text:list-item>
              <text:p text:style-name="P624">Po otevření se začnou samy pomalu zavírat.</text:p>
              <text:list>
                <text:list-item>
                  <text:p text:style-name="P624">Z druhé strany mají madlo, takže je lze i odtamtud otevřít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843">K těmto </text:span><text:span text:style-name="T851">tajným</text:span><text:span text:style-name="T843"> dveřím není </text:span><text:span text:style-name="T844">nikde žádná nápověda, </text:span><text:span text:style-name="T846">ale</text:span><text:span text:style-name="T844"> po prozkoumání celého zbytku podzemí si hráči téměř určitě všimnou, že jim </text:span><text:span text:style-name="T852">v prostředním patře věže</text:span><text:span text:style-name="T844"> na mapě zbývá prázdné místo</text:span><text:span text:style-name="T847">.</text:span><text:span text:style-name="T844"><text:line-break/><text:tab/></text:span><text:span text:style-name="T845">Kdyby se k tomu </text:span><text:span text:style-name="T853">přesto</text:span><text:span text:style-name="T845"> neměli, tak jim připomeň, že stále mají silný nutkavý pocit něco nalézt, kvůli kterému sem přišli. </text:span><text:span text:style-name="T848">Dodej také,</text:span><text:span text:style-name="T847"> že cítí, že jsou opravdu blízko (nepoznají ale směr ani přesnou vzdálenost)</text:span><text:span text:style-name="T845">. </text:span><text:span text:style-name="T847">Přinejhorším mohou prohledat úplně celé podzemí – zabere jim to sice pár dní, ale času mají dost.</text:span></text:p>
      <text:h text:style-name="Heading_20_3" text:outline-level="3"><text:span text:style-name="T643">B14 – svatyně</text:span> <text:span text:style-name="T643">boha Belerona</text:span></text:h>
      <text:p text:style-name="P44"><text:span text:style-name="T644">V místnosti je tlumené světlo. </text:span>Uprostřed na <text:span text:style-name="T921">žulovém</text:span> podstavci <text:span text:style-name="T645">klečí mramorová</text:span> socha bojovníka s čelem opřeným o jílec meče, <text:span text:style-name="T664">na krku má zavěšený amulet ve tvaru štítu</text:span><text:span text:style-name="T366"> (karta </text:span><text:span text:style-name="T1011">elfský amulet</text:span><text:span text:style-name="T366">)</text:span>. <text:span text:style-name="T646">Na stěnách je zářící stříbrnou linií vyobrazeno pět postav.</text:span></text:p>
      <text:list xml:id="list1847726343" text:style-name="L59">
        <text:list-item>
          <text:p text:style-name="P283"><text:span text:style-name="T565">Když </text:span><text:span text:style-name="T575">se</text:span><text:span text:style-name="T565"> do </text:span><text:span text:style-name="T566">svatyně</text:span><text:span text:style-name="T565"> někdo </text:span><text:span text:style-name="T575">pokusí</text:span><text:span text:style-name="T565"> vstoup</text:span><text:span text:style-name="T575">it</text:span><text:span text:style-name="T565">, přivolá to </text:span><text:span text:style-name="T567">z hradeb pevnosti</text:span><text:span text:style-name="T565"> přízrak</text:span><text:span text:style-name="T358"> </text:span><text:span text:style-name="T365">(viz A</text:span><text:span text:style-name="T458">3</text:span><text:span text:style-name="T365">)</text:span><text:span text:style-name="T576">, </text:span><text:span text:style-name="T577">který mu zastoupí cestu</text:span><text:span text:style-name="T591">.</text:span></text:p>
          <text:list>
            <text:list-item>
              <text:p text:style-name="P270">Přízrak se sem teleportuje, takže se objeví okamžitě.</text:p>
              <text:list>
                <text:list-item>
                  <text:p text:style-name="P270"><text:soft-page-break/><text:span text:style-name="T656">Pokud má alespoň jedna z postav na krku </text:span><text:span text:style-name="T194">Beleronův amulet</text:span><text:span text:style-name="T656">, přízrak řekne: </text:span><text:span text:style-name="T185">„</text:span><text:span text:style-name="T192">Vítej, služebníku Beleronův</text:span><text:span text:style-name="T185">“</text:span>,<text:span text:style-name="T657"> nechá postavy vejít a zmizí.</text:span></text:p>
                </text:list-item>
                <text:list-item>
                  <text:p text:style-name="P270"><text:span text:style-name="T657">V opačném případě řekne: </text:span><text:span text:style-name="T193">„Do svatyně mohou vstoupit jen služebníci </text:span><text:span text:style-name="T296">našeho pána</text:span><text:span text:style-name="T193"> Belerona“, </text:span><text:span text:style-name="T647">zastoupí jim cestu, zaujme bojový postoj a namíří na ně hrot svého přízračného kopí.</text:span></text:p>
                  <text:list>
                    <text:list-item>
                      <text:p text:style-name="P271">Nic dalšího neřekne, ani když na něj postavy budou mluvit staroeflsky.</text:p>
                      <text:list>
                        <text:list-item>
                          <text:p text:style-name="P271"><text:span text:style-name="T922">J</text:span>ediná možnost, jak s ním komunikovat, je použít kouzl<text:span text:style-name="T663">o</text:span> <text:span text:style-name="T292">p</text:span><text:span text:style-name="T185">řenos myšlenek </text:span><text:span text:style-name="T978">(viz dále).</text:span></text:p>
                        </text:list-item>
                      </text:list>
                    </text:list-item>
                    <text:list-item>
                      <text:p text:style-name="P272">Pokud se <text:span text:style-name="T979">postavy</text:span>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4">Jak mohou </text:span><text:span text:style-name="T105">postavy</text:span><text:span text:style-name="T4"> dosáhnout toho, aby je přízrak pustil do </text:span><text:span text:style-name="T104">svatyně</text:span><text:span text:style-name="T4">:</text:span></text:p>
      <text:list xml:id="list2021793116" text:style-name="L60">
        <text:list-item>
          <text:p text:style-name="P284">Použít kouzlo <text:span text:style-name="T292">p</text:span><text:span text:style-name="T185">řenos myšlenek</text:span> a promluvit si s ním.</text:p>
          <text:list>
            <text:list-item>
              <text:p text:style-name="P285"><text:span text:style-name="T919">Nechá se přemluvit čímkoliv</text:span> alespoň trochu uvěřiteln<text:span text:style-name="T918">ým</text:span> – třeba že ho volá velitel pevnosti.</text:p>
            </text:list-item>
          </text:list>
        </text:list-item>
        <text:list-item>
          <text:p text:style-name="P286">Mít na krku <text:span text:style-name="T185">Beleronův amulet</text:span>.</text:p>
        </text:list-item>
        <text:list-item>
          <text:p text:style-name="P287">„<text:span text:style-name="T659">Odeklít“ přízrak zničením amuletu ve tvaru štítu, který má socha uprostřed svatyně kolem krku.</text:span></text:p>
        </text:list-item>
      </text:list>
      <text:list xml:id="list134761042497626" text:continue-list="list1847726343" text:style-name="L59">
        <text:list-item>
          <text:list>
            <text:list-item>
              <text:p text:style-name="P273">Tento amulet obsahuje esenci <text:span text:style-name="T923">přízraku</text:span>. Když ho někdo rozbije, strážce zmizí.</text:p>
            </text:list-item>
          </text:list>
        </text:list-item>
      </text:list>
      <text:list xml:id="list134760174383032" text:continue-list="list2021793116" text:style-name="L60">
        <text:list-item>
          <text:list>
            <text:list-item>
              <text:p text:style-name="P288"><text:soft-page-break/>Amulet <text:span text:style-name="T661">mohou postavy</text:span> <text:span text:style-name="T660">z krku sochy například</text:span> sundat nějakou tyčí <text:span text:style-name="T662">(přízrak tyč nemůže chytit, protože je nehmotný), nebo prostě amulet sebrat a utéct</text:span>.</text:p>
              <text:list>
                <text:list-item>
                  <text:p text:style-name="P289">Vběhnout do místnost, sundat amulet a vyběhnout ven zabere tři kola (po která bude na postavu přízrak útočit).</text:p>
                </text:list-item>
              </text:list>
            </text:list-item>
          </text:list>
        </text:list-item>
        <text:list-item>
          <text:p text:style-name="P626"><text:span text:style-name="T118">Mohou jej také zabít</text:span><text:span text:style-name="T4">, ale jen pokud mají výbavu z jiných </text:span><text:span text:style-name="T118">dobrodružství – bez duševních kouzel nebo magických zbraní mu nemají jak ublížit (viz kapitola </text:span><text:span text:style-name="T120">Boj s nehmotným protivníkem</text:span><text:span text:style-name="T129"> v příručce </text:span><text:span text:style-name="T120">Dakara: dungeoncrawl</text:span><text:span text:style-name="T129">)</text:span><text:span text:style-name="T4">.</text:span></text:p>
          <text:list>
            <text:list-item>
              <text:p text:style-name="P627"><text:span text:style-name="T717">J</text:span>e nehmotný.</text:p>
            </text:list-item>
            <text:list-item>
              <text:p text:style-name="P628">Způsobuje duševní zranění. </text:p>
              <text:list>
                <text:list-item>
                  <text:p text:style-name="P629"><text:span text:style-name="T980">Pokud způsobí</text:span> vážné zranění, <text:span text:style-name="T980">zasažený bude mít </text:span>dočasn<text:span text:style-name="T980">ou</text:span> ztrát<text:span text:style-name="T981">u</text:span> paměti <text:span text:style-name="T981">(vyléčí se vydatným odpočinkem).</text:span></text:p>
                </text:list-item>
              </text:list>
            </text:list-item>
            <text:list-item>
              <text:p text:style-name="P630">Pokud nikdo vyřazené nebo zmatené (ztrátou paměti) postavy <text:span text:style-name="T982">okamžitě</text:span> nevytáhne ze svatyně, přízrak je dorazí.</text:p>
            </text:list-item>
            <text:list-item>
              <text:p text:style-name="P375"><text:span text:style-name="T46">Je pomalý</text:span><text:span text:style-name="T45">, dá se mu snadno utéct.</text:span></text:p>
            </text:list-item>
          </text:list>
        </text:list-item>
      </text:list>
      <text:p text:style-name="P56"><text:span text:style-name="T103">P</text:span><text:span text:style-name="T4">rohledání místnosti</text:span><text:span text:style-name="T44"> (poté, co si postavy nějak poradí s přízrakem):</text:span></text:p>
      <text:list xml:id="list134760908688149" text:continue-list="list134761042497626" text:style-name="L59">
        <text:list-item>
          <text:p text:style-name="P511">Meč, který socha drží, je kamenný, pro postavy nepoužitelný.</text:p>
        </text:list-item>
        <text:list-item>
          <text:p text:style-name="P376">Na podstavci pod sochou je napsáno:</text:p>
          <text:list>
            <text:list-header>
              <text:p text:style-name="P377"><text:soft-page-break/>„Jen ten, kdo se skloní před všemi bohy <text:span text:style-name="T917">Řádu</text:span>, je hoden daru našeho pána Belerona.“</text:p>
            </text:list-header>
          </text:list>
        </text:list-item>
        <text:list-item>
          <text:p text:style-name="P339">Obrazy na stěnách jsou:</text:p>
          <text:list>
            <text:list-item>
              <text:p text:style-name="P436"><text:span text:style-name="Emphasis"><text:span text:style-name="T495">Postarší </text:span></text:span><text:span text:style-name="Emphasis"><text:span text:style-name="T500">elfka</text:span></text:span><text:span text:style-name="Emphasis"><text:span text:style-name="T495"> s č</text:span></text:span><text:span text:style-name="Emphasis"><text:span text:style-name="T358">elenk</text:span></text:span><text:span text:style-name="Emphasis"><text:span text:style-name="T495">ou</text:span></text:span><text:span text:style-name="Emphasis"><text:span text:style-name="T358"> z hvězd, </text:span></text:span><text:span text:style-name="Emphasis"><text:span text:style-name="T497">holí</text:span></text:span><text:span text:style-name="Emphasis"><text:span text:style-name="T358"> a otevřen</text:span></text:span><text:span text:style-name="Emphasis"><text:span text:style-name="T495">ou</text:span></text:span><text:span text:style-name="Emphasis"><text:span text:style-name="T358"> knih</text:span></text:span><text:span text:style-name="Emphasis"><text:span text:style-name="T495">ou.</text:span></text:span></text:p>
            </text:list-item>
            <text:list-item>
              <text:p text:style-name="P437"><text:span text:style-name="Emphasis"><text:span text:style-name="T499">Trpaslík </text:span></text:span><text:span text:style-name="Emphasis"><text:span text:style-name="T503">v kovářské zástěře</text:span></text:span><text:span text:style-name="Emphasis"><text:span text:style-name="T498"> s kladivem v jedné ruce a měšcem ve druhé.</text:span></text:span></text:p>
            </text:list-item>
            <text:list-item>
              <text:p text:style-name="P340"><text:span text:style-name="Emphasis"><text:span text:style-name="T495">Bojovník ve zbroji v</text:span></text:span><text:span text:style-name="T358"> </text:span><text:span text:style-name="T496">p</text:span><text:span text:style-name="T358">oklek</text:span><text:span text:style-name="T496">u</text:span><text:span text:style-name="T358"> s čelem opřeným o jílec meče.</text:span></text:p>
            </text:list-item>
            <text:list-item>
              <text:p text:style-name="P341"><text:span text:style-name="T358">Trpaslice s kusem horského křišťálu v jedné ruce a </text:span><text:span text:style-name="T502">dýmající zkumavkou</text:span><text:span text:style-name="T358"> ve druhé.</text:span></text:p>
            </text:list-item>
            <text:list-item>
              <text:p text:style-name="P625"><text:span text:style-name="T62">N</text:span><text:span text:style-name="T63">ahá </text:span><text:span text:style-name="T64">mladá</text:span><text:span text:style-name="T63"> </text:span><text:span text:style-name="T65">elfka</text:span><text:span text:style-name="T63"> s dlouhým lukem </text:span><text:span text:style-name="T62">sedící</text:span><text:span text:style-name="T63"> na zádech majestátního jelena.</text:span></text:p>
            </text:list-item>
          </text:list>
        </text:list-item>
        <text:list-item>
          <text:p text:style-name="P631"><text:span text:style-name="T63">O</text:span><text:span text:style-name="T44">brazy na dotek brní (jsou magické). Nejdou připoutat.</text:span></text:p>
        </text:list-item>
      </text:list>
      <text:p text:style-name="P57">Interakce <text:span text:style-name="T658">s obrazy</text:span></text:p>
      <text:p text:style-name="P60">Pokaždé, když někdo vysloví správnou formuli u správného obrazu, tento obraz se rozsvítí jasněji.</text:p>
      <text:list xml:id="list134761132323188" text:continue-list="list1952027182" text:style-name="L57">
        <text:list-item>
          <text:p text:style-name="P257">Správné formule jsou:</text:p>
          <text:list>
            <text:list-item>
              <text:p text:style-name="P258">U obrazu <text:span text:style-name="T916">postarší ženy</text:span> s čelenkou z hvězd, <text:span text:style-name="T916">holí a otevřenou knihou</text:span>:</text:p>
              <text:list>
                <text:list-header>
                  <text:p text:style-name="P615"><text:span text:style-name="Emphasis"><text:span text:style-name="T607">„Klaním se před Tebou, Astro, stvořitelko hvězd, strážkyně moudrosti věků a tajemných umění.“</text:span></text:span></text:p>
                </text:list-header>
              </text:list>
            </text:list-item>
            <text:list-item>
              <text:p text:style-name="P616"><text:span text:style-name="Emphasis"><text:span text:style-name="T499">U obrazu trpaslíka</text:span></text:span><text:span text:style-name="Emphasis"><text:span text:style-name="T498"> v kovářské zástěře s kladivem a měšcem:</text:span></text:span></text:p>
              <text:list>
                <text:list-header>
                  <text:p text:style-name="P616"><text:soft-page-break/><text:span text:style-name="Emphasis"><text:span text:style-name="T291">„Klaním se před tebou, Nirvi, pane obchodu a řemesel.“</text:span></text:span></text:p>
                </text:list-header>
              </text:list>
            </text:list-item>
            <text:list-item>
              <text:p text:style-name="P617"><text:span text:style-name="Emphasis"><text:span text:style-name="T363">U obrazu bojovníka v pokleku s čelem opřeným o jílec meče:</text:span></text:span></text:p>
              <text:list>
                <text:list-header>
                  <text:p text:style-name="P617"><text:span text:style-name="T344">„Klaním se před Tebou, Belerone, </text:span><text:span text:style-name="T345">jenž jsi </text:span><text:span text:style-name="T346">pro nás vzorem</text:span><text:span text:style-name="T344"> cti, spravedlnosti a věrnosti“.</text:span></text:p>
                </text:list-header>
              </text:list>
            </text:list-item>
            <text:list-item>
              <text:p text:style-name="P618"><text:span text:style-name="T585">U </text:span><text:span text:style-name="T586">obrazu </text:span><text:span text:style-name="T588">trpaslice</text:span><text:span text:style-name="T586"> </text:span><text:span text:style-name="T587">s </text:span><text:span text:style-name="T590">horským křišťálem</text:span><text:span text:style-name="T587"> a </text:span><text:span text:style-name="T589">dýmající zkumavkou</text:span><text:span text:style-name="T587">:</text:span></text:p>
              <text:list>
                <text:list-header>
                  <text:p text:style-name="P617"><text:span text:style-name="T11">„Klaním se před Tebou, </text:span><text:span text:style-name="T12">Miro. Tobě vděčíme za bohatství </text:span><text:span text:style-name="T13">z</text:span><text:span text:style-name="T12"> hlubin země</text:span><text:span text:style-name="T11">.</text:span></text:p>
                </text:list-header>
              </text:list>
            </text:list-item>
            <text:list-item>
              <text:p text:style-name="P619"><text:span text:style-name="Emphasis"><text:span text:style-name="T361">U obrazu nahé </text:span></text:span><text:span text:style-name="Emphasis"><text:span text:style-name="T362">mladé</text:span></text:span><text:span text:style-name="Emphasis"><text:span text:style-name="T361"> </text:span></text:span><text:span text:style-name="Emphasis"><text:span text:style-name="T501">elfky</text:span></text:span><text:span text:style-name="Emphasis"><text:span text:style-name="T362"> </text:span></text:span><text:span text:style-name="Emphasis"><text:span text:style-name="T63">s lukem </text:span></text:span><text:span text:style-name="Emphasis"><text:span text:style-name="T66">jedoucí na jelenovi</text:span></text:span><text:span text:style-name="Emphasis"><text:span text:style-name="T63">:</text:span></text:span></text:p>
              <text:list>
                <text:list-header>
                  <text:p text:style-name="P438"><text:span text:style-name="Emphasis"><text:span text:style-name="T102">„Klaním se před Tebou, Raio, paní divočiny. Tobě vděčíme za léčivé dary lesa.“</text:span></text:span></text:p>
                </text:list-header>
              </text:list>
            </text:list-item>
          </text:list>
        </text:list-item>
        <text:list-item>
          <text:p text:style-name="P278">Pokud někdo obejde všech pět obrazů a u každého z nich nahlas řekne správnou formuli, v místnosti se jasně zableskne a na jílci meče sochy uprostřed místnosti se objeví jasně zářící krystal.</text:p>
          <text:list>
            <text:list-item>
              <text:p text:style-name="P259">Na pořadí, v jakém budou formule vysloveny, nezáleží.</text:p>
            </text:list-item>
            <text:list-item>
              <text:p text:style-name="P260"><text:span text:style-name="T924">Nezáleží ani na tom</text:span>, v jakém jazyce jsou vysloveny.</text:p>
            </text:list-item>
            <text:list-item>
              <text:p text:style-name="P274">Všechny formule musí vyslovit jedna osoba.</text:p>
            </text:list-item>
            <text:list-item>
              <text:p text:style-name="P275">Kvůli tomuto krystalu sem postavy přišly.</text:p>
              <text:list>
                <text:list-item>
                  <text:p text:style-name="P276"><text:span text:style-name="T925">Každý</text:span>, kdo se ho dotkn<text:span text:style-name="T925">e</text:span>, pocítí náhlý příliv síly. Je to elektrizující, úžasný pocit.</text:p>
                  <text:list>
                    <text:list-item>
                      <text:p text:style-name="P439"><text:soft-page-break/><text:span text:style-name="T92">Postava tím získá 1 bod zkušenosti. Pokud to stačí na novou úroveň, </text:span><text:span text:style-name="T97">což určitě stačí, pokud </text:span><text:span text:style-name="T99">je</text:span><text:span text:style-name="T98"> </text:span><text:span text:style-name="T97">tohle </text:span><text:span text:style-name="T98">je jej</text:span><text:span text:style-name="T99">í</text:span><text:span text:style-name="T97"> první dobrodružství</text:span><text:span text:style-name="T92">, tak tím </text:span><text:span text:style-name="T100">rovnou</text:span><text:span text:style-name="T92"> </text:span><text:span text:style-name="T101">postoupí</text:span><text:span text:style-name="T92"> (viz kapitola </text:span><text:span text:style-name="T94">P</text:span><text:span text:style-name="T95">os</text:span><text:span text:style-name="T94">tup na vyšší úroveň</text:span><text:span text:style-name="T93"> v příručce </text:span><text:span text:style-name="T94">Dakara: dungeoncrawl</text:span><text:span text:style-name="T92">).</text:span></text:p>
                    </text:list-item>
                    <text:list-item>
                      <text:p text:style-name="P440"><text:span text:style-name="T96">Po d</text:span><text:span text:style-name="T92">otyk</text:span><text:span text:style-name="T96">u</text:span><text:span text:style-name="T92"> krystalu také zmizí pocit, že sem postavu něco táhne.</text:span></text:p>
                    </text:list-item>
                  </text:list>
                </text:list-item>
                <text:list-item>
                  <text:p text:style-name="P277">Pro každou postavu bude krystal účinkovat jen jednou.</text:p>
                </text:list-item>
                <text:list-item>
                  <text:p text:style-name="P620"><text:span text:style-name="T77">Dobrodružství </text:span><text:span text:style-name="T79">zde</text:span><text:span text:style-name="T77"> nutně nekončí, hráči mohou ještě chtít prozkoumat zbytek podzemí. </text:span><text:span text:style-name="T76">Pokud už tu ale nic zajímavého k prozkoumání není, tak jim to řekni, nenech je marně hledat.</text:span></text:p>
                  <text:list>
                    <text:list-item>
                      <text:p text:style-name="P632"><text:span text:style-name="T78">Až</text:span><text:span text:style-name="T75"> se hráči rozhodnou podzemí opustit, přejdi ke kapitole </text:span><text:span text:style-name="T90">Konec dobrodružství</text:span><text:span text:style-name="T75"> na konci této příručky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779" text:outline-level="3"><text:span text:style-name="T5">C</text:span><text:span text:style-name="T4">1 – </text:span><text:span text:style-name="T112">ústí chodby</text:span><text:span text:style-name="T4"> do studny</text:span></text:h>
      <text:p text:style-name="P21"><text:span text:style-name="T174">D</text:span><text:span text:style-name="T4">o stěny studny ústí </text:span><text:span text:style-name="T173">chodba</text:span><text:span text:style-name="T110">.</text:span></text:p>
      <text:list xml:id="list391645709" text:style-name="L61">
        <text:list-item>
          <text:p text:style-name="P280">Studna pokračuje ještě asi dalších 5 metrů do hloubky.</text:p>
          <text:list>
            <text:list-item>
              <text:p text:style-name="P342"><text:span text:style-name="T113">Pavučiny jsou tam nepoškozené,</text:span><text:span text:style-name="T4"> </text:span><text:span text:style-name="T113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633"><text:soft-page-break/><text:span text:style-name="T48">Husté pavučiny </text:span><text:span text:style-name="T50">potrhané u země tažením velkého předmětu jsou</text:span><text:span text:style-name="T48"> v celé chodbě až do C</text:span><text:span text:style-name="T49">4</text:span><text:span text:style-name="T48">.</text:span></text:p>
          <text:list>
            <text:list-item>
              <text:p text:style-name="P634"><text:span text:style-name="T47">I </text:span><text:span text:style-name="T44">v těchto pavučinách jsou malí pavouci různých velikostí, kteří pro postavy nejsou nebezpeční.</text:span></text:p>
            </text:list-item>
          </text:list>
        </text:list-item>
      </text:list>
      <text:h text:style-name="P780" text:outline-level="3"><text:span text:style-name="T111">C</text:span><text:span text:style-name="T142">2</text:span><text:span text:style-name="T4"> – </text:span><text:span text:style-name="T112">chodba </text:span><text:span text:style-name="T142">s pavučinami</text:span></text:h>
      <text:p text:style-name="P96"><text:span text:style-name="T21">C</text:span><text:span text:style-name="T18">hodba je protkána závěji hustých, silných pavučin. U země je v nich ale díra, jako kdyby tudy někdo nedávno vlekl nějaký těžký předmět.</text:span></text:p>
      <text:list xml:id="list3213579533" text:style-name="L62">
        <text:list-item>
          <text:p text:style-name="P635"><text:span text:style-name="T44">Díra v pavučinách vede od ústí </text:span><text:span text:style-name="T51">chodby</text:span><text:span text:style-name="T44"> do studny (C1) do místnosti s pavouky (C</text:span><text:span text:style-name="T52">4</text:span><text:span text:style-name="T44">).</text:span></text:p>
        </text:list-item>
        <text:list-item>
          <text:p text:style-name="P636"><text:span text:style-name="T44">Pavučiny ne</text:span><text:span text:style-name="T114">jsou tak pevné, aby se jimi </text:span><text:span text:style-name="T145">postavy</text:span><text:span text:style-name="T114"> nedokázal</text:span><text:span text:style-name="T145">y</text:span><text:span text:style-name="T114"> prodrat, ale </text:span><text:span text:style-name="T145">rozhodně to nebude příjemný zážitek </text:span><text:span text:style-name="T146">a postup to výrazně zpomalí</text:span><text:span text:style-name="T114">.</text:span></text:p>
        </text:list-item>
      </text:list>
      <text:h text:style-name="P781" text:outline-level="3">C<text:span text:style-name="T735">3</text:span> – mříž</text:h>
      <text:p text:style-name="P112"><text:span text:style-name="T19">C</text:span><text:span text:style-name="T20">hodbu přehrazuje masivní zarezlá mříž.</text:span></text:p>
      <text:list xml:id="list1301339574" text:style-name="L63">
        <text:list-item>
          <text:list>
            <text:list-item>
              <text:p text:style-name="P637"><text:span text:style-name="T70">Pokud postavy přišly z jihu </text:span><text:span text:style-name="T71">(tedy studnou z nádvoří pevnosti)</text:span><text:span text:style-name="T70">:</text:span></text:p>
              <text:list>
                <text:list-item>
                  <text:p text:style-name="P637"><text:span text:style-name="T20">Za mříží je</text:span><text:span text:style-name="T19"> mnohem méně pavučin.</text:span></text:p>
                </text:list-item>
              </text:list>
            </text:list-item>
            <text:list-item>
              <text:p text:style-name="P637"><text:span text:style-name="T72">P</text:span><text:span text:style-name="T70">okud postavy přišly ze severu </text:span><text:span text:style-name="T71">(tedy po schodech z prvního podzemního patra)</text:span><text:span text:style-name="T70">:</text:span></text:p>
              <text:list>
                <text:list-item>
                  <text:p text:style-name="P637"><text:span text:style-name="T34">Chodba za</text:span><text:span text:style-name="T33"> mříží je </text:span><text:span text:style-name="T34">plná nepřirozeně velkých a silných pavučin</text:span><text:span text:style-name="T33">.</text:span></text:p>
                </text:list-item>
              </text:list>
            </text:list-item>
          </text:list>
        </text:list-item>
      </text:list>
      <text:list xml:id="list724910005" text:style-name="L64">
        <text:list-item>
          <text:p text:style-name="P281"><text:soft-page-break/><text:span text:style-name="T983">Mříž j</text:span>e zasazená do svislých drážek vytesaných do skalní stěny. Je částečně zvednutá, zřejmě je ji tedy možné vytáhnout nahoru.</text:p>
          <text:list>
            <text:list-item>
              <text:p text:style-name="P261"><text:span text:style-name="T670">Víc se ovšem z</text:span>vednout nedá.</text:p>
              <text:list>
                <text:list-item>
                  <text:p text:style-name="P262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290"><text:span text:style-name="T203">D</text:span><text:span text:style-name="T185">á se pod ní </text:span><text:span text:style-name="T200">velmi těsně</text:span><text:span text:style-name="T185"> protáhnout. Na spodní straně má </text:span><text:span text:style-name="T201">ovšem</text:span><text:span text:style-name="T185"> ostr</text:span><text:span text:style-name="T202">é</text:span><text:span text:style-name="T185"> bodce a z</text:span><text:span text:style-name="T204">řejmě </text:span><text:span text:style-name="T205">je</text:span><text:span text:style-name="T185"> pekelně těžká. </text:span><text:span text:style-name="T206">Kdyby na někoho spadla, bude s ním nepochybně konec.</text:span></text:p>
          <text:list>
            <text:list-item>
              <text:p text:style-name="P263"><text:span text:style-name="T4">Komentář o bodcích je jen na postrašení, mříž </text:span><text:span text:style-name="T670">se</text:span><text:span text:style-name="T4"> ani nehne.</text:span></text:p>
            </text:list-item>
          </text:list>
        </text:list-item>
      </text:list>
      <text:list xml:id="list3820164347" text:style-name="L65">
        <text:list-item>
          <text:p text:style-name="P638"><text:span text:style-name="T122">Pokud postavy </text:span><text:span text:style-name="T123">začnou podlézat mříž a</text:span><text:span text:style-name="T122"> ne</text:span><text:span text:style-name="T124">vyčisti</text:span><text:span text:style-name="T122">ly místnost C</text:span><text:span text:style-name="T125">4</text:span><text:span text:style-name="T122">, </text:span><text:span text:style-name="T126">přijd</text:span><text:span text:style-name="T128">e</text:span><text:span text:style-name="T122"> odtamtud obří pavou</text:span><text:span text:style-name="T128">k</text:span><text:span text:style-name="T122"> a napadn</text:span><text:span text:style-name="T128">e</text:span><text:span text:style-name="T122"> je </text:span><text:span text:style-name="T157">(</text:span><text:span text:style-name="T158">o boji s </text:span><text:span text:style-name="T162">obřím</text:span><text:span text:style-name="T158"> pavouk</text:span><text:span text:style-name="T162">em</text:span><text:span text:style-name="T158"> </text:span><text:span text:style-name="T157">viz C</text:span><text:span text:style-name="T159">4</text:span><text:span text:style-name="T157">)</text:span><text:span text:style-name="T122">.</text:span></text:p>
          <text:list>
            <text:list-item>
              <text:p text:style-name="P638"><text:span text:style-name="T160">Pavou</text:span><text:span text:style-name="T163">k</text:span><text:span text:style-name="T160"> </text:span><text:span text:style-name="T161">j</text:span><text:span text:style-name="T163">e</text:span><text:span text:style-name="T161"> moc vel</text:span><text:span text:style-name="T163">ký</text:span><text:span text:style-name="T161">, pod mříží neprolez</text:span><text:span text:style-name="T163">e</text:span><text:span text:style-name="T160">.</text:span></text:p>
            </text:list-item>
          </text:list>
        </text:list-item>
      </text:list>
      <text:list xml:id="list2766996376" text:style-name="L66">
        <text:list-item>
          <text:list>
            <text:list-item>
              <text:p text:style-name="P264"><text:span text:style-name="T156">Každé kolo může pod mříží prolézt </text:span><text:span text:style-name="T614">jen</text:span><text:span text:style-name="T156"> jedna postava.</text:span></text:p>
            </text:list-item>
          </text:list>
        </text:list-item>
      </text:list>
      <text:h text:style-name="Heading_20_3" text:outline-level="3"><text:span text:style-name="T669">C4 - d</text:span>oupě obří<text:span text:style-name="T668">c</text:span>h pavouk<text:span text:style-name="T668">ů</text:span></text:h>
      <text:p text:style-name="P61">TODO: Pavouk má 4 dávky jedu (- ty, co použije).</text:p>
      <text:p text:style-name="P58">Místnost je plná velkých, hustých pavučin. V zadní části <text:span text:style-name="T984">jsou skrz ně vidět obrysy</text:span> ně<text:span text:style-name="T772">kolik</text:span> velk<text:span text:style-name="T772">ých</text:span> předmět<text:span text:style-name="T772">ů</text:span>.</text:p>
      <text:list xml:id="list1373104101" text:style-name="L67">
        <text:list-item>
          <text:p text:style-name="P639"><text:span text:style-name="T183">Dva</text:span><text:span text:style-name="T4"> z těchto „předmětů“ jsou </text:span><text:span text:style-name="T183">mrtví obří pavouci.</text:span></text:p>
        </text:list-item>
        <text:list-item>
          <text:p text:style-name="P640"><text:span text:style-name="T183">T</text:span><text:span text:style-name="T4">řetí je živý </text:span><text:span text:style-name="T43">obří pavou</text:span><text:span text:style-name="T18">k</text:span><text:span text:style-name="T144"> (karta), pokud tedy už na postavy nevyběhl </text:span><text:span text:style-name="T154">(viz C3)</text:span><text:span text:style-name="T144">.</text:span></text:p>
        </text:list-item>
        <text:list-item>
          <text:p text:style-name="P641"><text:soft-page-break/><text:span text:style-name="T144">Čtvrtý předmět je v</text:span><text:span text:style-name="T4">ysátá, do pavučin zamotaná mrtvola elfa.</text:span></text:p>
          <text:list>
            <text:list-item>
              <text:p text:style-name="P282">Na sobě má prosté cestovní šaty.</text:p>
            </text:list-item>
            <text:list-item>
              <text:p text:style-name="P291"><text:span text:style-name="T985">U</text:span> sebe <text:span text:style-name="T985">má</text:span>:</text:p>
              <text:list>
                <text:list-item>
                  <text:p text:style-name="P642">Měšec s 5 st</text:p>
                </text:list-item>
                <text:list-item>
                  <text:p text:style-name="P581">Kožené pouzdro na svitky</text:p>
                  <text:list>
                    <text:list-item>
                      <text:p text:style-name="P581"><text:span text:style-name="T4">Uvnitř je svitek s </text:span><text:span text:style-name="T155">kouzlem</text:span><text:span text:style-name="T4"> </text:span><text:span text:style-name="T35">v</text:span><text:span text:style-name="T25">zplanutí</text:span><text:span text:style-name="T4"> (karta).</text:span></text:p>
                    </text:list-item>
                    <text:list-item>
                      <text:p text:style-name="P519"><text:span text:style-name="T4">Když postavy pavučiny zapálí </text:span><text:span text:style-name="T156">(před tím, než mrtvolu vytáhnou ven)</text:span><text:span text:style-name="T4">, svitek shoří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><text:span text:style-name="T5">B</text:span><text:span text:style-name="T4">oj s pavouky:</text:span></text:p>
      <text:list xml:id="list134761168700285" text:continue-list="list3213579533" text:style-name="L62">
        <text:list-item>
          <text:list>
            <text:list-item>
              <text:p text:style-name="P441"><text:span text:style-name="T146">Pokud se postavy prodírají pavučinami, </text:span><text:span text:style-name="T114">budou mít </text:span><text:span text:style-name="T145">v případném boji</text:span><text:span text:style-name="T114"> nevýhodu (-1).</text:span></text:p>
              <text:list>
                <text:list-item>
                  <text:p text:style-name="P265">Pavouci se skrz <text:span text:style-name="T986">ně</text:span> pohybují bez nevýhody.</text:p>
                </text:list-item>
              </text:list>
            </text:list-item>
          </text:list>
        </text:list-item>
      </text:list>
      <text:list xml:id="list1887581099" text:style-name="L68">
        <text:list-item>
          <text:p text:style-name="P643"><text:span text:style-name="T114">P</text:span><text:span text:style-name="T4">avučiny je </text:span><text:span text:style-name="T147">samozřejmě</text:span><text:span text:style-name="T4"> možné vyčistit – </text:span><text:span text:style-name="T117">například </text:span><text:span text:style-name="T175">holí</text:span><text:span text:style-name="T117">.</text:span></text:p>
        </text:list-item>
        <text:list-item>
          <text:p text:style-name="P644"><text:span text:style-name="T4">Dají se </text:span><text:span text:style-name="T116">také</text:span><text:span text:style-name="T4"> zapálit, v tom případě ale samozřejmě pavou</text:span><text:span text:style-name="T115">ci</text:span><text:span text:style-name="T4"> zaútočí (pokud přeži</text:span><text:span text:style-name="T115">jí</text:span><text:span text:style-name="T4"> oheň).</text:span></text:p>
          <text:list>
            <text:list-item>
              <text:p text:style-name="P292">Hořící pavučiny zraňují za 4dz po dobu dvou kol (pak jsou spálené na prach).</text:p>
            </text:list-item>
          </text:list>
        </text:list-item>
      </text:list>
      <text:h text:style-name="P782" text:outline-level="3"><text:soft-page-break/>C<text:span text:style-name="T740">5</text:span> –<text:span text:style-name="T648"> spodní patro boční věže</text:span></text:h>
      <text:p text:style-name="P103"><text:span text:style-name="T185">Na </text:span><text:span text:style-name="T207">schodech</text:span><text:span text:style-name="T185"> </text:span><text:span text:style-name="T208">je</text:span><text:span text:style-name="T185"> pět mrtvých orků. </text:span><text:span text:style-name="T209">Od </text:span><text:span text:style-name="T297">vchodu do</text:span><text:span text:style-name="T209"> místnosti</text:span><text:span text:style-name="T677"> </text:span><text:span text:style-name="T209">k nim vedou zaschlé stopy krve. </text:span><text:span text:style-name="T239">Další mrtvý ork je za schodištěm. Vypadá to, že spadl z poškozených schodů o patro výš.</text:span><text:span text:style-name="T209"> </text:span><text:span text:style-name="T236">Před schodištěm</text:span><text:span text:style-name="T234"> </text:span><text:span text:style-name="T235">je</text:span><text:span text:style-name="T233"> poházených několik zbraní </text:span><text:span text:style-name="T308">a štítů</text:span><text:span text:style-name="T233">.</text:span></text:p>
      <text:list xml:id="list879044474" text:style-name="L69">
        <text:list-item>
          <text:p text:style-name="P442">Poházené zbraně <text:span text:style-name="T1007">a štíty</text:span> jsou:</text:p>
          <text:list>
            <text:list-item>
              <text:p text:style-name="P443">2 <text:span text:style-name="T185">kamenné palice</text:span> (karta), <text:span text:style-name="T784">3</text:span> <text:span text:style-name="T185">jednoruční kyje</text:span> (karta <text:span text:style-name="T317">kyj</text:span>), jeden <text:span text:style-name="T185">dvojruční kyj</text:span> (karta), <text:span text:style-name="T1008">2 </text:span><text:span text:style-name="T309">orkské štíty</text:span><text:span text:style-name="T1008"> (karta),</text:span> <text:span text:style-name="T282">meč</text:span><text:span text:style-name="T796"> (karta), </text:span><text:span text:style-name="T282">dýka</text:span><text:span text:style-name="T796"> (karta)</text:span></text:p>
              <text:list>
                <text:list-item>
                  <text:p text:style-name="P444">Meč a dýka jsou kvalitní zbraně vyrobené kovářem ve městě.</text:p>
                  <text:list>
                    <text:list-header>
                      <text:p text:style-name="P445">(Orkové je vzali elfovi, kterého zabili před můstkem k věži.)</text:p>
                    </text:list-header>
                  </text:list>
                </text:list-item>
              </text:list>
            </text:list-item>
          </text:list>
        </text:list-item>
      </text:list>
      <text:list xml:id="list4234415414" text:style-name="L70">
        <text:list-item>
          <text:p text:style-name="P646"><text:span text:style-name="T242">Mrtví orkové</text:span><text:span text:style-name="T231"> </text:span><text:span text:style-name="T240">na schodišti</text:span><text:span text:style-name="T231"> j</text:span><text:span text:style-name="T185">sou na jedné hromadě, vš</text:span><text:span text:style-name="T283">i</text:span><text:span text:style-name="T241">ch</text:span><text:span text:style-name="T242">ni</text:span><text:span text:style-name="T185"> hlavou nahoru do schodů. Skoro to vypadá, že se snažili </text:span><text:span text:style-name="T237">vyběhnout</text:span><text:span text:style-name="T185"> po schodech –</text:span><text:span text:style-name="T232"> což ovšem nemohli, protože jsou </text:span><text:span text:style-name="T238">tam</text:span><text:span text:style-name="T232"> pobořené</text:span><text:span text:style-name="T774"> (viz B6)</text:span>.<text:span text:style-name="T185"> </text:span><text:span text:style-name="T243">Odtamtud zřejmě spadl šestý ork.</text:span></text:p>
          <text:list>
            <text:list-item>
              <text:p text:style-name="P343"><text:span text:style-name="T783">Všichni m</text:span>ají otevřená ústa a drží <text:span text:style-name="T775">se</text:span> za krk, jako kdyby se dusili.</text:p>
              <text:list>
                <text:list-item>
                  <text:p text:style-name="P344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647">Žádné z těchto zranění <text:span text:style-name="T773">nevypadá smrtelně</text:span>.</text:p>
                    </text:list-item>
                  </text:list>
                </text:list-item>
              </text:list>
            </text:list-item>
            <text:list-item>
              <text:p text:style-name="P645"><text:soft-page-break/><text:span text:style-name="T406">Každý z </text:span><text:span text:style-name="T419">mrtvých orků</text:span><text:span text:style-name="T406"> má o</text:span><text:span text:style-name="T405">blečenou lehkou orkskou zbroj</text:span><text:span text:style-name="T403">,</text:span><text:span text:style-name="T406"> </text:span><text:span text:style-name="T413">na provaze </text:span><text:span text:style-name="T406">p</text:span><text:span text:style-name="T404">řes rameno </text:span><text:span text:style-name="T414">zavěšený </text:span><text:span text:style-name="T407">měch na vodu</text:span><text:span text:style-name="T409">,</text:span><text:span text:style-name="T407"> </text:span><text:span text:style-name="T409">n</text:span><text:span text:style-name="T408">a opasku kožený pytlík se sušeným masem </text:span><text:span text:style-name="T549">(na 3 dny)</text:span><text:span text:style-name="T408"> </text:span><text:span text:style-name="T410">a u </text:span><text:span text:style-name="T412">pasu</text:span><text:span text:style-name="T411"> </text:span><text:span text:style-name="T218">pazourkový nůž</text:span><text:span text:style-name="T411"> (karta).</text:span></text:p>
              <text:list>
                <text:list-item>
                  <text:p text:style-name="P514"><text:span text:style-name="T406">Orkská zbroj je p</text:span><text:span text:style-name="T411">ro postavy moc velká.</text:span></text:p>
                </text:list-item>
              </text:list>
            </text:list-item>
            <text:list-item>
              <text:p text:style-name="P648">Dále u sebe mají:</text:p>
              <text:list>
                <text:list-item>
                  <text:p text:style-name="P649"><text:span text:style-name="T395">V</text:span><text:span text:style-name="T358">elkou </text:span><text:span text:style-name="T545">čtvercovou</text:span><text:span text:style-name="T358"> stříbrnou minci </text:span><text:span text:style-name="T542">(karta </text:span><text:span text:style-name="T316">čt</text:span><text:span text:style-name="T318">vercová</text:span><text:span text:style-name="T316"> mince</text:span><text:span text:style-name="T542">)</text:span><text:span text:style-name="T358">.</text:span></text:p>
                </text:list-item>
                <text:list-item>
                  <text:p text:style-name="P650">Pytlík se šesti hracími kostkami – na stěnách mají místo čísel <text:span text:style-name="T810">nějaké</text:span> symboly.<text:tab/></text:p>
                  <text:list>
                    <text:list-header>
                      <text:p text:style-name="P650"><text:span text:style-name="T987">(</text:span>Jsou to <text:span text:style-name="T776">znaky ze starého orkského</text:span> klínové<text:span text:style-name="T776">ho</text:span> <text:span text:style-name="T776">písma – což tady postavy nemají jak zjistit)</text:span>.</text:p>
                    </text:list-header>
                  </text:list>
                </text:list-item>
                <text:list-item>
                  <text:p text:style-name="P651">Jeden z nich má za zbrojí zastrčený měšec <text:span text:style-name="T988">s přetrženou šňůrkou</text:span>.</text:p>
                  <text:list>
                    <text:list-item>
                      <text:p text:style-name="P651">Uvnitř jsou 3 zl a 6 st.</text:p>
                      <text:list>
                        <text:list-item>
                          <text:p text:style-name="P651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652"><text:span text:style-name="T777">Jeden z nich má kolem krku náhrdelník z polodrahokamů</text:span> <text:span text:style-name="T1012">(karta </text:span><text:span text:style-name="T319">náhrdelník</text:span><text:span text:style-name="T1012">)</text:span>.</text:p>
                  <text:list>
                    <text:list-item>
                      <text:p text:style-name="P653">Je to orkská práce, ale <text:span text:style-name="T778">překvapivě dobrá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Prohledání <text:span text:style-name="T1055">stěn odhalí</text:span>:</text:p>
      <text:list xml:id="list1169416657" text:style-name="L71">
        <text:list-item>
          <text:p text:style-name="P654"><text:span text:style-name="T335">Na východě místnosti n</text:span><text:span text:style-name="T333">aproti chodbě v</text:span><text:span text:style-name="T327">e výšce zhruba metr nad zemí </text:span><text:span text:style-name="T326">j</text:span><text:span text:style-name="T333">e</text:span><text:span text:style-name="T327"> ve zdi malý </text:span><text:span text:style-name="T328">kruhový</text:span><text:span text:style-name="T327"> otvor </text:span><text:span text:style-name="T329">se zčernalými okraji</text:span><text:span text:style-name="T552"> </text:span><text:span text:style-name="T553">(modrá značka na mapě)</text:span><text:span text:style-name="T327">.</text:span></text:p>
          <text:list>
            <text:list-item>
              <text:p text:style-name="P654"><text:soft-page-break/><text:span text:style-name="T330">Je široký a hluboký zhruba tak, že by se do něj vešel prst</text:span><text:span text:style-name="T327">.</text:span></text:p>
            </text:list-item>
            <text:list-item>
              <text:p text:style-name="P654"><text:span text:style-name="T331">Je</text:span><text:span text:style-name="T332"> mastn</text:span><text:span text:style-name="T329">ý</text:span><text:span text:style-name="T332"> a špiní, jako kdyby byl od sazí.</text:span></text:p>
              <text:list>
                <text:list-item>
                  <text:p text:style-name="P655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127">Prohledání schodiště odhalí:</text:p>
      <text:list xml:id="list3011091151" text:style-name="L72">
        <text:list-item>
          <text:p text:style-name="P345">Na boku schodiště směrem ke stěně místnosti je malá páčka.</text:p>
        </text:list-item>
        <text:list-item>
          <text:p text:style-name="P656">Otevírá a zavírá tajné dveře C5-d1 (původně jsou otevřené, takže postavy možná překvapí, když se jim zavře jediný východ z místnosti).</text:p>
        </text:list-item>
      </text:list>
      <text:h text:style-name="P792" text:outline-level="4">C<text:span text:style-name="T741">5</text:span>-d1</text:h>
      <text:p text:style-name="P25">Masivní kamenná deska za<text:span text:style-name="T705">sunut</text:span>á do severní stěny <text:span text:style-name="T707">chodby</text:span><text:span text:style-name="T358"> </text:span><text:span text:style-name="T393">(otevřené tajné </text:span><text:span text:style-name="T394">d</text:span><text:span text:style-name="T393">veře)</text:span>.</text:p>
      <text:list xml:id="list1659417545" text:style-name="L73">
        <text:list-item>
          <text:p text:style-name="P658">Dveře se otevírají a zavírají skryt<text:span text:style-name="T785">ými</text:span> páčk<text:span text:style-name="T785">ami.</text:span></text:p>
          <text:list>
            <text:list-item>
              <text:p text:style-name="P659">Jedna je na boku <text:span text:style-name="T989">točitého</text:span> schodiště směrem ke stěně věže (na mapě je to modrá značka na schodišti<text:span text:style-name="T990">)</text:span>.</text:p>
            </text:list-item>
            <text:list-item>
              <text:p text:style-name="P660">Dr<text:span text:style-name="T786">u</text:span>há je <text:span text:style-name="T786">ve spáře mezi dlaždicemi</text:span> na severní stěně chodby C6 (<text:span text:style-name="T788">o</text:span>pět modrá <text:span text:style-name="T787">značka </text:span>na mapě).</text:p>
            </text:list-item>
          </text:list>
        </text:list-item>
        <text:list-item>
          <text:p text:style-name="P661">Mechanismus je stále funkční. Po zavření <text:span text:style-name="T706">je</text:span> deska <text:span text:style-name="T706">nerozeznatelná od stěny věže.</text:span></text:p>
        </text:list-item>
      </text:list>
      <text:h text:style-name="P782" text:outline-level="3">C<text:span text:style-name="T742">6</text:span> – spouštěcí dlaždice pasti</text:h>
      <text:p text:style-name="P128">Prohledání <text:span text:style-name="T1056">severní stěny</text:span> odhalí:</text:p>
      <text:list xml:id="list134760031824816" text:continue-list="list3011091151" text:style-name="L72">
        <text:list-item>
          <text:p text:style-name="P346"><text:soft-page-break/>Ve spáře mezi dlaždicemi je malá páčka.</text:p>
        </text:list-item>
        <text:list-item>
          <text:p text:style-name="P657">Otevírá a zavírá tajné dveře C5-d1 (původně jsou otevřené, takže postavy možná překvapí, když se jim zavře jediný východ z místnosti).</text:p>
        </text:list-item>
      </text:list>
      <text:p text:style-name="P70">Než začneš <text:span text:style-name="T789">číst dál</text:span>, zeptej se hráčů, v jakém jdou pořadí.</text:p>
      <text:p text:style-name="P26"><text:span text:style-name="T816">Chodbou se táhnou</text:span> zaschlé stopy krve.</text:p>
      <text:list xml:id="list1640857951" text:style-name="L74">
        <text:list-item>
          <text:p text:style-name="P662">Vedou od jižních dveří v místnosti C<text:span text:style-name="T742">7</text:span> k mrtvolám orků na schodech v místnosti C<text:span text:style-name="T742">5</text:span>.</text:p>
        </text:list-item>
      </text:list>
      <text:p text:style-name="P98">Modře označené dlaždice spouští past.</text:p>
      <text:list xml:id="list134759766147684" text:continue-numbering="true" text:style-name="L74">
        <text:list-item>
          <text:p text:style-name="P663">Lze si jich všimnout jen při velmi důkladném a pomalém prohledávání podlahy.</text:p>
        </text:list-item>
      </text:list>
      <text:list xml:id="list571283945" text:style-name="L75">
        <text:list-item>
          <text:p text:style-name="P664"><text:span text:style-name="T779">Při spuštění pasti libovolnou ze dvou dlaždic současně vystřelí jedna ohnivá šipka z</text:span>e <text:span text:style-name="T649">zdi v místnosti C</text:span><text:span text:style-name="T743">5</text:span><text:span text:style-name="T649"> a druhá ze zdi v místnosti C</text:span><text:span text:style-name="T743">7</text:span><text:span text:style-name="T649"> (viz modré značky na mapě).</text:span></text:p>
          <text:list>
            <text:list-item>
              <text:p text:style-name="P665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666"><text:span text:style-name="T650">Každá šipka</text:span> má <text:span text:style-name="T187">útok</text:span><text:span text:style-name="T371"> </text:span><text:span text:style-name="T372">6/2</text:span><text:span text:style-name="T373">k</text:span><text:span text:style-name="T372">z </text:span><text:span text:style-name="T675">ohněm</text:span><text:span text:style-name="T372"> proti Finese.</text:span></text:p>
          <text:list>
            <text:list-item>
              <text:p text:style-name="P667">Každá zraní jen <text:span text:style-name="T780">jednou</text:span>, ale když před ní někdo uhne, může pořád <text:span text:style-name="T651">zasáhnout</text:span> <text:span text:style-name="T652">dalšího</text:span> v řadě.</text:p>
            </text:list-item>
            <text:list-item>
              <text:p text:style-name="P668">Šipky <text:span text:style-name="T781">budou střílet, dokud bude někdo stát na dlaždicích, ale</text:span> nejvýše jednou za kolo.</text:p>
            </text:list-item>
          </text:list>
        </text:list-item>
      </text:list>
      <text:h text:style-name="P782" text:outline-level="3"><text:soft-page-break/>C<text:span text:style-name="T744">7</text:span> – vstupní obranná místnost</text:h>
      <text:p text:style-name="P101"><text:span text:style-name="T188">Ve </text:span><text:span text:style-name="T195">výklencích</text:span><text:span text:style-name="T188"> stojí </text:span><text:span text:style-name="T185">sochy </text:span><text:span text:style-name="T189">e</text:span><text:span text:style-name="T298">l</text:span><text:span text:style-name="T189">fích vojáků</text:span><text:span text:style-name="T367"> </text:span><text:span text:style-name="T368"><text:s/></text:span><text:span text:style-name="T369">(</text:span><text:span text:style-name="T370">na mapě ‚</text:span><text:span text:style-name="T369">S‘)</text:span><text:span text:style-name="T185">.</text:span></text:p>
      <text:list xml:id="list4206431096" text:style-name="L76">
        <text:list-item>
          <text:p text:style-name="P347">Mají kopí <text:span text:style-name="T684">a velké štíty</text:span>.</text:p>
          <text:list>
            <text:list-item>
              <text:p text:style-name="P669"><text:span text:style-name="T684">Kopí i štíty jsou z kamene</text:span>, <text:span text:style-name="T684">pro postavy jsou nepoužitelné</text:span>.</text:p>
            </text:list-item>
          </text:list>
        </text:list-item>
        <text:list-item>
          <text:p text:style-name="P348">Obě jsou poškozené, ta jižní ale mnohem víc<text:span text:style-name="T684"> – chybí jí mimo jiné půlka hlavy.</text:span></text:p>
        </text:list-item>
        <text:list-item>
          <text:p text:style-name="P349"><text:span text:style-name="T1062">Obě mají </text:span>hroty kopí a přední strany štítů <text:span text:style-name="T1062">potřísněné zaschlou krví.</text:span></text:p>
        </text:list-item>
      </text:list>
      <text:p text:style-name="P55">Na zemi v místnosti jsou různě velké <text:span text:style-name="T817">kusy</text:span> kamene – zřejmě <text:span text:style-name="T817">odlomené z</text:span> poškozených soch. <text:span text:style-name="T1057">Jeden z nich vypadá jako půlka hlavy.</text:span></text:p>
      <text:list xml:id="list2525959636" text:style-name="L77">
        <text:list-item>
          <text:p text:style-name="P446">Je <text:span text:style-name="T1057">uražený z hlavy</text:span> jižní sochy.</text:p>
        </text:list-item>
      </text:list>
      <text:p text:style-name="P74"><text:span text:style-name="T818">Severní socha obživne, j</text:span>akmile někdo vstoupí do místnosti, <text:span text:style-name="T815">nebo na ni zaútočí.</text:span></text:p>
      <text:list xml:id="list1575957367" text:style-name="L78">
        <text:list-item>
          <text:p text:style-name="P671"><text:span text:style-name="T81">Pokud </text:span><text:span text:style-name="T86">postavy neudělají nic nepatřičného (jako třeba že by </text:span><text:span text:style-name="T87">se tu</text:span><text:span text:style-name="T86"> snažily něco rozbít, vyrážet dveře a podobně) </text:span><text:span text:style-name="T88">a</text:span><text:span text:style-name="T81"> alespoň jedna z </text:span><text:span text:style-name="T88">nich</text:span><text:span text:style-name="T81"> </text:span><text:span text:style-name="T85">má</text:span><text:span text:style-name="T81"> na krku </text:span><text:span text:style-name="T15">Beleronův amulet</text:span><text:span text:style-name="T81">, </text:span><text:span text:style-name="T84">socha</text:span><text:span text:style-name="T81"> řekne: </text:span><text:span text:style-name="T16">„</text:span><text:span text:style-name="T17">Vítej, služebníku Beleronův</text:span><text:span text:style-name="T16">“</text:span><text:span text:style-name="T82"> </text:span><text:span text:style-name="T84">a</text:span><text:span text:style-name="T83"> nechá </text:span><text:span text:style-name="T89">je</text:span><text:span text:style-name="T83"> </text:span><text:span text:style-name="T84">projít</text:span><text:span text:style-name="T83">.</text:span></text:p>
        </text:list-item>
        <text:list-item>
          <text:p text:style-name="P672"><text:span text:style-name="T83">P</text:span><text:span text:style-name="T80">okud nikdo na krku </text:span><text:span text:style-name="T14">Beleronův amulet</text:span><text:span text:style-name="T80"> nemá, socha místo toho řekne: </text:span><text:span text:style-name="T251">„</text:span><text:span text:style-name="T213">Objekt je uzavřen, </text:span><text:span text:style-name="T253">průchod</text:span><text:span text:style-name="T251"> zakázán“ </text:span><text:span text:style-name="T252">a</text:span><text:span text:style-name="T358"> napadne každého, kdo ji neposlechne.</text:span></text:p>
        </text:list-item>
        <text:list-item>
          <text:p text:style-name="P673"><text:span text:style-name="T358">Když se postavy budou chovat jak</text:span><text:span text:style-name="T452">o útočníci nebo</text:span><text:span text:style-name="T358"> vandalové, socha je </text:span><text:span text:style-name="T451">bez řečí</text:span><text:span text:style-name="T358"> napadne nehledě na amulet.</text:span></text:p>
        </text:list-item>
      </text:list>
      <text:list xml:id="list134759540488936" text:continue-list="list4206431096" text:style-name="L76">
        <text:list-item>
          <text:list>
            <text:list-item>
              <text:p text:style-name="P447">Nic víc postavám neřekne.</text:p>
            </text:list-item>
          </text:list>
        </text:list-item>
      </text:list>
      <text:p text:style-name="P45"><text:soft-page-break/>Boj se sochou</text:p>
      <text:list xml:id="list134761036991169" text:continue-numbering="true" text:style-name="L76">
        <text:list-item>
          <text:p text:style-name="P674"><text:span text:style-name="T685">Socha ví o</text:span> ohnivé šipce prostřelující střed chodby, takže si tam nestoup<text:span text:style-name="T685">á (viz spouštěcí dlaždice v C6)</text:span>.</text:p>
        </text:list-item>
        <text:list-item>
          <text:p text:style-name="P675">Socha je velmi silný protivník. Není jednoduché ji zranit, protože je kamenná a má tedy vysokou zbroj (3). Sama o sobě je navíc silnější než libovolná z postav.</text:p>
          <text:list>
            <text:list-item>
              <text:p text:style-name="P676">Socha je zranitelná drtivými zbraněmi: kovářským kladivem, orským kyjem nebo palicí, a podobně (zásah takovou zbraní způsobí o 2 větší zranění).</text:p>
              <text:list>
                <text:list-item>
                  <text:p text:style-name="P677">Pokud <text:span text:style-name="T1026">někdo</text:span> sochu zasáhne drtivou zbraní, nezapomeň popsat větší účinek: „<text:span text:style-name="T185">Po zásahu se v kameni objevily tenké pukliny“</text:span>.</text:p>
                </text:list-item>
              </text:list>
            </text:list-item>
            <text:list-item>
              <text:p text:style-name="P678">Pokud hráči dobře neznají pravidla, připomeň jim, že kromě obyčejných útoků mohou:</text:p>
              <text:list>
                <text:list-item>
                  <text:p text:style-name="P678"><text:span text:style-name="T1025">Ú</text:span>tok <text:span text:style-name="T1025">si</text:span> připravovat (třeba tím, že sochu oběhnou a dostanou se jí do zad – akce <text:span text:style-name="T185">příprava</text:span>).</text:p>
                </text:list-item>
                <text:list-item>
                  <text:p text:style-name="P678"><text:span text:style-name="T1025">Snažit se soše podrazit nohy (akce </text:span><text:span text:style-name="T320">znevýhodnění</text:span><text:span text:style-name="T1024">).</text:span></text:p>
                </text:list-item>
                <text:list-item>
                  <text:p text:style-name="P678"><text:span text:style-name="T1025">Někam ji zatlačit (akce </text:span><text:span text:style-name="T320">zatlačení</text:span><text:span text:style-name="T1024">).</text:span></text:p>
                </text:list-item>
                <text:list-item>
                  <text:p text:style-name="P678"><text:span text:style-name="T1024">Vzájemně se bránit (akce </text:span><text:span text:style-name="T320">zabránění</text:span><text:span text:style-name="T1024">).</text:span></text:p>
                </text:list-item>
                <text:list-item>
                  <text:p text:style-name="P679">A mohou také získat situační výhodu čistě tím, že sochu obstoupí</text:p>
                  <text:list>
                    <text:list-item>
                      <text:p text:style-name="P679">Ten, na koho socha útočí, výhodu nemá, ostatní ji mohou obstoupit a výhodu tak získat.</text:p>
                    </text:list-item>
                    <text:list-item>
                      <text:p text:style-name="P678"><text:soft-page-break/><text:span text:style-name="T1025">Socha ovšem není hloupá a když se jí tohle stane, pokusí se ustoupit zády ke stěně, nebo do svého výklenku – hráči ji v tom opět mohou bránit (akce </text:span><text:span text:style-name="T321">zabránění</text:span><text:span text:style-name="T1025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5">Když postavy utečou do chodby, socha je nebude pronásledovat.</text:p>
        </text:list-item>
        <text:list-item>
          <text:p text:style-name="P675">Pokud se ji budou snažit z chodby ostřelovat, aniž by s ní někdo bojoval v místnosti, stáhne se do svého výklenku, kam na ni z chodby není vidět.</text:p>
        </text:list-item>
      </text:list>
      <text:p text:style-name="P69">Prohledání západní stěny (mezi dveřmi C7-d1 a C7-d2) odhalí:</text:p>
      <text:list xml:id="list134760928875990" text:continue-list="list2525959636" text:style-name="L77">
        <text:list-item>
          <text:p text:style-name="P670"><text:span text:style-name="T334">Ve stěně mezi dveřmi je </text:span><text:span text:style-name="T333">v</text:span><text:span text:style-name="T327">e výšce zhruba metr nad zemí ve zdi malý </text:span><text:span text:style-name="T328">kruhový</text:span><text:span text:style-name="T327"> otvor </text:span><text:span text:style-name="T329">se zčernalými okraji</text:span><text:span text:style-name="T552"> </text:span><text:span text:style-name="T553">(modrá značka na mapě)</text:span><text:span text:style-name="T327">.</text:span></text:p>
          <text:list>
            <text:list-item>
              <text:p text:style-name="P670"><text:span text:style-name="T330">Je široký a hluboký zhruba tak, že by se do něj vešel prst</text:span><text:span text:style-name="T327">.</text:span></text:p>
            </text:list-item>
            <text:list-item>
              <text:p text:style-name="P670"><text:span text:style-name="T331">Je</text:span><text:span text:style-name="T332"> mastn</text:span><text:span text:style-name="T329">ý</text:span><text:span text:style-name="T332"> a špiní, jako kdyby byl od sazí.</text:span></text:p>
              <text:list>
                <text:list-item>
                  <text:p text:style-name="P350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793" text:outline-level="4">C<text:span text:style-name="T745">7</text:span><text:span text:style-name="T678">-d</text:span>1</text:h>
      <text:p text:style-name="P27"><text:span text:style-name="T665">Zavřené b</text:span>ytelné dveře.</text:p>
      <text:list xml:id="list346536410" text:style-name="L79">
        <text:list-item>
          <text:p text:style-name="P680">Nemají kliku ani zámek.</text:p>
        </text:list-item>
        <text:list-item>
          <text:p text:style-name="P681">Jsou zavřené na závoru z místnosti C<text:span text:style-name="T746">8</text:span>. Z místnosti C<text:span text:style-name="T746">7</text:span> tedy nejdou nijak otevřít.</text:p>
        </text:list-item>
      </text:list>
      <text:list xml:id="list3332843449" text:style-name="L80">
        <text:list-item>
          <text:p text:style-name="P682">K vyražení je potřeba beranidlo <text:span text:style-name="T820">nebo jiný vhodný nástroj</text:span>.</text:p>
        </text:list-item>
      </text:list>
      <text:h text:style-name="P793" text:outline-level="4"><text:soft-page-break/>C<text:span text:style-name="T745">7</text:span><text:span text:style-name="T678">-d</text:span>2</text:h>
      <text:p text:style-name="P54">Vyražené bytelné dveře.</text:p>
      <text:list xml:id="list134759813479866" text:continue-list="list346536410" text:style-name="L79">
        <text:list-item>
          <text:p text:style-name="P448">Nemají kliku ani zámek.</text:p>
        </text:list-item>
      </text:list>
      <text:list xml:id="list2941841770" text:style-name="L81">
        <text:list-item>
          <text:p text:style-name="P449">P<text:span text:style-name="T141">řed vyražením</text:span> byly zavřené na závoru z místnosti C<text:span text:style-name="T747">8</text:span>.</text:p>
        </text:list-item>
      </text:list>
      <text:h text:style-name="P782" text:outline-level="3">C<text:span text:style-name="T761">8</text:span> – <text:span text:style-name="T653">obranné postavení</text:span></text:h>
      <text:p text:style-name="P129"><text:span text:style-name="T196">Před </text:span><text:span text:style-name="T197">jižními dveřmi </text:span><text:span text:style-name="T555">(C</text:span><text:span text:style-name="T556">8</text:span><text:span text:style-name="T557">-</text:span><text:span text:style-name="T558">d</text:span><text:span text:style-name="T559">2</text:span><text:span text:style-name="T555">)</text:span><text:span text:style-name="T196"> leží </text:span><text:span text:style-name="T197">na zemi </text:span><text:span text:style-name="T339">masivní</text:span><text:span text:style-name="T196"> </text:span><text:span text:style-name="T339">dřevěné břevno</text:span><text:span text:style-name="T196">.</text:span></text:p>
      <text:list xml:id="list3460653953" text:style-name="L82">
        <text:list-item>
          <text:p text:style-name="P450"><text:span text:style-name="T1058">L</text:span>eží rovnoběžně se západní stěnou a jeden jeho konec leží přímo před jižními dveřmi (C8-d2).</text:p>
        </text:list-item>
        <text:list-item>
          <text:p text:style-name="P451">Je to kus stropního trámu z <text:span text:style-name="T1061">nadzemí</text:span> pevnosti.</text:p>
        </text:list-item>
      </text:list>
      <text:p text:style-name="P97">Když někdo bude chtít projít <text:span text:style-name="T671">některými ze dvou dveří </text:span>z C<text:span text:style-name="T761">7</text:span> do C<text:span text:style-name="T761">8</text:span>, všimne <text:span text:style-name="T672">si</text:span>:</text:p>
      <text:list xml:id="list3511381335" text:style-name="L83">
        <text:list-item>
          <text:p text:style-name="P351">Na protější stěně se ti něco nezdá.</text:p>
        </text:list-item>
      </text:list>
      <text:list xml:id="list4030714134" text:style-name="L84">
        <text:list-item>
          <text:p text:style-name="P505">Není tam moc dobře vidět, světlo lucerny tam ode dveří dopadá moc slabě.</text:p>
        </text:list-item>
        <text:list-item>
          <text:p text:style-name="P684"><text:span text:style-name="T354">J</text:span><text:span text:style-name="T355">e </text:span><text:span text:style-name="T354">tam</text:span><text:span text:style-name="T356"> mal</text:span><text:span text:style-name="T357">ý kruhový otvor se zčernalými okraji</text:span><text:span text:style-name="T579"> (viz značka pasti na mapě)</text:span><text:span text:style-name="T580">, stejn</text:span><text:span text:style-name="T584">ý</text:span><text:span text:style-name="T580"> jako v místnosti C</text:span><text:span text:style-name="T583">5</text:span><text:span text:style-name="T580">.</text:span></text:p>
          <text:list>
            <text:list-item>
              <text:p text:style-name="P374"><text:span text:style-name="T1054">Okraje j</text:span><text:span text:style-name="T615">sou mastné a špiní, jako kdyby byly od sazí.</text:span></text:p>
            </text:list-item>
            <text:list-item>
              <text:p text:style-name="P352"><text:span text:style-name="T615">Je široký a hluboký zhruba tak, že by se do něj vešel prst</text:span><text:span text:style-name="T616">.</text:span></text:p>
            </text:list-item>
          </text:list>
        </text:list-item>
        <text:list-item>
          <text:p text:style-name="P506">Spouštěcích dlaždic <text:span text:style-name="T819">(moře označených na mapě)</text:span> si lze všimnout jen při velmi důkladném a pomalém prohledávání podlahy.</text:p>
        </text:list-item>
      </text:list>
      <text:p text:style-name="P71"><text:soft-page-break/>Stoupnutí na <text:span text:style-name="T676">některou</text:span> z modře označených dlaždic spustí past:</text:p>
      <text:list xml:id="list4259419394" text:style-name="L85">
        <text:list-item>
          <text:p text:style-name="P452">Z protější stěny vyletí ohnivá šipka:</text:p>
          <text:list>
            <text:list-item>
              <text:p text:style-name="P454">Letí vodorovně metr nad zemí.</text:p>
            </text:list-item>
            <text:list-item>
              <text:p text:style-name="P453"><text:span text:style-name="T185">Útok</text:span> <text:span text:style-name="T673">6/2kz </text:span><text:span text:style-name="T674">ohněm</text:span><text:span text:style-name="T673"> proti Finese.</text:span></text:p>
            </text:list-item>
            <text:list-item>
              <text:p text:style-name="P455">Šipk<text:span text:style-name="T781">a</text:span> <text:span text:style-name="T781">bude střílet, dokud bude někdo stát na dlaždici, ale</text:span> nejvýše jednou za kolo.</text:p>
            </text:list-item>
          </text:list>
        </text:list-item>
      </text:list>
      <text:p text:style-name="P101"><text:span text:style-name="T188">Ve </text:span><text:span text:style-name="T195">výklencích</text:span><text:span text:style-name="T188"> stojí </text:span><text:span text:style-name="T336">rozbité</text:span><text:span text:style-name="T188"> </text:span><text:span text:style-name="T185">sochy </text:span><text:span text:style-name="T190">elfích vojáků</text:span><text:span text:style-name="T368"> </text:span><text:span text:style-name="T369">(</text:span><text:span text:style-name="T370">na mapě ‚</text:span><text:span text:style-name="T369">S‘)</text:span><text:span text:style-name="T337">. </text:span><text:span text:style-name="T336">Na zemi leží úlomky kamene, mezi nimi jsou rozlámaná kamenná</text:span><text:span text:style-name="T185"> kopí </text:span><text:span text:style-name="T338">a kusy velkých kamenných štítů.</text:span></text:p>
      <text:list xml:id="list863947535" text:style-name="L86">
        <text:list-item>
          <text:p text:style-name="P685">Na některých z těchto úlomků jsou zaschlé stopy od krve.</text:p>
          <text:list>
            <text:list-item>
              <text:p text:style-name="P685">(Potřísněné jsou hlavně hroty kopí a přední strany štítů, jak sochy bojovaly s orky.)</text:p>
            </text:list-item>
          </text:list>
        </text:list-item>
      </text:list>
      <text:p text:style-name="P130"><text:span text:style-name="T554">P</text:span><text:span text:style-name="T358">rohledání západní stěny (ta s výklenky se sochami) <text:s/>těsně pod stropem odhalí úzké vodorovné štěrbiny.</text:span></text:p>
      <text:list xml:id="list4700186" text:style-name="L87">
        <text:list-item>
          <text:p text:style-name="P353">Jsou zhruba půl metru hluboké, <text:span text:style-name="T1059">jako dlaň široké a vysoké tak, že se do nich těsně vejde prst</text:span>.</text:p>
          <text:list>
            <text:list-item>
              <text:p text:style-name="P456">Hluboko uvnitř stěny na štěrbiny navazuje mechanismus, který <text:span text:style-name="T1060">do nich přivádí</text:span> jedovatý plyn.</text:p>
            </text:list-item>
            <text:list-item>
              <text:p text:style-name="P457">Vypouštění plynu spouští zvednutí pravé páky ve zbrojnici C17.</text:p>
            </text:list-item>
          </text:list>
        </text:list-item>
      </text:list>
      <text:h text:style-name="P793" text:outline-level="4">C<text:span text:style-name="T763">8-d1</text:span></text:h>
      <text:p text:style-name="P27"><text:span text:style-name="T665">Zavřené b</text:span>ytelné dveře.</text:p>
      <text:list xml:id="list134760963129117" text:continue-list="list134759813479866" text:style-name="L79">
        <text:list-item>
          <text:p text:style-name="P681"><text:soft-page-break/>Jsou zavřené na závoru z chodby do místnosti C<text:span text:style-name="T768">16</text:span>. Z místnosti C<text:span text:style-name="T764">8</text:span> tedy nejdou nijak otevřít.</text:p>
          <text:list>
            <text:list-item>
              <text:p text:style-name="P683">K vyražení je potřeba beranidlo <text:span text:style-name="T820">nebo jiný vhodný nástroj</text:span>.</text:p>
            </text:list-item>
          </text:list>
        </text:list-item>
      </text:list>
      <text:list xml:id="list2963116699" text:style-name="L88">
        <text:list-item>
          <text:p text:style-name="P686"><text:span text:style-name="T416">Směrem z místnosti C</text:span><text:span text:style-name="T418">16</text:span><text:span text:style-name="T416"> je kolem rámu </text:span><text:span text:style-name="T417">dveří</text:span><text:span text:style-name="T416"> chlopeň, která pevně doléhá k futrům.</text:span></text:p>
        </text:list-item>
      </text:list>
      <text:h text:style-name="P793" text:outline-level="4">C<text:span text:style-name="T763">8-d2</text:span></text:h>
      <text:p text:style-name="P94"><text:span text:style-name="T325">Zavřené b</text:span><text:span text:style-name="T185">ytelné, </text:span><text:span text:style-name="T199">poškozené</text:span><text:span text:style-name="T185"> dveře.</text:span></text:p>
      <text:list xml:id="list899079385" text:style-name="L89">
        <text:list-item>
          <text:p text:style-name="P687"><text:span text:style-name="T185">Jsou viditelně popraskané a promáčknuté, </text:span><text:span text:style-name="T198">jako by do nich z</text:span><text:span text:style-name="T244">e severu</text:span><text:span text:style-name="T198"> </text:span><text:span text:style-name="T437">(tedy směrem z </text:span><text:span text:style-name="T438">místnosti C</text:span><text:span text:style-name="T439">8</text:span><text:span text:style-name="T437">)</text:span><text:span text:style-name="T198"> něco několikrát udeřilo nadlidskou silou</text:span><text:span text:style-name="T185">.</text:span></text:p>
        </text:list-item>
        <text:list-item>
          <text:p text:style-name="P458"><text:span text:style-name="T1051">J</text:span>sou zavřené na závoru <text:span text:style-name="T666">z místnosti C9</text:span>.</text:p>
          <text:list>
            <text:list-item>
              <text:p text:style-name="P459">Závora už nejde jednoduše odsunout, brání v tom prohnut<text:span text:style-name="T667">í</text:span> dveř<text:span text:style-name="T667">í</text:span>. Je možné j<text:span text:style-name="T667">i</text:span> odmontovat, urazit, a podobně.</text:p>
            </text:list-item>
            <text:list-item>
              <text:p text:style-name="P460">K vyražení je potřeba beranidlo <text:span text:style-name="T820">nebo jiný vhodný nástroj</text:span>.</text:p>
            </text:list-item>
          </text:list>
        </text:list-item>
        <text:list-item>
          <text:p text:style-name="P461">Směrem z místnosti C<text:span text:style-name="T767">9</text:span> je kolem <text:span text:style-name="T766">rámu</text:span> <text:span text:style-name="T765">dveří</text:span> chlopeň, která pevně doléhá k futrům.</text:p>
        </text:list-item>
      </text:list>
      <text:h text:style-name="P783" text:outline-level="3">C<text:span text:style-name="T737">9 – prázdná místnost</text:span></text:h>
      <text:p text:style-name="P59">Místnost je prázdná.</text:p>
      <text:p text:style-name="P83"><text:span text:style-name="Emphasis"><text:span text:style-name="T640">Na severní stěně je nápis ve staroelfštině:</text:span></text:span></text:p>
      <text:list xml:id="list3113683400" text:style-name="L90">
        <text:list-header>
          <text:p text:style-name="P688"><text:span text:style-name="Emphasis"><text:span text:style-name="T11">„Klaním se před Tebou, </text:span></text:span><text:span text:style-name="Emphasis"><text:span text:style-name="T12">Miro. Tobě vděčíme za bohatství </text:span></text:span><text:span text:style-name="Emphasis"><text:span text:style-name="T13">z</text:span></text:span><text:span text:style-name="Emphasis"><text:span text:style-name="T12"> hlubin země</text:span></text:span><text:span text:style-name="Emphasis"><text:span text:style-name="T11">.“</text:span></text:span></text:p>
        </text:list-header>
      </text:list>
      <text:h text:style-name="P793" text:outline-level="4"><text:soft-page-break/>C<text:span text:style-name="T739">9</text:span><text:span text:style-name="T702">-</text:span>d1</text:h>
      <text:p text:style-name="P28">Zavřené <text:span text:style-name="T1050">obyčejné</text:span> dveře <text:span text:style-name="T790">s klikou</text:span>.</text:p>
      <text:list xml:id="list1899296090" text:style-name="L91">
        <text:list-item>
          <text:p text:style-name="P462">Jdou otevřít, ale jde to ztuha.</text:p>
        </text:list-item>
      </text:list>
      <text:p text:style-name="P104"><text:span text:style-name="T358">Pokud postavy </text:span><text:span text:style-name="T453">při</text:span><text:span text:style-name="T521">chází</text:span><text:span text:style-name="T358"> z C9:</text:span></text:p>
      <text:list xml:id="list1276879927" text:style-name="L92">
        <text:list-item>
          <text:p text:style-name="P689">Za dveřmi je zával – část se <text:s/>ho vysype do místnosti.</text:p>
          <text:list>
            <text:list-item>
              <text:p text:style-name="P689">Nahoře pod horním futrem je vidět mezera, zával zřejmě tedy nesahá až ke stropu.</text:p>
            </text:list-item>
            <text:list-item>
              <text:p text:style-name="P690">Je možné ho prokopat (škvíru rozšířit).</text:p>
            </text:list-item>
          </text:list>
        </text:list-item>
      </text:list>
      <text:h text:style-name="P784" text:outline-level="3">C10 – částečně zavalená místnost</text:h>
      <text:p text:style-name="P90"><text:span text:style-name="T350">Je </text:span><text:span text:style-name="T351">tu</text:span><text:span text:style-name="T350"> cítit silný zápach, zřejmě tu něco žije.</text:span></text:p>
      <text:p text:style-name="P113"><text:span text:style-name="T185">Východní třetina místnosti je </text:span><text:span text:style-name="T247">zhruba do výšky jednoho a půl metru</text:span><text:span text:style-name="T185"> zasypaná sutí.</text:span></text:p>
      <text:p text:style-name="P72"><text:span text:style-name="T703">Postavy napadnou </text:span>2 mláďata plivajícího ještěra <text:span text:style-name="T611">(karty)</text:span></text:p>
      <text:list xml:id="list1780872072" text:style-name="L93">
        <text:list-item>
          <text:p text:style-name="P463">Nejdříve plivnutím žíraviny (viz karta <text:span text:style-name="T315">mládě plivajícího ještěra</text:span>), pak na blízko.</text:p>
        </text:list-item>
        <text:list-item>
          <text:p text:style-name="P464">Ještěři po tmě nevidí, ale postavy nejspíš budou mít světlo.</text:p>
          <text:list>
            <text:list-item>
              <text:p text:style-name="P464">Pokud ne, ještěři dokáží bojovat i po tmě (po sluchu a <text:span text:style-name="T992">po </text:span>čichu). Budou na to mít velkou nevýhodu, ale postavy <text:span text:style-name="T992">nejspíš</text:span> taky, takže si nikdo postihy počítat nebude.</text:p>
            </text:list-item>
          </text:list>
        </text:list-item>
        <text:list-item>
          <text:p text:style-name="P466">Když <text:span text:style-name="T821">bude</text:span> některé z <text:span text:style-name="T993">mláďat</text:span> zraněno, <text:span text:style-name="T700">pokusí se utéct</text:span> buď do jednoho z tunelů ve zdi <text:span text:style-name="T791">(viz dále)</text:span> nebo do hnízda v C<text:span text:style-name="T791">11</text:span>.</text:p>
        </text:list-item>
      </text:list>
      <text:p text:style-name="P63"><text:span text:style-name="T792">P</text:span>okud postavy přišly z tohoto patra (tedy nikoliv dírou ve stropě):</text:p>
      <text:list xml:id="list3794781169" text:style-name="L94">
        <text:list-item>
          <text:p text:style-name="P691"><text:soft-page-break/><text:span text:style-name="T215">N</text:span><text:span text:style-name="T216">ad </text:span><text:span text:style-name="T247">závalem</text:span><text:span text:style-name="T216"> </text:span><text:span text:style-name="T217">chybí</text:span><text:span text:style-name="T216"> strop.</text:span></text:p>
          <text:list>
            <text:list-item>
              <text:p text:style-name="P692"><text:span text:style-name="T216">V</text:span><text:span text:style-name="T217">ypadá to, že vznikl propadnutím podlahy v místnosti o patro výš.</text:span></text:p>
              <text:list>
                <text:list-item>
                  <text:p text:style-name="P467">Lze tudy vy<text:span text:style-name="T822">šplhat</text:span> do B<text:span text:style-name="T991">4</text:span>.</text:p>
                </text:list-item>
              </text:list>
            </text:list-item>
          </text:list>
        </text:list-item>
      </text:list>
      <text:p text:style-name="P105"><text:span text:style-name="T440">A</text:span><text:span text:style-name="T358">ť přišly odkudkoliv:</text:span></text:p>
      <text:p text:style-name="P115"><text:span text:style-name="T245">Přes suť je</text:span><text:span text:style-name="T215"> vidět hodní část </text:span><text:span text:style-name="T246">východních</text:span><text:span text:style-name="T215"> dveří </text:span><text:span text:style-name="T441">(C9-d1)</text:span><text:span text:style-name="T215">.</text:span></text:p>
      <text:list xml:id="list2248212003" text:style-name="L95">
        <text:list-item>
          <text:p text:style-name="P468">Dveře není možné otevřít bez prokopání závalu (alespoň ke klice).</text:p>
        </text:list-item>
      </text:list>
      <text:p text:style-name="P116"><text:span text:style-name="T300">V jihovýchodním rohu jsou nad závalem </text:span><text:span text:style-name="T301">ve stěně</text:span><text:span text:style-name="T300"> místnosti </text:span><text:span text:style-name="T302">různě široké otvory</text:span><text:span text:style-name="T300">. Další podobné díry jsou o kus výš, zhruba v úrovni původního stropu.</text:span></text:p>
      <text:list xml:id="list1041947074" text:style-name="L96">
        <text:list-item>
          <text:p text:style-name="P693">Jsou to ústí spletitých tunelů vyhrabaných v podloží pevnosti.</text:p>
          <text:list>
            <text:list-item>
              <text:p text:style-name="P693">Těmi nejširšími se protáhne kudůk nebo štíhlý elf.</text:p>
              <text:list>
                <text:list-item>
                  <text:p text:style-name="P694">Ústí venku u paty skály, na které pevnost stojí.</text:p>
                </text:list-item>
                <text:list-item>
                  <text:p text:style-name="P695">Vyhrabal je plivající ještěr z C11. Mláďata tudy mohou utéct ven z podzemí.</text:p>
                </text:list-item>
              </text:list>
            </text:list-item>
          </text:list>
        </text:list-item>
      </text:list>
      <text:p text:style-name="P80"><text:span text:style-name="Emphasis"><text:span text:style-name="T640">Na jižní stěně je nápis ve staroelfštině. Část ho zakrývá zával, takže z něj jde přečíst jen:</text:span></text:span></text:p>
      <text:list xml:id="list1910371005" text:style-name="L97">
        <text:list-header>
          <text:p text:style-name="P696"><text:span text:style-name="Emphasis"><text:span text:style-name="T607">„Klaním se před Tebou, Ra...“</text:span></text:span></text:p>
        </text:list-header>
        <text:list-item>
          <text:p text:style-name="P696"><text:span text:style-name="Emphasis"><text:span text:style-name="T460">Po odhrabání závalu j</text:span></text:span><text:span text:style-name="Emphasis"><text:span text:style-name="T461">de</text:span></text:span><text:span text:style-name="Emphasis"><text:span text:style-name="T460"> přečíst celý:</text:span></text:span></text:p>
          <text:p text:style-name="P696"><text:span text:style-name="Emphasis"><text:span text:style-name="T607">„Klaním se před Tebou, Raio, paní divočiny.<text:line-break/>Tobě vděčíme za léčivé dary lesa.“</text:span></text:span></text:p>
        </text:list-item>
      </text:list>
      <text:h text:style-name="P794" text:outline-level="4"><text:soft-page-break/>C<text:span text:style-name="T873">10-d1</text:span></text:h>
      <text:p text:style-name="P114"><text:span text:style-name="T272">Z</text:span><text:span text:style-name="T185">avřené </text:span><text:span text:style-name="T299">obyčejné</text:span><text:span text:style-name="T185"> dveře </text:span><text:span text:style-name="T273">s klikou</text:span><text:span text:style-name="T185">.</text:span></text:p>
      <text:h text:style-name="P785" text:outline-level="3">C<text:span text:style-name="T736">11</text:span> – sklad luceren <text:span text:style-name="T695">a dílna na výrobu svic</text:span></text:h>
      <text:p text:style-name="P64"><text:span text:style-name="T596">Je </text:span><text:span text:style-name="T597">tu</text:span><text:span text:style-name="T596"> cítit silný zápach</text:span> (<text:span text:style-name="T701">stejný jako v C10</text:span>).</text:p>
      <text:p text:style-name="P23"><text:span text:style-name="T823">N</text:span>a polici <text:span text:style-name="T823">zavěšené na severní stěně jsou</text:span> <text:span text:style-name="T696">dvě </text:span>lucerny <text:span text:style-name="T358">(kart</text:span><text:span text:style-name="T544">a </text:span><text:span text:style-name="T1013">elfská lucerna</text:span><text:span text:style-name="T358">)</text:span>.</text:p>
      <text:p text:style-name="P24">U jižní stěny je pracovní stůl <text:span text:style-name="T912">a dřevěná židle</text:span>.</text:p>
      <text:list xml:id="list3221752540" text:style-name="L98">
        <text:list-item>
          <text:p text:style-name="P469">Na něm jsou:</text:p>
          <text:list>
            <text:list-item>
              <text:p text:style-name="P469">Formy na svíčky, nůžky, <text:span text:style-name="T697">špachtle, rydla.</text:span></text:p>
            </text:list-item>
            <text:list-item>
              <text:p text:style-name="P469"><text:span text:style-name="T698">Několik prázdných</text:span> <text:span text:style-name="T698">špulek.</text:span></text:p>
              <text:list>
                <text:list-header>
                  <text:p text:style-name="P470"><text:span text:style-name="T824">(</text:span>Původně na nich byl knot, ale dávno se rozpadl<text:span text:style-name="T824">)</text:span>.</text:p>
                </text:list-header>
              </text:list>
            </text:list-item>
            <text:list-item>
              <text:p text:style-name="P471"><text:span text:style-name="T793">Nádoba</text:span> se zbytkem vosku.</text:p>
              <text:list>
                <text:list-item>
                  <text:p text:style-name="P471">Dá se z něj vyrobit 6 svic <text:span text:style-name="T825">(každá svítí 6 hodin)</text:span>.</text:p>
                </text:list-item>
              </text:list>
            </text:list-item>
          </text:list>
        </text:list-item>
      </text:list>
      <text:p text:style-name="P20">V západní části místnosti je <text:span text:style-name="T1030">nahrnutá</text:span> hromada suti.</text:p>
      <text:list xml:id="list2541915985" text:style-name="L99">
        <text:list-item>
          <text:p text:style-name="P354">Na ní je velké hnízdo.</text:p>
        </text:list-item>
      </text:list>
      <text:list xml:id="list3145176707" text:style-name="L100">
        <text:list-item>
          <text:p text:style-name="P697"><text:span text:style-name="T699">V hnízdě jsou 3 vejce </text:span><text:span text:style-name="T522">plivajícího ještěra</text:span><text:span text:style-name="T699">.</text:span></text:p>
        </text:list-item>
        <text:list-item>
          <text:p text:style-name="P698">Vedle jsou ohlodané zbytky <text:span text:style-name="T1063">dvou menších ještěrů</text:span>.</text:p>
        </text:list-item>
      </text:list>
      <text:list xml:id="list2625082394" text:style-name="L101">
        <text:list-item>
          <text:p text:style-name="P699"><text:span text:style-name="T598">Hnízdo </text:span><text:span text:style-name="T599">se zlověstným syčením</text:span><text:span text:style-name="T598"> zuřivě brání dospělý</text:span><text:span text:style-name="T606"> </text:span><text:span text:style-name="T352">plivající ještě</text:span><text:span text:style-name="T348">r</text:span><text:span text:style-name="T994"> (karta).</text:span></text:p>
          <text:list>
            <text:list-item>
              <text:p text:style-name="P701">Když ho postavy nechají být a nebudou se k hnízdu přibližovat, nebude si jich všímat.</text:p>
            </text:list-item>
            <text:list-item>
              <text:p text:style-name="P702"><text:soft-page-break/>Ještěr je v hnízdě částečně skrytý – má výhodu (+1) proti střelbě. Může se také schovat úplně, aby si připravil další plivnutí žíraviny.</text:p>
            </text:list-item>
            <text:list-item>
              <text:p text:style-name="P700"><text:span text:style-name="T523">Ještě</text:span><text:span text:style-name="T524">r</text:span><text:span text:style-name="T523"> po tmě nevidí, ale postavy nejspíš budou mít světlo.</text:span></text:p>
              <text:list>
                <text:list-item>
                  <text:p text:style-name="P700"><text:span text:style-name="T523">Pokud ne, ještě</text:span><text:span text:style-name="T524">r</text:span><text:span text:style-name="T523"> dokáž</text:span><text:span text:style-name="T524">e</text:span><text:span text:style-name="T523"> bojovat i po tmě (po sluchu a </text:span><text:span text:style-name="T524">po</text:span><text:span text:style-name="T523"> čichu). Bud</text:span><text:span text:style-name="T524">e</text:span><text:span text:style-name="T523"> na to mít velkou nevýhodu, ale postavy </text:span><text:span text:style-name="T524">nejspíš </text:span><text:span text:style-name="T523">taky, takže si nikdo postihy počítat nebude.</text:span></text:p>
                </text:list-item>
              </text:list>
            </text:list-item>
          </text:list>
        </text:list-item>
      </text:list>
      <text:p text:style-name="P84"><text:span text:style-name="Emphasis"><text:span text:style-name="T640">Na stěně naproti vchodu je nápis ve staroelfštině:</text:span></text:span></text:p>
      <text:list xml:id="list4235475752" text:style-name="L102">
        <text:list-header>
          <text:p text:style-name="P465"><text:span text:style-name="Emphasis"><text:span text:style-name="T291">„Klaním se před tebou, Nirvi, pane obchodu a řemesel.“</text:span></text:span></text:p>
        </text:list-header>
      </text:list>
      <text:h text:style-name="P786" text:outline-level="3">C12 – <text:span text:style-name="T829">toaleta</text:span></text:h>
      <text:p text:style-name="P48">Do místnosti vedou <text:span text:style-name="T1045">zavřené</text:span> <text:span text:style-name="T897">obyčejné</text:span> dveře s klikou.</text:p>
      <text:list xml:id="list134760091175734" text:continue-list="list134760840192960" text:style-name="L29">
        <text:list-item>
          <text:p text:style-name="P316">Je na nich symbol ve tvaru kruhu.</text:p>
        </text:list-item>
      </text:list>
      <text:p text:style-name="P36"><text:span text:style-name="T858">Uvnitř je a</text:span>natomicky tvarovaná kamenná lavice s kruhovou dírou uprostřed.</text:p>
      <text:h text:style-name="P787" text:outline-level="3">C13 – obytná místnost mistra sochaře</text:h>
      <text:p text:style-name="P125"><text:span text:style-name="T322">D</text:span><text:span text:style-name="T185">o místnosti </text:span><text:span text:style-name="T322">vedou </text:span><text:span text:style-name="T323">obyčejné</text:span><text:span text:style-name="T322"> zavřené dveře s klikou a zámkem.</text:span></text:p>
      <text:list xml:id="list1449209652" text:style-name="L103">
        <text:list-item>
          <text:p text:style-name="P472"><text:span text:style-name="T1047">J</text:span>sou zamčené.</text:p>
        </text:list-item>
      </text:list>
      <text:list xml:id="list3390462262" text:style-name="L104">
        <text:list-item>
          <text:p text:style-name="P560"><text:span text:style-name="T512">D</text:span><text:span text:style-name="T358">o zámku pasuje </text:span><text:span text:style-name="T513">klíč </text:span><text:span text:style-name="T358">s </text:span><text:span text:style-name="T526">písmenem</text:span><text:span text:style-name="T358"> ‚</text:span><text:span text:style-name="T748">S’.</text:span></text:p>
          <text:list>
            <text:list-item>
              <text:p text:style-name="P703"><text:span text:style-name="T512">J</text:span><text:span text:style-name="T492">e na k</text:span><text:span text:style-name="T525">roužku</text:span><text:span text:style-name="T492"> s klíči </text:span><text:span text:style-name="T493">ve</text:span><text:span text:style-name="T492"> dveřích </text:span><text:span text:style-name="T494">do</text:span><text:span text:style-name="T749"> </text:span><text:span text:style-name="T61">dílny</text:span><text:span text:style-name="T492"> B1.</text:span></text:p>
            </text:list-item>
          </text:list>
        </text:list-item>
      </text:list>
      <text:p text:style-name="P32">V místnosti je:</text:p>
      <text:list xml:id="list3604973610" text:style-name="L105">
        <text:list-item>
          <text:p text:style-name="P355"><text:soft-page-break/>Postel</text:p>
          <text:list>
            <text:list-item>
              <text:p text:style-name="P568">Matrace i pokrývky se už dávno rozpadly v prach.</text:p>
            </text:list-item>
          </text:list>
        </text:list-item>
        <text:list-item>
          <text:p text:style-name="P355">Noční stolek</text:p>
          <text:list>
            <text:list-item>
              <text:p text:style-name="P473">Na něm stojí malý kovový kelímek.</text:p>
            </text:list-item>
          </text:list>
        </text:list-item>
        <text:list-item>
          <text:p text:style-name="P357">Truhla</text:p>
          <text:list>
            <text:list-item>
              <text:p text:style-name="P474">Je zamčená visacím zámkem.</text:p>
              <text:list>
                <text:list-item>
                  <text:p text:style-name="P474">Dá se urazit nebo třeba odemknout paklíčem.</text:p>
                </text:list-item>
              </text:list>
            </text:list-item>
            <text:list-item>
              <text:p text:style-name="P704"><text:span text:style-name="T999">Uvnitř</text:span> <text:span text:style-name="T828">je balík pečlivě zabalený do koženého obalu</text:span>:</text:p>
              <text:list>
                <text:list-item>
                  <text:p text:style-name="P475">Skicy různých soch</text:p>
                  <text:list>
                    <text:list-item>
                      <text:p text:style-name="P705">Na většině z nich jsou elfové, jedna ale zobrazuje trpaslici <text:span text:style-name="T998">(sochu v B1)</text:span>.</text:p>
                    </text:list-item>
                  </text:list>
                </text:list-item>
                <text:list-item>
                  <text:p text:style-name="P358">Dopis od velmistra sochařského kolegia<text:span text:style-name="T358"> (rekvizita </text:span><text:span text:style-name="T574">C13-r1</text:span><text:span text:style-name="T358">)</text:span>.</text:p>
                </text:list-item>
              </text:list>
            </text:list-item>
          </text:list>
        </text:list-item>
      </text:list>
      <text:h text:style-name="P788" text:outline-level="3">C14 – <text:span text:style-name="T882">obytná místnost mága</text:span></text:h>
      <text:p text:style-name="P50">Do místnosti vedou <text:span text:style-name="T1048">obyčejné</text:span> <text:span text:style-name="T1044">zavřené</text:span> dveře s klikou <text:span text:style-name="T1046">a zámkem</text:span>.</text:p>
      <text:list xml:id="list979728646" text:style-name="L106">
        <text:list-item>
          <text:p text:style-name="P476">Jsou odemčené.</text:p>
        </text:list-item>
        <text:list-item>
          <text:p text:style-name="P476">Klíč nikde v podzemí není.</text:p>
        </text:list-item>
      </text:list>
      <text:p text:style-name="P33">V místnosti je:</text:p>
      <text:list xml:id="list134760587425604" text:continue-list="list3604973610" text:style-name="L105">
        <text:list-item>
          <text:p text:style-name="P356">Postel</text:p>
          <text:list>
            <text:list-item>
              <text:p text:style-name="P569"><text:span text:style-name="T884">V silné</text:span><text:span text:style-name="T153"> vrstvě prachu je zapadlý nějaký kovový předmět.</text:span></text:p>
              <text:list>
                <text:list-item>
                  <text:p text:style-name="P706"><text:soft-page-break/>Je to<text:span text:style-name="T752">:</text:span> <text:span text:style-name="T185">ocelový klíč s </text:span><text:span text:style-name="T304">vyryt</text:span><text:span text:style-name="T305">ý</text:span><text:span text:style-name="T304">m</text:span><text:span text:style-name="T185"> elfsk</text:span><text:span text:style-name="T304">ým</text:span><text:span text:style-name="T303"> písmen</text:span><text:span text:style-name="T304">em</text:span><text:span text:style-name="T185"> ‚A‘</text:span>.</text:p>
                  <text:p text:style-name="P707">(Otevírá dveře do laboratoře C15.)</text:p>
                </text:list-item>
              </text:list>
            </text:list-item>
          </text:list>
        </text:list-item>
        <text:list-item>
          <text:p text:style-name="P356">Noční stolek</text:p>
        </text:list-item>
        <text:list-item>
          <text:p text:style-name="P359">Okovaná truhla</text:p>
          <text:list>
            <text:list-item>
              <text:p text:style-name="P360"><text:span text:style-name="T875">Má</text:span> na sobě <text:span text:style-name="T875">vytepané</text:span> <text:span text:style-name="T875">stříbrné</text:span> elfské runy.</text:p>
            </text:list-item>
            <text:list-item>
              <text:p text:style-name="P477"><text:span text:style-name="T901">N</text:span>a dotek brní <text:span text:style-name="T901">(je magická). Nejde připoutat.</text:span></text:p>
            </text:list-item>
            <text:list-item>
              <text:p text:style-name="P509"><text:span text:style-name="T877">Truhlu chrání magická past</text:span>.</text:p>
              <text:list>
                <text:list-item>
                  <text:p text:style-name="P478">P<text:span text:style-name="T878">ři pokusu truhlu poškodit nebo vypáčit přes použitý nástroj přeskočí výboj </text:span><text:span text:style-name="T879">bleskem</text:span><text:span text:style-name="T878"> 7/3kz proti Finese.</text:span></text:p>
                  <text:list>
                    <text:list-item>
                      <text:p text:style-name="P479">Pokud nástroj není celý kovový (třeba krumpáč nebo kladivo s kovovou násadou), zasažen<text:span text:style-name="T880">ý</text:span> má na obranu <text:span text:style-name="T1000">výhodu</text:span> (+1).</text:p>
                    </text:list-item>
                    <text:list-item>
                      <text:p text:style-name="P479">Když není kovový vůbec (např. kamenná palice), tak má dokonce velkou výhodu (+2).</text:p>
                    </text:list-item>
                    <text:list-item>
                      <text:p text:style-name="P480">Když <text:span text:style-name="T881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81">Nemá zámek – je zavřená kouzlem.</text:p>
              <text:list>
                <text:list-item>
                  <text:p text:style-name="P482">Otevírací formule je „<text:span text:style-name="T278">Era solren“</text:span><text:span text:style-name="T876">.</text:span></text:p>
                  <text:list>
                    <text:list-header>
                      <text:p text:style-name="P483"><text:span text:style-name="T1001">(</text:span>Formuli mohou hráči nalézt <text:span text:style-name="T1001">na svitku (C15-r2) v laboratoři C15</text:span>.<text:span text:style-name="T1001">)</text:span></text:p>
                    </text:list-header>
                  </text:list>
                </text:list-item>
              </text:list>
            </text:list-item>
            <text:list-item>
              <text:p text:style-name="P361"><text:span text:style-name="T358">Uvnitř </text:span><text:span text:style-name="T476">truhly</text:span><text:span text:style-name="T358"> </text:span><text:span text:style-name="T475">je </text:span><text:span text:style-name="T874">elfská lyra</text:span><text:span text:style-name="T474"> </text:span><text:span text:style-name="T475">(karta)</text:span></text:p>
            </text:list-item>
          </text:list>
        </text:list-item>
      </text:list>
      <text:h text:style-name="P789" text:outline-level="3"><text:soft-page-break/>C1<text:span text:style-name="T762">5</text:span> –<text:span text:style-name="T655"> laboratoř</text:span></text:h>
      <text:p text:style-name="P126"><text:span text:style-name="T756">Do </text:span><text:span text:style-name="T40">místnosti</text:span><text:span text:style-name="T756"> </text:span><text:span text:style-name="T41">vedou bytelné dveře </text:span><text:span text:style-name="T42">s klikou a zámkem</text:span><text:span text:style-name="T41">.</text:span></text:p>
      <text:list xml:id="list619860707" text:style-name="L107">
        <text:list-item>
          <text:p text:style-name="P266">Jsou zamčené.</text:p>
        </text:list-item>
      </text:list>
      <text:list xml:id="list1565706366" text:style-name="L108">
        <text:list-item>
          <text:p text:style-name="P708"><text:span text:style-name="T54">K vyražení je potřeba beranidlo </text:span><text:span text:style-name="T55">nebo jiný vhodný nástroj</text:span><text:span text:style-name="T54">.</text:span></text:p>
        </text:list-item>
        <text:list-item>
          <text:p text:style-name="P267">Zámek je příliš složitý na otevření paklíčem.</text:p>
        </text:list-item>
      </text:list>
      <text:list xml:id="list2741350323" text:style-name="L109">
        <text:list-item>
          <text:p text:style-name="P709"><text:span text:style-name="T56">P</text:span><text:span text:style-name="T53">asuje </text:span><text:span text:style-name="T56">do něj</text:span><text:span text:style-name="T53"> </text:span><text:span text:style-name="T23">klíč s elfsk</text:span><text:span text:style-name="T37">ým</text:span><text:span text:style-name="T38"> písmen</text:span><text:span text:style-name="T37">em</text:span><text:span text:style-name="T23"> ‚A‘.</text:span></text:p>
          <text:list>
            <text:list-item>
              <text:p text:style-name="P268">Klíč leží na posteli v obytné místnosti mága (C14).</text:p>
            </text:list-item>
          </text:list>
        </text:list-item>
      </text:list>
      <text:p text:style-name="P31">U stěn stojí:</text:p>
      <text:list xml:id="list1887153943" text:style-name="L110">
        <text:list-item>
          <text:p text:style-name="P362">Prázdná skříň s policema.</text:p>
        </text:list-item>
        <text:list-item>
          <text:p text:style-name="P363"><text:span text:style-name="T1031">Zavřená s</text:span>kříň</text:p>
          <text:list>
            <text:list-item>
              <text:p text:style-name="P710"><text:span text:style-name="T454">Uvnitř jsou </text:span><text:span text:style-name="T274">p</text:span><text:span text:style-name="T275">řesýpací hodiny</text:span><text:span text:style-name="T527"> </text:span><text:span text:style-name="T528">(karta)</text:span><text:span text:style-name="T527">.</text:span></text:p>
            </text:list-item>
          </text:list>
        </text:list-item>
      </text:list>
      <text:list xml:id="list3354851092" text:style-name="L111">
        <text:list-item>
          <text:p text:style-name="P364">Velká truhla s masivním visacím zámkem</text:p>
          <text:list>
            <text:list-item>
              <text:p text:style-name="P484">Zámek jde otevřít šperhákem, urazit, něčím vypáčit, a podobně.</text:p>
            </text:list-item>
            <text:list-item>
              <text:p text:style-name="P485">Uvnitř je:</text:p>
              <text:list>
                <text:list-item>
                  <text:p text:style-name="P486">Velký pytel plný jemného písku</text:p>
                </text:list-item>
                <text:list-item>
                  <text:p text:style-name="P711"><text:span text:style-name="T529">V</text:span><text:span text:style-name="T530">elk</text:span><text:span text:style-name="T529">ý</text:span><text:span text:style-name="T530"> krystal horského křišťálu </text:span><text:span text:style-name="T529">(karta </text:span><text:span text:style-name="T306">horský křišťál</text:span><text:span text:style-name="T529">)</text:span></text:p>
                </text:list-item>
                <text:list-item>
                  <text:p text:style-name="P365"><text:span text:style-name="T911">Lektvar ohnivého dechu</text:span><text:span text:style-name="T464"> </text:span><text:span text:style-name="T487">(karta)</text:span></text:p>
                </text:list-item>
              </text:list>
            </text:list-item>
          </text:list>
        </text:list-item>
        <text:list-item>
          <text:p text:style-name="P366">Stůl <text:span text:style-name="T913">a dřevěná židle</text:span></text:p>
          <text:list>
            <text:list-item>
              <text:p text:style-name="P712"><text:span text:style-name="T465">Na stole </text:span><text:span text:style-name="T466">stojí</text:span><text:span text:style-name="T465">:</text:span></text:p>
              <text:list>
                <text:list-item>
                  <text:p text:style-name="P367"><text:soft-page-break/><text:span text:style-name="T1002">mosazný s</text:span>vícen</text:p>
                </text:list-item>
                <text:list-item>
                  <text:p text:style-name="P487"><text:span text:style-name="T1002">p</text:span>sací potřeby</text:p>
                </text:list-item>
                <text:list-item>
                  <text:p text:style-name="P713"><text:span text:style-name="T533">l</text:span><text:span text:style-name="T532">ahvička se stříbrným inkoustem </text:span><text:span text:style-name="T531">(karta </text:span><text:span text:style-name="T307">stříbrný inkoust</text:span><text:span text:style-name="T531">)</text:span></text:p>
                </text:list-item>
              </text:list>
            </text:list-item>
            <text:list-item>
              <text:p text:style-name="P714"><text:span text:style-name="T277">Ve stole</text:span><text:span text:style-name="T276"> je šuplík.</text:span></text:p>
              <text:list>
                <text:list-item>
                  <text:p text:style-name="P368">Je překvapivě mělký na to, jak velký prostor zabírá.</text:p>
                  <text:list>
                    <text:list-item>
                      <text:p text:style-name="P712"><text:span text:style-name="T467">Uvnitř</text:span><text:span text:style-name="T465"> je:</text:span></text:p>
                      <text:list>
                        <text:list-item>
                          <text:p text:style-name="P715"><text:span text:style-name="T468">S</text:span><text:span text:style-name="T469">vitek </text:span><text:span text:style-name="T191">Pojednání o božských atributech</text:span><text:span text:style-name="T470"> (rekvizita </text:span><text:span text:style-name="T570">c15-r1</text:span><text:span text:style-name="T470">).</text:span></text:p>
                        </text:list-item>
                      </text:list>
                    </text:list-item>
                    <text:list-item>
                      <text:p text:style-name="P716"><text:span text:style-name="T473">M</text:span><text:span text:style-name="T471">á dvojité dno.</text:span></text:p>
                      <text:list>
                        <text:list-item>
                          <text:p text:style-name="P716"><text:span text:style-name="T471">Uvnitř je </text:span><text:span text:style-name="T472">svitek </text:span><text:span text:style-name="T289">očarování rukavic</text:span><text:span text:style-name="T483"> (karta)</text:span></text:p>
                          <text:list>
                            <text:list-item>
                              <text:p text:style-name="P369"><text:span text:style-name="T483">T</text:span><text:span text:style-name="T471">ento svitek </text:span><text:span text:style-name="T485">mohou</text:span><text:span text:style-name="T471"> postavy použít, až když seženou ingredience uvedené na kartě. Musí také </text:span><text:span text:style-name="T485">mít</text:span><text:span text:style-name="T471"> obyčejné rukavice, které budou očarovávat – třeba ty, které jsou součástí zbroje mrtvého elfa v A7. </text:span><text:span text:style-name="T485">Použitím svitku se z těchto rukavic stanou kouzelné </text:span><text:span text:style-name="T910">nabíjecí rukavice</text:span><text:span text:style-name="T486"> (karta). Svitek se tím spotřebuje (lze ho použít jen jednou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Na stěnách jsou pověšené obrazy.</text:p>
      <text:list xml:id="list1722595269" text:style-name="L112">
        <text:list-item>
          <text:p text:style-name="P717"><text:span text:style-name="T248">Na západní straně:</text:span><text:span text:style-name="T798"> </text:span>Údolí s vodopádem.</text:p>
          <text:p text:style-name="P717"><text:span text:style-name="T248">Na severní straně:</text:span><text:span text:style-name="T798"> </text:span>Letící orel.</text:p>
        </text:list-item>
        <text:list-item>
          <text:p text:style-name="P718"><text:soft-page-break/><text:span text:style-name="T185">Na východní straně:</text:span> Horské štíty.</text:p>
          <text:list>
            <text:list-item>
              <text:p text:style-name="P719"><text:span text:style-name="T855">Pod obrazem </text:span><text:span text:style-name="T856">horských štítů</text:span><text:span text:style-name="T855"> je </text:span><text:span text:style-name="T857">ve stěně zabudovaná schránka</text:span><text:span text:style-name="T802"> </text:span>(modrá značka na mapě)<text:span text:style-name="T797">. Po sundání obrazu je vidět do stěny vsazená čtvercová deska.</text:span></text:p>
            </text:list-item>
          </text:list>
        </text:list-item>
      </text:list>
      <text:list xml:id="list1967784004" text:style-name="L113">
        <text:list-item>
          <text:p text:style-name="P722">Jsou na ní následující symboly:</text:p>
          <text:list>
            <text:list-item>
              <text:p text:style-name="P722">Trojúhelník, kruh, čtverec, spirála, kříž.</text:p>
              <text:list>
                <text:list-item>
                  <text:p text:style-name="P723">Schránka se otevře, když někdo stiskne symbol <text:span text:style-name="T185">čtverce</text:span>, potom <text:span text:style-name="T185">kříže</text:span> a nakonec <text:span text:style-name="T185">trojúhelníku</text:span>.</text:p>
                  <text:list>
                    <text:list-item>
                      <text:p text:style-name="P724">Na tom, jaké symboly byly stisknuté před tím, nezáleží.</text:p>
                    </text:list-item>
                  </text:list>
                </text:list-item>
                <text:list-item>
                  <text:p text:style-name="P725">Když někdo stiskne špatný symbol, vyjede z něj <text:span text:style-name="T801">jako prst dlouhá</text:span> jehlice s <text:span text:style-name="T800">jedem</text:span>:</text:p>
                  <text:list>
                    <text:list-item>
                      <text:p text:style-name="P720">Jedná se o vlčí mor (rostlinný jed):</text:p>
                      <text:list>
                        <text:list-item>
                          <text:p text:style-name="P726"><text:span text:style-name="T826">síla 5, </text:span>latence <text:span text:style-name="T803">15</text:span> <text:span text:style-name="T803">minut,</text:span> <text:span text:style-name="T799">působení 3 hodiny.</text:span></text:p>
                        </text:list-item>
                        <text:list-item>
                          <text:p text:style-name="P720"><text:span text:style-name="T185">Příznaky:</text:span> Pocit znecitlivění a mravenčení zasažené části, pocení, průjem, silné zvracení, úzkost, zimnice, později <text:span text:style-name="T1003">případně</text:span>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727">Z každé jehlice, která nikoho neotrávila, je možné získat jednu dávku tohoto jedu.</text:p>
                </text:list-item>
              </text:list>
            </text:list-item>
          </text:list>
        </text:list-item>
        <text:list-item>
          <text:p text:style-name="P728">Uvnitř schránky je:</text:p>
          <text:list>
            <text:list-item>
              <text:p text:style-name="P488">Malá skleněná lahvička.</text:p>
              <text:list>
                <text:list-item>
                  <text:p text:style-name="P729"><text:soft-page-break/><text:span text:style-name="T484">J</text:span><text:span text:style-name="T358">e to </text:span><text:span text:style-name="T185">sérotvorný flakón</text:span><text:span text:style-name="T358"> (karta)</text:span></text:p>
                </text:list-item>
              </text:list>
            </text:list-item>
            <text:list-item>
              <text:p text:style-name="P730">Svitek s oznámením o doručení bezpečnostní truhly (rekvizita <text:span text:style-name="T600">c15-r2</text:span>).</text:p>
              <text:list>
                <text:list-header>
                  <text:p text:style-name="P721"><text:span text:style-name="T1004">(Formule uvedená na svitku, </text:span><text:span text:style-name="T477">„</text:span><text:span text:style-name="T278">Era solren“,</text:span><text:span text:style-name="T909"> otevírá truhlu v mágově obytné místnosti C14).</text:span></text:p>
                </text:list-header>
              </text:list>
            </text:list-item>
          </text:list>
        </text:list-item>
      </text:list>
      <text:h text:style-name="P790" text:outline-level="3">C16 – umývárna</text:h>
      <text:p text:style-name="P51">Do místnosti vedou <text:span text:style-name="T897">obyčejné zavřené</text:span> dveře s klikou.</text:p>
      <text:list xml:id="list134760430122719" text:continue-list="list134760091175734" text:style-name="L29">
        <text:list-item>
          <text:p text:style-name="P317">Je na nich symbol ve tvaru <text:span text:style-name="T1039">mísy</text:span>.</text:p>
        </text:list-item>
      </text:list>
      <text:p text:style-name="P35">V místnosti je stolek s umývadlem, vedle něj vědro na vodu.</text:p>
      <text:list xml:id="list134759425028089" text:continue-list="list2988874488" text:style-name="L55">
        <text:list-item>
          <text:p text:style-name="P370">Na stolku je zbytek mýdla.</text:p>
        </text:list-item>
        <text:list-item>
          <text:p text:style-name="P607"><text:span text:style-name="T185">Ze zdi </text:span><text:span text:style-name="T258">čouhá</text:span><text:span text:style-name="T185"> </text:span><text:span text:style-name="T258">měděná</text:span><text:span text:style-name="T185"> trubka s páčkou.</text:span></text:p>
          <text:list>
            <text:list-item>
              <text:p text:style-name="P416"><text:span text:style-name="T834">Po otočení páčkou z trubky teče voda</text:span>.</text:p>
            </text:list-item>
          </text:list>
        </text:list-item>
      </text:list>
      <text:h text:style-name="P791" text:outline-level="3">C1<text:span text:style-name="T829">7</text:span> – zbrojnice</text:h>
      <text:p text:style-name="P121">TODO: Co když postavy překlopí páku hned zpět?</text:p>
      <text:list xml:id="list4273093737" text:style-name="L114">
        <text:list-item>
          <text:p text:style-name="P731">Asi by je to mohlo zachránit. <text:span text:style-name="T1032">Zamořená bude jen místnost B8. Po několika minutách se jed rozptýlí natolik, že už nebude nebezpečný.</text:span></text:p>
        </text:list-item>
      </text:list>
      <text:p text:style-name="P122">TODO: Páka se po chvíli sama překlopí zpět dolů <text:span text:style-name="T1036">(jinak by po elfech musela zůstat nahoře)</text:span>.</text:p>
      <text:p text:style-name="P123">TODO: „Dole“ by mělo znamenat „vypnuto“. Západky umožňují páky zaaretovat jen v pozici „dole“.</text:p>
      <text:p text:style-name="P124"><text:soft-page-break/>TODO: Zadržení dechu? (Dá postavám 2 kola). <text:span text:style-name="T1033">Všechny příznaky ale nastanou i tak (jen později), jed se vstřebává kůží.</text:span></text:p>
      <text:p text:style-name="P39"><text:span text:style-name="T1049">D</text:span>o místnosti <text:span text:style-name="T1049">vedou</text:span> bytelné otevřené <text:span text:style-name="T1049">dveře s klikou a zámkem</text:span>.</text:p>
      <text:list xml:id="list1237204950" text:style-name="L115">
        <text:list-item>
          <text:p text:style-name="P732"><text:span text:style-name="T550">Pasuje do něj </text:span><text:span text:style-name="T324">klíč s elfským písmenem ‚</text:span><text:span text:style-name="T757">Z</text:span><text:span text:style-name="T324">‘</text:span><text:span text:style-name="T550">, který má u sebe mrtvá el</text:span><text:span text:style-name="T551">f</text:span><text:span text:style-name="T550">ka v B9.</text:span></text:p>
        </text:list-item>
      </text:list>
      <text:p text:style-name="P34">U stěn jsou prázdné stojany na zbraně.</text:p>
      <text:p text:style-name="P119"><text:span text:style-name="T340">Na </text:span><text:span text:style-name="T341">východní </text:span><text:span text:style-name="T340">stěně j</text:span><text:span text:style-name="T342">sou dvě páky</text:span><text:span text:style-name="T340">. </text:span><text:span text:style-name="T343">Nad každou z nich je tabulka s nápisem.</text:span></text:p>
      <text:list xml:id="list3951557984" text:style-name="L116">
        <text:list-item>
          <text:p text:style-name="P489"><text:span text:style-name="T813">Na obou pákách jsou západky</text:span>.</text:p>
          <text:list>
            <text:list-item>
              <text:p text:style-name="P490">Obě jsou vytaženy, <text:span text:style-name="T827">páky je tedy možné překlápět</text:span>.</text:p>
            </text:list-item>
          </text:list>
        </text:list-item>
        <text:list-item>
          <text:p text:style-name="P491">Nad <text:span text:style-name="T814">levou</text:span> pákou je <text:span text:style-name="T812">napsáno</text:span>:</text:p>
          <text:list>
            <text:list-header>
              <text:p text:style-name="P371">„Nebezpečí úrazu.<text:line-break/><text:tab/><text:span text:style-name="T812">Před aktivací obranných opatření se ujistěte, že v objektu nikdo není.</text:span>“</text:p>
            </text:list-header>
          </text:list>
        </text:list-item>
      </text:list>
      <text:list xml:id="list3300459224" text:style-name="L117">
        <text:list-item>
          <text:p text:style-name="P492">Nad <text:span text:style-name="T814">pravou</text:span> pákou je <text:span text:style-name="T812">napsáno:</text:span></text:p>
          <text:list>
            <text:list-header>
              <text:p text:style-name="P372">„<text:span text:style-name="T654">Smrtelné nebezpečí.<text:line-break/><text:tab/>Před použitím se ujistěte, že ve vstupní hale a ve věži nikdo nezůstal a že oboje bezpečnostní dveře jsou zavřené a utěsněné.</text:span>“</text:p>
            </text:list-header>
          </text:list>
        </text:list-item>
      </text:list>
      <text:p text:style-name="P78">Zatáhnutí za levou páku vypne pasti v C6 a C8 (po šlápnutí na spouštěcí dlaždice ze stěn nebudou vylétat ohnivé střely).</text:p>
      <text:list xml:id="list3920273978" text:style-name="L118">
        <text:list-item>
          <text:p text:style-name="P507">Překlopením páky zpět se pasti opět aktivují.</text:p>
        </text:list-item>
      </text:list>
      <text:p text:style-name="P73">Když <text:span text:style-name="T814">někdo zatáhne </text:span>za <text:span text:style-name="T814">pravou</text:span> <text:span text:style-name="T814">páku</text:span>:</text:p>
      <text:list xml:id="list2641227573" text:style-name="L119">
        <text:list-item>
          <text:p text:style-name="P733"><text:soft-page-break/><text:span text:style-name="T249">Ze stěny za pákou se ozvalo zaklapání nějakého mechanismu. </text:span><text:span text:style-name="T250">O chvíli později je někde v dálce slyšet syčení.</text:span></text:p>
        </text:list-item>
        <text:list-item>
          <text:p text:style-name="P733"><text:span text:style-name="T422">Páka vypustí</text:span><text:span text:style-name="T364"> jedovatý plyn do místností C</text:span><text:span text:style-name="T422">7</text:span><text:span text:style-name="T364"> a C</text:span><text:span text:style-name="T422">8</text:span><text:span text:style-name="T364">. </text:span><text:span text:style-name="T422">Odtamtud se začne šířit celým podzemím a zabije všechno živé. Přežijí jen ti, kdo včas utečou ven z podzemí.</text:span></text:p>
        </text:list-item>
        <text:list-item>
          <text:p text:style-name="P734"><text:span text:style-name="T568">Z</text:span><text:span text:style-name="T569">ačni počítat čas na kola.</text:span></text:p>
          <text:list>
            <text:list-item>
              <text:p text:style-name="P735"><text:span text:style-name="T443">Každé kolo se plyn rozšíří do </text:span><text:span text:style-name="T433">bezprostředně sousedních místností (šíří se ve vlně):</text:span></text:p>
              <text:list>
                <text:list-item>
                  <text:p text:style-name="P735"><text:span text:style-name="T443">V prvním kole z C8 do C9 (a pokud jsou otevřené dveře C8</text:span><text:span text:style-name="T434">-</text:span><text:span text:style-name="T443">d1, tak i do C16), v dalším kole do C10 (a </text:span><text:span text:style-name="T434">pokud jsou otevřené dveře C8-d1, tak i</text:span><text:span text:style-name="T443"> do C1</text:span><text:span text:style-name="T538">7</text:span><text:span text:style-name="T443"> a nahoru po schodech do B5, </text:span><text:span text:style-name="T539">B6 a B9</text:span><text:span text:style-name="T434">),</text:span><text:span text:style-name="T443"> </text:span><text:span text:style-name="T534">a</text:span><text:span text:style-name="T443">td.</text:span></text:p>
                </text:list-item>
                <text:list-item>
                  <text:p text:style-name="P736"><text:span text:style-name="T444">Stejnou rychlostí se pohybují i postavy (za jedno kolo se tedy dostanou zhruba z jedné místnosti do druhé). </text:span><text:span text:style-name="T435">Když běží chodbou, je to zhruba 8 čtverců na mapě za kolo.</text:span></text:p>
                  <text:list>
                    <text:list-item>
                      <text:p text:style-name="P736"><text:span text:style-name="T444">Podlézání pod mříží C3 zabere </text:span><text:span text:style-name="T448">jedno kolo za každou postavu</text:span><text:span text:style-name="T444">.</text:span></text:p>
                    </text:list-item>
                    <text:list-item>
                      <text:p text:style-name="P737"><text:span text:style-name="T445">Šplhání studnou (z C1 do A</text:span><text:span text:style-name="T537">4</text:span><text:span text:style-name="T445">) nahoru trvá pět kol, </text:span><text:span text:style-name="T449">šplhat ale může víc postav za sebou.</text:span><text:span text:style-name="T445"> </text:span><text:span text:style-name="T535">P</text:span><text:span text:style-name="T445">lynu to zabere jen jedno kolo.</text:span></text:p>
                    </text:list-item>
                    <text:list-item>
                      <text:p text:style-name="P737"><text:span text:style-name="T445">Šplhání po </text:span><text:span text:style-name="T450">zborcených</text:span><text:span text:style-name="T445"> schodech ve věži (B</text:span><text:span text:style-name="T536">7</text:span><text:span text:style-name="T445">) zabere </text:span><text:span text:style-name="T450">2</text:span><text:span text:style-name="T445"> kola </text:span><text:span text:style-name="T450">za každou šplhající postavu.</text:span><text:span text:style-name="T445"> </text:span><text:span text:style-name="T535">P</text:span><text:span text:style-name="T445">lyn to zvládne za jedno </text:span><text:span text:style-name="T426">kolo</text:span><text:span text:style-name="T445">.</text:span></text:p>
                    </text:list-item>
                  </text:list>
                </text:list-item>
              </text:list>
            </text:list-item>
            <text:list-item>
              <text:p text:style-name="P493"><text:span text:style-name="T1005">Pokud jsou</text:span> postavy <text:span text:style-name="T1005">v daném kole</text:span> v místnosti, kam se ještě plyn nedostal, tak se jim nic neděje.</text:p>
            </text:list-item>
            <text:list-item>
              <text:p text:style-name="P738"><text:soft-page-break/><text:span text:style-name="T443">Za každé kolo strávené v zamořené místnosti </text:span><text:span text:style-name="T424">se posunou po následující stupnici – na začátku každého kola jim řekni, co se jim děje:</text:span></text:p>
            </text:list-item>
          </text:list>
        </text:list-item>
      </text:list>
      <text:list xml:id="list3422267860" text:style-name="L120">
        <text:list-item>
          <text:list>
            <text:list-item>
              <text:list>
                <text:list-item>
                  <text:list>
                    <text:list-item>
                      <text:p text:style-name="P494">Začínají vám slzet oči.</text:p>
                    </text:list-item>
                    <text:list-item>
                      <text:p text:style-name="P494">Spustila se vám silná rýma.</text:p>
                    </text:list-item>
                    <text:list-item>
                      <text:p text:style-name="P494">Začínají vás pálit oči.</text:p>
                    </text:list-item>
                    <text:list-item>
                      <text:p text:style-name="P739"><text:span text:style-name="T422">Začíná vá</text:span><text:span text:style-name="T432">s</text:span><text:span text:style-name="T422"> škrábat v krku.</text:span></text:p>
                    </text:list-item>
                    <text:list-item>
                      <text:p text:style-name="P494">Začíná vám červenat kůže na tváři.</text:p>
                    </text:list-item>
                    <text:list-item>
                      <text:p text:style-name="P494">Začíná vás pálit kůže na tváři. <text:span text:style-name="T1034">(TODO: Jak si toho všimnou? Dát sem něco jiného.)</text:span></text:p>
                    </text:list-item>
                    <text:list-item>
                      <text:p text:style-name="P494">Začíná se vám špatně dýchat.</text:p>
                    </text:list-item>
                    <text:list-item>
                      <text:p text:style-name="P494">Začíná vás pálit kůže po celém těle.</text:p>
                    </text:list-item>
                    <text:list-item>
                      <text:p text:style-name="P494">Začínáte se dusit.</text:p>
                    </text:list-item>
                    <text:list-item>
                      <text:p text:style-name="P740"><text:span text:style-name="T422">U</text:span><text:span text:style-name="T358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44057326" text:style-name="L121">
        <text:list-item>
          <text:p text:style-name="P495">Plyn je bez barvy a bez zápachu, takže kromě těchto účinků postavy nemají jak poznat, kde je a kde není.</text:p>
        </text:list-item>
        <text:list-item>
          <text:p text:style-name="P496"><text:span text:style-name="T1006">Při útěku se p</text:span>ozice <text:span text:style-name="T1006">na</text:span> stupnic<text:span text:style-name="T1006">i</text:span> <text:span text:style-name="T1006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741"><text:span text:style-name="T455">Snaž se</text:span><text:span text:style-name="T422"> vytvořit v hráčích pocit, že jim jde o čas a o život. Netlač na ně moc, </text:span><text:span text:style-name="T424">průběžné ohlašování zhoršujících se účinků by mělo </text:span><text:span text:style-name="T425">stačit</text:span><text:span text:style-name="T424">. </text:span><text:span text:style-name="T425">Nenech je ale příliš dlouho rozmýšlet.</text:span></text:p>
        </text:list-item>
        <text:list-item>
          <text:p text:style-name="P742"><text:soft-page-break/><text:span text:style-name="T423">Vypuštění plynu zabije všechno živé v podzemí, </text:span><text:span text:style-name="T428">co ještě nepobily postavy,</text:span><text:span text:style-name="T423"> což </text:span><text:span text:style-name="T429">mohou být</text:span><text:span text:style-name="T423">:</text:span></text:p>
          <text:list>
            <text:list-item>
              <text:p text:style-name="P742"><text:span text:style-name="T423">Ještěři </text:span><text:span text:style-name="T420">v </text:span><text:span text:style-name="T540">C10 a</text:span><text:span text:style-name="T420"> C11.</text:span></text:p>
            </text:list-item>
            <text:list-item>
              <text:p text:style-name="P742"><text:span text:style-name="T423">Pavouci v </text:span><text:span text:style-name="T420">C4.</text:span></text:p>
            </text:list-item>
            <text:list-item>
              <text:p text:style-name="P742"><text:span text:style-name="T423">Huňáči </text:span><text:span text:style-name="T421">v B</text:span><text:span text:style-name="T541">5</text:span><text:span text:style-name="T423"> utečou, stihnou ale odnést jen dvě koťata (každý jedno).</text:span></text:p>
            </text:list-item>
            <text:list-item>
              <text:p text:style-name="P743"><text:span text:style-name="T446">Hráčské postavy </text:span><text:span text:style-name="T427">(p</text:span><text:span text:style-name="T446">okud nestihnou utéct</text:span><text:span text:style-name="T427">)</text:span><text:span text:style-name="T446">.</text:span></text:p>
            </text:list-item>
          </text:list>
        </text:list-item>
        <text:list-item>
          <text:p text:style-name="P744"><text:span text:style-name="T430">Mimik v </text:span><text:span text:style-name="T504">B10</text:span><text:span text:style-name="T430"> je magický tvor a nepotřebuje dýchat, takže jed mu nic neudělá. </text:span><text:span text:style-name="T431">To samé platí pro všechny sochy.</text:span></text:p>
        </text:list-item>
        <text:list-item>
          <text:p text:style-name="P745"><text:span text:style-name="T431">P</text:span><text:span text:style-name="T447">lyn z podzemí za několik dní vyvětrá.</text:span></text:p>
          <text:list>
            <text:list-item>
              <text:p text:style-name="P745"><text:span text:style-name="T436">Přeživší p</text:span><text:span text:style-name="T447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88"><text:span text:style-name="T4">Dobrodružství </text:span><text:span text:style-name="T107">s</text:span><text:span text:style-name="T4">končí, </text:span><text:span text:style-name="T177">až</text:span><text:span text:style-name="T4"> když se </text:span><text:span text:style-name="T108">pro to hráči rozhodnou </text:span><text:span text:style-name="T178">(pokud už ale v podzemí nic zajímavého není, tak jim to řekni, nenech je marně hledat)</text:span><text:span text:style-name="T4">.</text:span></text:p>
      <text:list xml:id="list176983926" text:style-name="L122">
        <text:list-item>
          <text:p text:style-name="P746"><text:span text:style-name="T4">Před </text:span><text:span text:style-name="T109">koncem hry ještě</text:span><text:span text:style-name="T4"> </text:span><text:span text:style-name="T148">odehrajte</text:span><text:span text:style-name="T4"> prodej </text:span><text:span text:style-name="T149">nalezených pokladů</text:span><text:span text:style-name="T106">.</text:span></text:p>
          <text:list>
            <text:list-item>
              <text:p text:style-name="P748"><text:span text:style-name="T106">N</text:span><text:span text:style-name="T4">emusíte to hrát v roli, stačí posčítat ceny nalezených pokladů</text:span><text:span text:style-name="T179">, které se hráči rozhodnou prodat</text:span><text:span text:style-name="T4">.</text:span></text:p>
            </text:list-item>
            <text:list-item>
              <text:p text:style-name="P748"><text:span text:style-name="T4">Udělej to i v případě, že s těmito postavami neplánujete hrát další dobrodružství – </text:span><text:span text:style-name="T150">ocenit nalezené poklady je důležité, </text:span><text:span text:style-name="T180">jsou to v podstatě vítězné body</text:span><text:span text:style-name="T150">.</text:span></text:p>
            </text:list-item>
          </text:list>
        </text:list-item>
        <text:list-item>
          <text:p text:style-name="P747"><text:span text:style-name="T107">Pokud plánujete se stejnými postavami pokračovat do dalších dobrodružství, můžete rovnou </text:span><text:span text:style-name="T151">odehrát</text:span><text:span text:style-name="T107"> i nákupy</text:span><text:span text:style-name="T4"> (viz </text:span><text:span text:style-name="T119">Cen</text:span><text:span text:style-name="T127">a pokladů</text:span><text:span text:style-name="T4">).</text:span></text:p>
        </text:list-item>
      </text:list>
      <text:h text:style-name="P762" text:outline-level="2"><text:bookmark-start text:name="__RefHeading___Toc5831_1424409582"/>Cena pokladů<text:bookmark-end text:name="__RefHeading___Toc5831_1424409582"/></text:h>
      <text:p text:style-name="P118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38">cenu určíš hodem šestistěnnou kostkou</text:span>.<text:line-break/><text:tab/><text:span text:style-name="T182">Když</text:span><text:span text:style-name="T760"> budou cht</text:span><text:span text:style-name="T181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54"><text:span text:style-name="T1015">Magické p</text:span>ředměty <text:span text:style-name="T1016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58"><text:span text:style-name="T1017">1</text:span>k6 st</text:p>
          </table:table-cell>
          <table:table-cell table:style-name="Tabulka1.A2" office:value-type="string">
            <text:p text:style-name="P158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58"><text:span text:style-name="T1017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58"><text:span text:style-name="T1017">1</text:span>k6 st</text:p>
          </table:table-cell>
          <table:table-cell table:style-name="Tabulka1.A2" office:value-type="string">
            <text:p text:style-name="P158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58"><text:span text:style-name="T1017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58"><text:span text:style-name="T1017">1</text:span>k6 st</text:p>
          </table:table-cell>
          <table:table-cell table:style-name="Tabulka1.A2" office:value-type="string">
            <text:p text:style-name="P158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58"><text:span text:style-name="T1017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58"><text:span text:style-name="T1017">1</text:span>k6 zl</text:p>
          </table:table-cell>
          <table:table-cell table:style-name="Tabulka1.A2" office:value-type="string">
            <text:p text:style-name="P158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58"><text:span text:style-name="T1017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58"><text:span text:style-name="T1017">1</text:span>k6 zl</text:p>
          </table:table-cell>
          <table:table-cell table:style-name="Tabulka1.A6" office:value-type="string">
            <text:p text:style-name="P158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58"><text:span text:style-name="T1017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56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95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93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91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lano (5 metrů)</text:p>
          </table:table-cell>
          <table:table-cell table:style-name="Table1.A2" office:value-type="string">
            <text:p text:style-name="P180">2 st</text:p>
          </table:table-cell>
        </table:table-row>
        <table:table-row>
          <table:table-cell table:style-name="Table1.A2" office:value-type="string">
            <text:p text:style-name="Table_20_Contents"><text:span text:style-name="T546">dřevěná krabička s hnědým práškem </text:span><text:span text:style-name="T547">(2 st za krabičku, 4 st za každou dávku prášku)</text:span></text:p>
          </table:table-cell>
          <table:table-cell table:style-name="Table1.A2" office:value-type="string">
            <text:p text:style-name="P157"><text:span text:style-name="T1020">4,</text:span><text:span text:style-name="T759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99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200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lucerna na svíci</text:p>
          </table:table-cell>
          <table:table-cell table:style-name="Table1.A2" office:value-type="string">
            <text:p text:style-name="P184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92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90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88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náhrdelník z polodrahokamů</text:p>
          </table:table-cell>
          <table:table-cell table:style-name="Table1.A2" office:value-type="string">
            <text:p text:style-name="P178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94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náušnice s perlou</text:p>
          </table:table-cell>
          <table:table-cell table:style-name="Table1.A2" office:value-type="string">
            <text:p text:style-name="P183"><text:span text:style-name="T1022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87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201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89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202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85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průbojník</text:p>
          </table:table-cell>
          <table:table-cell table:style-name="Table1.A2" office:value-type="string">
            <text:p text:style-name="P181"><text:span text:style-name="T1021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200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86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9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96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9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85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9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2">velká čtvercová mince</text:p>
          </table:table-cell>
          <table:table-cell table:style-name="Table1.A2" office:value-type="string">
            <text:p text:style-name="P179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98"><text:span text:style-name="T1023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82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97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52"/>
          </table:table-cell>
          <table:table-cell table:style-name="Table1.A17" office:value-type="string">
            <text:p text:style-name="P157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55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74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71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61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70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73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76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68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70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68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60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70"><text:span text:style-name="T758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67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63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71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72"><text:span text:style-name="T758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60"><text:span text:style-name="T758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75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62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62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65"><text:span text:style-name="T1019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77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69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6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69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6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1">vlčí mor <text:span text:style-name="T1018">(1 dávka)</text:span></text:p>
          </table:table-cell>
          <table:table-cell table:style-name="Table2.A2" office:value-type="string">
            <text:p text:style-name="P159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64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60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60"><text:span text:style-name="T758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71"><text:span text:style-name="T758">2</text:span> st</text:p>
          </table:table-cell>
        </table:table-row>
      </table:table>
      <text:p text:style-name="P151"/>
      <text:p text:style-name="P153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3</text:page-number></text:p>
      </style:header>
      <style:header-left>
        <text:p text:style-name="Header_20_left"/>
      </style:header-left>
      <style:footer>
        <text:p text:style-name="MP2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27T13:47:58.240000000</dc:date>
    <meta:print-date>2113-01-01T00:00:00</meta:print-date>
    <meta:editing-cycles>13352</meta:editing-cycles>
    <meta:editing-duration>P37DT19H25M32S</meta:editing-duration>
    <meta:generator>LibreOffice/5.4.2.2$Windows_X86_64 LibreOffice_project/22b09f6418e8c2d508a9eaf86b2399209b0990f4</meta:generator>
    <dc:creator>York </dc:creator>
    <meta:document-statistic meta:table-count="3" meta:image-count="0" meta:object-count="0" meta:page-count="73" meta:paragraph-count="1080" meta:word-count="10911" meta:character-count="61785" meta:non-whitespace-character-count="52528"/>
  </office:meta>
</office:document-meta>
</file>